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Source Sans Pro" svg:font-family="'Source Sans Pro', Helvetic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4082" officeooo:paragraph-rsid="001f4082" style:font-weight-asian="bold" style:font-weight-complex="bold"/>
    </style:style>
    <style:style style:name="P2" style:family="paragraph" style:parent-style-name="Standard">
      <style:text-properties fo:font-weight="bold" officeooo:rsid="001f4082" officeooo:paragraph-rsid="00222fab" style:font-weight-asian="bold" style:font-weight-complex="bold"/>
    </style:style>
    <style:style style:name="P3" style:family="paragraph" style:parent-style-name="Standard">
      <style:text-properties fo:font-weight="bold" officeooo:rsid="001f4082" officeooo:paragraph-rsid="0027411d" style:font-weight-asian="bold" style:font-weight-complex="bold"/>
    </style:style>
    <style:style style:name="P4" style:family="paragraph" style:parent-style-name="Standard">
      <style:text-properties fo:font-weight="bold" officeooo:rsid="001fdd22" officeooo:paragraph-rsid="001fdd22" style:font-weight-asian="bold" style:font-weight-complex="bold"/>
    </style:style>
    <style:style style:name="P5" style:family="paragraph" style:parent-style-name="Standard">
      <style:text-properties fo:font-weight="bold" officeooo:rsid="0027411d" officeooo:paragraph-rsid="0027411d" style:font-weight-asian="bold" style:font-weight-complex="bold"/>
    </style:style>
    <style:style style:name="P6" style:family="paragraph" style:parent-style-name="Standard">
      <style:text-properties fo:font-weight="bold" officeooo:rsid="002e8350" officeooo:paragraph-rsid="002e8350" style:font-weight-asian="bold" style:font-weight-complex="bold"/>
    </style:style>
    <style:style style:name="P7" style:family="paragraph" style:parent-style-name="Standard">
      <style:text-properties fo:font-weight="bold" officeooo:rsid="0042fd99" officeooo:paragraph-rsid="0042fd99" style:font-weight-asian="bold" style:font-weight-complex="bold"/>
    </style:style>
    <style:style style:name="P8" style:family="paragraph" style:parent-style-name="Standard">
      <style:text-properties fo:font-weight="normal" officeooo:rsid="001f4082" officeooo:paragraph-rsid="001f4082" style:font-weight-asian="normal" style:font-weight-complex="normal"/>
    </style:style>
    <style:style style:name="P9" style:family="paragraph" style:parent-style-name="Standard">
      <style:text-properties fo:font-weight="normal" officeooo:rsid="001f4082" officeooo:paragraph-rsid="00222fab" style:font-weight-asian="normal" style:font-weight-complex="normal"/>
    </style:style>
    <style:style style:name="P10" style:family="paragraph" style:parent-style-name="Standard">
      <style:text-properties fo:font-weight="normal" officeooo:rsid="001f5ff1" officeooo:paragraph-rsid="001f5ff1" style:font-weight-asian="normal" style:font-weight-complex="normal"/>
    </style:style>
    <style:style style:name="P11" style:family="paragraph" style:parent-style-name="Standard">
      <style:text-properties fo:font-weight="normal" officeooo:rsid="001fdd22" officeooo:paragraph-rsid="001fdd22" style:font-weight-asian="normal" style:font-weight-complex="normal"/>
    </style:style>
    <style:style style:name="P12" style:family="paragraph" style:parent-style-name="Standard">
      <style:text-properties fo:font-weight="normal" officeooo:rsid="001fea8a" officeooo:paragraph-rsid="001fea8a" style:font-weight-asian="normal" style:font-weight-complex="normal"/>
    </style:style>
    <style:style style:name="P13" style:family="paragraph" style:parent-style-name="Standard">
      <style:text-properties fo:font-weight="normal" officeooo:rsid="0020016d" officeooo:paragraph-rsid="0020016d" style:font-weight-asian="normal" style:font-weight-complex="normal"/>
    </style:style>
    <style:style style:name="P14" style:family="paragraph" style:parent-style-name="Standard">
      <style:text-properties fo:font-weight="normal" officeooo:rsid="00205140" officeooo:paragraph-rsid="00205140" style:font-weight-asian="normal" style:font-weight-complex="normal"/>
    </style:style>
    <style:style style:name="P15" style:family="paragraph" style:parent-style-name="Standard">
      <style:text-properties fo:font-weight="normal" officeooo:rsid="002224e8" officeooo:paragraph-rsid="002224e8" style:font-weight-asian="normal" style:font-weight-complex="normal"/>
    </style:style>
    <style:style style:name="P16" style:family="paragraph" style:parent-style-name="Standard">
      <style:text-properties fo:font-weight="normal" officeooo:rsid="00222fab" officeooo:paragraph-rsid="00222fab" style:font-weight-asian="normal" style:font-weight-complex="normal"/>
    </style:style>
    <style:style style:name="P17" style:family="paragraph" style:parent-style-name="Standard">
      <style:text-properties fo:font-weight="normal" officeooo:rsid="00232f19" officeooo:paragraph-rsid="00232f19" style:font-weight-asian="normal" style:font-weight-complex="normal"/>
    </style:style>
    <style:style style:name="P18" style:family="paragraph" style:parent-style-name="Standard">
      <style:text-properties fo:font-weight="normal" officeooo:rsid="0023de96" officeooo:paragraph-rsid="0023de96" style:font-weight-asian="normal" style:font-weight-complex="normal"/>
    </style:style>
    <style:style style:name="P19" style:family="paragraph" style:parent-style-name="Standard">
      <style:text-properties fo:font-weight="normal" officeooo:rsid="002476f3" officeooo:paragraph-rsid="002476f3" style:font-weight-asian="normal" style:font-weight-complex="normal"/>
    </style:style>
    <style:style style:name="P20" style:family="paragraph" style:parent-style-name="Standard">
      <style:text-properties fo:font-weight="normal" officeooo:rsid="00248ebf" officeooo:paragraph-rsid="00248ebf" style:font-weight-asian="normal" style:font-weight-complex="normal"/>
    </style:style>
    <style:style style:name="P21" style:family="paragraph" style:parent-style-name="Standard">
      <style:text-properties fo:font-weight="normal" officeooo:rsid="0026180f" officeooo:paragraph-rsid="0026180f" style:font-weight-asian="normal" style:font-weight-complex="normal"/>
    </style:style>
    <style:style style:name="P22" style:family="paragraph" style:parent-style-name="Standard">
      <style:text-properties fo:font-weight="normal" officeooo:rsid="0028af78" officeooo:paragraph-rsid="0028af78" style:font-weight-asian="normal" style:font-weight-complex="normal"/>
    </style:style>
    <style:style style:name="P23" style:family="paragraph" style:parent-style-name="Standard">
      <style:text-properties fo:font-weight="normal" officeooo:rsid="002b8798" officeooo:paragraph-rsid="002b8798" style:font-weight-asian="normal" style:font-weight-complex="normal"/>
    </style:style>
    <style:style style:name="P24" style:family="paragraph" style:parent-style-name="Standard">
      <style:text-properties fo:font-weight="normal" officeooo:rsid="002d4658" officeooo:paragraph-rsid="002d4658" style:font-weight-asian="normal" style:font-weight-complex="normal"/>
    </style:style>
    <style:style style:name="P25" style:family="paragraph" style:parent-style-name="Standard">
      <style:text-properties fo:font-weight="normal" officeooo:rsid="002e8350" officeooo:paragraph-rsid="002e8350" style:font-weight-asian="normal" style:font-weight-complex="normal"/>
    </style:style>
    <style:style style:name="P26" style:family="paragraph" style:parent-style-name="Standard">
      <style:text-properties fo:font-weight="normal" officeooo:rsid="00300fea" officeooo:paragraph-rsid="00300fea" style:font-weight-asian="normal" style:font-weight-complex="normal"/>
    </style:style>
    <style:style style:name="P27" style:family="paragraph" style:parent-style-name="Standard">
      <style:text-properties fo:font-weight="normal" officeooo:rsid="0031d08d" officeooo:paragraph-rsid="0031d08d" style:font-weight-asian="normal" style:font-weight-complex="normal"/>
    </style:style>
    <style:style style:name="P28" style:family="paragraph" style:parent-style-name="Standard">
      <style:text-properties fo:font-weight="normal" officeooo:rsid="0032bff8" officeooo:paragraph-rsid="0032bff8" style:font-weight-asian="normal" style:font-weight-complex="normal"/>
    </style:style>
    <style:style style:name="P29" style:family="paragraph" style:parent-style-name="Standard">
      <style:text-properties fo:font-weight="normal" officeooo:rsid="0033d144" officeooo:paragraph-rsid="0033d144" style:font-weight-asian="normal" style:font-weight-complex="normal"/>
    </style:style>
    <style:style style:name="P30" style:family="paragraph" style:parent-style-name="Standard">
      <style:text-properties fo:font-weight="normal" officeooo:rsid="00349e87" officeooo:paragraph-rsid="00349e87" style:font-weight-asian="normal" style:font-weight-complex="normal"/>
    </style:style>
    <style:style style:name="P31" style:family="paragraph" style:parent-style-name="Standard">
      <style:text-properties fo:font-weight="normal" officeooo:rsid="00368f27" officeooo:paragraph-rsid="00368f27" style:font-weight-asian="normal" style:font-weight-complex="normal"/>
    </style:style>
    <style:style style:name="P32" style:family="paragraph" style:parent-style-name="Standard">
      <style:text-properties fo:font-weight="normal" officeooo:rsid="00388ce7" officeooo:paragraph-rsid="00388ce7" style:font-weight-asian="normal" style:font-weight-complex="normal"/>
    </style:style>
    <style:style style:name="P33" style:family="paragraph" style:parent-style-name="Standard">
      <style:text-properties fo:font-weight="normal" officeooo:rsid="0038b0ce" officeooo:paragraph-rsid="0038b0ce" style:font-weight-asian="normal" style:font-weight-complex="normal"/>
    </style:style>
    <style:style style:name="P34" style:family="paragraph" style:parent-style-name="Standard">
      <style:text-properties fo:font-weight="normal" officeooo:rsid="003edca9" officeooo:paragraph-rsid="003edca9" style:font-weight-asian="normal" style:font-weight-complex="normal"/>
    </style:style>
    <style:style style:name="P35" style:family="paragraph" style:parent-style-name="Standard">
      <style:text-properties fo:font-weight="normal" officeooo:rsid="00406a0e" officeooo:paragraph-rsid="00406a0e" style:font-weight-asian="normal" style:font-weight-complex="normal"/>
    </style:style>
    <style:style style:name="P36" style:family="paragraph" style:parent-style-name="Standard">
      <style:text-properties fo:font-weight="normal" officeooo:rsid="00409484" officeooo:paragraph-rsid="00409484" style:font-weight-asian="normal" style:font-weight-complex="normal"/>
    </style:style>
    <style:style style:name="P37" style:family="paragraph" style:parent-style-name="Standard">
      <style:text-properties fo:font-weight="normal" officeooo:rsid="0041ac96" officeooo:paragraph-rsid="0041ac96" style:font-weight-asian="normal" style:font-weight-complex="normal"/>
    </style:style>
    <style:style style:name="P38" style:family="paragraph" style:parent-style-name="Standard" style:list-style-name="L1">
      <style:text-properties fo:font-weight="normal" officeooo:rsid="001fdd22" officeooo:paragraph-rsid="001fdd22" style:font-weight-asian="normal" style:font-weight-complex="normal"/>
    </style:style>
    <style:style style:name="P39" style:family="paragraph" style:parent-style-name="Standard">
      <style:text-properties fo:font-weight="normal" officeooo:rsid="0043f548" officeooo:paragraph-rsid="0043f548" style:font-weight-asian="normal" style:font-weight-complex="normal"/>
    </style:style>
    <style:style style:name="P40" style:family="paragraph" style:parent-style-name="Standard">
      <style:text-properties fo:font-weight="normal" officeooo:rsid="0044afdf" officeooo:paragraph-rsid="0044afdf" style:font-weight-asian="normal" style:font-weight-complex="normal"/>
    </style:style>
    <style:style style:name="P41" style:family="paragraph" style:parent-style-name="Standard">
      <style:text-properties fo:font-weight="normal" officeooo:rsid="004620ca" officeooo:paragraph-rsid="004620ca" style:font-weight-asian="normal" style:font-weight-complex="normal"/>
    </style:style>
    <style:style style:name="P42" style:family="paragraph" style:parent-style-name="Standard">
      <style:text-properties fo:font-weight="normal" officeooo:rsid="004683c2" officeooo:paragraph-rsid="004683c2" style:font-weight-asian="normal" style:font-weight-complex="normal"/>
    </style:style>
    <style:style style:name="P43" style:family="paragraph" style:parent-style-name="Standard">
      <style:text-properties fo:font-weight="normal" officeooo:rsid="0046894e" officeooo:paragraph-rsid="0046894e" style:font-weight-asian="normal" style:font-weight-complex="normal"/>
    </style:style>
    <style:style style:name="P44" style:family="paragraph" style:parent-style-name="Standard">
      <style:text-properties fo:font-weight="normal" officeooo:rsid="0048abe1" officeooo:paragraph-rsid="0048abe1" style:font-weight-asian="normal" style:font-weight-complex="normal"/>
    </style:style>
    <style:style style:name="P45" style:family="paragraph" style:parent-style-name="Standard">
      <style:text-properties fo:font-weight="normal" officeooo:rsid="0049110f" officeooo:paragraph-rsid="0049110f" style:font-weight-asian="normal" style:font-weight-complex="normal"/>
    </style:style>
    <style:style style:name="P46" style:family="paragraph" style:parent-style-name="Standard">
      <style:text-properties fo:font-weight="normal" officeooo:rsid="004a0ea0" officeooo:paragraph-rsid="004a0ea0" style:font-weight-asian="normal" style:font-weight-complex="normal"/>
    </style:style>
    <style:style style:name="P47" style:family="paragraph" style:parent-style-name="Standard">
      <style:text-properties fo:font-weight="normal" officeooo:rsid="004b1234" officeooo:paragraph-rsid="004b1234" style:font-weight-asian="normal" style:font-weight-complex="normal"/>
    </style:style>
    <style:style style:name="P48" style:family="paragraph" style:parent-style-name="Standard">
      <style:text-properties fo:font-weight="normal" officeooo:rsid="004bcbc2" officeooo:paragraph-rsid="004bcbc2" style:font-weight-asian="normal" style:font-weight-complex="normal"/>
    </style:style>
    <style:style style:name="P49" style:family="paragraph" style:parent-style-name="Standard">
      <style:text-properties fo:font-weight="normal" officeooo:rsid="004d3dd2" officeooo:paragraph-rsid="004d3dd2" style:font-weight-asian="normal" style:font-weight-complex="normal"/>
    </style:style>
    <style:style style:name="P50" style:family="paragraph" style:parent-style-name="Standard">
      <style:text-properties fo:font-weight="normal" officeooo:rsid="004f60f7" officeooo:paragraph-rsid="004f60f7" style:font-weight-asian="normal" style:font-weight-complex="normal"/>
    </style:style>
    <style:style style:name="P51" style:family="paragraph" style:parent-style-name="Standard">
      <style:text-properties fo:font-weight="normal" officeooo:rsid="004f9396" officeooo:paragraph-rsid="004f9396" style:font-weight-asian="normal" style:font-weight-complex="normal"/>
    </style:style>
    <style:style style:name="P52" style:family="paragraph" style:parent-style-name="Standard">
      <style:text-properties fo:font-weight="normal" officeooo:rsid="0050294f" officeooo:paragraph-rsid="0050294f" style:font-weight-asian="normal" style:font-weight-complex="normal"/>
    </style:style>
    <style:style style:name="P53" style:family="paragraph" style:parent-style-name="Standard">
      <style:text-properties fo:font-weight="normal" officeooo:rsid="005131f2" officeooo:paragraph-rsid="005131f2" style:font-weight-asian="normal" style:font-weight-complex="normal"/>
    </style:style>
    <style:style style:name="P54" style:family="paragraph" style:parent-style-name="Standard">
      <style:text-properties fo:font-weight="normal" officeooo:rsid="0052ebd3" officeooo:paragraph-rsid="0052ebd3" style:font-weight-asian="normal" style:font-weight-complex="normal"/>
    </style:style>
    <style:style style:name="P55" style:family="paragraph" style:parent-style-name="Standard">
      <style:text-properties fo:font-weight="normal" officeooo:rsid="005410d7" officeooo:paragraph-rsid="005410d7" style:font-weight-asian="normal" style:font-weight-complex="normal"/>
    </style:style>
    <style:style style:name="P56" style:family="paragraph" style:parent-style-name="Standard">
      <style:text-properties fo:font-weight="normal" officeooo:rsid="00555044" officeooo:paragraph-rsid="00555044" style:font-weight-asian="normal" style:font-weight-complex="normal"/>
    </style:style>
    <style:style style:name="P57" style:family="paragraph" style:parent-style-name="Standard">
      <style:text-properties fo:font-weight="normal" officeooo:rsid="00559122" officeooo:paragraph-rsid="00559122" style:font-weight-asian="normal" style:font-weight-complex="normal"/>
    </style:style>
    <style:style style:name="P58" style:family="paragraph" style:parent-style-name="Standard">
      <style:text-properties fo:font-weight="normal" officeooo:rsid="005931d2" officeooo:paragraph-rsid="005931d2" style:font-weight-asian="normal" style:font-weight-complex="normal"/>
    </style:style>
    <style:style style:name="P59" style:family="paragraph" style:parent-style-name="Standard">
      <style:text-properties fo:font-weight="normal" officeooo:rsid="005acc73" officeooo:paragraph-rsid="005acc73" style:font-weight-asian="normal" style:font-weight-complex="normal"/>
    </style:style>
    <style:style style:name="P60" style:family="paragraph" style:parent-style-name="Standard">
      <style:text-properties fo:font-weight="normal" officeooo:rsid="005c0b47" officeooo:paragraph-rsid="005c0b47" style:font-weight-asian="normal" style:font-weight-complex="normal"/>
    </style:style>
    <style:style style:name="P61" style:family="paragraph" style:parent-style-name="Standard">
      <style:text-properties fo:font-weight="normal" officeooo:rsid="005c900d" officeooo:paragraph-rsid="005c900d" style:font-weight-asian="normal" style:font-weight-complex="normal"/>
    </style:style>
    <style:style style:name="P62" style:family="paragraph" style:parent-style-name="Standard">
      <style:text-properties fo:font-weight="normal" officeooo:rsid="005ce556" officeooo:paragraph-rsid="005ce556" style:font-weight-asian="normal" style:font-weight-complex="normal"/>
    </style:style>
    <style:style style:name="P63" style:family="paragraph" style:parent-style-name="Standard">
      <style:text-properties fo:font-weight="normal" officeooo:rsid="005d63b5" officeooo:paragraph-rsid="005d63b5" style:font-weight-asian="normal" style:font-weight-complex="normal"/>
    </style:style>
    <style:style style:name="P64" style:family="paragraph" style:parent-style-name="Standard">
      <style:text-properties fo:font-weight="normal" officeooo:rsid="005d9d50" officeooo:paragraph-rsid="005d9d50" style:font-weight-asian="normal" style:font-weight-complex="normal"/>
    </style:style>
    <style:style style:name="P65" style:family="paragraph" style:parent-style-name="Standard">
      <style:text-properties fo:font-weight="normal" officeooo:rsid="005dad2b" officeooo:paragraph-rsid="005dad2b" style:font-weight-asian="normal" style:font-weight-complex="normal"/>
    </style:style>
    <style:style style:name="P66" style:family="paragraph" style:parent-style-name="Standard">
      <style:text-properties fo:font-weight="normal" officeooo:rsid="005e4d16" officeooo:paragraph-rsid="005e4d16" style:font-weight-asian="normal" style:font-weight-complex="normal"/>
    </style:style>
    <style:style style:name="P67" style:family="paragraph" style:parent-style-name="Standard">
      <style:text-properties fo:font-weight="normal" officeooo:rsid="005f32a0" officeooo:paragraph-rsid="005f32a0" style:font-weight-asian="normal" style:font-weight-complex="normal"/>
    </style:style>
    <style:style style:name="P68" style:family="paragraph" style:parent-style-name="Standard">
      <style:text-properties fo:font-weight="bold" officeooo:rsid="0042fd99" officeooo:paragraph-rsid="0042fd99" style:font-weight-asian="bold" style:font-weight-complex="bold"/>
    </style:style>
    <style:style style:name="P69" style:family="paragraph" style:parent-style-name="Standard">
      <style:text-properties fo:font-weight="bold" officeooo:rsid="0042fd99" officeooo:paragraph-rsid="0043f548" style:font-weight-asian="bold" style:font-weight-complex="bold"/>
    </style:style>
    <style:style style:name="P70" style:family="paragraph" style:parent-style-name="Standard">
      <style:text-properties fo:font-weight="bold" officeooo:rsid="0043f548" officeooo:paragraph-rsid="0043f548" style:font-weight-asian="bold" style:font-weight-complex="bold"/>
    </style:style>
    <style:style style:name="P71" style:family="paragraph" style:parent-style-name="Standard">
      <style:text-properties fo:font-weight="bold" officeooo:rsid="0044afdf" officeooo:paragraph-rsid="0044afdf" style:font-weight-asian="bold" style:font-weight-complex="bold"/>
    </style:style>
    <style:style style:name="P72" style:family="paragraph" style:parent-style-name="Standard">
      <style:text-properties fo:font-weight="bold" officeooo:rsid="004620ca" officeooo:paragraph-rsid="004620ca" style:font-weight-asian="bold" style:font-weight-complex="bold"/>
    </style:style>
    <style:style style:name="P73" style:family="paragraph" style:parent-style-name="Standard">
      <style:text-properties fo:font-weight="bold" officeooo:rsid="004683c2" officeooo:paragraph-rsid="004683c2" style:font-weight-asian="bold" style:font-weight-complex="bold"/>
    </style:style>
    <style:style style:name="P74" style:family="paragraph" style:parent-style-name="Standard">
      <style:text-properties fo:font-weight="bold" officeooo:rsid="00470969" officeooo:paragraph-rsid="00470969" style:font-weight-asian="bold" style:font-weight-complex="bold"/>
    </style:style>
    <style:style style:name="P75" style:family="paragraph" style:parent-style-name="Standard">
      <style:text-properties fo:font-weight="bold" officeooo:rsid="0048205f" officeooo:paragraph-rsid="0048205f" style:font-weight-asian="bold" style:font-weight-complex="bold"/>
    </style:style>
    <style:style style:name="P76" style:family="paragraph" style:parent-style-name="Standard">
      <style:text-properties fo:font-weight="bold" officeooo:rsid="0048abe1" officeooo:paragraph-rsid="0048abe1" style:font-weight-asian="bold" style:font-weight-complex="bold"/>
    </style:style>
    <style:style style:name="P77" style:family="paragraph" style:parent-style-name="Standard">
      <style:text-properties fo:font-weight="bold" officeooo:rsid="0049110f" officeooo:paragraph-rsid="0049110f" style:font-weight-asian="bold" style:font-weight-complex="bold"/>
    </style:style>
    <style:style style:name="P78" style:family="paragraph" style:parent-style-name="Standard">
      <style:text-properties fo:font-weight="bold" officeooo:rsid="004a0ea0" officeooo:paragraph-rsid="004a0ea0" style:font-weight-asian="bold" style:font-weight-complex="bold"/>
    </style:style>
    <style:style style:name="P79" style:family="paragraph" style:parent-style-name="Standard">
      <style:text-properties fo:font-weight="bold" officeooo:rsid="004b1234" officeooo:paragraph-rsid="004b1234" style:font-weight-asian="bold" style:font-weight-complex="bold"/>
    </style:style>
    <style:style style:name="P80" style:family="paragraph" style:parent-style-name="Standard">
      <style:text-properties fo:font-weight="bold" officeooo:rsid="004bcbc2" officeooo:paragraph-rsid="004bcbc2" style:font-weight-asian="bold" style:font-weight-complex="bold"/>
    </style:style>
    <style:style style:name="P81" style:family="paragraph" style:parent-style-name="Standard">
      <style:text-properties fo:font-weight="bold" officeooo:rsid="004d3dd2" officeooo:paragraph-rsid="004d3dd2" style:font-weight-asian="bold" style:font-weight-complex="bold"/>
    </style:style>
    <style:style style:name="P82" style:family="paragraph" style:parent-style-name="Standard">
      <style:text-properties fo:font-weight="bold" officeooo:rsid="004d3dd2" officeooo:paragraph-rsid="004bcbc2" style:font-weight-asian="bold" style:font-weight-complex="bold"/>
    </style:style>
    <style:style style:name="P83" style:family="paragraph" style:parent-style-name="Standard">
      <style:text-properties fo:font-weight="bold" officeooo:rsid="004f210c" officeooo:paragraph-rsid="004f210c" style:font-weight-asian="bold" style:font-weight-complex="bold"/>
    </style:style>
    <style:style style:name="P84" style:family="paragraph" style:parent-style-name="Standard">
      <style:text-properties fo:font-weight="bold" officeooo:rsid="004f210c" officeooo:paragraph-rsid="004f9396" style:font-weight-asian="bold" style:font-weight-complex="bold"/>
    </style:style>
    <style:style style:name="P85" style:family="paragraph" style:parent-style-name="Standard">
      <style:text-properties fo:font-weight="bold" officeooo:rsid="004f9396" officeooo:paragraph-rsid="004f9396" style:font-weight-asian="bold" style:font-weight-complex="bold"/>
    </style:style>
    <style:style style:name="P86" style:family="paragraph" style:parent-style-name="Standard">
      <style:text-properties fo:font-weight="bold" officeooo:rsid="0050294f" officeooo:paragraph-rsid="0050294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fea8a"/>
    </style:style>
    <style:style style:name="T3" style:family="text">
      <style:text-properties fo:font-variant="normal" fo:text-transform="none" fo:color="#121213" style:font-name="Source Sans Pro" fo:font-size="12pt" fo:letter-spacing="normal" fo:font-style="normal" fo:font-weight="normal"/>
    </style:style>
    <style:style style:name="T4" style:family="text">
      <style:text-properties officeooo:rsid="00222fab"/>
    </style:style>
    <style:style style:name="T5" style:family="text">
      <style:text-properties officeooo:rsid="002476f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f9396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# Basic programming exercises ###</text:p>
      <text:p text:style-name="P1">* Write a C program to perform input/output of all basic data types.</text:p>
      <text:p text:style-name="P11">Source code :</text:p>
      <text:p text:style-name="P11">#include &lt;stdio.h&gt;</text:p>
      <text:p text:style-name="P11">#include &lt;conio.h&gt;</text:p>
      <text:p text:style-name="P11">void main()</text:p>
      <text:p text:style-name="P11">{</text:p>
      <text:p text:style-name="P11"><text:s text:c="4"/>/*</text:p>
      <text:p text:style-name="P11"><text:s text:c="5"/>* Declare all primitive and derived types</text:p>
      <text:p text:style-name="P11"><text:s text:c="5"/>*/</text:p>
      <text:p text:style-name="P11"><text:s text:c="4"/>char charVal;</text:p>
      <text:p text:style-name="P11"><text:s text:c="4"/>unsigned char uCharVal;</text:p>
      <text:p text:style-name="P11"><text:s text:c="4"/></text:p>
      <text:p text:style-name="P11"><text:s text:c="4"/>short shortVal;</text:p>
      <text:p text:style-name="P11"><text:s text:c="4"/>unsigned short uShortVal;</text:p>
      <text:p text:style-name="P11"><text:s text:c="4"/></text:p>
      <text:p text:style-name="P11"><text:s text:c="4"/>int intVal;</text:p>
      <text:p text:style-name="P11"><text:s text:c="4"/>unsigned int uIntVal;</text:p>
      <text:p text:style-name="P11"><text:s text:c="4"/></text:p>
      <text:p text:style-name="P11"><text:s text:c="4"/>long longVal;</text:p>
      <text:p text:style-name="P11"><text:s text:c="4"/>unsigned long uLongVal;</text:p>
      <text:p text:style-name="P11"><text:s text:c="4"/></text:p>
      <text:p text:style-name="P11"><text:s text:c="4"/>long long longLongVal;</text:p>
      <text:p text:style-name="P11"><text:s text:c="4"/>unsigned long long uLongLongVal;</text:p>
      <text:p text:style-name="P11"><text:s text:c="4"/></text:p>
      <text:p text:style-name="P11"><text:s text:c="4"/>float floatVal;</text:p>
      <text:p text:style-name="P11"><text:s text:c="4"/>double doubleVal;</text:p>
      <text:p text:style-name="P11"><text:s text:c="4"/>long double longDoubleVal; <text:s text:c="3"/></text:p>
      <text:p text:style-name="P11"><text:s text:c="4"/>/*</text:p>
      <text:p text:style-name="P11"><text:s text:c="5"/>* Read input in each type</text:p>
      <text:p text:style-name="P11"><text:s text:c="5"/>*/</text:p>
      <text:p text:style-name="P11"><text:s text:c="4"/>printf("Enter a character: ");</text:p>
      <text:p text:style-name="P11"><text:s text:c="4"/>charVal = getchar();</text:p>
      <text:p text:style-name="P11"><text:s text:c="4"/>getchar(); // &lt;-- Dummy getchar() to capture enter <text:s text:c="3"/></text:p>
      <text:p text:style-name="P11"><text:s text:c="4"/>printf("Enter another character: ");</text:p>
      <text:p text:style-name="P11"><text:s text:c="4"/>uCharVal = getchar();</text:p>
      <text:p text:style-name="P11"><text:s text:c="4"/>getchar(); // &lt;-- Dummy getchar() to capture enter <text:s text:c="3"/></text:p>
      <text:p text:style-name="P11"><text:s text:c="4"/>printf("Enter a signed short value: ");</text:p>
      <text:p text:style-name="P11"><text:s text:c="4"/>scanf("%hi", &amp;shortVal); <text:s text:c="3"/></text:p>
      <text:p text:style-name="P11"><text:s text:c="4"/>printf("Enter an unsigned short value: ");</text:p>
      <text:p text:style-name="P11"><text:s text:c="4"/>scanf("%hu", &amp;uShortVal); <text:s text:c="3"/></text:p>
      <text:p text:style-name="P11"><text:s text:c="4"/>printf("Enter an signed integer value: ");</text:p>
      <text:p text:style-name="P11"><text:s text:c="4"/>scanf("%d", &amp;intVal); <text:s text:c="3"/></text:p>
      <text:p text:style-name="P11"><text:s text:c="4"/>printf("Enter an unsigned integer value: ");</text:p>
      <text:p text:style-name="P11"><text:s text:c="4"/>scanf("%lu", &amp;uIntVal); <text:s text:c="3"/></text:p>
      <text:p text:style-name="P11"><text:s text:c="4"/>printf("Enter a signed long value: ");</text:p>
      <text:p text:style-name="P11"><text:s text:c="4"/>scanf("%ld", &amp;longVal);</text:p>
      <text:p text:style-name="P11"><text:s text:c="4"/>printf("Enter an unsigned long value: ");</text:p>
      <text:p text:style-name="P11"><text:s text:c="4"/>scanf("%lu", &amp;uLongVal); <text:s text:c="3"/></text:p>
      <text:p text:style-name="P11"><text:s text:c="4"/>printf("Enter a signed long long value: ");</text:p>
      <text:p text:style-name="P11"><text:s text:c="4"/>scanf("%lld", &amp;longLongVal); <text:s text:c="3"/></text:p>
      <text:p text:style-name="P11"><text:s text:c="4"/>printf("Enter an unsigned long long value: ");</text:p>
      <text:p text:style-name="P11"><text:soft-page-break/><text:s text:c="4"/>scanf("%llu", &amp;uLongLongVal); <text:s text:c="3"/></text:p>
      <text:p text:style-name="P11"><text:s text:c="4"/>printf("Enter a float value: ");</text:p>
      <text:p text:style-name="P11"><text:s text:c="4"/>scanf("%f", &amp;floatVal); <text:s text:c="3"/></text:p>
      <text:p text:style-name="P11"><text:s text:c="4"/>printf("Enter a double value: ");</text:p>
      <text:p text:style-name="P11"><text:s text:c="4"/>scanf("%lf", &amp;doubleVal); <text:s text:c="3"/></text:p>
      <text:p text:style-name="P11"><text:s text:c="4"/>printf("Enter a long double value: ");</text:p>
      <text:p text:style-name="P11"><text:s text:c="4"/>scanf("%Lf", &amp;longDoubleVal); <text:s text:c="3"/></text:p>
      <text:p text:style-name="P11"><text:s text:c="4"/></text:p>
      <text:p text:style-name="P11"><text:s text:c="4"/>/*</text:p>
      <text:p text:style-name="P11"><text:s text:c="5"/>* Print the value of all variable</text:p>
      <text:p text:style-name="P11"><text:s text:c="5"/>*/</text:p>
      <text:p text:style-name="P11"><text:s text:c="4"/>printf("\nYou entered character: '%c' \n", charVal);</text:p>
      <text:p text:style-name="P11"><text:s text:c="4"/>printf("You entered unsigned character: '%c' \n\n", uCharVal);</text:p>
      <text:p text:style-name="P11"><text:s text:c="4"/></text:p>
      <text:p text:style-name="P11"><text:s text:c="4"/>printf("You entered signed short: %hi \n", shortVal);</text:p>
      <text:p text:style-name="P11"><text:s text:c="4"/>printf("You entered unsigned short: %hu \n\n", uShortVal);</text:p>
      <text:p text:style-name="P11"><text:s text:c="4"/></text:p>
      <text:p text:style-name="P11"><text:s text:c="4"/>printf("You entered signed int: %d \n", intVal);</text:p>
      <text:p text:style-name="P11"><text:s text:c="4"/>printf("You entered unsigned int: %lu \n\n", uIntVal);</text:p>
      <text:p text:style-name="P11"><text:s text:c="4"/></text:p>
      <text:p text:style-name="P11"><text:s text:c="4"/>printf("You entered signed long: %ld \n", longVal);</text:p>
      <text:p text:style-name="P11"><text:s text:c="4"/>printf("You entered unsigned long: %lu \n\n", uLongVal);</text:p>
      <text:p text:style-name="P11"><text:s text:c="4"/></text:p>
      <text:p text:style-name="P11"><text:s text:c="4"/>printf("You entered signed long long: %lld \n", longLongVal);</text:p>
      <text:p text:style-name="P11"><text:s text:c="4"/>printf("You entered unsigned long long: %llu \n\n", uLongLongVal);</text:p>
      <text:p text:style-name="P11"><text:s text:c="4"/></text:p>
      <text:p text:style-name="P11"><text:s text:c="4"/>printf("You entered float: %f \n", floatVal);</text:p>
      <text:p text:style-name="P11"><text:s text:c="4"/>printf("You entered double: %lf \n", doubleVal);</text:p>
      <text:p text:style-name="P11"><text:s text:c="4"/>printf("You entered long double: %Lf \n", longDoubleVal);</text:p>
      <text:p text:style-name="P11"><text:s text:c="4"/>getch();</text:p>
      <text:p text:style-name="P11">}</text:p>
      <text:p text:style-name="P11"/>
      <text:p text:style-name="P4">Note:</text:p>
      <text:list xml:id="list3158111626434665840" text:style-name="L1">
        <text:list-item>
          <text:p text:style-name="P38">\n is an escape sequence character used to print new line (move to next line).</text:p>
        </text:list-item>
        <text:list-item>
          <text:p text:style-name="P38">The getchar() function reads single character and stores to some character variable. During a character input suppose we input C and then enter which is also considered as a character. Internally, getchar() reads and stores C character to charVal and tries to store the enter character to uCharVal. This is because I have used an extra getchar() to eliminate the enter character.</text:p>
        </text:list-item>
      </text:list>
      <text:p text:style-name="P11"/>
      <text:p text:style-name="P1">* Write a C program to enter two numbers and find their sum.</text:p>
      <text:p text:style-name="P11">Source Code :</text:p>
      <text:p text:style-name="P11">#include &lt;stdio.h&gt;</text:p>
      <text:p text:style-name="P11">#include &lt;conio.h&gt;</text:p>
      <text:p text:style-name="P11">void main()</text:p>
      <text:p text:style-name="P11">{</text:p>
      <text:p text:style-name="P11"><text:s text:c="4"/>int num1, num2, sum;</text:p>
      <text:p text:style-name="P11"><text:s text:c="4"/>/*</text:p>
      <text:p text:style-name="P11"><text:s text:c="5"/>* Input two numbers from user</text:p>
      <text:p text:style-name="P11"><text:s text:c="5"/>*/</text:p>
      <text:p text:style-name="P11"><text:s text:c="4"/>printf("Enter any two numbers : ");</text:p>
      <text:p text:style-name="P11"><text:s text:c="4"/>scanf("%d%d", &amp;num1, &amp;num2);</text:p>
      <text:p text:style-name="P11"><text:soft-page-break/><text:s text:c="4"/>sum = num1 + num2;</text:p>
      <text:p text:style-name="P11"><text:s text:c="4"/>/* Prints the sum of two numbers */</text:p>
      <text:p text:style-name="P11"><text:s text:c="4"/>printf("Sum of %d and %d = %d\n", num1, num2, sum);</text:p>
      <text:p text:style-name="P11"><text:s text:c="4"/>getch();</text:p>
      <text:p text:style-name="P11">}</text:p>
      <text:p text:style-name="P11"/>
      <text:p text:style-name="P11"/>
      <text:p text:style-name="P1">* Write a C program to enter two numbers and perform all arithmetic operations.</text:p>
      <text:p text:style-name="P11">Source Code :</text:p>
      <text:p text:style-name="P11">#include &lt;stdio.h&gt;</text:p>
      <text:p text:style-name="P11">#include &lt;conio.h&gt;</text:p>
      <text:p text:style-name="P11">void main()</text:p>
      <text:p text:style-name="P11">{</text:p>
      <text:p text:style-name="P11"><text:s text:c="4"/>int num1, num2;</text:p>
      <text:p text:style-name="P11"><text:s text:c="4"/>int sum, sub, mult, mod;</text:p>
      <text:p text:style-name="P11"><text:s text:c="4"/>float div;</text:p>
      <text:p text:style-name="P11"><text:s text:c="4"/>/*</text:p>
      <text:p text:style-name="P11"><text:s text:c="5"/>* Input two numbers from user</text:p>
      <text:p text:style-name="P11"><text:s text:c="5"/>*/</text:p>
      <text:p text:style-name="P11"><text:s text:c="4"/>printf("Enter any two numbers: ");</text:p>
      <text:p text:style-name="P11"><text:s text:c="4"/>scanf("%d%d", &amp;num1, &amp;num2);</text:p>
      <text:p text:style-name="P11"><text:s text:c="4"/>/*</text:p>
      <text:p text:style-name="P11"><text:s text:c="5"/>* Perform all arithmetic operations</text:p>
      <text:p text:style-name="P11"><text:s text:c="5"/>*/ </text:p>
      <text:p text:style-name="P11"><text:s text:c="4"/>sum = num1 + num2;</text:p>
      <text:p text:style-name="P11"><text:s text:c="4"/>sub = num1 - num2;</text:p>
      <text:p text:style-name="P11"><text:s text:c="4"/>mult = num1 * num2;</text:p>
      <text:p text:style-name="P11"><text:s text:c="4"/>div = (float)num1 / num2;</text:p>
      <text:p text:style-name="P11"><text:s text:c="4"/>mod = num1 % num2;</text:p>
      <text:p text:style-name="P11"><text:s text:c="4"/>/*</text:p>
      <text:p text:style-name="P11"><text:s text:c="5"/>* Print result of all arithmetic operations</text:p>
      <text:p text:style-name="P11"><text:s text:c="5"/>*/</text:p>
      <text:p text:style-name="P11"><text:s text:c="4"/>printf("SUM = %d\n", sum);</text:p>
      <text:p text:style-name="P11"><text:s text:c="4"/>printf("DIFFERENCE = %d\n", sub);</text:p>
      <text:p text:style-name="P11"><text:s text:c="4"/>printf("PRODUCT = %d\n", mult);</text:p>
      <text:p text:style-name="P11"><text:s text:c="4"/>printf("QUOTIENT = %f\n", div);</text:p>
      <text:p text:style-name="P11"><text:s text:c="4"/>printf("MODULUS = %d", mod);</text:p>
      <text:p text:style-name="P11"><text:s text:c="4"/>getch();</text:p>
      <text:p text:style-name="P11">}</text:p>
      <text:p text:style-name="P11"/>
      <text:p text:style-name="P1">* Write a C program to enter length and breadth of a rectangle and find its perimeter.</text:p>
      <text:p text:style-name="P11">Source Code :</text:p>
      <text:p text:style-name="P11">#include &lt;stdio.h&gt;</text:p>
      <text:p text:style-name="P11">#include &lt;conio.h&gt;</text:p>
      <text:p text:style-name="P11">void main()</text:p>
      <text:p text:style-name="P11">{</text:p>
      <text:p text:style-name="P11"><text:s text:c="4"/>float length, width, perimeter;</text:p>
      <text:p text:style-name="P11"><text:s text:c="4"/>/*</text:p>
      <text:p text:style-name="P11"><text:s text:c="5"/>* Input length and width of rectangle from user</text:p>
      <text:p text:style-name="P11"><text:s text:c="5"/>*/</text:p>
      <text:p text:style-name="P11"><text:s text:c="4"/>printf("Enter length of the rectangle: ");</text:p>
      <text:p text:style-name="P11"><text:s text:c="4"/>scanf("%f", &amp;length);</text:p>
      <text:p text:style-name="P11"><text:soft-page-break/><text:s text:c="4"/>printf("Enter width of the rectangle: ");</text:p>
      <text:p text:style-name="P11"><text:s text:c="4"/>scanf("%f", &amp;width);</text:p>
      <text:p text:style-name="P11"><text:s text:c="4"/>/* Calculate perimeter of rectangle */</text:p>
      <text:p text:style-name="P11"><text:s text:c="4"/>perimeter = 2 * (length + width);</text:p>
      <text:p text:style-name="P11"><text:s text:c="4"/>/* Print perimeter of rectangle */</text:p>
      <text:p text:style-name="P11"><text:s text:c="4"/>printf("Perimeter of rectangle = %f units ", perimeter);</text:p>
      <text:p text:style-name="P11"><text:s text:c="4"/>getch();</text:p>
      <text:p text:style-name="P11">}</text:p>
      <text:p text:style-name="P11"/>
      <text:p text:style-name="P1">* Write a C program to enter length and breadth of a rectangle and find its area.</text:p>
      <text:p text:style-name="P11">Source Code :</text:p>
      <text:p text:style-name="P11">#include &lt;stdio.h&gt;</text:p>
      <text:p text:style-name="P11">#include &lt;conio.h&gt;</text:p>
      <text:p text:style-name="P11">void main()</text:p>
      <text:p text:style-name="P11">{</text:p>
      <text:p text:style-name="P11"><text:s text:c="4"/>float length, width, area;</text:p>
      <text:p text:style-name="P11"><text:s text:c="4"/>/*</text:p>
      <text:p text:style-name="P11"><text:s text:c="5"/>* Input length and width of rectangle</text:p>
      <text:p text:style-name="P11"><text:s text:c="5"/>*/</text:p>
      <text:p text:style-name="P11"><text:s text:c="4"/>printf("Enter length of rectangle: ");</text:p>
      <text:p text:style-name="P11"><text:s text:c="4"/>scanf("%f", &amp;length);</text:p>
      <text:p text:style-name="P11"><text:s text:c="4"/>printf("Enter width of rectangle: ");</text:p>
      <text:p text:style-name="P11"><text:s text:c="4"/>scanf("%d", &amp;width);</text:p>
      <text:p text:style-name="P11"/>
      <text:p text:style-name="P11"><text:s text:c="4"/>/* Calculate area of rectangle */</text:p>
      <text:p text:style-name="P11"><text:s text:c="4"/>area = length * width;</text:p>
      <text:p text:style-name="P11"><text:s text:c="4"/>/* Print area of rectangle */</text:p>
      <text:p text:style-name="P11"><text:s text:c="4"/>printf("Area of rectangle = %f sq. units ", area); <text:s text:c="3"/></text:p>
      <text:p text:style-name="P11"><text:s text:c="4"/>getch();</text:p>
      <text:p text:style-name="P11">}</text:p>
      <text:p text:style-name="P11"/>
      <text:p text:style-name="P1">* Write a C program to enter radius of a circle and find its diameter, circumference and area.</text:p>
      <text:p text:style-name="P11">Source Code :</text:p>
      <text:p text:style-name="P11">#include &lt;stdio.h&gt;</text:p>
      <text:p text:style-name="P11">#include &lt;conio.h&gt;</text:p>
      <text:p text:style-name="P11">void main()</text:p>
      <text:p text:style-name="P11">{</text:p>
      <text:p text:style-name="P11"><text:s text:c="4"/>float radius, diameter, circumference, area;</text:p>
      <text:p text:style-name="P11"><text:s text:c="4"/>/*</text:p>
      <text:p text:style-name="P11"><text:s text:c="5"/>* Input radius of circle from user</text:p>
      <text:p text:style-name="P11"><text:s text:c="5"/>*/</text:p>
      <text:p text:style-name="P11"><text:s text:c="4"/>printf("Enter radius of circle: ");</text:p>
      <text:p text:style-name="P11"><text:s text:c="4"/>scanf("%f", &amp;radius);</text:p>
      <text:p text:style-name="P11"><text:s text:c="4"/>/*</text:p>
      <text:p text:style-name="P11"><text:s text:c="5"/>* Calculate diameter, circumference and area</text:p>
      <text:p text:style-name="P11"><text:s text:c="5"/>*/</text:p>
      <text:p text:style-name="P11"><text:s text:c="4"/>diameter = 2 * radius;</text:p>
      <text:p text:style-name="P11"><text:s text:c="4"/>circumference = 2 * 3.14 * radius;</text:p>
      <text:p text:style-name="P11"><text:s text:c="4"/>area = 3.14 * (radius * radius);</text:p>
      <text:p text:style-name="P11"><text:s text:c="4"/>/*</text:p>
      <text:p text:style-name="P11"><text:s text:c="5"/>* Print all results</text:p>
      <text:p text:style-name="P11"><text:s text:c="5"/>*/</text:p>
      <text:p text:style-name="P11"><text:soft-page-break/><text:s text:c="4"/>printf("Diameter of circle = %.2f units \n", diameter);</text:p>
      <text:p text:style-name="P11"><text:s text:c="4"/>printf("Circumference of circle = %.2f units \n", circumference);</text:p>
      <text:p text:style-name="P11"><text:s text:c="4"/>printf("Area of circle = %.2f sq. units ", area); <text:s/></text:p>
      <text:p text:style-name="P11"><text:s text:c="4"/>getch();</text:p>
      <text:p text:style-name="P11">}</text:p>
      <text:p text:style-name="P11"/>
      <text:p text:style-name="P1">* Write a C program to enter length in centimeter and convert it into meter and kilometer.</text:p>
      <text:p text:style-name="P11">Source Code :</text:p>
      <text:p text:style-name="P11">#include &lt;stdio.h&gt;</text:p>
      <text:p text:style-name="P11">#include &lt;conio.h&gt;</text:p>
      <text:p text:style-name="P11">void main()</text:p>
      <text:p text:style-name="P11">{</text:p>
      <text:p text:style-name="P11"><text:s text:c="4"/>float cm, meter, km;</text:p>
      <text:p text:style-name="P11"><text:s text:c="4"/>/* Input length in centimeter from user */</text:p>
      <text:p text:style-name="P11"><text:s text:c="4"/>printf("Enter length in centimeter: ");</text:p>
      <text:p text:style-name="P11"><text:s text:c="4"/>scanf("%f", &amp;cm);</text:p>
      <text:p text:style-name="P11"><text:s text:c="4"/>/* Convert centimeter into meter and kilometer */</text:p>
      <text:p text:style-name="P11"><text:s text:c="4"/>meter = cm / 100.0;</text:p>
      <text:p text:style-name="P11"><text:s text:c="4"/>km <text:s text:c="3"/>= cm / 100000.0;</text:p>
      <text:p text:style-name="P11"><text:s text:c="4"/>printf("Length in Meter = %.2f m \n", meter);</text:p>
      <text:p text:style-name="P11"><text:s text:c="4"/>printf("Length in Kilometer = %.2f km", km);</text:p>
      <text:p text:style-name="P11"><text:s text:c="4"/>getch();</text:p>
      <text:p text:style-name="P11">}</text:p>
      <text:p text:style-name="P11"/>
      <text:p text:style-name="P1">* Write a C program to enter temperature in Celsius and convert it into Fahrenheit.</text:p>
      <text:p text:style-name="P11">Source Code :</text:p>
      <text:p text:style-name="P11">#include &lt;stdio.h&gt;</text:p>
      <text:p text:style-name="P11">#include &lt;conio.h&gt;</text:p>
      <text:p text:style-name="P11">void main()</text:p>
      <text:p text:style-name="P11">{</text:p>
      <text:p text:style-name="P11"><text:s text:c="4"/><text:span text:style-name="T2">f</text:span>loat celsius, fahrenheit;</text:p>
      <text:p text:style-name="P11"><text:s text:c="4"/>/* Input temperature in celsius */</text:p>
      <text:p text:style-name="P11"><text:s text:c="4"/>printf("Enter temperature in Celsius: ");</text:p>
      <text:p text:style-name="P11"><text:s text:c="4"/>scanf("%f", &amp;celsius);</text:p>
      <text:p text:style-name="P11"><text:s text:c="4"/>/* celsius to fahrenheit conversion formula */</text:p>
      <text:p text:style-name="P11"><text:s text:c="4"/>fahrenheit = (celsius * 9 / 5) + 32;</text:p>
      <text:p text:style-name="P11"><text:s text:c="4"/>printf("%.2f Celsius = %.2f Fahrenheit", celsius, fahrenheit);</text:p>
      <text:p text:style-name="P11"><text:s text:c="4"/>getch();</text:p>
      <text:p text:style-name="P11">}</text:p>
      <text:p text:style-name="P11"/>
      <text:p text:style-name="P1">* Write a C program to enter temperature in Fahrenheit and convert to Celsius</text:p>
      <text:p text:style-name="P11">Source Code :</text:p>
      <text:p text:style-name="P12">#include &lt;stdio.h&gt;</text:p>
      <text:p text:style-name="P12">#include &lt;conio.h&gt;</text:p>
      <text:p text:style-name="P12">void main()</text:p>
      <text:p text:style-name="P12">{</text:p>
      <text:p text:style-name="P12"><text:s text:c="4"/>float celsius, fahrenheit;</text:p>
      <text:p text:style-name="P12"><text:s text:c="4"/>/* Input temperature in fahrenheit */</text:p>
      <text:p text:style-name="P12"><text:s text:c="4"/>printf("Enter temperature in Fahrenheit: ");</text:p>
      <text:p text:style-name="P12"><text:s text:c="4"/>scanf("%f", &amp;fahrenheit);</text:p>
      <text:p text:style-name="P12"><text:s text:c="4"/>/* Fahrenheit to celsius conversion formula */</text:p>
      <text:p text:style-name="P12"><text:s text:c="4"/>celsius = (fahrenheit - 32) * 5 / 9;</text:p>
      <text:p text:style-name="P12"><text:soft-page-break/><text:s text:c="4"/>/* Print the value of celsius */</text:p>
      <text:p text:style-name="P12"><text:s text:c="4"/>printf("%.2f Fahrenheit = %.2f Celsius", fahrenheit, celsius);</text:p>
      <text:p text:style-name="P12"><text:s text:c="4"/>getch();</text:p>
      <text:p text:style-name="P12">}</text:p>
      <text:p text:style-name="P11"/>
      <text:p text:style-name="P1">* Write a C program to convert days into years, weeks and days.</text:p>
      <text:p text:style-name="P11">Source Code :</text:p>
      <text:p text:style-name="P12">#include &lt;stdio.h&gt;</text:p>
      <text:p text:style-name="P12">#include &lt;conio.h&gt;</text:p>
      <text:p text:style-name="P12">void main()</text:p>
      <text:p text:style-name="P12">{</text:p>
      <text:p text:style-name="P12"><text:s text:c="4"/>int days, years, weeks;</text:p>
      <text:p text:style-name="P12"><text:s text:c="4"/>/* Input total number of days from user */</text:p>
      <text:p text:style-name="P12"><text:s text:c="4"/>printf("Enter days: ");</text:p>
      <text:p text:style-name="P12"><text:s text:c="4"/>scanf("%d", &amp;days);</text:p>
      <text:p text:style-name="P12"><text:s text:c="4"/>/* Conversion */</text:p>
      <text:p text:style-name="P12"><text:s text:c="4"/>years = (days / 365); <text:s text:c="2"/>// Ignoring leap year</text:p>
      <text:p text:style-name="P12"><text:s text:c="4"/>weeks = (days % 365) / 7;</text:p>
      <text:p text:style-name="P12"><text:s text:c="4"/>days <text:s/>= days - ((years * 365) + (weeks * 7));</text:p>
      <text:p text:style-name="P12"><text:s text:c="4"/>/* Print all resultant values */</text:p>
      <text:p text:style-name="P12"><text:s text:c="4"/>printf("YEARS: %d\n", years);</text:p>
      <text:p text:style-name="P12"><text:s text:c="4"/>printf("WEEKS: %d\n", weeks);</text:p>
      <text:p text:style-name="P12"><text:s text:c="4"/>printf("DAYS: %d", days);</text:p>
      <text:p text:style-name="P12"><text:s text:c="4"/>getch();</text:p>
      <text:p text:style-name="P12">}</text:p>
      <text:p text:style-name="P11"/>
      <text:p text:style-name="P1">* Write a C program to find power of any number x ^ y.</text:p>
      <text:p text:style-name="P11">Source Code :</text:p>
      <text:p text:style-name="P12">#include &lt;stdio.h&gt;</text:p>
      <text:p text:style-name="P12">#include &lt;conio.h&gt;</text:p>
      <text:p text:style-name="P12">#include &lt;math.h&gt;</text:p>
      <text:p text:style-name="P12">void main()</text:p>
      <text:p text:style-name="P12">{</text:p>
      <text:p text:style-name="P12"><text:s text:c="4"/>double base, expo, power;</text:p>
      <text:p text:style-name="P12"><text:s text:c="4"/>/* Input two numbers from user */</text:p>
      <text:p text:style-name="P12"><text:s text:c="4"/>printf("Enter base: ");</text:p>
      <text:p text:style-name="P12"><text:s text:c="4"/>scanf("%lf", &amp;base);</text:p>
      <text:p text:style-name="P12"><text:s text:c="4"/>printf("Enter exponent: ");</text:p>
      <text:p text:style-name="P12"><text:s text:c="4"/>scanf("%lf", &amp;expo);</text:p>
      <text:p text:style-name="P12"><text:s text:c="4"/>/* Calculates base^expo */</text:p>
      <text:p text:style-name="P12"><text:s text:c="4"/>power = pow(base, expo);</text:p>
      <text:p text:style-name="P12"><text:s text:c="4"/>printf("%.2lf ^ %.2lf = %.2lf", base, expo, power);</text:p>
      <text:p text:style-name="P12"><text:s text:c="4"/>getch();</text:p>
      <text:p text:style-name="P12">}</text:p>
      <text:p text:style-name="P11"/>
      <text:p text:style-name="P1">* Write a C program to enter any number and calculate its square root.</text:p>
      <text:p text:style-name="P11">Source Code :</text:p>
      <text:p text:style-name="P13">#include &lt;stdio.h&gt;</text:p>
      <text:p text:style-name="P13">#include &lt;conio.h&gt;</text:p>
      <text:p text:style-name="P13">#include &lt;math.h&gt;</text:p>
      <text:p text:style-name="P13">void main()</text:p>
      <text:p text:style-name="P13">{</text:p>
      <text:p text:style-name="P13"><text:soft-page-break/><text:s text:c="4"/>double num, root;</text:p>
      <text:p text:style-name="P13"><text:s text:c="4"/>/* Input a number from user */</text:p>
      <text:p text:style-name="P13"><text:s text:c="4"/>printf("Enter any number to find square root: ");</text:p>
      <text:p text:style-name="P13"><text:s text:c="4"/>scanf("%lf", &amp;num);</text:p>
      <text:p text:style-name="P13"><text:s text:c="4"/>/* Calculate square root of num */</text:p>
      <text:p text:style-name="P13"><text:s text:c="4"/>root = sqrt(num);</text:p>
      <text:p text:style-name="P13"><text:s text:c="4"/>/* Print the resultant value */</text:p>
      <text:p text:style-name="P13"><text:s text:c="4"/>printf("Square root of %.2lf = %.2lf", num, root);</text:p>
      <text:p text:style-name="P13"><text:s text:c="4"/>getch();</text:p>
      <text:p text:style-name="P13">}</text:p>
      <text:p text:style-name="P11"/>
      <text:p text:style-name="P1">* Write a C program to enter two angles of a triangle and find the third angle.</text:p>
      <text:p text:style-name="P13">Source Code :</text:p>
      <text:p text:style-name="P13">#include &lt;stdio.h&gt;</text:p>
      <text:p text:style-name="P13">#include &lt;conio.h&gt;</text:p>
      <text:p text:style-name="P13">void main()</text:p>
      <text:p text:style-name="P13">{</text:p>
      <text:p text:style-name="P13"><text:s text:c="4"/>int a, b, c;</text:p>
      <text:p text:style-name="P13"><text:s text:c="4"/>/* Input two angles of the triangle */</text:p>
      <text:p text:style-name="P13"><text:s text:c="4"/>printf("Enter two angles of triangle: ");</text:p>
      <text:p text:style-name="P13"><text:s text:c="4"/>scanf("%d%d", &amp;a, &amp;b);</text:p>
      <text:p text:style-name="P13"><text:s text:c="4"/>/* Compute third angle */</text:p>
      <text:p text:style-name="P13"><text:s text:c="4"/>c = 180 - (a + b);</text:p>
      <text:p text:style-name="P13"><text:s text:c="4"/>/* Print value of the third angle */</text:p>
      <text:p text:style-name="P13"><text:s text:c="4"/>printf("Third angle of the triangle = %d", c);</text:p>
      <text:p text:style-name="P13"><text:s text:c="4"/>getch();</text:p>
      <text:p text:style-name="P13">}</text:p>
      <text:p text:style-name="P13"/>
      <text:p text:style-name="P1">* Write a C program to enter base and height of a triangle and find its area.</text:p>
      <text:p text:style-name="P13">Source Code :</text:p>
      <text:p text:style-name="P13">#include &lt;stdio.h&gt;</text:p>
      <text:p text:style-name="P13">#include &lt;conio.h&gt;</text:p>
      <text:p text:style-name="P13">void main()</text:p>
      <text:p text:style-name="P13">{</text:p>
      <text:p text:style-name="P13"><text:s text:c="4"/>float base, height, area;</text:p>
      <text:p text:style-name="P13"><text:s text:c="4"/>/* Input base and height of triangle */</text:p>
      <text:p text:style-name="P13"><text:s text:c="4"/>printf("Enter base of the triangle: ");</text:p>
      <text:p text:style-name="P13"><text:s text:c="4"/>scanf("%f", &amp;base);</text:p>
      <text:p text:style-name="P13"><text:s text:c="4"/>printf("Enter height of the triangle: ");</text:p>
      <text:p text:style-name="P13"><text:s text:c="4"/>scanf("%f", &amp;height);</text:p>
      <text:p text:style-name="P13"><text:s text:c="4"/>/* Calculate area of triangle */</text:p>
      <text:p text:style-name="P13"><text:s text:c="4"/>area = (base * height) / 2;</text:p>
      <text:p text:style-name="P13"><text:s text:c="4"/>/* Print the resultant area */</text:p>
      <text:p text:style-name="P13"><text:s text:c="4"/>printf("Area of the triangle = %.2f sq. units", area);</text:p>
      <text:p text:style-name="P13"><text:s text:c="4"/>getch();</text:p>
      <text:p text:style-name="P13">}</text:p>
      <text:p text:style-name="P13"/>
      <text:p text:style-name="P1">* Write a C program to calculate area of an equilateral triangle.</text:p>
      <text:p text:style-name="P13">Source Code :</text:p>
      <text:p text:style-name="P14">#include &lt;stdio.h&gt;</text:p>
      <text:p text:style-name="P14">#include &lt;conio.h&gt;</text:p>
      <text:p text:style-name="P14">void main()</text:p>
      <text:p text:style-name="P14"><text:soft-page-break/>{</text:p>
      <text:p text:style-name="P14"><text:s text:c="4"/>float side, area;</text:p>
      <text:p text:style-name="P14"><text:s text:c="4"/>/* Input side of equilateral triangle */</text:p>
      <text:p text:style-name="P14"><text:s text:c="4"/>printf("Enter side of an equilateral triangle: ");</text:p>
      <text:p text:style-name="P14"><text:s text:c="4"/>scanf("%f", &amp;side);</text:p>
      <text:p text:style-name="P14"><text:s text:c="4"/>/* Calculate area of equilateral triangle */</text:p>
      <text:p text:style-name="P14"><text:s text:c="4"/>area = (sqrt(3) / 4) * (side * side);</text:p>
      <text:p text:style-name="P14"><text:s text:c="4"/>/* Print resultant area */</text:p>
      <text:p text:style-name="P14"><text:s text:c="4"/>printf("Area of equilateral triangle = %.2f sq. units", area);</text:p>
      <text:p text:style-name="P14"><text:s text:c="4"/>getch();</text:p>
      <text:p text:style-name="P14">}</text:p>
      <text:p text:style-name="P13"/>
      <text:p text:style-name="P1">* Write a C program to enter marks of five subjects and calculate total, average and percentage.</text:p>
      <text:p text:style-name="P13">Source Code :</text:p>
      <text:p text:style-name="P14">#include &lt;stdio.h&gt;</text:p>
      <text:p text:style-name="P14">#include &lt;conio.h&gt;</text:p>
      <text:p text:style-name="P14">void main()</text:p>
      <text:p text:style-name="P14">{</text:p>
      <text:p text:style-name="P14"><text:s text:c="4"/>float eng, phy, chem, math, comp; </text:p>
      <text:p text:style-name="P14"><text:s text:c="4"/>float total, average, percentage;</text:p>
      <text:p text:style-name="P14"><text:s text:c="4"/>/* Input marks of all five subjects */</text:p>
      <text:p text:style-name="P14"><text:s text:c="4"/>printf("Enter marks of five subjects: \n");</text:p>
      <text:p text:style-name="P14"><text:s text:c="4"/>scanf("%f%f%f%f%f", &amp;eng, &amp;phy, &amp;chem, &amp;math, &amp;comp);</text:p>
      <text:p text:style-name="P14"><text:s text:c="4"/>/* Calculate total, average and percentage */</text:p>
      <text:p text:style-name="P14"><text:s text:c="4"/>total = eng + phy + chem + math + comp;</text:p>
      <text:p text:style-name="P14"><text:s text:c="4"/>average = total / 5.0;</text:p>
      <text:p text:style-name="P14"><text:s text:c="4"/>percentage = (total / 500.0) * 100;</text:p>
      <text:p text:style-name="P14"><text:s text:c="4"/>/* Print all results */</text:p>
      <text:p text:style-name="P14"><text:s text:c="4"/>printf("Total marks = %.2f\n", total);</text:p>
      <text:p text:style-name="P14"><text:s text:c="4"/>printf("Average marks = %.2f\n", average);</text:p>
      <text:p text:style-name="P14"><text:s text:c="4"/>printf("Percentage = %.2f", percentage);</text:p>
      <text:p text:style-name="P14"><text:s text:c="4"/>getch();</text:p>
      <text:p text:style-name="P14">}</text:p>
      <text:p text:style-name="P13"/>
      <text:p text:style-name="P1">* Write a C program to enter P, T, R and calculate Simple Interest.</text:p>
      <text:p text:style-name="P13">Source Code :</text:p>
      <text:p text:style-name="P14">#include &lt;stdio.h&gt;</text:p>
      <text:p text:style-name="P14">#include &lt;conio.h&gt;</text:p>
      <text:p text:style-name="P14">void main()</text:p>
      <text:p text:style-name="P14">{</text:p>
      <text:p text:style-name="P14"><text:s text:c="4"/>float principle, time, rate, SI;</text:p>
      <text:p text:style-name="P14"><text:s text:c="4"/>/* Input principle, rate and time */</text:p>
      <text:p text:style-name="P14"><text:s text:c="4"/>printf("Enter principle (amount): ");</text:p>
      <text:p text:style-name="P14"><text:s text:c="4"/>scanf("%f", &amp;principle);</text:p>
      <text:p text:style-name="P14"><text:s text:c="4"/>printf("Enter time: ");</text:p>
      <text:p text:style-name="P14"><text:s text:c="4"/>scanf("%f", &amp;time);</text:p>
      <text:p text:style-name="P14"><text:s text:c="4"/>printf("Enter rate: ");</text:p>
      <text:p text:style-name="P14"><text:s text:c="4"/>scanf("%f", &amp;rate);</text:p>
      <text:p text:style-name="P14"><text:s text:c="4"/>/* Calculate simple interest */</text:p>
      <text:p text:style-name="P14"><text:s text:c="4"/>SI = (principle * time * rate) / 100;</text:p>
      <text:p text:style-name="P14"><text:s text:c="4"/>/* Print the resultant value of SI */</text:p>
      <text:p text:style-name="P14"><text:soft-page-break/><text:s text:c="4"/>printf("Simple Interest = %f", SI);</text:p>
      <text:p text:style-name="P14"><text:s text:c="4"/>getch();</text:p>
      <text:p text:style-name="P14">}</text:p>
      <text:p text:style-name="P13"/>
      <text:p text:style-name="P1">* Write a C program to enter P, T, R and calculate Compound Interest.</text:p>
      <text:p text:style-name="P13">Source Code :</text:p>
      <text:p text:style-name="P14">#include &lt;stdio.h&gt;</text:p>
      <text:p text:style-name="P14">#include &lt;conio.h&gt;</text:p>
      <text:p text:style-name="P14">void main()</text:p>
      <text:p text:style-name="P14">{</text:p>
      <text:p text:style-name="P14"><text:s text:c="4"/>float principle, rate, time, CI;</text:p>
      <text:p text:style-name="P14"><text:s text:c="4"/>/* Input principle, time and rate */</text:p>
      <text:p text:style-name="P14"><text:s text:c="4"/>printf("Enter principle (amount): ");</text:p>
      <text:p text:style-name="P14"><text:s text:c="4"/>scanf("%f", &amp;principle);</text:p>
      <text:p text:style-name="P14"><text:s text:c="4"/>printf("Enter time: ");</text:p>
      <text:p text:style-name="P14"><text:s text:c="4"/>scanf("%f", &amp;time);</text:p>
      <text:p text:style-name="P14"><text:s text:c="4"/>printf("Enter rate: ");</text:p>
      <text:p text:style-name="P14"><text:s text:c="4"/>scanf("%f", &amp;rate);</text:p>
      <text:p text:style-name="P14"><text:s text:c="4"/>/* Calculate compound interest */</text:p>
      <text:p text:style-name="P14"><text:s text:c="4"/>CI = principle* (pow((1 + rate / 100), time));</text:p>
      <text:p text:style-name="P14"><text:s text:c="4"/>/* Print the resultant CI */</text:p>
      <text:p text:style-name="P14"><text:s text:c="4"/>printf("Compound Interest = %f", CI);</text:p>
      <text:p text:style-name="P14"><text:s text:c="4"/>getch();</text:p>
      <text:p text:style-name="P14">}</text:p>
      <text:p text:style-name="P1"/>
      <text:p text:style-name="P1"/>
      <text:p text:style-name="P1">### Conditional operators programming exercises ###</text:p>
      <text:p text:style-name="P1">* Write a C program to find maximum between two numbers using conditional operator.</text:p>
      <text:p text:style-name="P15">Source Code :</text:p>
      <text:p text:style-name="P15">#include &lt;stdio.h&gt;</text:p>
      <text:p text:style-name="P15">#include &lt;conio.h&gt;</text:p>
      <text:p text:style-name="P15">void main()</text:p>
      <text:p text:style-name="P15">{</text:p>
      <text:p text:style-name="P15"><text:s text:c="4"/>int num1, num2, max;</text:p>
      <text:p text:style-name="P15"><text:s text:c="4"/>/*</text:p>
      <text:p text:style-name="P15"><text:s text:c="5"/>* Input two number from user</text:p>
      <text:p text:style-name="P15"><text:s text:c="5"/>*/</text:p>
      <text:p text:style-name="P15"><text:s text:c="4"/>printf("Enter two numbers: ");</text:p>
      <text:p text:style-name="P15"><text:s text:c="4"/>scanf("%d%d", &amp;num1, &amp;num2);</text:p>
      <text:p text:style-name="P15"><text:s text:c="4"/>/*</text:p>
      <text:p text:style-name="P15"><text:s text:c="5"/>* If num1 &gt; num2 then</text:p>
      <text:p text:style-name="P15"><text:s text:c="5"/>* <text:s text:c="4"/>assign num1 to max</text:p>
      <text:p text:style-name="P15"><text:s text:c="5"/>* else</text:p>
      <text:p text:style-name="P15"><text:s text:c="5"/>* <text:s text:c="4"/>assign num2 to max </text:p>
      <text:p text:style-name="P15"><text:s text:c="5"/>*/</text:p>
      <text:p text:style-name="P15"><text:s text:c="4"/>max = (num1 &gt; num2) ? num1 : num2;</text:p>
      <text:p text:style-name="P15"><text:s text:c="4"/>printf("Maximum between %d and %d is %d", num1, num2, max);</text:p>
      <text:p text:style-name="P15"><text:s text:c="4"/>getch();</text:p>
      <text:p text:style-name="P15">}</text:p>
      <text:p text:style-name="P15"/>
      <text:p text:style-name="P1">* Write a C program to find maximum between three numbers using conditional operator.</text:p>
      <text:p text:style-name="P15">Source Code :</text:p>
      <text:p text:style-name="P15"><text:soft-page-break/>#include &lt;stdio.h&gt;</text:p>
      <text:p text:style-name="P15">#include &lt;conio.h&gt;</text:p>
      <text:p text:style-name="P15">void main()</text:p>
      <text:p text:style-name="P15">{</text:p>
      <text:p text:style-name="P15"><text:s text:c="4"/>int num1, num2, num3, max;</text:p>
      <text:p text:style-name="P15"><text:s text:c="4"/>/*</text:p>
      <text:p text:style-name="P15"><text:s text:c="5"/>* Input three numbers from user</text:p>
      <text:p text:style-name="P15"><text:s text:c="5"/>*/</text:p>
      <text:p text:style-name="P15"><text:s text:c="4"/>printf("Enter three numbers: ");</text:p>
      <text:p text:style-name="P15"><text:s text:c="4"/>scanf("%d%d%d", &amp;num1, &amp;num2, &amp;num3);</text:p>
      <text:p text:style-name="P15"><text:s text:c="4"/>/*</text:p>
      <text:p text:style-name="P15"><text:s text:c="5"/>* If num1 &gt; num2 and num1 &gt; num3 then</text:p>
      <text:p text:style-name="P15"><text:s text:c="5"/>* <text:s text:c="4"/>assign num1 to max</text:p>
      <text:p text:style-name="P15"><text:s text:c="5"/>* else if num2 &gt; num3 then</text:p>
      <text:p text:style-name="P15"><text:s text:c="5"/>* <text:s text:c="4"/>assign num2 to max</text:p>
      <text:p text:style-name="P15"><text:s text:c="5"/>* else</text:p>
      <text:p text:style-name="P15"><text:s text:c="5"/>* <text:s text:c="4"/>assign num3 to max</text:p>
      <text:p text:style-name="P15"><text:s text:c="5"/>*/</text:p>
      <text:p text:style-name="P15"><text:s text:c="4"/>max = (num1 &gt; num2 &amp;&amp; num1 &gt; num3) ? num1 :</text:p>
      <text:p text:style-name="P15"><text:s text:c="10"/>(num2 &gt; num3) ? num2 : num3;</text:p>
      <text:p text:style-name="P15"><text:s text:c="4"/>printf("\nMaximum between %d, %d and %d = %d", num1, num2, num3, max);</text:p>
      <text:p text:style-name="P15"><text:s text:c="4"/>getch();</text:p>
      <text:p text:style-name="P15">}</text:p>
      <text:p text:style-name="P15"/>
      <text:p text:style-name="P1">* Write a C program to check whether a number is even or odd using conditional operator.</text:p>
      <text:p text:style-name="P15">Source Code :</text:p>
      <text:p text:style-name="P15">#include &lt;stdio.h&gt;</text:p>
      <text:p text:style-name="P15">#include &lt;conio.h&gt;</text:p>
      <text:p text:style-name="P15">void main()</text:p>
      <text:p text:style-name="P15">{</text:p>
      <text:p text:style-name="P15"><text:s text:c="4"/>int num;</text:p>
      <text:p text:style-name="P15"><text:s text:c="4"/>/* Input a number from user */</text:p>
      <text:p text:style-name="P15"><text:s text:c="4"/>printf("Enter any number to check even or odd: ");</text:p>
      <text:p text:style-name="P15"><text:s text:c="4"/>scanf("%d", &amp;num);</text:p>
      <text:p text:style-name="P15"><text:s text:c="4"/>/* </text:p>
      <text:p text:style-name="P15"><text:s text:c="5"/>* If n%2==0 then </text:p>
      <text:p text:style-name="P15"><text:s text:c="5"/>* <text:s text:c="4"/>print it is even</text:p>
      <text:p text:style-name="P15"><text:s text:c="5"/>* else</text:p>
      <text:p text:style-name="P15"><text:s text:c="5"/>* <text:s text:c="4"/>print it is odd</text:p>
      <text:p text:style-name="P15"><text:s text:c="5"/>*/</text:p>
      <text:p text:style-name="P15"><text:s text:c="4"/>/* Using ternary operator */ </text:p>
      <text:p text:style-name="P15"><text:s text:c="4"/>(num%2 == 0) ? printf("The number is EVEN") : printf("The number is ODD");</text:p>
      <text:p text:style-name="P15"><text:s text:c="4"/>getch();</text:p>
      <text:p text:style-name="P15">}</text:p>
      <text:p text:style-name="P15"/>
      <text:p text:style-name="P1">* Write a C program to check whether year is leap year or not using conditional operator.</text:p>
      <text:p text:style-name="P15">Source Code :</text:p>
      <text:p text:style-name="P15">#include &lt;stdio.h&gt;</text:p>
      <text:p text:style-name="P15">#include &lt;conio.h&gt;</text:p>
      <text:p text:style-name="P15">void main()</text:p>
      <text:p text:style-name="P15">{</text:p>
      <text:p text:style-name="P15"><text:s text:c="4"/>int year;</text:p>
      <text:p text:style-name="P15"><text:soft-page-break/><text:s text:c="4"/>/*</text:p>
      <text:p text:style-name="P15"><text:s text:c="5"/>* Input year from user</text:p>
      <text:p text:style-name="P15"><text:s text:c="5"/>*/</text:p>
      <text:p text:style-name="P15"><text:s text:c="4"/>printf("Enter any year: ");</text:p>
      <text:p text:style-name="P15"><text:s text:c="4"/>scanf("%d", &amp;year);</text:p>
      <text:p text:style-name="P15"><text:s text:c="4"/>/*</text:p>
      <text:p text:style-name="P15"><text:s text:c="5"/>* If year%4==0 and year%100==0 then</text:p>
      <text:p text:style-name="P15"><text:s text:c="5"/>* <text:s text:c="4"/>print leap year</text:p>
      <text:p text:style-name="P15"><text:s text:c="5"/>* else if year%400==0 then</text:p>
      <text:p text:style-name="P15"><text:s text:c="5"/>* <text:s text:c="4"/>print leap year</text:p>
      <text:p text:style-name="P15"><text:s text:c="5"/>* else</text:p>
      <text:p text:style-name="P15"><text:s text:c="5"/>* <text:s text:c="4"/>print common year </text:p>
      <text:p text:style-name="P15"><text:s text:c="5"/>*/</text:p>
      <text:p text:style-name="P15"><text:s text:c="4"/>(year%4==0 &amp;&amp; year%100!=0) ? printf("LEAP YEAR") : (year%400 ==0 ) ? printf("LEAP YEAR") : printf("COMMON YEAR");</text:p>
      <text:p text:style-name="P15"><text:s text:c="4"/>getch();</text:p>
      <text:p text:style-name="P15">}</text:p>
      <text:p text:style-name="P15"/>
      <text:p text:style-name="P1">* Write a C program to check whether character is an alphabet or not using conditional operator.</text:p>
      <text:p text:style-name="P15">Source Code :</text:p>
      <text:p text:style-name="P15">#include &lt;stdio.h&gt;</text:p>
      <text:p text:style-name="P15">#include &lt;conio.h&gt;</text:p>
      <text:p text:style-name="P15">void main()</text:p>
      <text:p text:style-name="P15">{</text:p>
      <text:p text:style-name="P15"><text:s text:c="4"/>char ch; <text:s text:c="3"/></text:p>
      <text:p text:style-name="P15"><text:s text:c="4"/>/*</text:p>
      <text:p text:style-name="P15"><text:s text:c="5"/>* Input character from user</text:p>
      <text:p text:style-name="P15"><text:s text:c="5"/>*/</text:p>
      <text:p text:style-name="P15"><text:s text:c="4"/>printf("Enter any character: ");</text:p>
      <text:p text:style-name="P15"><text:s text:c="4"/>scanf("%c", &amp;ch); <text:s text:c="3"/></text:p>
      <text:p text:style-name="P15"><text:s text:c="4"/>/*</text:p>
      <text:p text:style-name="P15"><text:s text:c="5"/>* If (ch&gt;'a' and ch&lt;'z') or (ch&gt;'A' and ch&lt;'Z') then</text:p>
      <text:p text:style-name="P15"><text:s text:c="5"/>* <text:s text:c="4"/>print alphabet</text:p>
      <text:p text:style-name="P15"><text:s text:c="5"/>* else</text:p>
      <text:p text:style-name="P15"><text:s text:c="5"/>* <text:s text:c="4"/>print not alphabet</text:p>
      <text:p text:style-name="P15"><text:s text:c="5"/>*/</text:p>
      <text:p text:style-name="P15"><text:s text:c="4"/>(ch&gt;='a' &amp;&amp; ch&lt;='z') || (ch&gt;='A' &amp;&amp; ch&lt;='Z') ? printf("It is ALPHABET"): printf("It is NOT ALPHABET");</text:p>
      <text:p text:style-name="P15"><text:s text:c="4"/>getch();</text:p>
      <text:p text:style-name="P15">}</text:p>
      <text:p text:style-name="P15"/>
      <text:p text:style-name="P1"/>
      <text:p text:style-name="P1">### if...else programming exercises ###</text:p>
      <text:p text:style-name="P1">* Write a C program to find maximum between two numbers.</text:p>
      <text:p text:style-name="P9">Source <text:span text:style-name="T4">C</text:span>ode :</text:p>
      <text:p text:style-name="P16">#include &lt;stdio.h&gt;</text:p>
      <text:p text:style-name="P16">#include &lt;conio.h&gt;</text:p>
      <text:p text:style-name="P16">void main()</text:p>
      <text:p text:style-name="P16">{</text:p>
      <text:p text:style-name="P16"><text:s text:c="4"/>int num1, num2;</text:p>
      <text:p text:style-name="P16"><text:s text:c="4"/>/* Input two numbers from user */</text:p>
      <text:p text:style-name="P16"><text:soft-page-break/><text:s text:c="4"/>printf("Enter two numbers: ");</text:p>
      <text:p text:style-name="P16"><text:s text:c="4"/>scanf("%d%d", &amp;num1, &amp;num2);</text:p>
      <text:p text:style-name="P16"><text:s text:c="4"/>/* If num1 is maximum */</text:p>
      <text:p text:style-name="P16"><text:s text:c="4"/>if(num1 &gt; num2)</text:p>
      <text:p text:style-name="P16"><text:s text:c="4"/>{</text:p>
      <text:p text:style-name="P16"><text:s text:c="8"/>printf("%d is maximum", num1); <text:s text:c="7"/></text:p>
      <text:p text:style-name="P16"><text:s text:c="4"/>}</text:p>
      <text:p text:style-name="P16"><text:s text:c="4"/>/* If num2 is maximum */</text:p>
      <text:p text:style-name="P16"><text:s text:c="4"/>if(num2 &gt; num1)</text:p>
      <text:p text:style-name="P16"><text:s text:c="4"/>{</text:p>
      <text:p text:style-name="P16"><text:s text:c="8"/>printf("%d is maximum", num2);</text:p>
      <text:p text:style-name="P16"><text:s text:c="4"/>}</text:p>
      <text:p text:style-name="P16"><text:s text:c="4"/>/* Additional condition check for equality */</text:p>
      <text:p text:style-name="P16"><text:s text:c="4"/>if(num1 == num2)</text:p>
      <text:p text:style-name="P16"><text:s text:c="4"/>{</text:p>
      <text:p text:style-name="P16"><text:s text:c="8"/>printf("Both are equal");</text:p>
      <text:p text:style-name="P16"><text:s text:c="4"/>}</text:p>
      <text:p text:style-name="P16"><text:s text:c="4"/>getch();</text:p>
      <text:p text:style-name="P16">}</text:p>
      <text:p text:style-name="P9"/>
      <text:p text:style-name="P1">* Write a C program to find maximum between three numbers.</text:p>
      <text:p text:style-name="P9">Source <text:span text:style-name="T4">C</text:span>ode :</text:p>
      <text:p text:style-name="P16">#include &lt;stdio.h&gt;</text:p>
      <text:p text:style-name="P16">#include &lt;conio.h&gt;</text:p>
      <text:p text:style-name="P16">void main()</text:p>
      <text:p text:style-name="P16">{</text:p>
      <text:p text:style-name="P16"><text:s text:c="4"/>int num1, num2, num3, max;</text:p>
      <text:p text:style-name="P16"><text:s text:c="4"/>/* Input three numbers from user */</text:p>
      <text:p text:style-name="P16"><text:s text:c="4"/>printf("Enter three numbers: ");</text:p>
      <text:p text:style-name="P16"><text:s text:c="4"/>scanf("%d%d%d", &amp;num1, &amp;num2, &amp;num3);</text:p>
      <text:p text:style-name="P16"><text:s text:c="4"/>if(num1 &gt; num2)</text:p>
      <text:p text:style-name="P16"><text:s text:c="4"/>{</text:p>
      <text:p text:style-name="P16"><text:s text:c="8"/>if(num1 &gt; num3)</text:p>
      <text:p text:style-name="P16"><text:s text:c="8"/>{</text:p>
      <text:p text:style-name="P16"><text:s text:c="12"/>/* If num1 &gt; num2 and num1 &gt; num3 */</text:p>
      <text:p text:style-name="P16"><text:s text:c="12"/>max = num1;</text:p>
      <text:p text:style-name="P16"><text:s text:c="8"/>}</text:p>
      <text:p text:style-name="P16"><text:s text:c="8"/>else</text:p>
      <text:p text:style-name="P16"><text:s text:c="8"/>{</text:p>
      <text:p text:style-name="P16"><text:s text:c="12"/>/* If num1 &gt; num2 but num1 &gt; num3 is not true */</text:p>
      <text:p text:style-name="P16"><text:s text:c="12"/>max = num3;</text:p>
      <text:p text:style-name="P16"><text:s text:c="8"/>}</text:p>
      <text:p text:style-name="P16"><text:s text:c="4"/>}</text:p>
      <text:p text:style-name="P16"><text:s text:c="4"/>else</text:p>
      <text:p text:style-name="P16"><text:s text:c="4"/>{</text:p>
      <text:p text:style-name="P16"><text:s text:c="8"/>if(num2 &gt; num3)</text:p>
      <text:p text:style-name="P16"><text:s text:c="8"/>{</text:p>
      <text:p text:style-name="P16"><text:s text:c="12"/>/* If num1 is not &gt; num2 and num2 &gt; num3 */</text:p>
      <text:p text:style-name="P16"><text:s text:c="12"/>max = num2;</text:p>
      <text:p text:style-name="P16"><text:s text:c="8"/>}</text:p>
      <text:p text:style-name="P16"><text:s text:c="8"/>else</text:p>
      <text:p text:style-name="P16"><text:s text:c="8"/>{</text:p>
      <text:p text:style-name="P16"><text:soft-page-break/><text:s text:c="12"/>/* If num1 is not &gt; num2 and num2 &gt; num3 */</text:p>
      <text:p text:style-name="P16"><text:s text:c="12"/>max = num3;</text:p>
      <text:p text:style-name="P16"><text:s text:c="8"/>}</text:p>
      <text:p text:style-name="P16"><text:s text:c="4"/>} <text:s text:c="3"/></text:p>
      <text:p text:style-name="P16"><text:s text:c="4"/>/* Print maximum value */</text:p>
      <text:p text:style-name="P16"><text:s text:c="4"/>printf("Maximum among all three numbers = %d", max);</text:p>
      <text:p text:style-name="P16"><text:s text:c="4"/>getch();</text:p>
      <text:p text:style-name="P16">}</text:p>
      <text:p text:style-name="P9"/>
      <text:p text:style-name="P1">* Write a C program to change case of an alphabet.</text:p>
      <text:p text:style-name="P8">Source <text:span text:style-name="T4">C</text:span>ode :</text:p>
      <text:p text:style-name="P10">#include&lt;stdio.h&gt;</text:p>
      <text:p text:style-name="P10">#include&lt;conio.h&gt;</text:p>
      <text:p text:style-name="P10">void main()</text:p>
      <text:p text:style-name="P10">{</text:p>
      <text:p text:style-name="P10"><text:s text:c="4"/>char ch;</text:p>
      <text:p text:style-name="P10"><text:s text:c="4"/>printf("Please enter an alphabet : ");</text:p>
      <text:p text:style-name="P10"><text:s text:c="4"/>scanf("%c", &amp;ch);</text:p>
      <text:p text:style-name="P10"><text:s text:c="4"/>if('a' &lt;= <text:s/>ch &amp;&amp; ch &lt;= 'z')</text:p>
      <text:p text:style-name="P10"><text:s text:c="8"/>{</text:p>
      <text:p text:style-name="P10"><text:s text:c="12"/>printf("Upper case of %c is %c", ch, ch-32);</text:p>
      <text:p text:style-name="P10"><text:s text:c="8"/>}</text:p>
      <text:p text:style-name="P10"><text:s text:c="4"/>if('A' &lt;= <text:s/>ch &amp;&amp; ch &lt;= 'Z')</text:p>
      <text:p text:style-name="P10"><text:s text:c="8"/>{</text:p>
      <text:p text:style-name="P10"><text:s text:c="12"/>printf("Lower case of %c is %c", ch, ch+32);</text:p>
      <text:p text:style-name="P10"><text:s text:c="8"/>}</text:p>
      <text:p text:style-name="P10"><text:s text:c="4"/>else</text:p>
      <text:p text:style-name="P10"><text:s text:c="8"/>{</text:p>
      <text:p text:style-name="P10"><text:s text:c="12"/>if('0' &lt;= ch &amp;&amp; ch &lt;= '9')</text:p>
      <text:p text:style-name="P10"><text:s text:c="12"/>{</text:p>
      <text:p text:style-name="P10"><text:s text:c="16"/>printf("Entered character %c is number", ch);</text:p>
      <text:p text:style-name="P10"><text:s text:c="12"/>}</text:p>
      <text:p text:style-name="P10"><text:s text:c="12"/>else</text:p>
      <text:p text:style-name="P10"><text:s text:c="12"/>{</text:p>
      <text:p text:style-name="P10"><text:s text:c="16"/>printf("Entered character %c is a special character", ch);</text:p>
      <text:p text:style-name="P10"><text:s text:c="12"/>}</text:p>
      <text:p text:style-name="P10"><text:s text:c="8"/>}</text:p>
      <text:p text:style-name="P10"><text:s text:c="4"/>getch(); <text:s text:c="3"/></text:p>
      <text:p text:style-name="P10">}</text:p>
      <text:p text:style-name="P1">* Write a C program to check whether a number is negative, positive or zero.</text:p>
      <text:p text:style-name="P16">Source Code :</text:p>
      <text:p text:style-name="P16">#include &lt;stdio.h&gt;</text:p>
      <text:p text:style-name="P16">#include &lt;conio.h&gt;</text:p>
      <text:p text:style-name="P16">void main()</text:p>
      <text:p text:style-name="P16">{</text:p>
      <text:p text:style-name="P16"><text:s text:c="4"/>int num; <text:s text:c="3"/></text:p>
      <text:p text:style-name="P16"><text:s text:c="4"/>/* Input number from user */</text:p>
      <text:p text:style-name="P16"><text:s text:c="4"/>printf("Enter any number: ");</text:p>
      <text:p text:style-name="P16"><text:s text:c="4"/>scanf("%d", &amp;num);</text:p>
      <text:p text:style-name="P16"><text:s text:c="4"/>if(num &gt; 0)</text:p>
      <text:p text:style-name="P16"><text:s text:c="4"/>{</text:p>
      <text:p text:style-name="P16"><text:s text:c="8"/>printf("Number is POSITIVE");</text:p>
      <text:p text:style-name="P16"><text:soft-page-break/><text:s text:c="4"/>}</text:p>
      <text:p text:style-name="P16"><text:s text:c="4"/>if(num &lt; 0)</text:p>
      <text:p text:style-name="P16"><text:s text:c="4"/>{</text:p>
      <text:p text:style-name="P16"><text:s text:c="8"/>printf("Number is NEGATIVE");</text:p>
      <text:p text:style-name="P16"><text:s text:c="4"/>}</text:p>
      <text:p text:style-name="P16"><text:s text:c="4"/>if(num == 0)</text:p>
      <text:p text:style-name="P16"><text:s text:c="4"/>{</text:p>
      <text:p text:style-name="P16"><text:s text:c="8"/>printf("Number is ZERO");</text:p>
      <text:p text:style-name="P16"><text:s text:c="4"/>}</text:p>
      <text:p text:style-name="P16"><text:s text:c="4"/>getch();</text:p>
      <text:p text:style-name="P16">}</text:p>
      <text:p text:style-name="P16"/>
      <text:p text:style-name="P1">* Write a C program to check whether a number is divisible by 5 and 11 or not.</text:p>
      <text:p text:style-name="P16">Source Code :</text:p>
      <text:p text:style-name="P16">#include &lt;stdio.h&gt;</text:p>
      <text:p text:style-name="P16">#include &lt;conio.h&gt;</text:p>
      <text:p text:style-name="P16">void main()</text:p>
      <text:p text:style-name="P16">{</text:p>
      <text:p text:style-name="P16"><text:s text:c="4"/>int num;</text:p>
      <text:p text:style-name="P16"><text:s text:c="4"/>/* Input number from user */</text:p>
      <text:p text:style-name="P16"><text:s text:c="4"/>printf("Enter any number: ");</text:p>
      <text:p text:style-name="P16"><text:s text:c="4"/>scanf("%d", &amp;num);</text:p>
      <text:p text:style-name="P16"><text:s text:c="4"/>/*</text:p>
      <text:p text:style-name="P16"><text:s text:c="5"/>* If <text:s/>num modulo division 5 is 0 </text:p>
      <text:p text:style-name="P16"><text:s text:c="5"/>* and num modulo division 11 is 0 then</text:p>
      <text:p text:style-name="P16"><text:s text:c="5"/>* the number is divisible by 5 and 11 both</text:p>
      <text:p text:style-name="P16"><text:s text:c="5"/>*/</text:p>
      <text:p text:style-name="P16"><text:s text:c="4"/>if((num % 5 == 0) &amp;&amp; (num % 11 == 0))</text:p>
      <text:p text:style-name="P16"><text:s text:c="4"/>{</text:p>
      <text:p text:style-name="P16"><text:s text:c="8"/>printf("Number is divisible by 5 and 11");</text:p>
      <text:p text:style-name="P16"><text:s text:c="4"/>}</text:p>
      <text:p text:style-name="P16"><text:s text:c="4"/>else</text:p>
      <text:p text:style-name="P16"><text:s text:c="4"/>{</text:p>
      <text:p text:style-name="P16"><text:s text:c="8"/>printf("Number is not divisible by 5 and 11");</text:p>
      <text:p text:style-name="P16"><text:s text:c="4"/>}</text:p>
      <text:p text:style-name="P16"><text:s text:c="4"/>getch();</text:p>
      <text:p text:style-name="P16">}</text:p>
      <text:p text:style-name="P16"/>
      <text:p text:style-name="P1">* Write a C program to check whether a number is even or odd.</text:p>
      <text:p text:style-name="P16">Source Code :</text:p>
      <text:p text:style-name="P16">#include &lt;stdio.h&gt;</text:p>
      <text:p text:style-name="P16">#include &lt;conio.h&gt;</text:p>
      <text:p text:style-name="P16">void main()</text:p>
      <text:p text:style-name="P16">{</text:p>
      <text:p text:style-name="P16"><text:s text:c="4"/>int num;</text:p>
      <text:p text:style-name="P16"><text:s text:c="4"/>/* Input number from user */</text:p>
      <text:p text:style-name="P16"><text:s text:c="4"/>printf("Enter any number to check even or odd: ");</text:p>
      <text:p text:style-name="P16"><text:s text:c="4"/>scanf("%d", &amp;num); <text:s text:c="3"/></text:p>
      <text:p text:style-name="P16"><text:s text:c="4"/>/* Check if the number is divisible by 2 then it is even */</text:p>
      <text:p text:style-name="P16"><text:s text:c="4"/>if(num % 2 == 0)</text:p>
      <text:p text:style-name="P16"><text:s text:c="4"/>{</text:p>
      <text:p text:style-name="P16"><text:s text:c="8"/>/* num % 2 is 0 */</text:p>
      <text:p text:style-name="P16"><text:soft-page-break/><text:s text:c="8"/>printf("Number is Even.");</text:p>
      <text:p text:style-name="P16"><text:s text:c="4"/>}</text:p>
      <text:p text:style-name="P16"><text:s text:c="4"/>else</text:p>
      <text:p text:style-name="P16"><text:s text:c="4"/>{</text:p>
      <text:p text:style-name="P16"><text:s text:c="8"/>/* num % 2 is 1 */</text:p>
      <text:p text:style-name="P16"><text:s text:c="8"/>printf("Number is Odd.");</text:p>
      <text:p text:style-name="P16"><text:s text:c="4"/>}</text:p>
      <text:p text:style-name="P16"><text:s text:c="4"/>getch();</text:p>
      <text:p text:style-name="P16">}</text:p>
      <text:p text:style-name="P16"/>
      <text:p text:style-name="P1">* Write a C program to check whether a year is leap year or not.</text:p>
      <text:p text:style-name="P16">Source Code :</text:p>
      <text:p text:style-name="P16">#include &lt;stdio.h&gt;</text:p>
      <text:p text:style-name="P16">#include &lt;conio.h&gt;</text:p>
      <text:p text:style-name="P16">void main()</text:p>
      <text:p text:style-name="P16">{</text:p>
      <text:p text:style-name="P16"><text:s text:c="4"/>int year;</text:p>
      <text:p text:style-name="P16"><text:s text:c="4"/>/* Input year from user */</text:p>
      <text:p text:style-name="P16"><text:s text:c="4"/>printf("Enter year : ");</text:p>
      <text:p text:style-name="P16"><text:s text:c="4"/>scanf("%d", &amp;year);</text:p>
      <text:p text:style-name="P16"><text:s text:c="4"/>/*</text:p>
      <text:p text:style-name="P16"><text:s text:c="5"/>* If year is exactly divisible by 4 <text:s/>and year is not divisible by 100</text:p>
      <text:p text:style-name="P16"><text:s text:c="5"/>* or year is exactly divisible by 400 then</text:p>
      <text:p text:style-name="P16"><text:s text:c="5"/>* the year is leap year.</text:p>
      <text:p text:style-name="P16"><text:s text:c="5"/>* Else year is normal year</text:p>
      <text:p text:style-name="P16"><text:s text:c="5"/>*/</text:p>
      <text:p text:style-name="P16"><text:s text:c="4"/>if(((year % 4 == 0) &amp;&amp; (year % 100 !=0)) || (year % 400==0))</text:p>
      <text:p text:style-name="P16"><text:s text:c="4"/>{</text:p>
      <text:p text:style-name="P16"><text:s text:c="8"/>printf("LEAP YEAR");</text:p>
      <text:p text:style-name="P16"><text:s text:c="4"/>}</text:p>
      <text:p text:style-name="P16"><text:s text:c="4"/>else</text:p>
      <text:p text:style-name="P16"><text:s text:c="4"/>{</text:p>
      <text:p text:style-name="P16"><text:s text:c="8"/>printf("COMMON YEAR");</text:p>
      <text:p text:style-name="P16"><text:s text:c="4"/>}</text:p>
      <text:p text:style-name="P16"><text:s text:c="4"/>getch();</text:p>
      <text:p text:style-name="P16">}</text:p>
      <text:p text:style-name="P16"/>
      <text:p text:style-name="P1">* Write a C program to check whether a character is alphabet or not.</text:p>
      <text:p text:style-name="P16">Source Code :</text:p>
      <text:p text:style-name="P16">#include &lt;stdio.h&gt;</text:p>
      <text:p text:style-name="P16">#include &lt;conio.h&gt;</text:p>
      <text:p text:style-name="P16">void main()</text:p>
      <text:p text:style-name="P16">{</text:p>
      <text:p text:style-name="P16"><text:s text:c="4"/>char ch;</text:p>
      <text:p text:style-name="P16"><text:s text:c="4"/>/* Input a character from user */</text:p>
      <text:p text:style-name="P16"><text:s text:c="4"/>printf("Enter any character: ");</text:p>
      <text:p text:style-name="P16"><text:s text:c="4"/>scanf("%c", &amp;ch);</text:p>
      <text:p text:style-name="P16"><text:s text:c="4"/>if((ch &gt;= 'a' &amp;&amp; ch &lt;= 'z') || (ch &gt;= 'A' &amp;&amp; ch &lt;= 'Z'))</text:p>
      <text:p text:style-name="P16"><text:s text:c="4"/>{</text:p>
      <text:p text:style-name="P16"><text:s text:c="8"/>printf("Character is an ALPHABET.");</text:p>
      <text:p text:style-name="P16"><text:s text:c="4"/>}</text:p>
      <text:p text:style-name="P16"><text:s text:c="4"/>else</text:p>
      <text:p text:style-name="P16"><text:soft-page-break/><text:s text:c="4"/>{</text:p>
      <text:p text:style-name="P16"><text:s text:c="8"/>printf("Character is NOT ALPHABET.");</text:p>
      <text:p text:style-name="P16"><text:s text:c="4"/>}</text:p>
      <text:p text:style-name="P16"><text:s text:c="4"/>getch();</text:p>
      <text:p text:style-name="P16">}</text:p>
      <text:p text:style-name="P2"/>
      <text:p text:style-name="P2">* Write a C program to input any alphabet and check whether it is vowel or consonant.</text:p>
      <text:p text:style-name="P16">Source Code :</text:p>
      <text:p text:style-name="P16">#include &lt;stdio.h&gt;</text:p>
      <text:p text:style-name="P16">#include &lt;conio.h&gt;</text:p>
      <text:p text:style-name="P16">void main()</text:p>
      <text:p text:style-name="P16">{</text:p>
      <text:p text:style-name="P16"><text:s text:c="4"/>char ch;</text:p>
      <text:p text:style-name="P16"><text:s text:c="4"/>/* Input character from user */</text:p>
      <text:p text:style-name="P16"><text:s text:c="4"/>printf("Enter any character: ");</text:p>
      <text:p text:style-name="P16"><text:s text:c="4"/>scanf("%c", &amp;ch);</text:p>
      <text:p text:style-name="P16"><text:s text:c="4"/>/* Condition for vowel */</text:p>
      <text:p text:style-name="P16"><text:s text:c="4"/>if(ch=='a' || ch=='e' || ch=='i' || ch=='o' || ch=='u' || </text:p>
      <text:p text:style-name="P16"><text:s text:c="7"/>ch=='A' || ch=='E' || ch=='I' || ch=='O' || ch=='U')</text:p>
      <text:p text:style-name="P16"><text:s text:c="4"/>{</text:p>
      <text:p text:style-name="P16"><text:s text:c="8"/>printf("'%c' is Vowel.", ch);</text:p>
      <text:p text:style-name="P16"><text:s text:c="4"/>}</text:p>
      <text:p text:style-name="P16"><text:s text:c="4"/>else if((ch &gt;= 'a' &amp;&amp; ch &lt;= 'z') || (ch &gt;= 'A' &amp;&amp; ch &lt;= 'Z'))</text:p>
      <text:p text:style-name="P16"><text:s text:c="4"/>{</text:p>
      <text:p text:style-name="P16"><text:s text:c="8"/>/* Condition for consonant */</text:p>
      <text:p text:style-name="P16"><text:s text:c="8"/>printf("'%c' is Consonant.", ch);</text:p>
      <text:p text:style-name="P16"><text:s text:c="4"/>}</text:p>
      <text:p text:style-name="P16"><text:s text:c="4"/>else </text:p>
      <text:p text:style-name="P16"><text:s text:c="4"/>{</text:p>
      <text:p text:style-name="P16"><text:s text:c="8"/>/*</text:p>
      <text:p text:style-name="P16"><text:s text:c="9"/>* If it is neither vowel nor consonant</text:p>
      <text:p text:style-name="P16"><text:s text:c="9"/>* then it is not an alphabet.</text:p>
      <text:p text:style-name="P16"><text:s text:c="9"/>*/</text:p>
      <text:p text:style-name="P16"><text:s text:c="8"/>printf("'%c' is not an alphabet.", ch);</text:p>
      <text:p text:style-name="P16"><text:s text:c="4"/>}</text:p>
      <text:p text:style-name="P16"><text:s text:c="4"/>getch();</text:p>
      <text:p text:style-name="P16">}</text:p>
      <text:p text:style-name="P16"/>
      <text:p text:style-name="P2">* Write a C program to input any character and check whether it is alphabet, digit or special character.</text:p>
      <text:p text:style-name="P16">Source Code :</text:p>
      <text:p text:style-name="P16">#include &lt;stdio.h&gt;</text:p>
      <text:p text:style-name="P16">#include &lt;conio.h&gt;</text:p>
      <text:p text:style-name="P16">void main()</text:p>
      <text:p text:style-name="P16">{</text:p>
      <text:p text:style-name="P16"><text:s text:c="4"/>char ch;</text:p>
      <text:p text:style-name="P16"><text:s text:c="4"/>/* Input character from user */</text:p>
      <text:p text:style-name="P16"><text:s text:c="4"/>printf("Enter any character: ");</text:p>
      <text:p text:style-name="P16"><text:s text:c="4"/>scanf("%c", &amp;ch);</text:p>
      <text:p text:style-name="P16"><text:s text:c="4"/>/* Alphabet check */</text:p>
      <text:p text:style-name="P16"><text:s text:c="4"/>if((ch &gt;= 'a' &amp;&amp; ch &lt;= 'z') || (ch &gt;= 'A' &amp;&amp; ch &lt;= 'Z'))</text:p>
      <text:p text:style-name="P16"><text:s text:c="4"/>{</text:p>
      <text:p text:style-name="P16"><text:soft-page-break/><text:s text:c="8"/>printf("'%c' is alphabet.", ch);</text:p>
      <text:p text:style-name="P16"><text:s text:c="4"/>}</text:p>
      <text:p text:style-name="P16"><text:s text:c="4"/>else if(ch &gt;= '0' &amp;&amp; ch &lt;= '9')</text:p>
      <text:p text:style-name="P16"><text:s text:c="4"/>{</text:p>
      <text:p text:style-name="P16"><text:s text:c="8"/>printf("'%c' is digit.", ch);</text:p>
      <text:p text:style-name="P16"><text:s text:c="4"/>}</text:p>
      <text:p text:style-name="P16"><text:s text:c="4"/>else </text:p>
      <text:p text:style-name="P16"><text:s text:c="4"/>{</text:p>
      <text:p text:style-name="P16"><text:s text:c="8"/>printf("'%c' is special character.", ch);</text:p>
      <text:p text:style-name="P16"><text:s text:c="4"/>}</text:p>
      <text:p text:style-name="P16"><text:s text:c="4"/>getch();</text:p>
      <text:p text:style-name="P16">}</text:p>
      <text:p text:style-name="P16"/>
      <text:p text:style-name="P1">* Write a C program to check whether a character is uppercase or lowercase alphabet.</text:p>
      <text:p text:style-name="P16">Source Code :</text:p>
      <text:p text:style-name="P16">#include &lt;stdio.h&gt;</text:p>
      <text:p text:style-name="P16">#include &lt;conio.h&gt;</text:p>
      <text:p text:style-name="P16">void main()</text:p>
      <text:p text:style-name="P16">{</text:p>
      <text:p text:style-name="P16"><text:s text:c="4"/>char ch;</text:p>
      <text:p text:style-name="P16"><text:s text:c="4"/>/* Input character from user */</text:p>
      <text:p text:style-name="P16"><text:s text:c="4"/>printf("Enter any character: ");</text:p>
      <text:p text:style-name="P16"><text:s text:c="4"/>scanf("%c", &amp;ch);</text:p>
      <text:p text:style-name="P16"><text:s text:c="4"/>if(ch &gt;= 'A' &amp;&amp; ch &lt;= 'Z')</text:p>
      <text:p text:style-name="P16"><text:s text:c="4"/>{</text:p>
      <text:p text:style-name="P16"><text:s text:c="8"/>printf("'%c' is uppercase alphabet.", ch);</text:p>
      <text:p text:style-name="P16"><text:s text:c="4"/>}</text:p>
      <text:p text:style-name="P16"><text:s text:c="4"/>else if(ch &gt;= 'a' &amp;&amp; ch &lt;= 'z')</text:p>
      <text:p text:style-name="P16"><text:s text:c="4"/>{</text:p>
      <text:p text:style-name="P16"><text:s text:c="8"/>printf("'%c' is lowercase alphabet.", ch);</text:p>
      <text:p text:style-name="P16"><text:s text:c="4"/>}</text:p>
      <text:p text:style-name="P16"><text:s text:c="4"/>else</text:p>
      <text:p text:style-name="P16"><text:s text:c="4"/>{</text:p>
      <text:p text:style-name="P16"><text:s text:c="8"/>printf("'%c' is not an alphabet.", ch);</text:p>
      <text:p text:style-name="P16"><text:s text:c="4"/>}</text:p>
      <text:p text:style-name="P16"><text:s text:c="4"/>getch();</text:p>
      <text:p text:style-name="P16">}</text:p>
      <text:p text:style-name="P16"/>
      <text:p text:style-name="P1">* Write a C program to input week number and print week day.</text:p>
      <text:p text:style-name="P16">Source Code :</text:p>
      <text:p text:style-name="P17">#include &lt;stdio.h&gt;</text:p>
      <text:p text:style-name="P17">#include &lt;conio.h&gt;</text:p>
      <text:p text:style-name="P17">void main()</text:p>
      <text:p text:style-name="P17">{</text:p>
      <text:p text:style-name="P17"><text:s text:c="4"/>int week;</text:p>
      <text:p text:style-name="P17"><text:s text:c="4"/>/* Input week number from user */</text:p>
      <text:p text:style-name="P17"><text:s text:c="4"/>printf("Enter week number (1-7): ");</text:p>
      <text:p text:style-name="P17"><text:s text:c="4"/>scanf("%d", &amp;week);</text:p>
      <text:p text:style-name="P17"><text:s text:c="4"/>if(week == 1)</text:p>
      <text:p text:style-name="P17"><text:s text:c="4"/>{</text:p>
      <text:p text:style-name="P17"><text:s text:c="8"/>printf("Monday");</text:p>
      <text:p text:style-name="P17"><text:s text:c="4"/>}</text:p>
      <text:p text:style-name="P17"><text:soft-page-break/><text:s text:c="4"/>else if(week == 2)</text:p>
      <text:p text:style-name="P17"><text:s text:c="4"/>{</text:p>
      <text:p text:style-name="P17"><text:s text:c="8"/>printf("Tuesday");</text:p>
      <text:p text:style-name="P17"><text:s text:c="4"/>}</text:p>
      <text:p text:style-name="P17"><text:s text:c="4"/>else if(week == 3)</text:p>
      <text:p text:style-name="P17"><text:s text:c="4"/>{</text:p>
      <text:p text:style-name="P17"><text:s text:c="8"/>printf("Wednesday");</text:p>
      <text:p text:style-name="P17"><text:s text:c="4"/>}</text:p>
      <text:p text:style-name="P17"><text:s text:c="4"/>else if(week == 4)</text:p>
      <text:p text:style-name="P17"><text:s text:c="4"/>{</text:p>
      <text:p text:style-name="P17"><text:s text:c="8"/>printf("Thursday");</text:p>
      <text:p text:style-name="P17"><text:s text:c="4"/>}</text:p>
      <text:p text:style-name="P17"><text:s text:c="4"/>else if(week == 5)</text:p>
      <text:p text:style-name="P17"><text:s text:c="4"/>{</text:p>
      <text:p text:style-name="P17"><text:s text:c="8"/>printf("Friday");</text:p>
      <text:p text:style-name="P17"><text:s text:c="4"/>}</text:p>
      <text:p text:style-name="P17"><text:s text:c="4"/>else if(week == 6)</text:p>
      <text:p text:style-name="P17"><text:s text:c="4"/>{</text:p>
      <text:p text:style-name="P17"><text:s text:c="8"/>printf("Saturday");</text:p>
      <text:p text:style-name="P17"><text:s text:c="4"/>}</text:p>
      <text:p text:style-name="P17"><text:s text:c="4"/>else if(week == 7)</text:p>
      <text:p text:style-name="P17"><text:s text:c="4"/>{</text:p>
      <text:p text:style-name="P17"><text:s text:c="8"/>printf("Sunday");</text:p>
      <text:p text:style-name="P17"><text:s text:c="4"/>}</text:p>
      <text:p text:style-name="P17"><text:s text:c="4"/>else</text:p>
      <text:p text:style-name="P17"><text:s text:c="4"/>{</text:p>
      <text:p text:style-name="P17"><text:s text:c="8"/>printf("Invalid Input! Please enter week number between 1-7.");</text:p>
      <text:p text:style-name="P17"><text:s text:c="4"/>}</text:p>
      <text:p text:style-name="P17"><text:s text:c="4"/>getch();</text:p>
      <text:p text:style-name="P17">}</text:p>
      <text:p text:style-name="P16"/>
      <text:p text:style-name="P1">* Write a C program to input month number and print number of days in that month.</text:p>
      <text:p text:style-name="P16">Source Code :</text:p>
      <text:p text:style-name="P17">#include &lt;stdio.h&gt;</text:p>
      <text:p text:style-name="P17">#include &lt;conio.h&gt;</text:p>
      <text:p text:style-name="P17">void main()</text:p>
      <text:p text:style-name="P17">{</text:p>
      <text:p text:style-name="P17"><text:s text:c="4"/>int month;</text:p>
      <text:p text:style-name="P17"><text:s text:c="4"/>/* Input month number from user */</text:p>
      <text:p text:style-name="P17"><text:s text:c="4"/>printf("Enter month number (1-12): ");</text:p>
      <text:p text:style-name="P17"><text:s text:c="4"/>scanf("%d", &amp;month);</text:p>
      <text:p text:style-name="P17"><text:s text:c="4"/>if(month == 1)</text:p>
      <text:p text:style-name="P17"><text:s text:c="4"/>{</text:p>
      <text:p text:style-name="P17"><text:s text:c="8"/>printf("31 days");</text:p>
      <text:p text:style-name="P17"><text:s text:c="4"/>}</text:p>
      <text:p text:style-name="P17"><text:s text:c="4"/>else if(month == 2)</text:p>
      <text:p text:style-name="P17"><text:s text:c="4"/>{</text:p>
      <text:p text:style-name="P17"><text:s text:c="8"/>printf("28 or 29 days");</text:p>
      <text:p text:style-name="P17"><text:s text:c="4"/>}</text:p>
      <text:p text:style-name="P17"><text:s text:c="4"/>else if(month == 3)</text:p>
      <text:p text:style-name="P17"><text:s text:c="4"/>{</text:p>
      <text:p text:style-name="P17"><text:s text:c="8"/>printf("31 days");</text:p>
      <text:p text:style-name="P17"><text:soft-page-break/><text:s text:c="4"/>}</text:p>
      <text:p text:style-name="P17"><text:s text:c="4"/>else if(month == 4)</text:p>
      <text:p text:style-name="P17"><text:s text:c="4"/>{</text:p>
      <text:p text:style-name="P17"><text:s text:c="8"/>printf("30 days");</text:p>
      <text:p text:style-name="P17"><text:s text:c="4"/>}</text:p>
      <text:p text:style-name="P17"><text:s text:c="4"/>else if(month == 5)</text:p>
      <text:p text:style-name="P17"><text:s text:c="4"/>{</text:p>
      <text:p text:style-name="P17"><text:s text:c="8"/>printf("31 days");</text:p>
      <text:p text:style-name="P17"><text:s text:c="4"/>}</text:p>
      <text:p text:style-name="P17"><text:s text:c="4"/>else if(month == 6)</text:p>
      <text:p text:style-name="P17"><text:s text:c="4"/>{</text:p>
      <text:p text:style-name="P17"><text:s text:c="8"/>printf("30 days");</text:p>
      <text:p text:style-name="P17"><text:s text:c="4"/>}</text:p>
      <text:p text:style-name="P17"><text:s text:c="4"/>else if(month == 7)</text:p>
      <text:p text:style-name="P17"><text:s text:c="4"/>{</text:p>
      <text:p text:style-name="P17"><text:s text:c="8"/>printf("31 days");</text:p>
      <text:p text:style-name="P17"><text:s text:c="4"/>}</text:p>
      <text:p text:style-name="P17"><text:s text:c="4"/>else if(month == 8)</text:p>
      <text:p text:style-name="P17"><text:s text:c="4"/>{</text:p>
      <text:p text:style-name="P17"><text:s text:c="8"/>printf("31 days");</text:p>
      <text:p text:style-name="P17"><text:s text:c="4"/>}</text:p>
      <text:p text:style-name="P17"><text:s text:c="4"/>else if(month == 9)</text:p>
      <text:p text:style-name="P17"><text:s text:c="4"/>{</text:p>
      <text:p text:style-name="P17"><text:s text:c="8"/>printf("30 days");</text:p>
      <text:p text:style-name="P17"><text:s text:c="4"/>}</text:p>
      <text:p text:style-name="P17"><text:s text:c="4"/>else if(month == 10)</text:p>
      <text:p text:style-name="P17"><text:s text:c="4"/>{</text:p>
      <text:p text:style-name="P17"><text:s text:c="8"/>printf("31 days");</text:p>
      <text:p text:style-name="P17"><text:s text:c="4"/>}</text:p>
      <text:p text:style-name="P17"><text:s text:c="4"/>else if(month == 11)</text:p>
      <text:p text:style-name="P17"><text:s text:c="4"/>{</text:p>
      <text:p text:style-name="P17"><text:s text:c="8"/>printf("30 days");</text:p>
      <text:p text:style-name="P17"><text:s text:c="4"/>}</text:p>
      <text:p text:style-name="P17"><text:s text:c="4"/>else if(month == 12)</text:p>
      <text:p text:style-name="P17"><text:s text:c="4"/>{</text:p>
      <text:p text:style-name="P17"><text:s text:c="8"/>printf("31 days");</text:p>
      <text:p text:style-name="P17"><text:s text:c="4"/>}</text:p>
      <text:p text:style-name="P17"><text:s text:c="4"/>else</text:p>
      <text:p text:style-name="P17"><text:s text:c="4"/>{</text:p>
      <text:p text:style-name="P17"><text:s text:c="8"/>printf("Invalid input! Please enter month number between (1-12).");</text:p>
      <text:p text:style-name="P17"><text:s text:c="4"/>}</text:p>
      <text:p text:style-name="P17"><text:s text:c="4"/>getch();</text:p>
      <text:p text:style-name="P17">}</text:p>
      <text:p text:style-name="P16"/>
      <text:p text:style-name="P1">* Write a C program to count total number of notes in given amount.</text:p>
      <text:p text:style-name="P16">Source Code :</text:p>
      <text:p text:style-name="P17">#include &lt;stdio.h&gt;</text:p>
      <text:p text:style-name="P17">#include &lt;conio.h&gt;</text:p>
      <text:p text:style-name="P17">void main()</text:p>
      <text:p text:style-name="P17">{</text:p>
      <text:p text:style-name="P17"><text:s text:c="4"/>int amount;</text:p>
      <text:p text:style-name="P17"><text:s text:c="4"/>int note500, note100, note50, note20, note10, note5, note2, note1;</text:p>
      <text:p text:style-name="P17"><text:soft-page-break/><text:s text:c="4"/>/* Initialize all notes to 0 */</text:p>
      <text:p text:style-name="P17"><text:s text:c="4"/>note500 = note100 = note50 = note20 = note10 = note5 = note2 = note1 = 0;</text:p>
      <text:p text:style-name="P17"><text:s text:c="4"/>/* Input amount from user */</text:p>
      <text:p text:style-name="P17"><text:s text:c="4"/>printf("Enter amount: ");</text:p>
      <text:p text:style-name="P17"><text:s text:c="4"/>scanf("%d", &amp;amount);</text:p>
      <text:p text:style-name="P17"><text:s text:c="4"/>if(amount &gt;= 500)</text:p>
      <text:p text:style-name="P17"><text:s text:c="4"/>{</text:p>
      <text:p text:style-name="P17"><text:s text:c="8"/>note500 = amount/500;</text:p>
      <text:p text:style-name="P17"><text:s text:c="8"/>amount -= note500 * 500;</text:p>
      <text:p text:style-name="P17"><text:s text:c="4"/>}</text:p>
      <text:p text:style-name="P17"><text:s text:c="4"/>if(amount &gt;= 100)</text:p>
      <text:p text:style-name="P17"><text:s text:c="4"/>{</text:p>
      <text:p text:style-name="P17"><text:s text:c="8"/>note100 = amount/100;</text:p>
      <text:p text:style-name="P17"><text:s text:c="8"/>amount -= note100 * 100;</text:p>
      <text:p text:style-name="P17"><text:s text:c="4"/>}</text:p>
      <text:p text:style-name="P17"><text:s text:c="4"/>if(amount &gt;= 50)</text:p>
      <text:p text:style-name="P17"><text:s text:c="4"/>{</text:p>
      <text:p text:style-name="P17"><text:s text:c="8"/>note50 = amount/50;</text:p>
      <text:p text:style-name="P17"><text:s text:c="8"/>amount -= note50 * 50;</text:p>
      <text:p text:style-name="P17"><text:s text:c="4"/>}</text:p>
      <text:p text:style-name="P17"><text:s text:c="4"/>if(amount &gt;= 20)</text:p>
      <text:p text:style-name="P17"><text:s text:c="4"/>{</text:p>
      <text:p text:style-name="P17"><text:s text:c="8"/>note20 = amount/20;</text:p>
      <text:p text:style-name="P17"><text:s text:c="8"/>amount -= note20 * 20;</text:p>
      <text:p text:style-name="P17"><text:s text:c="4"/>}</text:p>
      <text:p text:style-name="P17"><text:s text:c="4"/>if(amount &gt;= 10)</text:p>
      <text:p text:style-name="P17"><text:s text:c="4"/>{</text:p>
      <text:p text:style-name="P17"><text:s text:c="8"/>note10 = amount/10;</text:p>
      <text:p text:style-name="P17"><text:s text:c="8"/>amount -= note10 * 10;</text:p>
      <text:p text:style-name="P17"><text:s text:c="4"/>}</text:p>
      <text:p text:style-name="P17"><text:s text:c="4"/>if(amount &gt;= 5)</text:p>
      <text:p text:style-name="P17"><text:s text:c="4"/>{</text:p>
      <text:p text:style-name="P17"><text:s text:c="8"/>note5 = amount/5;</text:p>
      <text:p text:style-name="P17"><text:s text:c="8"/>amount -= note5 * 5;</text:p>
      <text:p text:style-name="P17"><text:s text:c="4"/>}</text:p>
      <text:p text:style-name="P17"><text:s text:c="4"/>if(amount &gt;= 2)</text:p>
      <text:p text:style-name="P17"><text:s text:c="4"/>{</text:p>
      <text:p text:style-name="P17"><text:s text:c="8"/>note2 = amount /2;</text:p>
      <text:p text:style-name="P17"><text:s text:c="8"/>amount -= note2 * 2;</text:p>
      <text:p text:style-name="P17"><text:s text:c="4"/>}</text:p>
      <text:p text:style-name="P17"><text:s text:c="4"/>if(amount &gt;= 1)</text:p>
      <text:p text:style-name="P17"><text:s text:c="4"/>{</text:p>
      <text:p text:style-name="P17"><text:s text:c="8"/>note1 = amount;</text:p>
      <text:p text:style-name="P17"><text:s text:c="4"/>}</text:p>
      <text:p text:style-name="P17"><text:s text:c="4"/>/* Print required notes */</text:p>
      <text:p text:style-name="P17"><text:s text:c="4"/>printf("Total number of notes = \n");</text:p>
      <text:p text:style-name="P17"><text:s text:c="4"/>printf("500 = %d\n", note500);</text:p>
      <text:p text:style-name="P17"><text:s text:c="4"/>printf("100 = %d\n", note100);</text:p>
      <text:p text:style-name="P17"><text:s text:c="4"/>printf("50 = %d\n", note50);</text:p>
      <text:p text:style-name="P17"><text:s text:c="4"/>printf("20 = %d\n", note20);</text:p>
      <text:p text:style-name="P17"><text:s text:c="4"/>printf("10 = %d\n", note10);</text:p>
      <text:p text:style-name="P17"><text:s text:c="4"/>printf("5 = %d\n", note5);</text:p>
      <text:p text:style-name="P17"><text:soft-page-break/><text:s text:c="4"/>printf("2 = %d\n", note2);</text:p>
      <text:p text:style-name="P17"><text:s text:c="4"/>printf("1 = %d\n", note1);</text:p>
      <text:p text:style-name="P17"><text:s text:c="4"/>getch();</text:p>
      <text:p text:style-name="P17">}</text:p>
      <text:p text:style-name="P16"/>
      <text:p text:style-name="P1">* Write a C program to input angles of a triangle and check whether triangle is valid or not.</text:p>
      <text:p text:style-name="P16">Source Code :</text:p>
      <text:p text:style-name="P17">#include &lt;stdio.h&gt;</text:p>
      <text:p text:style-name="P17">#include &lt;conio.h&gt;</text:p>
      <text:p text:style-name="P17">void main()</text:p>
      <text:p text:style-name="P17">{</text:p>
      <text:p text:style-name="P17"><text:s text:c="4"/>int angle1, angle2, angle3, sum;</text:p>
      <text:p text:style-name="P17"><text:s text:c="4"/>/* Input all three angles of triangle */</text:p>
      <text:p text:style-name="P17"><text:s text:c="4"/>printf("Enter three angles of triangle: \n");</text:p>
      <text:p text:style-name="P17"><text:s text:c="4"/>scanf("%d%d%d", &amp;angle1, &amp;angle2, &amp;angle3);</text:p>
      <text:p text:style-name="P17"><text:s text:c="4"/>/* Calculate sum of angles */</text:p>
      <text:p text:style-name="P17"><text:s text:c="4"/>sum = angle1 + angle2 + angle3; </text:p>
      <text:p text:style-name="P17"><text:s text:c="4"/>/*</text:p>
      <text:p text:style-name="P17"><text:s text:c="5"/>* If sum of angles is 180 and</text:p>
      <text:p text:style-name="P17"><text:s text:c="5"/>* angle1, angle2, angle3 is not 0 then</text:p>
      <text:p text:style-name="P17"><text:s text:c="5"/>* triangle is valid.</text:p>
      <text:p text:style-name="P17"><text:s text:c="5"/>*/</text:p>
      <text:p text:style-name="P17"><text:s text:c="4"/>if(sum == 180 &amp;&amp; angle1 != 0 &amp;&amp; angle2 != 0 &amp;&amp; angle3 != 0) </text:p>
      <text:p text:style-name="P17"><text:s text:c="4"/>{</text:p>
      <text:p text:style-name="P17"><text:s text:c="8"/>printf("Triangle is valid.");</text:p>
      <text:p text:style-name="P17"><text:s text:c="4"/>}</text:p>
      <text:p text:style-name="P17"><text:s text:c="4"/>else</text:p>
      <text:p text:style-name="P17"><text:s text:c="4"/>{</text:p>
      <text:p text:style-name="P17"><text:s text:c="8"/>printf("Triangle is not valid.");</text:p>
      <text:p text:style-name="P17"><text:s text:c="4"/>}</text:p>
      <text:p text:style-name="P17"><text:s text:c="4"/>getch();</text:p>
      <text:p text:style-name="P17">}</text:p>
      <text:p text:style-name="P16"/>
      <text:p text:style-name="P1">* Write a C program to input all sides of a triangle and check whether triangle is valid or not.</text:p>
      <text:p text:style-name="P16">Source Code :</text:p>
      <text:p text:style-name="P18">#include &lt;stdio.h&gt;</text:p>
      <text:p text:style-name="P18">#include &lt;conio.h&gt;</text:p>
      <text:p text:style-name="P18">void main()</text:p>
      <text:p text:style-name="P18">{</text:p>
      <text:p text:style-name="P18"><text:s text:c="4"/>int side1, side2, side3;</text:p>
      <text:p text:style-name="P18"><text:s text:c="4"/>/* Input three sides of a triangle */</text:p>
      <text:p text:style-name="P18"><text:s text:c="4"/>printf("Enter three sides of triangle: \n");</text:p>
      <text:p text:style-name="P18"><text:s text:c="4"/>scanf("%d%d%d", &amp;side1, &amp;side2, &amp;side3);</text:p>
      <text:p text:style-name="P18"><text:s text:c="4"/>if((side1 + side2) &gt; side3)</text:p>
      <text:p text:style-name="P18"><text:s text:c="4"/>{</text:p>
      <text:p text:style-name="P18"><text:s text:c="8"/>if((side2 + side3) &gt; side1)</text:p>
      <text:p text:style-name="P18"><text:s text:c="8"/>{</text:p>
      <text:p text:style-name="P18"><text:s text:c="12"/>if((side1 + side3) &gt; side2) </text:p>
      <text:p text:style-name="P18"><text:s text:c="12"/>{</text:p>
      <text:p text:style-name="P18"><text:s text:c="16"/>/*</text:p>
      <text:p text:style-name="P18"><text:s text:c="17"/>* If side1 + side2 &gt; side3 and</text:p>
      <text:p text:style-name="P18"><text:s text:c="17"/>* <text:s text:c="3"/>side2 + side3 &gt; side1 and</text:p>
      <text:p text:style-name="P18"><text:soft-page-break/><text:s text:c="17"/>* <text:s text:c="3"/>side1 + side3 &gt; side2 then</text:p>
      <text:p text:style-name="P18"><text:s text:c="17"/>* the triangle is valid.</text:p>
      <text:p text:style-name="P18"><text:s text:c="17"/>*/</text:p>
      <text:p text:style-name="P18"><text:s text:c="16"/>printf("Triangle is valid.");</text:p>
      <text:p text:style-name="P18"><text:s text:c="12"/>}</text:p>
      <text:p text:style-name="P18"><text:s text:c="12"/>else</text:p>
      <text:p text:style-name="P18"><text:s text:c="12"/>{</text:p>
      <text:p text:style-name="P18"><text:s text:c="16"/>printf("Triangle is not valid.");</text:p>
      <text:p text:style-name="P18"><text:s text:c="12"/>}</text:p>
      <text:p text:style-name="P18"><text:s text:c="8"/>}</text:p>
      <text:p text:style-name="P18"><text:s text:c="8"/>else</text:p>
      <text:p text:style-name="P18"><text:s text:c="8"/>{</text:p>
      <text:p text:style-name="P18"><text:s text:c="12"/>printf("Triangle is not valid.");</text:p>
      <text:p text:style-name="P18"><text:s text:c="8"/>}</text:p>
      <text:p text:style-name="P18"><text:s text:c="4"/>}</text:p>
      <text:p text:style-name="P18"><text:s text:c="4"/>else</text:p>
      <text:p text:style-name="P18"><text:s text:c="4"/>{</text:p>
      <text:p text:style-name="P18"><text:s text:c="8"/>printf("Triangle is not valid.");</text:p>
      <text:p text:style-name="P18"><text:s text:c="4"/>}</text:p>
      <text:p text:style-name="P18"><text:s text:c="4"/>getch();</text:p>
      <text:p text:style-name="P18">}</text:p>
      <text:p text:style-name="P16"/>
      <text:p text:style-name="P1">* Write a C program to check whether the triangle is equilateral, isosceles or scalene triangle.</text:p>
      <text:p text:style-name="P16">Source Code :</text:p>
      <text:p text:style-name="P19">#include &lt;stdio.h&gt;</text:p>
      <text:p text:style-name="P19">#include &lt;conio.h&gt;</text:p>
      <text:p text:style-name="P19">void main()</text:p>
      <text:p text:style-name="P19">{</text:p>
      <text:p text:style-name="P19"><text:s text:c="4"/>int side1, side2, side3;</text:p>
      <text:p text:style-name="P19"><text:s text:c="4"/>/* Input sides of a triangle */</text:p>
      <text:p text:style-name="P19"><text:s text:c="4"/>printf("Enter three sides of triangle: ");</text:p>
      <text:p text:style-name="P19"><text:s text:c="4"/>scanf("%d%d%d", &amp;side1, &amp;side2, &amp;side3);</text:p>
      <text:p text:style-name="P19"><text:s text:c="4"/>if(side1==side2 &amp;&amp; side2==side3) </text:p>
      <text:p text:style-name="P19"><text:s text:c="4"/>{</text:p>
      <text:p text:style-name="P19"><text:s text:c="8"/>/* If all sides are equal */</text:p>
      <text:p text:style-name="P19"><text:s text:c="8"/>printf("Equilateral triangle.");</text:p>
      <text:p text:style-name="P19"><text:s text:c="4"/>}</text:p>
      <text:p text:style-name="P19"><text:s text:c="4"/>else if(side1==side2 || side1==side3 || side2==side3) </text:p>
      <text:p text:style-name="P19"><text:s text:c="4"/>{</text:p>
      <text:p text:style-name="P19"><text:s text:c="8"/>/* If any two sides are equal */</text:p>
      <text:p text:style-name="P19"><text:s text:c="8"/>printf("Isosceles triangle.");</text:p>
      <text:p text:style-name="P19"><text:s text:c="4"/>}</text:p>
      <text:p text:style-name="P19"><text:s text:c="4"/>else </text:p>
      <text:p text:style-name="P19"><text:s text:c="4"/>{</text:p>
      <text:p text:style-name="P19"><text:s text:c="8"/>/* If none sides are equal */</text:p>
      <text:p text:style-name="P19"><text:s text:c="8"/>printf("Scalene triangle.");</text:p>
      <text:p text:style-name="P19"><text:s text:c="4"/>}</text:p>
      <text:p text:style-name="P19"><text:s text:c="4"/>getch();</text:p>
      <text:p text:style-name="P19">}</text:p>
      <text:p text:style-name="P16"/>
      <text:p text:style-name="P1">* Write a C program to find all roots of a quadratic equation.</text:p>
      <text:p text:style-name="P16">Source Code :</text:p>
      <text:p text:style-name="P19"><text:soft-page-break/>#include &lt;stdio.h&gt;</text:p>
      <text:p text:style-name="P19">#include &lt;conio.h&gt;</text:p>
      <text:p text:style-name="P19">void main()</text:p>
      <text:p text:style-name="P19">{</text:p>
      <text:p text:style-name="P19"><text:s text:c="4"/>float a, b, c;</text:p>
      <text:p text:style-name="P19"><text:s text:c="4"/>float root1, root2, imaginary;</text:p>
      <text:p text:style-name="P19"><text:s text:c="4"/>float discriminant;</text:p>
      <text:p text:style-name="P19"><text:s text:c="4"/>printf("Enter values of a, b, c of quadratic equation (aX^2 + bX + c): ");</text:p>
      <text:p text:style-name="P19"><text:s text:c="4"/>scanf("%f%f%f", &amp;a, &amp;b, &amp;c);</text:p>
      <text:p text:style-name="P19"><text:s text:c="4"/>/* Find discriminant of the equation */</text:p>
      <text:p text:style-name="P19"><text:s text:c="4"/>discriminant = (b * b) - (4 * a * c);</text:p>
      <text:p text:style-name="P19"><text:s text:c="4"/>/* Find the nature of discriminant */</text:p>
      <text:p text:style-name="P19"><text:s text:c="4"/>if(discriminant &gt; 0)</text:p>
      <text:p text:style-name="P19"><text:s text:c="4"/>{</text:p>
      <text:p text:style-name="P19"><text:s text:c="8"/>root1 = (-b + sqrt(discriminant)) / (2*a);</text:p>
      <text:p text:style-name="P19"><text:s text:c="8"/>root2 = (-b - sqrt(discriminant)) / (2*a);</text:p>
      <text:p text:style-name="P19"/>
      <text:p text:style-name="P19"><text:s text:c="8"/>printf("Two distinct and real roots exists: %.2f and %.2f", root1, root2);</text:p>
      <text:p text:style-name="P19"><text:s text:c="4"/>}</text:p>
      <text:p text:style-name="P19"><text:s text:c="4"/>else if(discriminant == 0)</text:p>
      <text:p text:style-name="P19"><text:s text:c="4"/>{</text:p>
      <text:p text:style-name="P19"><text:s text:c="8"/>root1 = root2 = -b / (2 * a);</text:p>
      <text:p text:style-name="P19"/>
      <text:p text:style-name="P19"><text:s text:c="8"/>printf("Two equal and real roots exists: %.2f and %.2f", root1, root2);</text:p>
      <text:p text:style-name="P19"><text:s text:c="4"/>}</text:p>
      <text:p text:style-name="P19"><text:s text:c="4"/>else if(discriminant &lt; 0)</text:p>
      <text:p text:style-name="P19"><text:s text:c="4"/>{</text:p>
      <text:p text:style-name="P19"><text:s text:c="8"/>root1 = root2 = -b / (2 * a);</text:p>
      <text:p text:style-name="P19"><text:s text:c="8"/>imaginary = sqrt(-discriminant) / (2 * a);</text:p>
      <text:p text:style-name="P19"/>
      <text:p text:style-name="P19"><text:s text:c="8"/>printf("Two distinct complex roots exists: %.2f + i%.2f and %.2f - i%.2f", </text:p>
      <text:p text:style-name="P19"><text:s text:c="16"/>root1, imaginary, root2, imaginary);</text:p>
      <text:p text:style-name="P19"><text:s text:c="4"/>}</text:p>
      <text:p text:style-name="P19"><text:s text:c="4"/>getch();</text:p>
      <text:p text:style-name="P19">}</text:p>
      <text:p text:style-name="P16"/>
      <text:p text:style-name="P1">* Write a C program to calculate profit or loss.</text:p>
      <text:p text:style-name="P16">Source Code :</text:p>
      <text:p text:style-name="P19">#include &lt;stdio.h&gt;</text:p>
      <text:p text:style-name="P19">#include &lt;conio.h&gt;</text:p>
      <text:p text:style-name="P19">void main()</text:p>
      <text:p text:style-name="P19">{</text:p>
      <text:p text:style-name="P19"><text:s text:c="4"/>int cp,sp, amt; </text:p>
      <text:p text:style-name="P19"><text:s text:c="4"/>/* Input cost price and selling price of a product */</text:p>
      <text:p text:style-name="P19"><text:s text:c="4"/>printf("Enter cost price: ");</text:p>
      <text:p text:style-name="P19"><text:s text:c="4"/>scanf("%d", &amp;cp);</text:p>
      <text:p text:style-name="P19"><text:s text:c="4"/>printf("Enter selling price: ");</text:p>
      <text:p text:style-name="P19"><text:s text:c="4"/>scanf("%d", &amp;sp);</text:p>
      <text:p text:style-name="P19"><text:s text:c="4"/>if(sp &gt; cp)</text:p>
      <text:p text:style-name="P19"><text:s text:c="4"/>{</text:p>
      <text:p text:style-name="P19"><text:s text:c="8"/>/* Calculate Profit */</text:p>
      <text:p text:style-name="P19"><text:s text:c="8"/>amt = sp - cp;</text:p>
      <text:p text:style-name="P19"><text:soft-page-break/><text:s text:c="8"/>printf("Profit = %d", amt);</text:p>
      <text:p text:style-name="P19"><text:s text:c="4"/>}</text:p>
      <text:p text:style-name="P19"><text:s text:c="4"/>else if(cp &gt; sp)</text:p>
      <text:p text:style-name="P19"><text:s text:c="4"/>{</text:p>
      <text:p text:style-name="P19"><text:s text:c="8"/>/* Calculate Loss */</text:p>
      <text:p text:style-name="P19"><text:s text:c="8"/>amt = cp - sp;</text:p>
      <text:p text:style-name="P19"><text:s text:c="8"/>printf("Loss = %d", amt);</text:p>
      <text:p text:style-name="P19"><text:s text:c="4"/>}</text:p>
      <text:p text:style-name="P19"><text:s text:c="4"/>else</text:p>
      <text:p text:style-name="P19"><text:s text:c="4"/>{</text:p>
      <text:p text:style-name="P19"><text:s text:c="8"/>/* Neither profit nor loss */</text:p>
      <text:p text:style-name="P19"><text:s text:c="8"/>printf("No Profit No Loss.");</text:p>
      <text:p text:style-name="P19"><text:s text:c="4"/>}</text:p>
      <text:p text:style-name="P19"><text:s text:c="4"/>getch();</text:p>
      <text:p text:style-name="P19">}</text:p>
      <text:p text:style-name="P16"/>
      <text:p text:style-name="P2">* Write a C program to input marks of five subjects Physics, Chemistry, Biology,</text:p>
      <text:p text:style-name="P2"><text:s/>Mathematics and Computer. Calculate percentage and grade according to following:</text:p>
      <text:p text:style-name="P1"><text:tab/>Percentage &gt;= 90% : Grade A</text:p>
      <text:p text:style-name="P1"><text:tab/>Percentage &gt;= 80% : Grade B</text:p>
      <text:p text:style-name="P1"><text:tab/>Percentage &gt;= 70% : Grade C</text:p>
      <text:p text:style-name="P1"><text:tab/>Percentage &gt;= 60% : Grade D</text:p>
      <text:p text:style-name="P1"><text:tab/>Percentage &gt;= 40% : Grade E</text:p>
      <text:p text:style-name="P1"><text:tab/>Percentage &lt; 40% : Grade F</text:p>
      <text:p text:style-name="P16">Source Code :</text:p>
      <text:p text:style-name="P19">#include &lt;stdio.h&gt;</text:p>
      <text:p text:style-name="P19">#include &lt;conio.h&gt;</text:p>
      <text:p text:style-name="P19">void main()</text:p>
      <text:p text:style-name="P19">{</text:p>
      <text:p text:style-name="P19"><text:s text:c="4"/>int phy, chem, bio, math, comp; </text:p>
      <text:p text:style-name="P19"><text:s text:c="4"/>float per; </text:p>
      <text:p text:style-name="P19"><text:s text:c="4"/>/* Input marks of five subjects from user */</text:p>
      <text:p text:style-name="P19"><text:s text:c="4"/>printf("Enter five subjects marks: ");</text:p>
      <text:p text:style-name="P19"><text:s text:c="4"/>scanf("%d%d%d%d%d", &amp;phy, &amp;chem, &amp;bio, &amp;math, &amp;comp);</text:p>
      <text:p text:style-name="P19"><text:s text:c="4"/>/* Calculate percentage */</text:p>
      <text:p text:style-name="P19"><text:s text:c="4"/>per = (phy + chem + bio + math + comp) / 5.0;</text:p>
      <text:p text:style-name="P19"><text:s text:c="4"/>printf("Percentage = %.2f\n", per);</text:p>
      <text:p text:style-name="P19"><text:s text:c="4"/>/* Find grade according to the percentage */</text:p>
      <text:p text:style-name="P19"><text:s text:c="4"/>if(per &gt;= 90)</text:p>
      <text:p text:style-name="P19"><text:s text:c="4"/>{</text:p>
      <text:p text:style-name="P19"><text:s text:c="8"/>printf("Grade A");</text:p>
      <text:p text:style-name="P19"><text:s text:c="4"/>}</text:p>
      <text:p text:style-name="P19"><text:s text:c="4"/>else if(per &gt;= 80)</text:p>
      <text:p text:style-name="P19"><text:s text:c="4"/>{</text:p>
      <text:p text:style-name="P19"><text:s text:c="8"/>printf("Grade B");</text:p>
      <text:p text:style-name="P19"><text:s text:c="4"/>}</text:p>
      <text:p text:style-name="P19"><text:s text:c="4"/>else if(per &gt;= 70)</text:p>
      <text:p text:style-name="P19"><text:s text:c="4"/>{</text:p>
      <text:p text:style-name="P19"><text:s text:c="8"/>printf("Grade C");</text:p>
      <text:p text:style-name="P19"><text:s text:c="4"/>}</text:p>
      <text:p text:style-name="P19"><text:s text:c="4"/>else if(per &gt;= 60)</text:p>
      <text:p text:style-name="P19"><text:s text:c="4"/>{</text:p>
      <text:p text:style-name="P19"><text:soft-page-break/><text:s text:c="8"/>printf("Grade D");</text:p>
      <text:p text:style-name="P19"><text:s text:c="4"/>}</text:p>
      <text:p text:style-name="P19"><text:s text:c="4"/>else if(per &gt;= 40)</text:p>
      <text:p text:style-name="P19"><text:s text:c="4"/>{</text:p>
      <text:p text:style-name="P19"><text:s text:c="8"/>printf("Grade E");</text:p>
      <text:p text:style-name="P19"><text:s text:c="4"/>}</text:p>
      <text:p text:style-name="P19"><text:s text:c="4"/>else</text:p>
      <text:p text:style-name="P19"><text:s text:c="4"/>{</text:p>
      <text:p text:style-name="P19"><text:s text:c="8"/>printf("Grade F");</text:p>
      <text:p text:style-name="P19"><text:s text:c="4"/>}</text:p>
      <text:p text:style-name="P19"><text:s text:c="4"/>getch();</text:p>
      <text:p text:style-name="P19">}</text:p>
      <text:p text:style-name="P16"/>
      <text:p text:style-name="P1">* Write a C program to input basic salary of an employee and calculate its Gross salary according to following:</text:p>
      <text:p text:style-name="P1"><text:tab/>Basic Salary &lt;= 10000 : HRA = 20%, DA = 80%</text:p>
      <text:p text:style-name="P1"><text:tab/>Basic Salary &lt;= 20000 : HRA = 25%, DA = 90%</text:p>
      <text:p text:style-name="P1"><text:tab/>Basic Salary &gt; 20000 : HRA = 30%, DA = 95%</text:p>
      <text:p text:style-name="P1"><text:span text:style-name="Source_20_Text"><text:span text:style-name="T5">g</text:span></text:span><text:span text:style-name="Source_20_Text">ross_salary = basic_salary + da + hra</text:span><text:span text:style-name="T3">.</text:span></text:p>
      <text:p text:style-name="P16">Source Code :</text:p>
      <text:p text:style-name="P19">#include &lt;stdio.h&gt;</text:p>
      <text:p text:style-name="P19">#include &lt;conio.h&gt;</text:p>
      <text:p text:style-name="P19">void main()</text:p>
      <text:p text:style-name="P19">{</text:p>
      <text:p text:style-name="P19"><text:s text:c="4"/>float basic, gross, da, hra;</text:p>
      <text:p text:style-name="P19"><text:s text:c="4"/>/* Input basic salary of employee */</text:p>
      <text:p text:style-name="P19"><text:s text:c="4"/>printf("Enter basic salary of an employee: ");</text:p>
      <text:p text:style-name="P19"><text:s text:c="4"/>scanf("%f", &amp;basic);</text:p>
      <text:p text:style-name="P19"><text:s text:c="4"/>/* Calculate D.A and H.R.A according to specified conditions */</text:p>
      <text:p text:style-name="P19"><text:s text:c="4"/>if(basic &lt;= 10000)</text:p>
      <text:p text:style-name="P19"><text:s text:c="4"/>{</text:p>
      <text:p text:style-name="P19"><text:s text:c="8"/>da <text:s/>= basic * 0.8;</text:p>
      <text:p text:style-name="P19"><text:s text:c="8"/>hra = basic * 0.2;</text:p>
      <text:p text:style-name="P19"><text:s text:c="4"/>}</text:p>
      <text:p text:style-name="P19"><text:s text:c="4"/>else if(basic &lt;= 20000)</text:p>
      <text:p text:style-name="P19"><text:s text:c="4"/>{</text:p>
      <text:p text:style-name="P19"><text:s text:c="8"/>da <text:s/>= basic * 0.9;</text:p>
      <text:p text:style-name="P19"><text:s text:c="8"/>hra = basic * 0.25;</text:p>
      <text:p text:style-name="P19"><text:s text:c="4"/>}</text:p>
      <text:p text:style-name="P19"><text:s text:c="4"/>else</text:p>
      <text:p text:style-name="P19"><text:s text:c="4"/>{</text:p>
      <text:p text:style-name="P19"><text:s text:c="8"/>da <text:s/>= basic * 0.95;</text:p>
      <text:p text:style-name="P19"><text:s text:c="8"/>hra = basic * 0.3;</text:p>
      <text:p text:style-name="P19"><text:s text:c="4"/>}</text:p>
      <text:p text:style-name="P19"><text:s text:c="4"/>/* Calculate gross salary */</text:p>
      <text:p text:style-name="P19"><text:s text:c="4"/>gross = basic + hra + da;</text:p>
      <text:p text:style-name="P19"><text:s text:c="4"/>printf("GROSS SALARY OF EMPLOYEE = %.2f", gross);</text:p>
      <text:p text:style-name="P19"><text:s text:c="4"/>getch();</text:p>
      <text:p text:style-name="P19">}</text:p>
      <text:p text:style-name="P16"/>
      <text:p text:style-name="P1">* Write a C program to input electricity unit charges and calculate total electricity bill according to the given condition:</text:p>
      <text:p text:style-name="P1"><text:soft-page-break/><text:tab/>For first 50 units Rs. 0.50/unit</text:p>
      <text:p text:style-name="P1"><text:tab/>For next 100 units Rs. 0.75/unit</text:p>
      <text:p text:style-name="P1"><text:tab/>For next 100 units Rs. 1.20/unit</text:p>
      <text:p text:style-name="P1"><text:tab/>For unit above 250 Rs. 1.50/unit</text:p>
      <text:p text:style-name="P1"><text:tab/>An additional surcharge of 20% is added to the bill</text:p>
      <text:p text:style-name="P16">Source Code :</text:p>
      <text:p text:style-name="P19">#include &lt;stdio.h&gt;</text:p>
      <text:p text:style-name="P19">#include &lt;conio.h&gt;</text:p>
      <text:p text:style-name="P19">void main()</text:p>
      <text:p text:style-name="P19">{</text:p>
      <text:p text:style-name="P19"><text:s text:c="4"/>int unit;</text:p>
      <text:p text:style-name="P19"><text:s text:c="4"/>float amt, total_amt, sur_charge;</text:p>
      <text:p text:style-name="P19"><text:s text:c="4"/>/* Input unit consumed from user */</text:p>
      <text:p text:style-name="P19"><text:s text:c="4"/>printf("Enter total units consumed: ");</text:p>
      <text:p text:style-name="P19"><text:s text:c="4"/>scanf("%d", &amp;unit);</text:p>
      <text:p text:style-name="P19"><text:s text:c="4"/>/* Calculate electricity bill according to given conditions */</text:p>
      <text:p text:style-name="P19"><text:s text:c="4"/>if(unit &lt;= 50)</text:p>
      <text:p text:style-name="P19"><text:s text:c="4"/>{</text:p>
      <text:p text:style-name="P19"><text:s text:c="8"/>amt = unit * 0.50;</text:p>
      <text:p text:style-name="P19"><text:s text:c="4"/>}</text:p>
      <text:p text:style-name="P19"><text:s text:c="4"/>else if(unit &lt;= 150)</text:p>
      <text:p text:style-name="P19"><text:s text:c="4"/>{</text:p>
      <text:p text:style-name="P19"><text:s text:c="8"/>amt = 25 + ((unit-50) * 0.75);</text:p>
      <text:p text:style-name="P19"><text:s text:c="4"/>}</text:p>
      <text:p text:style-name="P19"><text:s text:c="4"/>else if(unit &lt;= 250)</text:p>
      <text:p text:style-name="P19"><text:s text:c="4"/>{</text:p>
      <text:p text:style-name="P19"><text:s text:c="8"/>amt = 100 + ((unit-150) * 1.20);</text:p>
      <text:p text:style-name="P19"><text:s text:c="4"/>}</text:p>
      <text:p text:style-name="P19"><text:s text:c="4"/>else</text:p>
      <text:p text:style-name="P19"><text:s text:c="4"/>{</text:p>
      <text:p text:style-name="P19"><text:s text:c="8"/>amt = 220 + ((unit-250) * 1.50);</text:p>
      <text:p text:style-name="P19"><text:s text:c="4"/>}</text:p>
      <text:p text:style-name="P19"><text:s text:c="4"/>/*</text:p>
      <text:p text:style-name="P19"><text:s text:c="5"/>* Calculate total electricity bill</text:p>
      <text:p text:style-name="P19"><text:s text:c="5"/>* after adding surcharge</text:p>
      <text:p text:style-name="P19"><text:s text:c="5"/>*/</text:p>
      <text:p text:style-name="P19"><text:s text:c="4"/>sur_charge = amt * 0.20;</text:p>
      <text:p text:style-name="P19"><text:s text:c="4"/>total_amt <text:s/>= amt + sur_charge;</text:p>
      <text:p text:style-name="P19"><text:s text:c="4"/>printf("Electricity Bill = Rs. %.2f", total_amt);</text:p>
      <text:p text:style-name="P19"><text:s text:c="4"/>getch();</text:p>
      <text:p text:style-name="P19">}</text:p>
      <text:p text:style-name="P16"/>
      <text:p text:style-name="P1"/>
      <text:p text:style-name="P1"/>
      <text:p text:style-name="P1">### Switch case programming exercises ###</text:p>
      <text:p text:style-name="P1">* Write a C program to print day of week name using switch case.</text:p>
      <text:p text:style-name="P20">Source Code :</text:p>
      <text:p text:style-name="P20">#include &lt;stdio.h&gt;</text:p>
      <text:p text:style-name="P20">#include &lt;conio.h&gt;</text:p>
      <text:p text:style-name="P20">void main()</text:p>
      <text:p text:style-name="P20">{</text:p>
      <text:p text:style-name="P20"><text:s text:c="4"/>int week;</text:p>
      <text:p text:style-name="P20"><text:soft-page-break/><text:s text:c="4"/>/* Input week number from user */</text:p>
      <text:p text:style-name="P20"><text:s text:c="4"/>printf("Enter week number(1-7): ");</text:p>
      <text:p text:style-name="P20"><text:s text:c="4"/>scanf("%d", &amp;week);</text:p>
      <text:p text:style-name="P20"><text:s text:c="4"/>switch(week)</text:p>
      <text:p text:style-name="P20"><text:s text:c="4"/>{</text:p>
      <text:p text:style-name="P20"><text:s text:c="8"/>case 1: </text:p>
      <text:p text:style-name="P20"><text:s text:c="12"/>printf("Monday");</text:p>
      <text:p text:style-name="P20"><text:s text:c="12"/>break;</text:p>
      <text:p text:style-name="P20"><text:s text:c="8"/>case 2: </text:p>
      <text:p text:style-name="P20"><text:s text:c="12"/>printf("Tuesday");</text:p>
      <text:p text:style-name="P20"><text:s text:c="12"/>break;</text:p>
      <text:p text:style-name="P20"><text:s text:c="8"/>case 3: </text:p>
      <text:p text:style-name="P20"><text:s text:c="12"/>printf("Wednesday");</text:p>
      <text:p text:style-name="P20"><text:s text:c="12"/>break;</text:p>
      <text:p text:style-name="P20"><text:s text:c="8"/>case 4: </text:p>
      <text:p text:style-name="P20"><text:s text:c="12"/>printf("Thursday");</text:p>
      <text:p text:style-name="P20"><text:s text:c="12"/>break;</text:p>
      <text:p text:style-name="P20"><text:s text:c="8"/>case 5: </text:p>
      <text:p text:style-name="P20"><text:s text:c="12"/>printf("Friday");</text:p>
      <text:p text:style-name="P20"><text:s text:c="12"/>break;</text:p>
      <text:p text:style-name="P20"><text:s text:c="8"/>case 6: </text:p>
      <text:p text:style-name="P20"><text:s text:c="12"/>printf("Saturday");</text:p>
      <text:p text:style-name="P20"><text:s text:c="12"/>break;</text:p>
      <text:p text:style-name="P20"><text:s text:c="8"/>case 7: </text:p>
      <text:p text:style-name="P20"><text:s text:c="12"/>printf("Sunday");</text:p>
      <text:p text:style-name="P20"><text:s text:c="12"/>break;</text:p>
      <text:p text:style-name="P20"><text:s text:c="8"/>default: </text:p>
      <text:p text:style-name="P20"><text:s text:c="12"/>printf("Invalid input! Please enter week number between 1-7.");</text:p>
      <text:p text:style-name="P20"><text:s text:c="4"/>}</text:p>
      <text:p text:style-name="P20"><text:s text:c="4"/>getch();</text:p>
      <text:p text:style-name="P20">}</text:p>
      <text:p text:style-name="P20"/>
      <text:p text:style-name="P1">* Write a C program print total number of days in a month using switch case.</text:p>
      <text:p text:style-name="P20">Source Code :</text:p>
      <text:p text:style-name="P21">#include &lt;stdio.h&gt;</text:p>
      <text:p text:style-name="P21">#include &lt;conio.h&gt;</text:p>
      <text:p text:style-name="P21">void main()</text:p>
      <text:p text:style-name="P21">{</text:p>
      <text:p text:style-name="P21"><text:s text:c="4"/>int month;</text:p>
      <text:p text:style-name="P21"><text:s text:c="4"/>/* Input month number from user */</text:p>
      <text:p text:style-name="P21"><text:s text:c="4"/>printf("Enter month number(1-12): ");</text:p>
      <text:p text:style-name="P21"><text:s text:c="4"/>scanf("%d", &amp;month);</text:p>
      <text:p text:style-name="P21"><text:s text:c="4"/>switch(month)</text:p>
      <text:p text:style-name="P21"><text:s text:c="4"/>{</text:p>
      <text:p text:style-name="P21"><text:s text:c="8"/>case 1: </text:p>
      <text:p text:style-name="P21"><text:s text:c="12"/>printf("31 days");</text:p>
      <text:p text:style-name="P21"><text:s text:c="12"/>break;</text:p>
      <text:p text:style-name="P21"><text:s text:c="8"/>case 2: </text:p>
      <text:p text:style-name="P21"><text:s text:c="12"/>printf("28/29 days");</text:p>
      <text:p text:style-name="P21"><text:s text:c="12"/>break;</text:p>
      <text:p text:style-name="P21"><text:s text:c="8"/>case 3: </text:p>
      <text:p text:style-name="P21"><text:s text:c="12"/>printf("31 days");</text:p>
      <text:p text:style-name="P21"><text:soft-page-break/><text:s text:c="12"/>break;</text:p>
      <text:p text:style-name="P21"><text:s text:c="8"/>case 4: </text:p>
      <text:p text:style-name="P21"><text:s text:c="12"/>printf("30 days");</text:p>
      <text:p text:style-name="P21"><text:s text:c="12"/>break;</text:p>
      <text:p text:style-name="P21"><text:s text:c="8"/>case 5: </text:p>
      <text:p text:style-name="P21"><text:s text:c="12"/>printf("31 days");</text:p>
      <text:p text:style-name="P21"><text:s text:c="12"/>break;</text:p>
      <text:p text:style-name="P21"><text:s text:c="8"/>case 6: </text:p>
      <text:p text:style-name="P21"><text:s text:c="12"/>printf("30 days");</text:p>
      <text:p text:style-name="P21"><text:s text:c="12"/>break;</text:p>
      <text:p text:style-name="P21"><text:s text:c="8"/>case 7: </text:p>
      <text:p text:style-name="P21"><text:s text:c="12"/>printf("31 days");</text:p>
      <text:p text:style-name="P21"><text:s text:c="12"/>break;</text:p>
      <text:p text:style-name="P21"><text:s text:c="8"/>case 8: </text:p>
      <text:p text:style-name="P21"><text:s text:c="12"/>printf("31 days");</text:p>
      <text:p text:style-name="P21"><text:s text:c="12"/>break;</text:p>
      <text:p text:style-name="P21"><text:s text:c="8"/>case 9: </text:p>
      <text:p text:style-name="P21"><text:s text:c="12"/>printf("30 days");</text:p>
      <text:p text:style-name="P21"><text:s text:c="12"/>break;</text:p>
      <text:p text:style-name="P21"><text:s text:c="8"/>case 10: </text:p>
      <text:p text:style-name="P21"><text:s text:c="12"/>printf("31 days");</text:p>
      <text:p text:style-name="P21"><text:s text:c="12"/>break;</text:p>
      <text:p text:style-name="P21"><text:s text:c="8"/>case 11: </text:p>
      <text:p text:style-name="P21"><text:s text:c="12"/>printf("30 days");</text:p>
      <text:p text:style-name="P21"><text:s text:c="12"/>break;</text:p>
      <text:p text:style-name="P21"><text:s text:c="8"/>case 12: </text:p>
      <text:p text:style-name="P21"><text:s text:c="12"/>printf("31 days");</text:p>
      <text:p text:style-name="P21"><text:s text:c="12"/>break;</text:p>
      <text:p text:style-name="P21"><text:s text:c="8"/>default: </text:p>
      <text:p text:style-name="P21"><text:s text:c="12"/>printf("Invalid input! Please enter month number between 1-12");</text:p>
      <text:p text:style-name="P21"/>
      <text:p text:style-name="P21"><text:s text:c="4"/>}</text:p>
      <text:p text:style-name="P21"><text:s text:c="4"/>getch();</text:p>
      <text:p text:style-name="P21">}</text:p>
      <text:p text:style-name="P20"/>
      <text:p text:style-name="P1">* Write a C program to check whether an alphabet is vowel or consonant using switch case.</text:p>
      <text:p text:style-name="P20">Source Code :</text:p>
      <text:p text:style-name="P21">#include &lt;stdio.h&gt;</text:p>
      <text:p text:style-name="P21">#include &lt;conio.h&gt;</text:p>
      <text:p text:style-name="P21">void main()</text:p>
      <text:p text:style-name="P21">{</text:p>
      <text:p text:style-name="P21"><text:s text:c="4"/>char ch;</text:p>
      <text:p text:style-name="P21"><text:s text:c="4"/>/* Input an alphabet from user */</text:p>
      <text:p text:style-name="P21"><text:s text:c="4"/>printf("Enter any alphabet: ");</text:p>
      <text:p text:style-name="P21"><text:s text:c="4"/>scanf("%c", &amp;ch);</text:p>
      <text:p text:style-name="P21"><text:s text:c="4"/>/* Switch value of ch */</text:p>
      <text:p text:style-name="P21"><text:s text:c="4"/>switch(ch)</text:p>
      <text:p text:style-name="P21"><text:s text:c="4"/>{</text:p>
      <text:p text:style-name="P21"><text:s text:c="8"/>case 'a': </text:p>
      <text:p text:style-name="P21"><text:s text:c="12"/>printf("Vowel");</text:p>
      <text:p text:style-name="P21"><text:s text:c="12"/>break;</text:p>
      <text:p text:style-name="P21"><text:s text:c="8"/>case 'e': </text:p>
      <text:p text:style-name="P21"><text:soft-page-break/><text:s text:c="12"/>printf("Vowel");</text:p>
      <text:p text:style-name="P21"><text:s text:c="12"/>break;</text:p>
      <text:p text:style-name="P21"><text:s text:c="8"/>case 'i': </text:p>
      <text:p text:style-name="P21"><text:s text:c="12"/>printf("Vowel");</text:p>
      <text:p text:style-name="P21"><text:s text:c="12"/>break;</text:p>
      <text:p text:style-name="P21"><text:s text:c="8"/>case 'o': </text:p>
      <text:p text:style-name="P21"><text:s text:c="12"/>printf("Vowel");</text:p>
      <text:p text:style-name="P21"><text:s text:c="12"/>break;</text:p>
      <text:p text:style-name="P21"><text:s text:c="8"/>case 'u': </text:p>
      <text:p text:style-name="P21"><text:s text:c="12"/>printf("Vowel");</text:p>
      <text:p text:style-name="P21"><text:s text:c="12"/>break;</text:p>
      <text:p text:style-name="P21"><text:s text:c="8"/>case 'A': </text:p>
      <text:p text:style-name="P21"><text:s text:c="12"/>printf("Vowel");</text:p>
      <text:p text:style-name="P21"><text:s text:c="12"/>break;</text:p>
      <text:p text:style-name="P21"><text:s text:c="8"/>case 'E': </text:p>
      <text:p text:style-name="P21"><text:s text:c="12"/>printf("Vowel");</text:p>
      <text:p text:style-name="P21"><text:s text:c="12"/>break;</text:p>
      <text:p text:style-name="P21"><text:s text:c="8"/>case 'I': </text:p>
      <text:p text:style-name="P21"><text:s text:c="12"/>printf("Vowel");</text:p>
      <text:p text:style-name="P21"><text:s text:c="12"/>break;</text:p>
      <text:p text:style-name="P21"><text:s text:c="8"/>case 'O': </text:p>
      <text:p text:style-name="P21"><text:s text:c="12"/>printf("Vowel");</text:p>
      <text:p text:style-name="P21"><text:s text:c="12"/>break;</text:p>
      <text:p text:style-name="P21"><text:s text:c="8"/>case 'U': </text:p>
      <text:p text:style-name="P21"><text:s text:c="12"/>printf("Vowel");</text:p>
      <text:p text:style-name="P21"><text:s text:c="12"/>break;</text:p>
      <text:p text:style-name="P21"><text:s text:c="8"/>default: </text:p>
      <text:p text:style-name="P21"><text:s text:c="12"/>printf("Consonant");</text:p>
      <text:p text:style-name="P21"><text:s text:c="4"/>}</text:p>
      <text:p text:style-name="P21"><text:s text:c="4"/>getch();</text:p>
      <text:p text:style-name="P21">}</text:p>
      <text:p text:style-name="P20"/>
      <text:p text:style-name="P1">* Write a C program to find maximum between two numbers using switch case.</text:p>
      <text:p text:style-name="P20">Source Code :</text:p>
      <text:p text:style-name="P21">#include &lt;stdio.h&gt;</text:p>
      <text:p text:style-name="P21">#include &lt;conio.h&gt;</text:p>
      <text:p text:style-name="P21">void main()</text:p>
      <text:p text:style-name="P21">{</text:p>
      <text:p text:style-name="P21"><text:s text:c="4"/>int num1, num2;</text:p>
      <text:p text:style-name="P21"><text:s text:c="4"/>/* Input two numbers from user */</text:p>
      <text:p text:style-name="P21"><text:s text:c="4"/>printf("Enter two numbers to find maximum: ");</text:p>
      <text:p text:style-name="P21"><text:s text:c="4"/>scanf("%d%d", &amp;num1, &amp;num2);</text:p>
      <text:p text:style-name="P21"><text:s text:c="4"/>/* Expression (num1 &gt; num2) will return either 0 or 1 */</text:p>
      <text:p text:style-name="P21"><text:s text:c="4"/>switch(num1 &gt; num2)</text:p>
      <text:p text:style-name="P21"><text:s text:c="4"/>{ <text:s text:c="2"/></text:p>
      <text:p text:style-name="P21"><text:s text:c="8"/>/* If condition (num1&gt;num2) is false */</text:p>
      <text:p text:style-name="P21"><text:s text:c="8"/>case 0: </text:p>
      <text:p text:style-name="P21"><text:s text:c="12"/>printf("%d is maximum", num2);</text:p>
      <text:p text:style-name="P21"><text:s text:c="12"/>break;</text:p>
      <text:p text:style-name="P21"/>
      <text:p text:style-name="P21"><text:s text:c="8"/>/* If condition (num1&gt;num2) is true */</text:p>
      <text:p text:style-name="P21"><text:s text:c="8"/>case 1: </text:p>
      <text:p text:style-name="P21"><text:soft-page-break/><text:s text:c="12"/>printf("%d is maximum", num1);</text:p>
      <text:p text:style-name="P21"><text:s text:c="12"/>break;</text:p>
      <text:p text:style-name="P21"><text:s text:c="4"/>}</text:p>
      <text:p text:style-name="P21"><text:s text:c="4"/>getch();</text:p>
      <text:p text:style-name="P21">}</text:p>
      <text:p text:style-name="P20"/>
      <text:p text:style-name="P1">* Write a C program to check whether a number is even or odd using switch case.</text:p>
      <text:p text:style-name="P20">Source Code :</text:p>
      <text:p text:style-name="P21">#include &lt;stdio.h&gt;</text:p>
      <text:p text:style-name="P21">#include &lt;conio.h&gt;</text:p>
      <text:p text:style-name="P21">void main()</text:p>
      <text:p text:style-name="P21">{</text:p>
      <text:p text:style-name="P21"><text:s text:c="4"/>int num;</text:p>
      <text:p text:style-name="P21"><text:s text:c="4"/>/* Input a number from user */</text:p>
      <text:p text:style-name="P21"><text:s text:c="4"/>printf("Enter any number to check even or odd: ");</text:p>
      <text:p text:style-name="P21"><text:s text:c="4"/>scanf("%d", &amp;num);</text:p>
      <text:p text:style-name="P21"><text:s text:c="4"/>switch(num % 2)</text:p>
      <text:p text:style-name="P21"><text:s text:c="4"/>{</text:p>
      <text:p text:style-name="P21"><text:s text:c="8"/>/* If n%2 == 0 */</text:p>
      <text:p text:style-name="P21"><text:s text:c="8"/>case 0: </text:p>
      <text:p text:style-name="P21"><text:s text:c="12"/>printf("Number is Even");</text:p>
      <text:p text:style-name="P21"><text:s text:c="12"/>break;</text:p>
      <text:p text:style-name="P21"/>
      <text:p text:style-name="P21"><text:s text:c="8"/>/* Else if n%2 == 1 */</text:p>
      <text:p text:style-name="P21"><text:s text:c="8"/>case 1: </text:p>
      <text:p text:style-name="P21"><text:s text:c="12"/>printf("Number is Odd");</text:p>
      <text:p text:style-name="P21"><text:s text:c="12"/>break;</text:p>
      <text:p text:style-name="P21"><text:s text:c="4"/>}</text:p>
      <text:p text:style-name="P21"><text:s text:c="4"/>getch();</text:p>
      <text:p text:style-name="P21">}</text:p>
      <text:p text:style-name="P20"/>
      <text:p text:style-name="P1">* Write a C program to check whether a number is positive, negative or zero using switch case.</text:p>
      <text:p text:style-name="P20">Source Code :</text:p>
      <text:p text:style-name="P21">#include &lt;stdio.h&gt;</text:p>
      <text:p text:style-name="P21">#include &lt;conio.h&gt;</text:p>
      <text:p text:style-name="P21">void main()</text:p>
      <text:p text:style-name="P21">{</text:p>
      <text:p text:style-name="P21"><text:s text:c="4"/>int num;</text:p>
      <text:p text:style-name="P21"><text:s text:c="4"/>printf("Enter any number: ");</text:p>
      <text:p text:style-name="P21"><text:s text:c="4"/>scanf("%d", &amp;num);</text:p>
      <text:p text:style-name="P21"><text:s text:c="4"/>switch (num &gt; 0)</text:p>
      <text:p text:style-name="P21"><text:s text:c="4"/>{</text:p>
      <text:p text:style-name="P21"><text:s text:c="8"/>// Num is positive</text:p>
      <text:p text:style-name="P21"><text:s text:c="8"/>case 1:</text:p>
      <text:p text:style-name="P21"><text:s text:c="12"/>printf("%d is positive.", num);</text:p>
      <text:p text:style-name="P21"><text:s text:c="8"/>break;</text:p>
      <text:p text:style-name="P21"><text:s text:c="8"/>// Num is either negative or zero</text:p>
      <text:p text:style-name="P21"><text:s text:c="8"/>case 0:</text:p>
      <text:p text:style-name="P21"><text:s text:c="12"/>switch (num &lt; 0)</text:p>
      <text:p text:style-name="P21"><text:s text:c="12"/>{</text:p>
      <text:p text:style-name="P21"><text:s text:c="16"/>case 1: </text:p>
      <text:p text:style-name="P21"><text:soft-page-break/><text:s text:c="20"/>printf("%d is negative.", num);</text:p>
      <text:p text:style-name="P21"><text:s text:c="20"/>break;</text:p>
      <text:p text:style-name="P21"><text:s text:c="16"/>case 0:</text:p>
      <text:p text:style-name="P21"><text:s text:c="20"/>printf("%d is zero.", num);</text:p>
      <text:p text:style-name="P21"><text:s text:c="20"/>break;</text:p>
      <text:p text:style-name="P21"><text:s text:c="12"/>}</text:p>
      <text:p text:style-name="P21"><text:s text:c="8"/>break;</text:p>
      <text:p text:style-name="P21"><text:s text:c="4"/>}</text:p>
      <text:p text:style-name="P21"><text:s text:c="4"/>getch();</text:p>
      <text:p text:style-name="P21">}</text:p>
      <text:p text:style-name="P20"/>
      <text:p text:style-name="P1">* Write a C program to find roots of a quadratic equation using switch case.</text:p>
      <text:p text:style-name="P20">Source Code :</text:p>
      <text:p text:style-name="P21">#include &lt;stdio.h&gt;</text:p>
      <text:p text:style-name="P21">#include &lt;conio.h&gt;</text:p>
      <text:p text:style-name="P21">void main()</text:p>
      <text:p text:style-name="P21">{</text:p>
      <text:p text:style-name="P21"><text:s text:c="4"/>float a, b, c;</text:p>
      <text:p text:style-name="P21"><text:s text:c="4"/>float root1, root2, imaginary;</text:p>
      <text:p text:style-name="P21"><text:s text:c="4"/>float discriminant;</text:p>
      <text:p text:style-name="P21"><text:s text:c="4"/>printf("Enter values of a, b, c of quadratic equation (aX^2 + bX + c): ");</text:p>
      <text:p text:style-name="P21"><text:s text:c="4"/>scanf("%f%f%f", &amp;a, &amp;b, &amp;c);</text:p>
      <text:p text:style-name="P21"><text:s text:c="4"/>/* Calculate discriminant */</text:p>
      <text:p text:style-name="P21"><text:s text:c="4"/>discriminant = (b * b) - (4 * a * c);</text:p>
      <text:p text:style-name="P21"><text:s text:c="4"/>/* Compute roots of quadratic equation based on the nature of discriminant */</text:p>
      <text:p text:style-name="P21"><text:s text:c="4"/>switch(discriminant &gt; 0)</text:p>
      <text:p text:style-name="P21"><text:s text:c="4"/>{</text:p>
      <text:p text:style-name="P21"><text:s text:c="8"/>case 1:</text:p>
      <text:p text:style-name="P21"><text:s text:c="12"/>/* If discriminant is positive */</text:p>
      <text:p text:style-name="P21"><text:s text:c="12"/>root1 = (-b + sqrt(discriminant)) / (2 * a);</text:p>
      <text:p text:style-name="P21"><text:s text:c="12"/>root2 = (-b - sqrt(discriminant)) / (2 * a);</text:p>
      <text:p text:style-name="P21"/>
      <text:p text:style-name="P21"><text:s text:c="12"/>printf("Two distinct and real roots exists: %.2f and %.2f", </text:p>
      <text:p text:style-name="P21"><text:s text:c="20"/>root1, root2);</text:p>
      <text:p text:style-name="P21"><text:s text:c="12"/>break;</text:p>
      <text:p text:style-name="P21"/>
      <text:p text:style-name="P21"><text:s text:c="8"/>case 0:</text:p>
      <text:p text:style-name="P21"><text:s text:c="12"/>/* If discriminant is not positive */</text:p>
      <text:p text:style-name="P21"><text:s text:c="12"/>switch(discriminant &lt; 0)</text:p>
      <text:p text:style-name="P21"><text:s text:c="12"/>{</text:p>
      <text:p text:style-name="P21"><text:s text:c="16"/>case 1:</text:p>
      <text:p text:style-name="P21"><text:s text:c="20"/>/* If discriminant is negative */</text:p>
      <text:p text:style-name="P21"><text:s text:c="20"/>root1 = root2 = -b / (2 * a);</text:p>
      <text:p text:style-name="P21"><text:s text:c="20"/>imaginary = sqrt(-discriminant) / (2 * a);</text:p>
      <text:p text:style-name="P21"/>
      <text:p text:style-name="P21"><text:s text:c="20"/>printf("Two distinct complex roots exists: %.2f + i%.2f and %.2f - i%.2f", </text:p>
      <text:p text:style-name="P21"><text:s text:c="28"/>root1, imaginary, root2, imaginary);</text:p>
      <text:p text:style-name="P21"><text:s text:c="20"/>break;</text:p>
      <text:p text:style-name="P21"/>
      <text:p text:style-name="P21"><text:s text:c="16"/>case 0:</text:p>
      <text:p text:style-name="P21"><text:s text:c="20"/>/* If discriminant is zero */</text:p>
      <text:p text:style-name="P21"><text:s text:c="20"/>root1 = root2 = -b / (2 * a);</text:p>
      <text:p text:style-name="P21"><text:soft-page-break/></text:p>
      <text:p text:style-name="P21"><text:s text:c="20"/>printf("Two equal and real roots exists: %.2f and %.2f", root1, root2);</text:p>
      <text:p text:style-name="P21"/>
      <text:p text:style-name="P21"><text:s text:c="20"/>break;</text:p>
      <text:p text:style-name="P21"><text:s text:c="12"/>}</text:p>
      <text:p text:style-name="P21"><text:s text:c="4"/>}</text:p>
      <text:p text:style-name="P21"><text:s text:c="4"/>getch();</text:p>
      <text:p text:style-name="P21">}</text:p>
      <text:p text:style-name="P20"/>
      <text:p text:style-name="P1">* Write a C program to create Simple Calculator using switch case.</text:p>
      <text:p text:style-name="P20">Source Code :</text:p>
      <text:p text:style-name="P21">#include &lt;stdio.h&gt;</text:p>
      <text:p text:style-name="P21">#include &lt;conio.h&gt;</text:p>
      <text:p text:style-name="P21">void main()</text:p>
      <text:p text:style-name="P21">{</text:p>
      <text:p text:style-name="P21"><text:s text:c="4"/>char op;</text:p>
      <text:p text:style-name="P21"><text:s text:c="4"/>float num1, num2, result=0.0;</text:p>
      <text:p text:style-name="P21"><text:s text:c="4"/>/* Print welcome message */</text:p>
      <text:p text:style-name="P21"><text:s text:c="4"/>printf("WELCOME TO SIMPLE CALCULATOR\n");</text:p>
      <text:p text:style-name="P21"><text:s text:c="4"/>printf("----------------------------\n");</text:p>
      <text:p text:style-name="P21"><text:s text:c="4"/>printf("Enter [number 1] [+ - * /] [number 2]\n");</text:p>
      <text:p text:style-name="P21"><text:s text:c="4"/>/* Input two number and operator from user */</text:p>
      <text:p text:style-name="P21"><text:s text:c="4"/>scanf("%f %c %f", &amp;num1, &amp;op, &amp;num2);</text:p>
      <text:p text:style-name="P21"><text:s text:c="4"/>/* Switch the value and perform action based on operator*/</text:p>
      <text:p text:style-name="P21"><text:s text:c="4"/>switch(op)</text:p>
      <text:p text:style-name="P21"><text:s text:c="4"/>{</text:p>
      <text:p text:style-name="P21"><text:s text:c="8"/>case '+': </text:p>
      <text:p text:style-name="P21"><text:s text:c="12"/>result = num1 + num2;</text:p>
      <text:p text:style-name="P21"><text:s text:c="12"/>break;</text:p>
      <text:p text:style-name="P21"/>
      <text:p text:style-name="P21"><text:s text:c="8"/>case '-': </text:p>
      <text:p text:style-name="P21"><text:s text:c="12"/>result = num1 - num2;</text:p>
      <text:p text:style-name="P21"><text:s text:c="12"/>break;</text:p>
      <text:p text:style-name="P21"/>
      <text:p text:style-name="P21"><text:s text:c="8"/>case '*': </text:p>
      <text:p text:style-name="P21"><text:s text:c="12"/>result = num1 * num2;</text:p>
      <text:p text:style-name="P21"><text:s text:c="12"/>break;</text:p>
      <text:p text:style-name="P21"/>
      <text:p text:style-name="P21"><text:s text:c="8"/>case '/': </text:p>
      <text:p text:style-name="P21"><text:s text:c="12"/>result = num1 / num2;</text:p>
      <text:p text:style-name="P21"><text:s text:c="12"/>break;</text:p>
      <text:p text:style-name="P21"/>
      <text:p text:style-name="P21"><text:s text:c="8"/>default: </text:p>
      <text:p text:style-name="P21"><text:s text:c="12"/>printf("Invalid operator");</text:p>
      <text:p text:style-name="P21"><text:s text:c="4"/>}</text:p>
      <text:p text:style-name="P21"><text:s text:c="4"/>/* Prints the result */</text:p>
      <text:p text:style-name="P21"><text:s text:c="4"/>printf("%.2f %c %.2f = %.2f", num1, op, num2, result);</text:p>
      <text:p text:style-name="P21"><text:s text:c="4"/>getch();</text:p>
      <text:p text:style-name="P21">}</text:p>
      <text:p text:style-name="P20"/>
      <text:p text:style-name="P1"/>
      <text:p text:style-name="P1"/>
      <text:p text:style-name="P5"><text:soft-page-break/>### Loop programming exercises ###</text:p>
      <text:p text:style-name="P5">* Write a C program to print all natural numbers from 1 to n. - using while loop</text:p>
      <text:p text:style-name="P5">Source Code :</text:p>
      <text:p text:style-name="P22">#include &lt;stdio.h&gt;</text:p>
      <text:p text:style-name="P22">#include &lt;conio.h&gt;</text:p>
      <text:p text:style-name="P22">void main()</text:p>
      <text:p text:style-name="P22">{</text:p>
      <text:p text:style-name="P22"><text:s text:c="4"/>int i, n;</text:p>
      <text:p text:style-name="P22"><text:s text:c="4"/>/* Input upper limit from user */</text:p>
      <text:p text:style-name="P22"><text:s text:c="4"/>printf("Enter any number: ");</text:p>
      <text:p text:style-name="P22"><text:s text:c="4"/>scanf("%d", &amp;n);</text:p>
      <text:p text:style-name="P22"><text:s text:c="4"/>printf("Natural numbers from 1 to %d : \n", n);</text:p>
      <text:p text:style-name="P22"><text:s text:c="4"/>/*</text:p>
      <text:p text:style-name="P22"><text:s text:c="5"/>* Start loop counter from 1 (i=1) and go till n (i&lt;=n)</text:p>
      <text:p text:style-name="P22"><text:s text:c="5"/>* increment the loop count by 1 to get the next value. </text:p>
      <text:p text:style-name="P22"><text:s text:c="5"/>* For each repetition print the value of i.</text:p>
      <text:p text:style-name="P22"><text:s text:c="5"/>*/</text:p>
      <text:p text:style-name="P22"><text:s text:c="4"/>for(i=1; i&lt;=n; i++)</text:p>
      <text:p text:style-name="P22"><text:s text:c="4"/>{</text:p>
      <text:p text:style-name="P22"><text:s text:c="8"/>printf("%d\n", i);</text:p>
      <text:p text:style-name="P22"><text:s text:c="4"/>}</text:p>
      <text:p text:style-name="P22"><text:s text:c="4"/>getch();</text:p>
      <text:p text:style-name="P22">}</text:p>
      <text:p text:style-name="P3"/>
      <text:p text:style-name="P5">* Write a C program to print all natural numbers in reverse (from n to 1). - using while loop</text:p>
      <text:p text:style-name="P5">Source Code :</text:p>
      <text:p text:style-name="P22">#include &lt;stdio.h&gt;</text:p>
      <text:p text:style-name="P22">#include &lt;conio.h&gt;</text:p>
      <text:p text:style-name="P22">void main()</text:p>
      <text:p text:style-name="P22">{</text:p>
      <text:p text:style-name="P22"><text:s text:c="4"/>int i, start;</text:p>
      <text:p text:style-name="P22"><text:s text:c="4"/>/* Input start range from user */</text:p>
      <text:p text:style-name="P22"><text:s text:c="4"/>printf("Enter starting value: ");</text:p>
      <text:p text:style-name="P22"><text:s text:c="4"/>scanf("%d", &amp;start);</text:p>
      <text:p text:style-name="P22"><text:s text:c="4"/>/*</text:p>
      <text:p text:style-name="P22"><text:s text:c="5"/>* Run loop from 'start' to 1 and</text:p>
      <text:p text:style-name="P22"><text:s text:c="5"/>* decrement 1 in each iteration</text:p>
      <text:p text:style-name="P22"><text:s text:c="5"/>*/ </text:p>
      <text:p text:style-name="P22"><text:s text:c="4"/>for(i=start; i&gt;=1; i--)</text:p>
      <text:p text:style-name="P22"><text:s text:c="4"/>{</text:p>
      <text:p text:style-name="P22"><text:s text:c="8"/>printf("%d\n", i);</text:p>
      <text:p text:style-name="P22"><text:s text:c="4"/>}</text:p>
      <text:p text:style-name="P22"><text:s text:c="4"/>getch();</text:p>
      <text:p text:style-name="P22">}</text:p>
      <text:p text:style-name="P3"/>
      <text:p text:style-name="P5">* Write a C program to print all alphabets from a to z. - using while loop</text:p>
      <text:p text:style-name="P5">Source Code :</text:p>
      <text:p text:style-name="P22">#include &lt;stdio.h&gt;</text:p>
      <text:p text:style-name="P22">#include &lt;conio.h&gt;</text:p>
      <text:p text:style-name="P22">void main()</text:p>
      <text:p text:style-name="P22">{</text:p>
      <text:p text:style-name="P22"><text:s text:c="4"/>char ch;</text:p>
      <text:p text:style-name="P22"><text:soft-page-break/><text:s text:c="4"/>printf("Alphabets from a - z are: \n");</text:p>
      <text:p text:style-name="P22"><text:s text:c="4"/>for(ch='a'; ch&lt;='z'; ch++)</text:p>
      <text:p text:style-name="P22"><text:s text:c="4"/>{</text:p>
      <text:p text:style-name="P22"><text:s text:c="8"/>printf("%c\n", ch);</text:p>
      <text:p text:style-name="P22"><text:s text:c="4"/>}</text:p>
      <text:p text:style-name="P22"><text:s text:c="4"/>getch();</text:p>
      <text:p text:style-name="P22">}</text:p>
      <text:p text:style-name="P3"/>
      <text:p text:style-name="P5">* Write a C program to print all even numbers between 1 to 100. - using while loop</text:p>
      <text:p text:style-name="P5">Source Code :</text:p>
      <text:p text:style-name="P22">#include &lt;stdio.h&gt;</text:p>
      <text:p text:style-name="P22">#include &lt;conio.h&gt;</text:p>
      <text:p text:style-name="P22">void main()</text:p>
      <text:p text:style-name="P22">{</text:p>
      <text:p text:style-name="P22"><text:s text:c="4"/>int i, n;</text:p>
      <text:p text:style-name="P22"><text:s text:c="4"/>/* Input upper limit of even number from user */</text:p>
      <text:p text:style-name="P22"><text:s text:c="4"/>printf("Print all even numbers till: ");</text:p>
      <text:p text:style-name="P22"><text:s text:c="4"/>scanf("%d", &amp;n);</text:p>
      <text:p text:style-name="P22"><text:s text:c="4"/>printf("Even numbers from 1 to %d are: \n", n);</text:p>
      <text:p text:style-name="P22"><text:s text:c="4"/>/*</text:p>
      <text:p text:style-name="P22"><text:s text:c="5"/>* Start loop counter from 1, increment it by 1,</text:p>
      <text:p text:style-name="P22"><text:s text:c="5"/>* will iterate till n</text:p>
      <text:p text:style-name="P22"><text:s text:c="5"/>*/</text:p>
      <text:p text:style-name="P22"><text:s text:c="4"/>for(i=1; i&lt;=n; i++)</text:p>
      <text:p text:style-name="P22"><text:s text:c="4"/>{</text:p>
      <text:p text:style-name="P22"><text:s text:c="8"/>/* Check even condition before printing */</text:p>
      <text:p text:style-name="P22"><text:s text:c="8"/>if(i%2 == 0)</text:p>
      <text:p text:style-name="P22"><text:s text:c="8"/>{</text:p>
      <text:p text:style-name="P22"><text:s text:c="12"/>printf("%d\n", i);</text:p>
      <text:p text:style-name="P22"><text:s text:c="8"/>}</text:p>
      <text:p text:style-name="P22"><text:s text:c="4"/>}</text:p>
      <text:p text:style-name="P22"><text:s text:c="4"/>getch();</text:p>
      <text:p text:style-name="P22">}</text:p>
      <text:p text:style-name="P3"/>
      <text:p text:style-name="P5">* Write a C program to print all odd number between 1 to 100.</text:p>
      <text:p text:style-name="P5">Source Code :</text:p>
      <text:p text:style-name="P22">#include &lt;stdio.h&gt;</text:p>
      <text:p text:style-name="P22">#include &lt;conio.h&gt;</text:p>
      <text:p text:style-name="P22">void main()</text:p>
      <text:p text:style-name="P22">{</text:p>
      <text:p text:style-name="P22"><text:s text:c="4"/>int i, n;</text:p>
      <text:p text:style-name="P22"><text:s text:c="4"/>/* Input upper limit from user */</text:p>
      <text:p text:style-name="P22"><text:s text:c="4"/>printf("Print odd numbers till: ");</text:p>
      <text:p text:style-name="P22"><text:s text:c="4"/>scanf("%d", &amp;n);</text:p>
      <text:p text:style-name="P22"><text:s text:c="4"/>printf("All odd numbers from 1 to %d are: \n", n);</text:p>
      <text:p text:style-name="P22"><text:s text:c="4"/>/* Start loop from 1 and increment it by 1 */</text:p>
      <text:p text:style-name="P22"><text:s text:c="4"/>for(i=1; i&lt;=n; i++)</text:p>
      <text:p text:style-name="P22"><text:s text:c="4"/>{</text:p>
      <text:p text:style-name="P22"><text:s text:c="8"/>/* If 'i' is odd then print it */</text:p>
      <text:p text:style-name="P22"><text:s text:c="8"/>if(i%2!=0)</text:p>
      <text:p text:style-name="P22"><text:s text:c="8"/>{</text:p>
      <text:p text:style-name="P22"><text:s text:c="12"/>printf("%d\n", i);</text:p>
      <text:p text:style-name="P22"><text:soft-page-break/><text:s text:c="8"/>}</text:p>
      <text:p text:style-name="P22"><text:s text:c="4"/>}</text:p>
      <text:p text:style-name="P22"><text:s text:c="4"/>getch();</text:p>
      <text:p text:style-name="P22">}</text:p>
      <text:p text:style-name="P3"/>
      <text:p text:style-name="P5">* Write a C program to find sum of all natural numbers between 1 to n.</text:p>
      <text:p text:style-name="P5">Source Code :</text:p>
      <text:p text:style-name="P22">#include &lt;stdio.h&gt;</text:p>
      <text:p text:style-name="P22">#include &lt;conio.h&gt;</text:p>
      <text:p text:style-name="P22">void main()</text:p>
      <text:p text:style-name="P22">{</text:p>
      <text:p text:style-name="P22"><text:s text:c="4"/>int i, n, sum=0;</text:p>
      <text:p text:style-name="P22"><text:s text:c="4"/>/* Input upper limit from user */</text:p>
      <text:p text:style-name="P22"><text:s text:c="4"/>printf("Enter upper limit: ");</text:p>
      <text:p text:style-name="P22"><text:s text:c="4"/>scanf("%d", &amp;n);</text:p>
      <text:p text:style-name="P22"><text:s text:c="4"/>/* Find sum of all numbers */</text:p>
      <text:p text:style-name="P22"><text:s text:c="4"/>for(i=1; i&lt;=n; i++)</text:p>
      <text:p text:style-name="P22"><text:s text:c="4"/>{</text:p>
      <text:p text:style-name="P22"><text:s text:c="8"/>sum += i;</text:p>
      <text:p text:style-name="P22"><text:s text:c="4"/>}</text:p>
      <text:p text:style-name="P22"><text:s text:c="4"/>printf("Sum of first %d natural numbers = %d", n, sum);</text:p>
      <text:p text:style-name="P22"><text:s text:c="4"/>getch();</text:p>
      <text:p text:style-name="P22">}</text:p>
      <text:p text:style-name="P3"/>
      <text:p text:style-name="P5">* Write a C program to find sum of all even numbers between 1 to n.</text:p>
      <text:p text:style-name="P5">Source Code :</text:p>
      <text:p text:style-name="P23">#include &lt;stdio.h&gt;</text:p>
      <text:p text:style-name="P23">#include &lt;conio.h&gt;</text:p>
      <text:p text:style-name="P23">void main()</text:p>
      <text:p text:style-name="P23">{</text:p>
      <text:p text:style-name="P23"><text:s text:c="4"/>int i, n, sum=0;</text:p>
      <text:p text:style-name="P23"><text:s text:c="4"/>/* Input upper limit from user */</text:p>
      <text:p text:style-name="P23"><text:s text:c="4"/>printf("Enter upper limit: ");</text:p>
      <text:p text:style-name="P23"><text:s text:c="4"/>scanf("%d", &amp;n);</text:p>
      <text:p text:style-name="P23"><text:s text:c="4"/>for(i=2; i&lt;=n; i+=2)</text:p>
      <text:p text:style-name="P23"><text:s text:c="4"/>{</text:p>
      <text:p text:style-name="P23"><text:s text:c="8"/>/* Add current even number to sum */</text:p>
      <text:p text:style-name="P23"><text:s text:c="8"/>sum += i;</text:p>
      <text:p text:style-name="P23"><text:s text:c="4"/>}</text:p>
      <text:p text:style-name="P23"><text:s text:c="4"/>printf("Sum of all even number between 1 to %d = %d", n, sum);</text:p>
      <text:p text:style-name="P23"><text:s text:c="4"/>getch();</text:p>
      <text:p text:style-name="P23">}</text:p>
      <text:p text:style-name="P3"/>
      <text:p text:style-name="P5">* Write a C program to find sum of all odd numbers between 1 to n.</text:p>
      <text:p text:style-name="P5">Source Code :</text:p>
      <text:p text:style-name="P23">#include &lt;stdio.h&gt;</text:p>
      <text:p text:style-name="P23">#include &lt;conio.h&gt;</text:p>
      <text:p text:style-name="P23">void main()</text:p>
      <text:p text:style-name="P23">{</text:p>
      <text:p text:style-name="P23"><text:s text:c="4"/>int i, n, sum=0;</text:p>
      <text:p text:style-name="P23"><text:s text:c="4"/>/* Input range to find sum of odd numbers */</text:p>
      <text:p text:style-name="P23"><text:s text:c="4"/>printf("Enter upper limit: ");</text:p>
      <text:p text:style-name="P23"><text:soft-page-break/><text:s text:c="4"/>scanf("%d", &amp;n);</text:p>
      <text:p text:style-name="P23"><text:s text:c="4"/>/* Find the sum of all odd number */</text:p>
      <text:p text:style-name="P23"><text:s text:c="4"/>for(i=1; i&lt;=n; i+=2)</text:p>
      <text:p text:style-name="P23"><text:s text:c="4"/>{</text:p>
      <text:p text:style-name="P23"><text:s text:c="8"/>sum += i;</text:p>
      <text:p text:style-name="P23"><text:s text:c="4"/>}</text:p>
      <text:p text:style-name="P23"><text:s text:c="4"/>printf("Sum of odd numbers = %d", sum);</text:p>
      <text:p text:style-name="P23"><text:s text:c="4"/>getch();</text:p>
      <text:p text:style-name="P23">}</text:p>
      <text:p text:style-name="P3"/>
      <text:p text:style-name="P5">* Write a C program to print multiplication table of any number.</text:p>
      <text:p text:style-name="P5">Source Code :</text:p>
      <text:p text:style-name="P23">#include &lt;stdio.h&gt;</text:p>
      <text:p text:style-name="P23">#include &lt;conio.h&gt;</text:p>
      <text:p text:style-name="P23">void main()</text:p>
      <text:p text:style-name="P23">{</text:p>
      <text:p text:style-name="P23"><text:s text:c="4"/>int i, num;</text:p>
      <text:p text:style-name="P23"><text:s text:c="4"/>/* Input a number to print table */</text:p>
      <text:p text:style-name="P23"><text:s text:c="4"/>printf("Enter number to print table: ");</text:p>
      <text:p text:style-name="P23"><text:s text:c="4"/>scanf("%d", &amp;num);</text:p>
      <text:p text:style-name="P23"><text:s text:c="4"/>for(i=1; i&lt;=10; i++)</text:p>
      <text:p text:style-name="P23"><text:s text:c="4"/>{</text:p>
      <text:p text:style-name="P23"><text:s text:c="8"/>printf("%d * %d = %d\n", num, i, (num*i));</text:p>
      <text:p text:style-name="P23"><text:s text:c="4"/>}</text:p>
      <text:p text:style-name="P23"><text:s text:c="4"/>getch();</text:p>
      <text:p text:style-name="P23">}</text:p>
      <text:p text:style-name="P3"/>
      <text:p text:style-name="P5">* Write a C program to count number of digits in a number.</text:p>
      <text:p text:style-name="P5">Source Code :</text:p>
      <text:p text:style-name="P24">#include &lt;stdio.h&gt;</text:p>
      <text:p text:style-name="P24">#include &lt;conio.h&gt;</text:p>
      <text:p text:style-name="P24">void main()</text:p>
      <text:p text:style-name="P24">{</text:p>
      <text:p text:style-name="P24"><text:s text:c="4"/>long long num;</text:p>
      <text:p text:style-name="P24"><text:s text:c="4"/>int count = 0;</text:p>
      <text:p text:style-name="P24"><text:s text:c="4"/>/* Input number from user */</text:p>
      <text:p text:style-name="P24"><text:s text:c="4"/>printf("Enter any number: ");</text:p>
      <text:p text:style-name="P24"><text:s text:c="4"/>scanf("%lld", &amp;num);</text:p>
      <text:p text:style-name="P24"><text:s text:c="4"/>/* Run loop till num is greater than 0 */</text:p>
      <text:p text:style-name="P24"><text:s text:c="4"/>while(num != 0)</text:p>
      <text:p text:style-name="P24"><text:s text:c="4"/>{</text:p>
      <text:p text:style-name="P24"><text:s text:c="8"/>/* Increment digit count */</text:p>
      <text:p text:style-name="P24"><text:s text:c="8"/>count++;</text:p>
      <text:p text:style-name="P24"><text:s text:c="8"/>/* Remove last digit of 'num' */</text:p>
      <text:p text:style-name="P24"><text:s text:c="8"/>num /= 10;</text:p>
      <text:p text:style-name="P24"><text:s text:c="4"/>}</text:p>
      <text:p text:style-name="P24"><text:s text:c="4"/>printf("Total digits: %d", count);</text:p>
      <text:p text:style-name="P24"><text:s text:c="4"/>getch();</text:p>
      <text:p text:style-name="P24">}</text:p>
      <text:p text:style-name="P24"/>
      <text:p text:style-name="P24"/>
      <text:p text:style-name="P3"/>
      <text:p text:style-name="P5"><text:soft-page-break/>* Write a C program to find first and last digit of a number.</text:p>
      <text:p text:style-name="P5">Source Code :</text:p>
      <text:p text:style-name="P24">#include &lt;stdio.h&gt;</text:p>
      <text:p text:style-name="P24">#include &lt;conio.h&gt;</text:p>
      <text:p text:style-name="P24">void main()</text:p>
      <text:p text:style-name="P24">{</text:p>
      <text:p text:style-name="P24"><text:s text:c="4"/>int n, firstDigit, lastDigit;</text:p>
      <text:p text:style-name="P24"><text:s text:c="4"/>/* Input number from user */</text:p>
      <text:p text:style-name="P24"><text:s text:c="4"/>printf("Enter any number: ");</text:p>
      <text:p text:style-name="P24"><text:s text:c="4"/>scanf("%d", &amp;n);</text:p>
      <text:p text:style-name="P24"><text:s text:c="4"/>firstDigit = n;</text:p>
      <text:p text:style-name="P24"><text:s text:c="4"/>/* Remove last digit from number till only one digit is left */</text:p>
      <text:p text:style-name="P24"><text:s text:c="4"/>while(firstDigit &gt;= 10)</text:p>
      <text:p text:style-name="P24"><text:s text:c="4"/>{</text:p>
      <text:p text:style-name="P24"><text:s text:c="8"/>firstDigit = firstDigit / 10;</text:p>
      <text:p text:style-name="P24"><text:s text:c="4"/>}</text:p>
      <text:p text:style-name="P24"><text:s text:c="4"/>printf("First digit = %d", firstDigit);</text:p>
      <text:p text:style-name="P24"><text:s text:c="4"/>/* Get the last digit */</text:p>
      <text:p text:style-name="P24"><text:s text:c="4"/>lastDigit = n % 10;</text:p>
      <text:p text:style-name="P24"><text:s text:c="4"/>printf("Last digit = %d", lastDigit);</text:p>
      <text:p text:style-name="P24"><text:s text:c="4"/>getch();</text:p>
      <text:p text:style-name="P24">}</text:p>
      <text:p text:style-name="P3"/>
      <text:p text:style-name="P5">* Write a C program to find sum of first and last digit of a number.</text:p>
      <text:p text:style-name="P5">Source Code :</text:p>
      <text:p text:style-name="P25">#include &lt;stdio.h&gt;</text:p>
      <text:p text:style-name="P25">#include &lt;conio.h&gt;</text:p>
      <text:p text:style-name="P25">void main()</text:p>
      <text:p text:style-name="P25">{</text:p>
      <text:p text:style-name="P25"><text:s text:c="4"/>int num, sum=0, firstDigit, lastDigit;</text:p>
      <text:p text:style-name="P25"><text:s text:c="4"/>/* Input a number from user */</text:p>
      <text:p text:style-name="P25"><text:s text:c="4"/>printf("Enter any number to find sum of first and last digit: ");</text:p>
      <text:p text:style-name="P25"><text:s text:c="4"/>scanf("%d", &amp;num);</text:p>
      <text:p text:style-name="P25"><text:s text:c="4"/>/* Find last digit to sum */</text:p>
      <text:p text:style-name="P25"><text:s text:c="4"/>lastDigit = num % 10;</text:p>
      <text:p text:style-name="P25"><text:s text:c="4"/>/* Copy num to first digit */</text:p>
      <text:p text:style-name="P25"><text:s text:c="4"/>firstDigit = num;</text:p>
      <text:p text:style-name="P25"><text:s text:c="4"/>/* Find the first digit by dividing num by 10 until first digit is left */</text:p>
      <text:p text:style-name="P25"><text:s text:c="4"/>while(num &gt;= 10)</text:p>
      <text:p text:style-name="P25"><text:s text:c="4"/>{</text:p>
      <text:p text:style-name="P25"><text:s text:c="8"/>num = num / 10;</text:p>
      <text:p text:style-name="P25"><text:s text:c="4"/>}</text:p>
      <text:p text:style-name="P25"><text:s text:c="4"/>firstDigit = num;</text:p>
      <text:p text:style-name="P25"><text:s text:c="4"/>/* Find sum of first and last digit*/</text:p>
      <text:p text:style-name="P25"><text:s text:c="4"/>sum = firstDigit + lastDigit; </text:p>
      <text:p text:style-name="P25"><text:s text:c="4"/>printf("Sum of first and last digit = %d", sum);</text:p>
      <text:p text:style-name="P25"><text:s text:c="4"/>getch();</text:p>
      <text:p text:style-name="P25">}</text:p>
      <text:p text:style-name="P3"/>
      <text:p text:style-name="P5">* Write a C program to swap first and last digits of a number.</text:p>
      <text:p text:style-name="P6">Logic to swap first and last digit of a number</text:p>
      <text:p text:style-name="P6"><text:s text:c="4"/><text:span text:style-name="T1">read(num)</text:span></text:p>
      <text:p text:style-name="P25"><text:soft-page-break/><text:s text:c="4"/>lastDigit ← num % 10;</text:p>
      <text:p text:style-name="P25"><text:s text:c="4"/>digits ← log10(num);</text:p>
      <text:p text:style-name="P25"><text:s text:c="4"/>firstDigit ← num / pow(10, digits);</text:p>
      <text:p text:style-name="P25"><text:s text:c="4"/></text:p>
      <text:p text:style-name="P25"><text:s text:c="4"/>swappedNum ← lastDigit * pow(10, digits);</text:p>
      <text:p text:style-name="P25"><text:s text:c="4"/>swappedNum ← swappedNum + num % pow(10, digits);</text:p>
      <text:p text:style-name="P25"><text:s text:c="4"/>swappedNum ← swappedNum - lastDigit;</text:p>
      <text:p text:style-name="P25"><text:s text:c="4"/>swappedNum ← swappedNum + firstDigit;</text:p>
      <text:p text:style-name="P5">Source Code :</text:p>
      <text:p text:style-name="P26">#include &lt;stdio.h&gt;</text:p>
      <text:p text:style-name="P26">#include &lt;conio.h&gt;</text:p>
      <text:p text:style-name="P26">#include &lt;math.h&gt;</text:p>
      <text:p text:style-name="P26">void main()</text:p>
      <text:p text:style-name="P26">{</text:p>
      <text:p text:style-name="P26"><text:s text:c="4"/>int num, swappedNum;</text:p>
      <text:p text:style-name="P26"><text:s text:c="4"/>int firstDigit, lastDigit, digits;</text:p>
      <text:p text:style-name="P26"><text:s text:c="4"/>/* Input number from user */</text:p>
      <text:p text:style-name="P26"><text:s text:c="4"/>printf("Enter any number: ");</text:p>
      <text:p text:style-name="P26"><text:s text:c="4"/>scanf("%d", &amp;num);</text:p>
      <text:p text:style-name="P26"><text:s text:c="4"/>/* Find last digit */</text:p>
      <text:p text:style-name="P26"><text:s text:c="4"/>lastDigit <text:s/>= num % 10;</text:p>
      <text:p text:style-name="P26"><text:s text:c="4"/>/* Find total number of digit - 1 */</text:p>
      <text:p text:style-name="P26"><text:s text:c="4"/>digits <text:s text:c="4"/>= (int)log10(num); </text:p>
      <text:p text:style-name="P26"><text:s text:c="4"/>/* Find first digit */</text:p>
      <text:p text:style-name="P26"><text:s text:c="4"/>firstDigit = (int)(num / pow(10, digits)); </text:p>
      <text:p text:style-name="P26"><text:s text:c="4"/>swappedNum <text:s/>= lastDigit;</text:p>
      <text:p text:style-name="P26"><text:s text:c="4"/>swappedNum *= (int) pow(10, digits);</text:p>
      <text:p text:style-name="P26"><text:s text:c="4"/>swappedNum += num % ((int) pow(10, digits));</text:p>
      <text:p text:style-name="P26"><text:s text:c="4"/>swappedNum -= lastDigit;</text:p>
      <text:p text:style-name="P26"><text:s text:c="4"/>swappedNum += firstDigit;</text:p>
      <text:p text:style-name="P26"><text:s text:c="4"/>printf("Original number = %d", num);</text:p>
      <text:p text:style-name="P26"><text:s text:c="4"/>printf("Number after swapping first and last digit: %d", swappedNum);</text:p>
      <text:p text:style-name="P26"><text:s text:c="4"/>getch();</text:p>
      <text:p text:style-name="P26">}</text:p>
      <text:p text:style-name="P3"/>
      <text:p text:style-name="P5">* Write a C program to calculate sum of digits of a number.</text:p>
      <text:p text:style-name="P5">Source Code :</text:p>
      <text:p text:style-name="P26">#include &lt;stdio.h&gt;</text:p>
      <text:p text:style-name="P26">#include &lt;conio.h&gt;</text:p>
      <text:p text:style-name="P26">void main()</text:p>
      <text:p text:style-name="P26">{</text:p>
      <text:p text:style-name="P26"><text:s text:c="4"/>int num, sum=0;</text:p>
      <text:p text:style-name="P26"><text:s text:c="4"/>/* Input a number from user */</text:p>
      <text:p text:style-name="P26"><text:s text:c="4"/>printf("Enter any number to find sum of its digit: ");</text:p>
      <text:p text:style-name="P26"><text:s text:c="4"/>scanf("%d", &amp;num);</text:p>
      <text:p text:style-name="P26"><text:s text:c="4"/>/* Repeat till num becomes 0 */</text:p>
      <text:p text:style-name="P26"><text:s text:c="4"/>while(num!=0)</text:p>
      <text:p text:style-name="P26"><text:s text:c="4"/>{</text:p>
      <text:p text:style-name="P26"><text:s text:c="8"/>/* Find last digit of num and add to sum */</text:p>
      <text:p text:style-name="P26"><text:s text:c="8"/>sum += num % 10;</text:p>
      <text:p text:style-name="P26"><text:s text:c="8"/>/* Remove last digit from num */</text:p>
      <text:p text:style-name="P26"><text:s text:c="8"/>num = num / 10;</text:p>
      <text:p text:style-name="P26"><text:soft-page-break/><text:s text:c="4"/>}</text:p>
      <text:p text:style-name="P26"><text:s text:c="4"/>printf("Sum of digits = %d", sum);</text:p>
      <text:p text:style-name="P26"><text:s text:c="4"/>getch();</text:p>
      <text:p text:style-name="P26">}</text:p>
      <text:p text:style-name="P3"/>
      <text:p text:style-name="P5">* Write a C program to calculate product of digits of a number.</text:p>
      <text:p text:style-name="P5">Source Code :</text:p>
      <text:p text:style-name="P27">#include &lt;stdio.h&gt;</text:p>
      <text:p text:style-name="P27">#include &lt;conio.h&gt;</text:p>
      <text:p text:style-name="P27">void main()</text:p>
      <text:p text:style-name="P27">{</text:p>
      <text:p text:style-name="P27"><text:s text:c="4"/>int n;</text:p>
      <text:p text:style-name="P27"><text:s text:c="4"/>long long product=1;</text:p>
      <text:p text:style-name="P27"><text:s text:c="4"/>/* Input number from user */</text:p>
      <text:p text:style-name="P27"><text:s text:c="4"/>printf("Enter any number to calculate product of digit: ");</text:p>
      <text:p text:style-name="P27"><text:s text:c="4"/>scanf("%d", &amp;n);</text:p>
      <text:p text:style-name="P27"><text:s text:c="4"/>/* Repeat the steps till n becomes 0 */</text:p>
      <text:p text:style-name="P27"><text:s text:c="4"/>while(n != 0)</text:p>
      <text:p text:style-name="P27"><text:s text:c="4"/>{</text:p>
      <text:p text:style-name="P27"><text:s text:c="8"/>/* Get the last digit from n and multiplies to product */</text:p>
      <text:p text:style-name="P27"><text:s text:c="8"/>product = product * (n % 10);</text:p>
      <text:p text:style-name="P27"><text:s text:c="8"/>/* Remove the last digit from n */</text:p>
      <text:p text:style-name="P27"><text:s text:c="8"/>n = n / 10;</text:p>
      <text:p text:style-name="P27"><text:s text:c="4"/>}</text:p>
      <text:p text:style-name="P27"><text:s text:c="4"/>printf("Product of digits = %lld", product);</text:p>
      <text:p text:style-name="P27"><text:s text:c="4"/>getch();</text:p>
      <text:p text:style-name="P27">}</text:p>
      <text:p text:style-name="P3"/>
      <text:p text:style-name="P5">* Write a C program to enter a number and print its reverse.</text:p>
      <text:p text:style-name="P5">Source Code :</text:p>
      <text:p text:style-name="P27">#include &lt;stdio.h&gt;</text:p>
      <text:p text:style-name="P27">#include &lt;conio.h&gt;</text:p>
      <text:p text:style-name="P27">void main()</text:p>
      <text:p text:style-name="P27">{</text:p>
      <text:p text:style-name="P27"><text:s text:c="4"/>int num, reverse = 0;</text:p>
      <text:p text:style-name="P27"><text:s text:c="4"/>/* Input a number from user */</text:p>
      <text:p text:style-name="P27"><text:s text:c="4"/>printf("Enter any number to find reverse: ");</text:p>
      <text:p text:style-name="P27"><text:s text:c="4"/>scanf("%d", &amp;num);</text:p>
      <text:p text:style-name="P27"><text:s text:c="4"/>/* Repeat the till 'num' becomes 0 */</text:p>
      <text:p text:style-name="P27"><text:s text:c="4"/>while(num != 0)</text:p>
      <text:p text:style-name="P27"><text:s text:c="4"/>{</text:p>
      <text:p text:style-name="P27"><text:s text:c="8"/>/* </text:p>
      <text:p text:style-name="P27"><text:s text:c="9"/>* Increase place value of reverse and </text:p>
      <text:p text:style-name="P27"><text:s text:c="9"/>* add last digit to reverse </text:p>
      <text:p text:style-name="P27"><text:s text:c="9"/>*/</text:p>
      <text:p text:style-name="P27"><text:s text:c="8"/>reverse = (reverse * 10) + (num % 10);</text:p>
      <text:p text:style-name="P27"><text:s text:c="8"/>/* Remove last digit from 'num' */</text:p>
      <text:p text:style-name="P27"><text:s text:c="8"/>num /= 10;</text:p>
      <text:p text:style-name="P27"><text:s text:c="4"/>}</text:p>
      <text:p text:style-name="P27"><text:s text:c="4"/>printf("Reverse = %d", reverse);</text:p>
      <text:p text:style-name="P27"><text:s text:c="4"/>getch();</text:p>
      <text:p text:style-name="P27">}</text:p>
      <text:p text:style-name="P3"><text:soft-page-break/></text:p>
      <text:p text:style-name="P5">* Write a C program to check whether a number is palindrome or not.</text:p>
      <text:p text:style-name="P5">Source Code :</text:p>
      <text:p text:style-name="P27">#include &lt;stdio.h&gt;</text:p>
      <text:p text:style-name="P27">#include &lt;conio.h&gt;</text:p>
      <text:p text:style-name="P27">void main()</text:p>
      <text:p text:style-name="P27">{</text:p>
      <text:p text:style-name="P27"><text:s text:c="4"/>int n, num, rev = 0;</text:p>
      <text:p text:style-name="P27"><text:s text:c="4"/>/* Input a number from user */</text:p>
      <text:p text:style-name="P27"><text:s text:c="4"/>printf("Enter any number to check palindrome: ");</text:p>
      <text:p text:style-name="P27"><text:s text:c="4"/>scanf("%d", &amp;n);</text:p>
      <text:p text:style-name="P27"><text:s text:c="4"/>/* Copy original value to 'num' to 'n'*/</text:p>
      <text:p text:style-name="P27"><text:s text:c="4"/>num = n; </text:p>
      <text:p text:style-name="P27"><text:s text:c="4"/>/* Find reverse of n and store in rev */</text:p>
      <text:p text:style-name="P27"><text:s text:c="4"/>while(n != 0)</text:p>
      <text:p text:style-name="P27"><text:s text:c="4"/>{</text:p>
      <text:p text:style-name="P27"><text:s text:c="8"/>rev = (rev * 10) + (n % 10);</text:p>
      <text:p text:style-name="P27"><text:s text:c="8"/>n <text:s/>/= 10;</text:p>
      <text:p text:style-name="P27"><text:s text:c="4"/>}</text:p>
      <text:p text:style-name="P27"><text:s text:c="4"/>/* Check if reverse is equal to 'num' or not */</text:p>
      <text:p text:style-name="P27"><text:s text:c="4"/>if(rev == num)</text:p>
      <text:p text:style-name="P27"><text:s text:c="4"/>{</text:p>
      <text:p text:style-name="P27"><text:s text:c="8"/>printf("%d is palindrome.", num);</text:p>
      <text:p text:style-name="P27"><text:s text:c="4"/>}</text:p>
      <text:p text:style-name="P27"><text:s text:c="4"/>else</text:p>
      <text:p text:style-name="P27"><text:s text:c="4"/>{</text:p>
      <text:p text:style-name="P27"><text:s text:c="8"/>printf("%d is not palindrome.", num);</text:p>
      <text:p text:style-name="P27"><text:s text:c="4"/>}</text:p>
      <text:p text:style-name="P27"><text:s text:c="4"/>getch();</text:p>
      <text:p text:style-name="P27">}</text:p>
      <text:p text:style-name="P3"/>
      <text:p text:style-name="P5">* Write a C program to find frequency of each digit in a given integer.</text:p>
      <text:p text:style-name="P5">Source Code :</text:p>
      <text:p text:style-name="P28">#include &lt;stdio.h&gt;</text:p>
      <text:p text:style-name="P28">#include &lt;conio.h&gt;</text:p>
      <text:p text:style-name="P28">#define BASE 10 /* Constant */</text:p>
      <text:p text:style-name="P28">void main()</text:p>
      <text:p text:style-name="P28">{</text:p>
      <text:p text:style-name="P28"><text:s text:c="4"/>long long num, n;</text:p>
      <text:p text:style-name="P28"><text:s text:c="4"/>int i, lastDigit;</text:p>
      <text:p text:style-name="P28"><text:s text:c="4"/>int freq[BASE];</text:p>
      <text:p text:style-name="P28"><text:s text:c="4"/>/* Input number from user */</text:p>
      <text:p text:style-name="P28"><text:s text:c="4"/>printf("Enter any number: ");</text:p>
      <text:p text:style-name="P28"><text:s text:c="4"/>scanf("%lld", &amp;num);</text:p>
      <text:p text:style-name="P28"><text:s text:c="4"/>/* Initialize frequency array with 0 */</text:p>
      <text:p text:style-name="P28"><text:s text:c="4"/>for(i=0; i&lt;BASE; i++)</text:p>
      <text:p text:style-name="P28"><text:s text:c="4"/>{</text:p>
      <text:p text:style-name="P28"><text:s text:c="8"/>freq[i] = 0;</text:p>
      <text:p text:style-name="P28"><text:s text:c="4"/>}</text:p>
      <text:p text:style-name="P28"><text:s text:c="4"/>/* Copy the value of 'num' to 'n' */</text:p>
      <text:p text:style-name="P28"><text:s text:c="4"/>n = num; </text:p>
      <text:p text:style-name="P28"><text:s text:c="4"/>/* Run till 'n' is not equal to zero */</text:p>
      <text:p text:style-name="P28"><text:soft-page-break/><text:s text:c="4"/>while(n != 0)</text:p>
      <text:p text:style-name="P28"><text:s text:c="4"/>{</text:p>
      <text:p text:style-name="P28"><text:s text:c="8"/>/* Get last digit */</text:p>
      <text:p text:style-name="P28"><text:s text:c="8"/>lastDigit = n % 10;</text:p>
      <text:p text:style-name="P28"><text:s text:c="8"/>/* Remove last digit */</text:p>
      <text:p text:style-name="P28"><text:s text:c="8"/>n /= 10;</text:p>
      <text:p text:style-name="P28"><text:s text:c="8"/>/* Increment frequency array */</text:p>
      <text:p text:style-name="P28"><text:s text:c="8"/>freq[lastDigit]++;</text:p>
      <text:p text:style-name="P28"><text:s text:c="4"/>}</text:p>
      <text:p text:style-name="P28"><text:s text:c="4"/>/* Print frequency of each digit */</text:p>
      <text:p text:style-name="P28"><text:s text:c="4"/>printf("Frequency of each digit in %lld is: \n", num);</text:p>
      <text:p text:style-name="P28"><text:s text:c="4"/>for(i=0; i&lt;BASE; i++)</text:p>
      <text:p text:style-name="P28"><text:s text:c="4"/>{</text:p>
      <text:p text:style-name="P28"><text:s text:c="8"/>printf("Frequency of %d = %d\n", i, freq[i]);</text:p>
      <text:p text:style-name="P28"><text:s text:c="4"/>}</text:p>
      <text:p text:style-name="P28"><text:s text:c="4"/>getch();</text:p>
      <text:p text:style-name="P28">}</text:p>
      <text:p text:style-name="P3"/>
      <text:p text:style-name="P5">* Write a C program to enter a number and print it in words.</text:p>
      <text:p text:style-name="P5">Source Code :</text:p>
      <text:p text:style-name="P29">#include &lt;stdio.h&gt;</text:p>
      <text:p text:style-name="P29">#include &lt;conio.h&gt;</text:p>
      <text:p text:style-name="P29">void main()</text:p>
      <text:p text:style-name="P29">{</text:p>
      <text:p text:style-name="P29"><text:s text:c="4"/>int n, num = 0;</text:p>
      <text:p text:style-name="P29"><text:s text:c="4"/>/* Input number from user */</text:p>
      <text:p text:style-name="P29"><text:s text:c="4"/>printf("Enter any number to print in words: ");</text:p>
      <text:p text:style-name="P29"><text:s text:c="4"/>scanf("%d", &amp;n);</text:p>
      <text:p text:style-name="P29"><text:s text:c="4"/>/* Store reverse of n in num */</text:p>
      <text:p text:style-name="P29"><text:s text:c="4"/>while(n != 0)</text:p>
      <text:p text:style-name="P29"><text:s text:c="4"/>{</text:p>
      <text:p text:style-name="P29"><text:s text:c="8"/>num = (num * 10) + (n % 10);</text:p>
      <text:p text:style-name="P29"><text:s text:c="8"/>n /= 10;</text:p>
      <text:p text:style-name="P29"><text:s text:c="4"/>}</text:p>
      <text:p text:style-name="P29"><text:s text:c="4"/>/* </text:p>
      <text:p text:style-name="P29"><text:s text:c="5"/>* Extract last digit of number and print corresponding digit in words</text:p>
      <text:p text:style-name="P29"><text:s text:c="5"/>* till num becomes 0</text:p>
      <text:p text:style-name="P29"><text:s text:c="5"/>*/</text:p>
      <text:p text:style-name="P29"><text:s text:c="4"/>while(num != 0)</text:p>
      <text:p text:style-name="P29"><text:s text:c="4"/>{</text:p>
      <text:p text:style-name="P29"><text:s text:c="8"/>switch(num % 10)</text:p>
      <text:p text:style-name="P29"><text:s text:c="8"/>{</text:p>
      <text:p text:style-name="P29"><text:s text:c="12"/>case 0: </text:p>
      <text:p text:style-name="P29"><text:s text:c="16"/>printf("Zero ");</text:p>
      <text:p text:style-name="P29"><text:s text:c="16"/>break;</text:p>
      <text:p text:style-name="P29"><text:s text:c="12"/>case 1: </text:p>
      <text:p text:style-name="P29"><text:s text:c="16"/>printf("One ");</text:p>
      <text:p text:style-name="P29"><text:s text:c="16"/>break;</text:p>
      <text:p text:style-name="P29"><text:s text:c="12"/>case 2: </text:p>
      <text:p text:style-name="P29"><text:s text:c="16"/>printf("Two ");</text:p>
      <text:p text:style-name="P29"><text:s text:c="16"/>break;</text:p>
      <text:p text:style-name="P29"><text:s text:c="12"/>case 3: </text:p>
      <text:p text:style-name="P29"><text:soft-page-break/><text:s text:c="16"/>printf("Three ");</text:p>
      <text:p text:style-name="P29"><text:s text:c="16"/>break;</text:p>
      <text:p text:style-name="P29"><text:s text:c="12"/>case 4: </text:p>
      <text:p text:style-name="P29"><text:s text:c="16"/>printf("Four ");</text:p>
      <text:p text:style-name="P29"><text:s text:c="16"/>break;</text:p>
      <text:p text:style-name="P29"><text:s text:c="12"/>case 5: </text:p>
      <text:p text:style-name="P29"><text:s text:c="16"/>printf("Five ");</text:p>
      <text:p text:style-name="P29"><text:s text:c="16"/>break;</text:p>
      <text:p text:style-name="P29"><text:s text:c="12"/>case 6: </text:p>
      <text:p text:style-name="P29"><text:s text:c="16"/>printf("Six ");</text:p>
      <text:p text:style-name="P29"><text:s text:c="16"/>break;</text:p>
      <text:p text:style-name="P29"><text:s text:c="12"/>case 7: </text:p>
      <text:p text:style-name="P29"><text:s text:c="16"/>printf("Seven ");</text:p>
      <text:p text:style-name="P29"><text:s text:c="16"/>break;</text:p>
      <text:p text:style-name="P29"><text:s text:c="12"/>case 8: </text:p>
      <text:p text:style-name="P29"><text:s text:c="16"/>printf("Eight ");</text:p>
      <text:p text:style-name="P29"><text:s text:c="16"/>break;</text:p>
      <text:p text:style-name="P29"><text:s text:c="12"/>case 9: </text:p>
      <text:p text:style-name="P29"><text:s text:c="16"/>printf("Nine ");</text:p>
      <text:p text:style-name="P29"><text:s text:c="16"/>break;</text:p>
      <text:p text:style-name="P29"><text:s text:c="8"/>}</text:p>
      <text:p text:style-name="P29"><text:s text:c="8"/></text:p>
      <text:p text:style-name="P29"><text:s text:c="8"/>num = num / 10;</text:p>
      <text:p text:style-name="P29"><text:s text:c="4"/>}</text:p>
      <text:p text:style-name="P29"><text:s text:c="4"/>getch();</text:p>
      <text:p text:style-name="P29">}</text:p>
      <text:p text:style-name="P3"/>
      <text:p text:style-name="P5">* Write a C program to print all ASCII character with their values.</text:p>
      <text:p text:style-name="P5">Source Code :</text:p>
      <text:p text:style-name="P29">#include &lt;stdio.h&gt;</text:p>
      <text:p text:style-name="P29">#include &lt;conio.h&gt;</text:p>
      <text:p text:style-name="P29">void main()</text:p>
      <text:p text:style-name="P29">{</text:p>
      <text:p text:style-name="P29"><text:s text:c="4"/>int i;</text:p>
      <text:p text:style-name="P29"><text:s text:c="4"/>/* Print ASCII values from 0 to 255 */</text:p>
      <text:p text:style-name="P29"><text:s text:c="4"/>for(i=0; i&lt;=255; i++) </text:p>
      <text:p text:style-name="P29"><text:s text:c="4"/>{</text:p>
      <text:p text:style-name="P29"><text:s text:c="8"/>printf("ASCII value of character %c = %d\n", i, i);</text:p>
      <text:p text:style-name="P29"><text:s text:c="4"/>}</text:p>
      <text:p text:style-name="P29"><text:s text:c="4"/>getch();</text:p>
      <text:p text:style-name="P29">}</text:p>
      <text:p text:style-name="P3"/>
      <text:p text:style-name="P5">* Write a C program to find power of a number using for loop.</text:p>
      <text:p text:style-name="P5">Source Code :</text:p>
      <text:p text:style-name="P30">#include &lt;stdio.h&gt;</text:p>
      <text:p text:style-name="P30">#include &lt;conio.h&gt;</text:p>
      <text:p text:style-name="P30">void main()</text:p>
      <text:p text:style-name="P30">{</text:p>
      <text:p text:style-name="P30"><text:s text:c="4"/>int base, exponent;</text:p>
      <text:p text:style-name="P30"><text:s text:c="4"/>long long power = 1;</text:p>
      <text:p text:style-name="P30"><text:s text:c="4"/>int i;</text:p>
      <text:p text:style-name="P30"><text:s text:c="4"/>/* Input base and exponent from user */</text:p>
      <text:p text:style-name="P30"><text:soft-page-break/><text:s text:c="4"/>printf("Enter base: ");</text:p>
      <text:p text:style-name="P30"><text:s text:c="4"/>scanf("%d", &amp;base);</text:p>
      <text:p text:style-name="P30"><text:s text:c="4"/>printf("Enter exponent: ");</text:p>
      <text:p text:style-name="P30"><text:s text:c="4"/>scanf("%d", &amp;exponent);</text:p>
      <text:p text:style-name="P30"><text:s text:c="4"/>/* Multiply base, exponent times*/</text:p>
      <text:p text:style-name="P30"><text:s text:c="4"/>for(i=1; i&lt;=exponent; i++)</text:p>
      <text:p text:style-name="P30"><text:s text:c="4"/>{</text:p>
      <text:p text:style-name="P30"><text:s text:c="8"/>power = power * base;</text:p>
      <text:p text:style-name="P30"><text:s text:c="4"/>}</text:p>
      <text:p text:style-name="P30"><text:s text:c="4"/>printf("%d ^ %d = %lld", base, exponent, power);</text:p>
      <text:p text:style-name="P30"><text:s text:c="4"/>getch();</text:p>
      <text:p text:style-name="P30">}</text:p>
      <text:p text:style-name="P3"/>
      <text:p text:style-name="P5">* Write a C program to find all factors of a number.</text:p>
      <text:p text:style-name="P5">Source Code :</text:p>
      <text:p text:style-name="P30">#include &lt;stdio.h&gt;</text:p>
      <text:p text:style-name="P30">#include &lt;conio.h&gt;</text:p>
      <text:p text:style-name="P30">void main()</text:p>
      <text:p text:style-name="P30">{</text:p>
      <text:p text:style-name="P30"><text:s text:c="4"/>int i, num;</text:p>
      <text:p text:style-name="P30"><text:s text:c="4"/>/* Input number from user */</text:p>
      <text:p text:style-name="P30"><text:s text:c="4"/>printf("Enter any number to find its factor: ");</text:p>
      <text:p text:style-name="P30"><text:s text:c="4"/>scanf("%d", &amp;num);</text:p>
      <text:p text:style-name="P30"><text:s text:c="4"/>printf("All factors of %d are: \n", num);</text:p>
      <text:p text:style-name="P30"><text:s text:c="4"/>/* Iterate from 1 to num */</text:p>
      <text:p text:style-name="P30"><text:s text:c="4"/>for(i=1; i&lt;=num; i++)</text:p>
      <text:p text:style-name="P30"><text:s text:c="4"/>{</text:p>
      <text:p text:style-name="P30"><text:s text:c="8"/>/* </text:p>
      <text:p text:style-name="P30"><text:s text:c="9"/>* If num is exactly divisible by i</text:p>
      <text:p text:style-name="P30"><text:s text:c="9"/>* Then i is a factor of num</text:p>
      <text:p text:style-name="P30"><text:s text:c="9"/>*/</text:p>
      <text:p text:style-name="P30"><text:s text:c="8"/>if(num % i == 0)</text:p>
      <text:p text:style-name="P30"><text:s text:c="8"/>{</text:p>
      <text:p text:style-name="P30"><text:s text:c="12"/>printf("%d, ",i);</text:p>
      <text:p text:style-name="P30"><text:s text:c="8"/>}</text:p>
      <text:p text:style-name="P30"><text:s text:c="4"/>}</text:p>
      <text:p text:style-name="P30"><text:s text:c="4"/>getch();</text:p>
      <text:p text:style-name="P30">}</text:p>
      <text:p text:style-name="P3"/>
      <text:p text:style-name="P5">* Write a C program to calculate factorial of a number.</text:p>
      <text:p text:style-name="P5">Source Code :</text:p>
      <text:p text:style-name="P30">#include &lt;stdio.h&gt;</text:p>
      <text:p text:style-name="P30">#include &lt;conio.h&gt;</text:p>
      <text:p text:style-name="P30">void main()</text:p>
      <text:p text:style-name="P30">{</text:p>
      <text:p text:style-name="P30"><text:s text:c="4"/>int i, num;</text:p>
      <text:p text:style-name="P30"><text:s text:c="4"/>unsigned long long fact=1LL;</text:p>
      <text:p text:style-name="P30"><text:s text:c="4"/>/* Input number from user */</text:p>
      <text:p text:style-name="P30"><text:s text:c="4"/>printf("Enter any number to calculate factorial: ");</text:p>
      <text:p text:style-name="P30"><text:s text:c="4"/>scanf("%d", &amp;num);</text:p>
      <text:p text:style-name="P30"><text:s text:c="4"/>/* Run loop from 1 to num */</text:p>
      <text:p text:style-name="P30"><text:s text:c="4"/>for(i=1; i&lt;=num; i++)</text:p>
      <text:p text:style-name="P30"><text:soft-page-break/><text:s text:c="4"/>{</text:p>
      <text:p text:style-name="P30"><text:s text:c="8"/>fact = fact * i;</text:p>
      <text:p text:style-name="P30"><text:s text:c="4"/>}</text:p>
      <text:p text:style-name="P30"><text:s text:c="4"/>printf("Factorial of %d = %llu", num, fact);</text:p>
      <text:p text:style-name="P30"><text:s text:c="4"/>getch();</text:p>
      <text:p text:style-name="P30">}</text:p>
      <text:p text:style-name="P3"/>
      <text:p text:style-name="P5">* Write a C program to find HCF (GCD) of two numbers.</text:p>
      <text:p text:style-name="P5">Source Code :</text:p>
      <text:p text:style-name="P30">#include &lt;stdio.h&gt;</text:p>
      <text:p text:style-name="P30">#include &lt;conio.h&gt;</text:p>
      <text:p text:style-name="P30">void main()</text:p>
      <text:p text:style-name="P30">{</text:p>
      <text:p text:style-name="P30"><text:s text:c="4"/>int i, num1, num2, min, hcf=1;</text:p>
      <text:p text:style-name="P30"><text:s text:c="4"/>/* Input two numbers from user */</text:p>
      <text:p text:style-name="P30"><text:s text:c="4"/>printf("Enter any two numbers to find HCF: ");</text:p>
      <text:p text:style-name="P30"><text:s text:c="4"/>scanf("%d%d", &amp;num1, &amp;num2);</text:p>
      <text:p text:style-name="P30"><text:s text:c="4"/>/* Find minimum between two numbers */</text:p>
      <text:p text:style-name="P30"><text:s text:c="4"/>min = (num1&lt;num2) ? num1 : num2;</text:p>
      <text:p text:style-name="P30"><text:s text:c="4"/>for(i=1; i&lt;=min; i++)</text:p>
      <text:p text:style-name="P30"><text:s text:c="4"/>{</text:p>
      <text:p text:style-name="P30"><text:s text:c="8"/>/* If i is factor of both number */</text:p>
      <text:p text:style-name="P30"><text:s text:c="8"/>if(num1%i==0 &amp;&amp; num2%i==0)</text:p>
      <text:p text:style-name="P30"><text:s text:c="8"/>{</text:p>
      <text:p text:style-name="P30"><text:s text:c="12"/>hcf = i;</text:p>
      <text:p text:style-name="P30"><text:s text:c="8"/>}</text:p>
      <text:p text:style-name="P30"><text:s text:c="4"/>}</text:p>
      <text:p text:style-name="P30"><text:s text:c="4"/>printf("HCF of %d and %d = %d\n", num1, num2, hcf);</text:p>
      <text:p text:style-name="P30"><text:s text:c="4"/>getch();</text:p>
      <text:p text:style-name="P30">}</text:p>
      <text:p text:style-name="P3"/>
      <text:p text:style-name="P5">* Write a C program to find LCM of two numbers.</text:p>
      <text:p text:style-name="P5">Source Code :</text:p>
      <text:p text:style-name="P31">#include &lt;stdio.h&gt;</text:p>
      <text:p text:style-name="P31">#include &lt;conio.h&gt;</text:p>
      <text:p text:style-name="P31">void main()</text:p>
      <text:p text:style-name="P31">{</text:p>
      <text:p text:style-name="P31"><text:s text:c="4"/>int i, num1, num2, max, lcm=1;</text:p>
      <text:p text:style-name="P31"><text:s text:c="4"/>/* Input two numbers from user */</text:p>
      <text:p text:style-name="P31"><text:s text:c="4"/>printf("Enter any two numbers to find LCM: ");</text:p>
      <text:p text:style-name="P31"><text:s text:c="4"/>scanf("%d%d", &amp;num1, &amp;num2);</text:p>
      <text:p text:style-name="P31"><text:s text:c="4"/>/* Find maximum between num1 and num2 */</text:p>
      <text:p text:style-name="P31"><text:s text:c="4"/>max = (num1 &gt; num2) ? num1 : num2;</text:p>
      <text:p text:style-name="P31"><text:s text:c="4"/>/* First multiple to be checked */</text:p>
      <text:p text:style-name="P31"><text:s text:c="4"/>i = max;</text:p>
      <text:p text:style-name="P31"><text:s text:c="4"/>/* Run loop indefinitely till LCM is found */</text:p>
      <text:p text:style-name="P31"><text:s text:c="4"/>while(1)</text:p>
      <text:p text:style-name="P31"><text:s text:c="4"/>{</text:p>
      <text:p text:style-name="P31"><text:s text:c="8"/>if(i%num1==0 &amp;&amp; i%num2==0)</text:p>
      <text:p text:style-name="P31"><text:s text:c="8"/>{</text:p>
      <text:p text:style-name="P31"><text:s text:c="12"/>/*</text:p>
      <text:p text:style-name="P31"><text:s text:c="13"/>* If 'i' divides both 'num1' and 'num2'</text:p>
      <text:p text:style-name="P31"><text:soft-page-break/><text:s text:c="13"/>* then 'i' is the LCM.</text:p>
      <text:p text:style-name="P31"><text:s text:c="13"/>*/</text:p>
      <text:p text:style-name="P31"><text:s text:c="12"/>lcm = i;</text:p>
      <text:p text:style-name="P31"><text:s text:c="12"/>/* Terminate the loop after LCM is found */</text:p>
      <text:p text:style-name="P31"><text:s text:c="12"/>break;</text:p>
      <text:p text:style-name="P31"><text:s text:c="8"/>}</text:p>
      <text:p text:style-name="P31"><text:s text:c="8"/>/*</text:p>
      <text:p text:style-name="P31"><text:s text:c="9"/>* If LCM is not found then generate next </text:p>
      <text:p text:style-name="P31"><text:s text:c="9"/>* multiple of max between both numbers</text:p>
      <text:p text:style-name="P31"><text:s text:c="9"/>*/</text:p>
      <text:p text:style-name="P31"><text:s text:c="8"/>i += max;</text:p>
      <text:p text:style-name="P31"><text:s text:c="4"/>}</text:p>
      <text:p text:style-name="P31"><text:s text:c="4"/>printf("LCM of %d and %d = %d", num1, num2, lcm);</text:p>
      <text:p text:style-name="P31"><text:s text:c="4"/>getch();</text:p>
      <text:p text:style-name="P31">}</text:p>
      <text:p text:style-name="P3"/>
      <text:p text:style-name="P5">* Write a C program to check whether a number is Prime number or not.</text:p>
      <text:p text:style-name="P5">Source Code :</text:p>
      <text:p text:style-name="P32">#include &lt;stdio.h&gt;</text:p>
      <text:p text:style-name="P32">#include &lt;conio.h&gt;</text:p>
      <text:p text:style-name="P32">void main()</text:p>
      <text:p text:style-name="P32">{</text:p>
      <text:p text:style-name="P32"><text:s text:c="4"/>int i, num, isPrime;</text:p>
      <text:p text:style-name="P32"><text:s text:c="4"/>/*</text:p>
      <text:p text:style-name="P32"><text:s text:c="5"/>* isPrime is used as flag variable. </text:p>
      <text:p text:style-name="P32"><text:s text:c="5"/>* If isPrime = 0, then number is composite</text:p>
      <text:p text:style-name="P32"><text:s text:c="5"/>* else if isPrime = 1, then number is prime.</text:p>
      <text:p text:style-name="P32"><text:s text:c="5"/>* Initially I have assumed the number as prime.</text:p>
      <text:p text:style-name="P32"><text:s text:c="5"/>*/</text:p>
      <text:p text:style-name="P32"><text:s text:c="4"/>isPrime = 1; </text:p>
      <text:p text:style-name="P32"><text:s text:c="4"/>/* Input a number from user */</text:p>
      <text:p text:style-name="P32"><text:s text:c="4"/>printf("Enter any number to check prime: ");</text:p>
      <text:p text:style-name="P32"><text:s text:c="4"/>scanf("%d", &amp;num);</text:p>
      <text:p text:style-name="P32"><text:s text:c="4"/>for(i=2; i&lt;=num/2; i++)</text:p>
      <text:p text:style-name="P32"><text:s text:c="4"/>{</text:p>
      <text:p text:style-name="P32"><text:s text:c="8"/>/* Check divisibility of num */</text:p>
      <text:p text:style-name="P32"><text:s text:c="8"/>if(num%i==0)</text:p>
      <text:p text:style-name="P32"><text:s text:c="8"/>{</text:p>
      <text:p text:style-name="P32"><text:s text:c="12"/>/* Set isPrime to 0 indicating it as composite number */</text:p>
      <text:p text:style-name="P32"><text:s text:c="12"/>isPrime = 0;</text:p>
      <text:p text:style-name="P32"><text:s text:c="12"/>/* Terminate from loop */</text:p>
      <text:p text:style-name="P32"><text:s text:c="12"/>break;</text:p>
      <text:p text:style-name="P32"><text:s text:c="8"/>}</text:p>
      <text:p text:style-name="P32"><text:s text:c="4"/>}</text:p>
      <text:p text:style-name="P32"><text:s text:c="4"/>/*</text:p>
      <text:p text:style-name="P32"><text:s text:c="5"/>* If isPrime contains 1 then it is prime</text:p>
      <text:p text:style-name="P32"><text:s text:c="5"/>*/</text:p>
      <text:p text:style-name="P32"><text:s text:c="4"/>if(isPrime == 1)</text:p>
      <text:p text:style-name="P32"><text:s text:c="4"/>{</text:p>
      <text:p text:style-name="P32"><text:s text:c="8"/>printf("%d is prime number", num);</text:p>
      <text:p text:style-name="P32"><text:s text:c="4"/>}</text:p>
      <text:p text:style-name="P32"><text:s text:c="4"/>else</text:p>
      <text:p text:style-name="P32"><text:soft-page-break/><text:s text:c="4"/>{</text:p>
      <text:p text:style-name="P32"><text:s text:c="8"/>printf("%d is composite number", num);</text:p>
      <text:p text:style-name="P32"><text:s text:c="4"/>}</text:p>
      <text:p text:style-name="P32"><text:s text:c="4"/>getch();</text:p>
      <text:p text:style-name="P32">}</text:p>
      <text:p text:style-name="P3"/>
      <text:p text:style-name="P5">* Write a C program to print all Prime numbers between 1 to n.</text:p>
      <text:p text:style-name="P5">Source Code :</text:p>
      <text:p text:style-name="P33">#include &lt;stdio.h&gt;</text:p>
      <text:p text:style-name="P33">#include &lt;conio.h&gt;</text:p>
      <text:p text:style-name="P33">void main()</text:p>
      <text:p text:style-name="P33">{</text:p>
      <text:p text:style-name="P33"><text:s text:c="4"/>int i, j, end, isPrime; // isPrime is used as flag variable</text:p>
      <text:p text:style-name="P33"><text:s text:c="4"/>/* Input upper limit to print prime */</text:p>
      <text:p text:style-name="P33"><text:s text:c="4"/>printf("Find prime numbers between 1 to : ");</text:p>
      <text:p text:style-name="P33"><text:s text:c="4"/>scanf("%d", &amp;end);</text:p>
      <text:p text:style-name="P33"><text:s text:c="4"/>printf("All prime numbers between 1 to %d are:\n", end);</text:p>
      <text:p text:style-name="P33"><text:s text:c="4"/>/* Find all Prime numbers between 1 to end */</text:p>
      <text:p text:style-name="P33"><text:s text:c="4"/>for(i=2; i&lt;=end; i++)</text:p>
      <text:p text:style-name="P33"><text:s text:c="4"/>{</text:p>
      <text:p text:style-name="P33"><text:s text:c="8"/>/* Assume that the current number is Prime */</text:p>
      <text:p text:style-name="P33"><text:s text:c="8"/>isPrime = 1; </text:p>
      <text:p text:style-name="P33"><text:s text:c="8"/>/* Check if the current number i is prime or not */</text:p>
      <text:p text:style-name="P33"><text:s text:c="8"/>for(j=2; j&lt;=i/2; j++)</text:p>
      <text:p text:style-name="P33"><text:s text:c="8"/>{</text:p>
      <text:p text:style-name="P33"><text:s text:c="12"/>/*</text:p>
      <text:p text:style-name="P33"><text:s text:c="13"/>* If i is divisible by any number other than 1 and self</text:p>
      <text:p text:style-name="P33"><text:s text:c="13"/>* then it is not prime number</text:p>
      <text:p text:style-name="P33"><text:s text:c="13"/>*/</text:p>
      <text:p text:style-name="P33"><text:s text:c="12"/>if(i%j==0)</text:p>
      <text:p text:style-name="P33"><text:s text:c="12"/>{</text:p>
      <text:p text:style-name="P33"><text:s text:c="16"/>isPrime = 0;</text:p>
      <text:p text:style-name="P33"><text:s text:c="16"/>break;</text:p>
      <text:p text:style-name="P33"><text:s text:c="12"/>}</text:p>
      <text:p text:style-name="P33"><text:s text:c="8"/>}</text:p>
      <text:p text:style-name="P33"><text:s text:c="8"/>/* If the number is prime then print */</text:p>
      <text:p text:style-name="P33"><text:s text:c="8"/>if(isPrime==1)</text:p>
      <text:p text:style-name="P33"><text:s text:c="8"/>{</text:p>
      <text:p text:style-name="P33"><text:s text:c="12"/>printf("%d, ", i);</text:p>
      <text:p text:style-name="P33"><text:s text:c="8"/>}</text:p>
      <text:p text:style-name="P33"><text:s text:c="4"/>}</text:p>
      <text:p text:style-name="P33"><text:s text:c="4"/>getch();</text:p>
      <text:p text:style-name="P33">}</text:p>
      <text:p text:style-name="P3"/>
      <text:p text:style-name="P5">* Write a C program to find sum of all prime numbers between 1 to n.</text:p>
      <text:p text:style-name="P5">Source Code :</text:p>
      <text:p text:style-name="P33">#include &lt;stdio.h&gt;</text:p>
      <text:p text:style-name="P33">#include &lt;conio.h&gt;</text:p>
      <text:p text:style-name="P33">void main()</text:p>
      <text:p text:style-name="P33">{</text:p>
      <text:p text:style-name="P33"><text:s text:c="4"/>int i, j, end, isPrime, sum=0;</text:p>
      <text:p text:style-name="P33"><text:s text:c="4"/>/* Input upper limit from user */</text:p>
      <text:p text:style-name="P33"><text:soft-page-break/><text:s text:c="4"/>printf("Find sum of all prime between 1 to : ");</text:p>
      <text:p text:style-name="P33"><text:s text:c="4"/>scanf("%d", &amp;end);</text:p>
      <text:p text:style-name="P33"><text:s text:c="4"/>/* Find all prime numbers between 1 to end */</text:p>
      <text:p text:style-name="P33"><text:s text:c="4"/>for(i=2; i&lt;=end; i++)</text:p>
      <text:p text:style-name="P33"><text:s text:c="4"/>{</text:p>
      <text:p text:style-name="P33"><text:s text:c="8"/>/* Check if the current number i is Prime or not */</text:p>
      <text:p text:style-name="P33"><text:s text:c="8"/>isPrime = 1;</text:p>
      <text:p text:style-name="P33"><text:s text:c="8"/>for(j=2; j&lt;=i/2 ;j++)</text:p>
      <text:p text:style-name="P33"><text:s text:c="8"/>{</text:p>
      <text:p text:style-name="P33"><text:s text:c="12"/>if(i%j==0)</text:p>
      <text:p text:style-name="P33"><text:s text:c="12"/>{</text:p>
      <text:p text:style-name="P33"><text:s text:c="16"/>/* 'i' is not prime */</text:p>
      <text:p text:style-name="P33"><text:s text:c="16"/>isPrime = 0;</text:p>
      <text:p text:style-name="P33"><text:s text:c="16"/>break;</text:p>
      <text:p text:style-name="P33"><text:s text:c="12"/>}</text:p>
      <text:p text:style-name="P33"><text:s text:c="8"/>}</text:p>
      <text:p text:style-name="P33"><text:s text:c="8"/>/*</text:p>
      <text:p text:style-name="P33"><text:s text:c="9"/>* If 'i' is Prime then add to sum</text:p>
      <text:p text:style-name="P33"><text:s text:c="9"/>*/</text:p>
      <text:p text:style-name="P33"><text:s text:c="8"/>if(isPrime==1)</text:p>
      <text:p text:style-name="P33"><text:s text:c="8"/>{</text:p>
      <text:p text:style-name="P33"><text:s text:c="12"/>sum += i;</text:p>
      <text:p text:style-name="P33"><text:s text:c="8"/>}</text:p>
      <text:p text:style-name="P33"><text:s text:c="4"/>}</text:p>
      <text:p text:style-name="P33"><text:s text:c="4"/>printf("Sum of all prime numbers between 1 to %d = %d", end, sum);</text:p>
      <text:p text:style-name="P33"><text:s text:c="4"/>getch();</text:p>
      <text:p text:style-name="P33">}</text:p>
      <text:p text:style-name="P3"/>
      <text:p text:style-name="P5">* Write a C program to find all prime factors of a number.</text:p>
      <text:p text:style-name="P5">Source Code :</text:p>
      <text:p text:style-name="P33">#include &lt;stdio.h&gt;</text:p>
      <text:p text:style-name="P33">#include &lt;conio.h&gt;</text:p>
      <text:p text:style-name="P33">void main()</text:p>
      <text:p text:style-name="P33">{</text:p>
      <text:p text:style-name="P33"><text:s text:c="4"/>int i, j, num, isPrime;</text:p>
      <text:p text:style-name="P33"><text:s text:c="4"/>/* Input a number from user */</text:p>
      <text:p text:style-name="P33"><text:s text:c="4"/>printf("Enter any number to print Prime factors: ");</text:p>
      <text:p text:style-name="P33"><text:s text:c="4"/>scanf("%d", &amp;num);</text:p>
      <text:p text:style-name="P33"><text:s text:c="4"/>printf("All Prime Factors of %d are: \n", num);</text:p>
      <text:p text:style-name="P33"><text:s text:c="4"/>/* Find all Prime factors */</text:p>
      <text:p text:style-name="P33"><text:s text:c="4"/>for(i=2; i&lt;=num; i++)</text:p>
      <text:p text:style-name="P33"><text:s text:c="4"/>{</text:p>
      <text:p text:style-name="P33"><text:s text:c="8"/>/* Check 'i' for factor of num */</text:p>
      <text:p text:style-name="P33"><text:s text:c="8"/>if(num%i==0)</text:p>
      <text:p text:style-name="P33"><text:s text:c="8"/>{</text:p>
      <text:p text:style-name="P33"><text:s text:c="12"/>/* Check 'i' for Prime */</text:p>
      <text:p text:style-name="P33"><text:s text:c="12"/>isPrime = 1;</text:p>
      <text:p text:style-name="P33"><text:s text:c="12"/>for(j=2; j&lt;=i/2; j++)</text:p>
      <text:p text:style-name="P33"><text:s text:c="12"/>{</text:p>
      <text:p text:style-name="P33"><text:s text:c="16"/>if(i%j==0)</text:p>
      <text:p text:style-name="P33"><text:s text:c="16"/>{</text:p>
      <text:p text:style-name="P33"><text:s text:c="20"/>isPrime = 0;</text:p>
      <text:p text:style-name="P33"><text:soft-page-break/><text:s text:c="20"/>break;</text:p>
      <text:p text:style-name="P33"><text:s text:c="16"/>}</text:p>
      <text:p text:style-name="P33"><text:s text:c="12"/>}</text:p>
      <text:p text:style-name="P33"><text:s text:c="12"/>/* If 'i' is Prime number and factor of num */</text:p>
      <text:p text:style-name="P33"><text:s text:c="12"/>if(isPrime==1)</text:p>
      <text:p text:style-name="P33"><text:s text:c="12"/>{</text:p>
      <text:p text:style-name="P33"><text:s text:c="16"/>printf("%d, ", i);</text:p>
      <text:p text:style-name="P33"><text:s text:c="12"/>}</text:p>
      <text:p text:style-name="P33"><text:s text:c="8"/>}</text:p>
      <text:p text:style-name="P33"><text:s text:c="4"/>}</text:p>
      <text:p text:style-name="P33"><text:s text:c="4"/>getch();</text:p>
      <text:p text:style-name="P33">}</text:p>
      <text:p text:style-name="P3"/>
      <text:p text:style-name="P5">* Write a C program to check whether a number is Armstrong number or not.</text:p>
      <text:p text:style-name="P5">Source Code :</text:p>
      <text:p text:style-name="P33">#include &lt;stdio.h&gt;</text:p>
      <text:p text:style-name="P33">#include &lt;conio.h&gt;</text:p>
      <text:p text:style-name="P33">#include &lt;math.h&gt;</text:p>
      <text:p text:style-name="P33">void main()</text:p>
      <text:p text:style-name="P33">{</text:p>
      <text:p text:style-name="P33"><text:s text:c="4"/>int originalNum, num, lastDigit, digits, sum;</text:p>
      <text:p text:style-name="P33"><text:s text:c="4"/>/* Input number from user */</text:p>
      <text:p text:style-name="P33"><text:s text:c="4"/>printf("Enter any number to check Armstrong number: ");</text:p>
      <text:p text:style-name="P33"><text:s text:c="4"/>scanf("%d", &amp;num);</text:p>
      <text:p text:style-name="P33"><text:s text:c="4"/>sum = 0;</text:p>
      <text:p text:style-name="P33"><text:s text:c="4"/>/* Copy the value of num for processing */</text:p>
      <text:p text:style-name="P33"><text:s text:c="4"/>originalNum = num;</text:p>
      <text:p text:style-name="P33"><text:s text:c="4"/>/* Find total digits in num */</text:p>
      <text:p text:style-name="P33"><text:s text:c="4"/>digits = (int) log10(num) + 1;</text:p>
      <text:p text:style-name="P33"><text:s text:c="4"/>/* Calculate sum of power of digits */</text:p>
      <text:p text:style-name="P33"><text:s text:c="4"/>while(num &gt; 0)</text:p>
      <text:p text:style-name="P33"><text:s text:c="4"/>{</text:p>
      <text:p text:style-name="P33"><text:s text:c="8"/>/* Extract the last digit */</text:p>
      <text:p text:style-name="P33"><text:s text:c="8"/>lastDigit = num % 10;</text:p>
      <text:p text:style-name="P33"><text:s text:c="8"/>/* Compute sum of power of last digit */</text:p>
      <text:p text:style-name="P33"><text:s text:c="8"/>sum = sum + round(pow(lastDigit, digits));</text:p>
      <text:p text:style-name="P33"><text:s text:c="8"/>/* Remove the last digit */</text:p>
      <text:p text:style-name="P33"><text:s text:c="8"/>num = num / 10;</text:p>
      <text:p text:style-name="P33"><text:s text:c="4"/>}</text:p>
      <text:p text:style-name="P33"><text:s text:c="4"/>/* Check for Armstrong number */</text:p>
      <text:p text:style-name="P33"><text:s text:c="4"/>if(originalNum == sum)</text:p>
      <text:p text:style-name="P33"><text:s text:c="4"/>{</text:p>
      <text:p text:style-name="P33"><text:s text:c="8"/>printf("%d is ARMSTRONG NUMBER", originalNum);</text:p>
      <text:p text:style-name="P33"><text:s text:c="4"/>}</text:p>
      <text:p text:style-name="P33"><text:s text:c="4"/>else</text:p>
      <text:p text:style-name="P33"><text:s text:c="4"/>{</text:p>
      <text:p text:style-name="P33"><text:s text:c="8"/>printf("%d is NOT ARMSTRONG NUMBER", originalNum);</text:p>
      <text:p text:style-name="P33"><text:s text:c="4"/>}</text:p>
      <text:p text:style-name="P33"><text:s text:c="4"/>getch();</text:p>
      <text:p text:style-name="P33">}</text:p>
      <text:p text:style-name="P3"/>
      <text:p text:style-name="P3"/>
      <text:p text:style-name="P5"><text:soft-page-break/>* Write a C program to print all Armstrong numbers between 1 to n.</text:p>
      <text:p text:style-name="P5">Source Code :</text:p>
      <text:p text:style-name="P34">#include &lt;stdio.h&gt;</text:p>
      <text:p text:style-name="P34">#include &lt;conio.h&gt;</text:p>
      <text:p text:style-name="P34">#include &lt;math.h&gt;</text:p>
      <text:p text:style-name="P34">void main()</text:p>
      <text:p text:style-name="P34">{</text:p>
      <text:p text:style-name="P34"><text:s text:c="4"/>int num, lastDigit, digits, sum, i, end;</text:p>
      <text:p text:style-name="P34"><text:s text:c="4"/>/* Input upper limit from user */</text:p>
      <text:p text:style-name="P34"><text:s text:c="4"/>printf("Enter upper limit: ");</text:p>
      <text:p text:style-name="P34"><text:s text:c="4"/>scanf("%d", &amp;end);</text:p>
      <text:p text:style-name="P34"><text:s text:c="4"/>printf("Armstrong number between 1 to %d are: \n", end);</text:p>
      <text:p text:style-name="P34"><text:s text:c="4"/>for(i=1; i&lt;=end; i++)</text:p>
      <text:p text:style-name="P34"><text:s text:c="4"/>{</text:p>
      <text:p text:style-name="P34"><text:s text:c="8"/>sum = 0;</text:p>
      <text:p text:style-name="P34"><text:s text:c="8"/>/* Copy the value of num for processing */</text:p>
      <text:p text:style-name="P34"><text:s text:c="8"/>num = i;</text:p>
      <text:p text:style-name="P34"><text:s text:c="8"/>/* Find total digits in num */</text:p>
      <text:p text:style-name="P34"><text:s text:c="8"/>digits = (int) log10(num) + 1;</text:p>
      <text:p text:style-name="P34"><text:s text:c="8"/>/* Calculate sum of power of digits */</text:p>
      <text:p text:style-name="P34"><text:s text:c="8"/>while(num &gt; 0)</text:p>
      <text:p text:style-name="P34"><text:s text:c="8"/>{</text:p>
      <text:p text:style-name="P34"><text:s text:c="12"/>/* Extract last digit */</text:p>
      <text:p text:style-name="P34"><text:s text:c="12"/>lastDigit = num % 10;</text:p>
      <text:p text:style-name="P34"><text:s text:c="12"/>// Find sum of power of digits</text:p>
      <text:p text:style-name="P34"><text:s text:c="12"/>// Use ceil() function to overcome any rounding errors by pow()</text:p>
      <text:p text:style-name="P34"><text:s text:c="12"/>sum = sum + ceil(pow(lastDigit, digits));</text:p>
      <text:p text:style-name="P34"><text:s text:c="12"/>/* Remove the last digit */</text:p>
      <text:p text:style-name="P34"><text:s text:c="12"/>num = num / 10;</text:p>
      <text:p text:style-name="P34"><text:s text:c="8"/>}</text:p>
      <text:p text:style-name="P34"><text:s text:c="8"/>/* Check for Armstrong number */</text:p>
      <text:p text:style-name="P34"><text:s text:c="8"/>if(i == sum)</text:p>
      <text:p text:style-name="P34"><text:s text:c="8"/>{</text:p>
      <text:p text:style-name="P34"><text:s text:c="12"/>printf("%d, ", i);</text:p>
      <text:p text:style-name="P34"><text:s text:c="8"/>}</text:p>
      <text:p text:style-name="P34"><text:s text:c="4"/>}</text:p>
      <text:p text:style-name="P34"><text:s text:c="4"/>getch();</text:p>
      <text:p text:style-name="P34">}</text:p>
      <text:p text:style-name="P3"/>
      <text:p text:style-name="P5">* Write a C program to check whether a number is Perfect number or not.</text:p>
      <text:p text:style-name="P5">Source Code :</text:p>
      <text:p text:style-name="P34">#include &lt;stdio.h&gt;</text:p>
      <text:p text:style-name="P34">#include &lt;conio.h&gt;</text:p>
      <text:p text:style-name="P34">void main()</text:p>
      <text:p text:style-name="P34">{</text:p>
      <text:p text:style-name="P34"><text:s text:c="4"/>int i, num, sum = 0;</text:p>
      <text:p text:style-name="P34"><text:s text:c="4"/>/* Input a number from user */</text:p>
      <text:p text:style-name="P34"><text:s text:c="4"/>printf("Enter any number to check perfect number: ");</text:p>
      <text:p text:style-name="P34"><text:s text:c="4"/>scanf("%d", &amp;num);</text:p>
      <text:p text:style-name="P34"><text:s text:c="4"/>/* Calculate sum of all proper divisors */</text:p>
      <text:p text:style-name="P34"><text:s text:c="4"/>for(i=1; i&lt;num; i++)</text:p>
      <text:p text:style-name="P34"><text:s text:c="4"/>{</text:p>
      <text:p text:style-name="P34"><text:soft-page-break/><text:s text:c="8"/>/* If i is a divisor of num */</text:p>
      <text:p text:style-name="P34"><text:s text:c="8"/>if(num%i == 0)</text:p>
      <text:p text:style-name="P34"><text:s text:c="8"/>{</text:p>
      <text:p text:style-name="P34"><text:s text:c="12"/>sum += i;</text:p>
      <text:p text:style-name="P34"><text:s text:c="8"/>}</text:p>
      <text:p text:style-name="P34"><text:s text:c="4"/>}</text:p>
      <text:p text:style-name="P34"><text:s text:c="4"/>/* Check whether the sum of proper divisors is equal to num */</text:p>
      <text:p text:style-name="P34"><text:s text:c="4"/>if(sum == num)</text:p>
      <text:p text:style-name="P34"><text:s text:c="4"/>{</text:p>
      <text:p text:style-name="P34"><text:s text:c="8"/>printf("%d is PERFECT NUMBER", num);</text:p>
      <text:p text:style-name="P34"><text:s text:c="4"/>}</text:p>
      <text:p text:style-name="P34"><text:s text:c="4"/>else</text:p>
      <text:p text:style-name="P34"><text:s text:c="4"/>{</text:p>
      <text:p text:style-name="P34"><text:s text:c="8"/>printf("%d is NOT PERFECT NUMBER", num);</text:p>
      <text:p text:style-name="P34"><text:s text:c="4"/>}</text:p>
      <text:p text:style-name="P34"><text:s text:c="4"/>getch();</text:p>
      <text:p text:style-name="P34">}</text:p>
      <text:p text:style-name="P3"/>
      <text:p text:style-name="P5">* Write a C program to print all Perfect numbers between 1 to n.</text:p>
      <text:p text:style-name="P5">Source Code :</text:p>
      <text:p text:style-name="P35">#include &lt;stdio.h&gt;</text:p>
      <text:p text:style-name="P35">#include &lt;conio.h&gt;</text:p>
      <text:p text:style-name="P35">void main()</text:p>
      <text:p text:style-name="P35">{</text:p>
      <text:p text:style-name="P35"><text:s text:c="4"/>int i, j, end, sum;</text:p>
      <text:p text:style-name="P35"><text:s text:c="4"/>/* Input upper limit to print perfect number */</text:p>
      <text:p text:style-name="P35"><text:s text:c="4"/>printf("Enter upper limit: ");</text:p>
      <text:p text:style-name="P35"><text:s text:c="4"/>scanf("%d", &amp;end);</text:p>
      <text:p text:style-name="P35"><text:s text:c="4"/>printf("All Perfect numbers between 1 to %d:\n", end);</text:p>
      <text:p text:style-name="P35"><text:s text:c="4"/>/* Iterate from 1 to end */</text:p>
      <text:p text:style-name="P35"><text:s text:c="4"/>for(i=1; i&lt;=end; i++)</text:p>
      <text:p text:style-name="P35"><text:s text:c="4"/>{</text:p>
      <text:p text:style-name="P35"><text:s text:c="8"/>sum = 0;</text:p>
      <text:p text:style-name="P35"><text:s text:c="8"/>/* Check whether the current number i is Perfect number or not */</text:p>
      <text:p text:style-name="P35"><text:s text:c="8"/>for(j=1; j&lt;i; j++)</text:p>
      <text:p text:style-name="P35"><text:s text:c="8"/>{</text:p>
      <text:p text:style-name="P35"><text:s text:c="12"/>if(i % j == 0)</text:p>
      <text:p text:style-name="P35"><text:s text:c="12"/>{</text:p>
      <text:p text:style-name="P35"><text:s text:c="16"/>sum += j;</text:p>
      <text:p text:style-name="P35"><text:s text:c="12"/>}</text:p>
      <text:p text:style-name="P35"><text:s text:c="8"/>}</text:p>
      <text:p text:style-name="P35"><text:s text:c="8"/>/* If the current number i is Perfect number */</text:p>
      <text:p text:style-name="P35"><text:s text:c="8"/>if(sum == i)</text:p>
      <text:p text:style-name="P35"><text:s text:c="8"/>{</text:p>
      <text:p text:style-name="P35"><text:s text:c="12"/>printf("%d, ", i);</text:p>
      <text:p text:style-name="P35"><text:s text:c="8"/>}</text:p>
      <text:p text:style-name="P35"><text:s text:c="4"/>}</text:p>
      <text:p text:style-name="P35"><text:s text:c="4"/>getch();</text:p>
      <text:p text:style-name="P35">}</text:p>
      <text:p text:style-name="P3"/>
      <text:p text:style-name="P5"/>
      <text:p text:style-name="P5"/>
      <text:p text:style-name="P5"><text:soft-page-break/>* Write a C program to check whether a number is Strong number or not.</text:p>
      <text:p text:style-name="P5">Source Code :</text:p>
      <text:p text:style-name="P35">#include &lt;stdio.h&gt;</text:p>
      <text:p text:style-name="P35">#include &lt;conio.h&gt;</text:p>
      <text:p text:style-name="P35">void main()</text:p>
      <text:p text:style-name="P35">{</text:p>
      <text:p text:style-name="P35"><text:s text:c="4"/>int i, originalNum, num, lastDigit, sum;</text:p>
      <text:p text:style-name="P35"><text:s text:c="4"/>long fact;</text:p>
      <text:p text:style-name="P35"><text:s text:c="4"/>/* Input a number from user */</text:p>
      <text:p text:style-name="P35"><text:s text:c="4"/>printf("Enter any number to check Strong number: ");</text:p>
      <text:p text:style-name="P35"><text:s text:c="4"/>scanf("%d", &amp;num);</text:p>
      <text:p text:style-name="P35"><text:s text:c="4"/>/* Copy the value of num to a temporary variable */</text:p>
      <text:p text:style-name="P35"><text:s text:c="4"/>originalNum = num;</text:p>
      <text:p text:style-name="P35"><text:s text:c="4"/>sum = 0;</text:p>
      <text:p text:style-name="P35"><text:s text:c="4"/>/* Find sum of factorial of digits */</text:p>
      <text:p text:style-name="P35"><text:s text:c="4"/>while(num &gt; 0)</text:p>
      <text:p text:style-name="P35"><text:s text:c="4"/>{</text:p>
      <text:p text:style-name="P35"><text:s text:c="8"/>/* Get last digit of num */</text:p>
      <text:p text:style-name="P35"><text:s text:c="8"/>lastDigit = num % 10;</text:p>
      <text:p text:style-name="P35"><text:s text:c="8"/>/* Find factorial of last digit */</text:p>
      <text:p text:style-name="P35"><text:s text:c="8"/>fact = 1;</text:p>
      <text:p text:style-name="P35"><text:s text:c="8"/>for(i=1; i&lt;=lastDigit; i++)</text:p>
      <text:p text:style-name="P35"><text:s text:c="8"/>{</text:p>
      <text:p text:style-name="P35"><text:s text:c="12"/>fact = fact * i;</text:p>
      <text:p text:style-name="P35"><text:s text:c="8"/>}</text:p>
      <text:p text:style-name="P35"><text:s text:c="8"/>/* Add factorial to sum */</text:p>
      <text:p text:style-name="P35"><text:s text:c="8"/>sum = sum + fact;</text:p>
      <text:p text:style-name="P35"><text:s text:c="8"/>num = num / 10;</text:p>
      <text:p text:style-name="P35"><text:s text:c="4"/>}</text:p>
      <text:p text:style-name="P35"><text:s text:c="4"/>/* Check Strong number condition */</text:p>
      <text:p text:style-name="P35"><text:s text:c="4"/>if(sum == originalNum)</text:p>
      <text:p text:style-name="P35"><text:s text:c="4"/>{</text:p>
      <text:p text:style-name="P35"><text:s text:c="8"/>printf("%d is STRONG NUMBER", originalNum);</text:p>
      <text:p text:style-name="P35"><text:s text:c="4"/>}</text:p>
      <text:p text:style-name="P35"><text:s text:c="4"/>else</text:p>
      <text:p text:style-name="P35"><text:s text:c="4"/>{</text:p>
      <text:p text:style-name="P35"><text:s text:c="8"/>printf("%d is NOT STRONG NUMBER", originalNum);</text:p>
      <text:p text:style-name="P35"><text:s text:c="4"/>}</text:p>
      <text:p text:style-name="P35"><text:s text:c="4"/>getch();</text:p>
      <text:p text:style-name="P35">}</text:p>
      <text:p text:style-name="P3"/>
      <text:p text:style-name="P5">* Write a C program to print all Strong numbers between 1 to n.</text:p>
      <text:p text:style-name="P5">Source Code :</text:p>
      <text:p text:style-name="P35">#include &lt;stdio.h&gt;</text:p>
      <text:p text:style-name="P35">#include &lt;conio.h&gt;</text:p>
      <text:p text:style-name="P35">void main()</text:p>
      <text:p text:style-name="P35">{</text:p>
      <text:p text:style-name="P35"><text:s text:c="4"/>int i, j, cur, lastDigit, end;</text:p>
      <text:p text:style-name="P35"><text:s text:c="4"/>long long fact, sum;</text:p>
      <text:p text:style-name="P35"><text:s text:c="4"/>/* Input upper limit from user */</text:p>
      <text:p text:style-name="P35"><text:s text:c="4"/>printf("Enter upper limit: ");</text:p>
      <text:p text:style-name="P35"><text:s text:c="4"/>scanf("%d", &amp;end);</text:p>
      <text:p text:style-name="P35"><text:soft-page-break/><text:s text:c="4"/>printf("All Strong numbers between 1 to %d are:\n", end);</text:p>
      <text:p text:style-name="P35"><text:s text:c="4"/>/* Iterate from 1 to end */</text:p>
      <text:p text:style-name="P35"><text:s text:c="4"/>for(i=1; i&lt;=end; i++)</text:p>
      <text:p text:style-name="P35"><text:s text:c="4"/>{</text:p>
      <text:p text:style-name="P35"><text:s text:c="8"/>/* Number to check for strong number */</text:p>
      <text:p text:style-name="P35"><text:s text:c="8"/>cur = i;</text:p>
      <text:p text:style-name="P35"><text:s text:c="8"/>sum = 0;</text:p>
      <text:p text:style-name="P35"><text:s text:c="8"/>/* Find the sum of factorial of digits */ </text:p>
      <text:p text:style-name="P35"><text:s text:c="8"/>while(cur &gt; 0)</text:p>
      <text:p text:style-name="P35"><text:s text:c="8"/>{</text:p>
      <text:p text:style-name="P35"><text:s text:c="12"/>fact = 1ll;</text:p>
      <text:p text:style-name="P35"><text:s text:c="12"/>lastDigit = cur % 10;</text:p>
      <text:p text:style-name="P35"><text:s text:c="12"/>/* Find factorial of last digit of current num. */</text:p>
      <text:p text:style-name="P35"><text:s text:c="12"/>for( j=1; j&lt;=lastDigit; j++)</text:p>
      <text:p text:style-name="P35"><text:s text:c="12"/>{</text:p>
      <text:p text:style-name="P35"><text:s text:c="16"/>fact = fact * j;</text:p>
      <text:p text:style-name="P35"><text:s text:c="12"/>}</text:p>
      <text:p text:style-name="P35"><text:s text:c="12"/>sum += fact; </text:p>
      <text:p text:style-name="P35"><text:s text:c="12"/>cur /= 10;</text:p>
      <text:p text:style-name="P35"><text:s text:c="8"/>}</text:p>
      <text:p text:style-name="P35"><text:s text:c="8"/>/* Print 'i' if it is strong number */ <text:s/></text:p>
      <text:p text:style-name="P35"><text:s text:c="8"/>if(sum == i)</text:p>
      <text:p text:style-name="P35"><text:s text:c="8"/>{</text:p>
      <text:p text:style-name="P35"><text:s text:c="12"/>printf("%d, ", i);</text:p>
      <text:p text:style-name="P35"><text:s text:c="8"/>}</text:p>
      <text:p text:style-name="P35"><text:s text:c="4"/>}</text:p>
      <text:p text:style-name="P35"><text:s text:c="4"/>getch();</text:p>
      <text:p text:style-name="P35">}</text:p>
      <text:p text:style-name="P3"/>
      <text:p text:style-name="P5">* Write a C program to print Fibonacci series up to n terms.</text:p>
      <text:p text:style-name="P5">Source Code :</text:p>
      <text:p text:style-name="P35">#include &lt;stdio.h&gt;</text:p>
      <text:p text:style-name="P35">#include &lt;conio.h&gt;</text:p>
      <text:p text:style-name="P35">void main()</text:p>
      <text:p text:style-name="P35">{</text:p>
      <text:p text:style-name="P35"><text:s text:c="4"/>int a, b, c, i, terms;</text:p>
      <text:p text:style-name="P35"><text:s text:c="4"/>/* Input number from user */</text:p>
      <text:p text:style-name="P35"><text:s text:c="4"/>printf("Enter number of terms: ");</text:p>
      <text:p text:style-name="P35"><text:s text:c="4"/>scanf("%d", &amp;terms);</text:p>
      <text:p text:style-name="P35"><text:s text:c="4"/>/* Fibonacci magic initialization */</text:p>
      <text:p text:style-name="P35"><text:s text:c="4"/>a = 0;</text:p>
      <text:p text:style-name="P35"><text:s text:c="4"/>b = 1;</text:p>
      <text:p text:style-name="P35"><text:s text:c="4"/>c = 0;</text:p>
      <text:p text:style-name="P35"><text:s text:c="4"/>printf("Fibonacci terms: \n");</text:p>
      <text:p text:style-name="P35"><text:s text:c="4"/>/* Iterate through n terms */</text:p>
      <text:p text:style-name="P35"><text:s text:c="4"/>for(i=1; i&lt;=terms; i++)</text:p>
      <text:p text:style-name="P35"><text:s text:c="4"/>{</text:p>
      <text:p text:style-name="P35"><text:s text:c="8"/>printf("%d, ", c);</text:p>
      <text:p text:style-name="P35"><text:s text:c="8"/>a = b; <text:s text:c="4"/>// Copy n-1 to n-2</text:p>
      <text:p text:style-name="P35"><text:s text:c="8"/>b = c; <text:s text:c="4"/>// Copy current to n-1</text:p>
      <text:p text:style-name="P35"><text:s text:c="8"/>c = a + b; // New term</text:p>
      <text:p text:style-name="P35"><text:s text:c="4"/>}</text:p>
      <text:p text:style-name="P35"><text:soft-page-break/><text:s text:c="4"/>getch();</text:p>
      <text:p text:style-name="P35">}</text:p>
      <text:p text:style-name="P3"/>
      <text:p text:style-name="P5">* Write a C program to find one's complement of a binary number.</text:p>
      <text:p text:style-name="P5">Source Code :</text:p>
      <text:p text:style-name="P35">#include &lt;stdio.h&gt;</text:p>
      <text:p text:style-name="P35">#include &lt;conio.h&gt;</text:p>
      <text:p text:style-name="P35">#define SIZE 8</text:p>
      <text:p text:style-name="P35">void main()</text:p>
      <text:p text:style-name="P35">{</text:p>
      <text:p text:style-name="P35"><text:s text:c="4"/>char binary[SIZE + 1], onesComp[SIZE + 1];</text:p>
      <text:p text:style-name="P35"><text:s text:c="4"/>int i, error=0;</text:p>
      <text:p text:style-name="P35"><text:s text:c="4"/>printf("Enter %d bit binary value: ", SIZE);</text:p>
      <text:p text:style-name="P35"><text:s text:c="4"/>/* Input binary string from user */</text:p>
      <text:p text:style-name="P35"><text:s text:c="4"/>gets(binary);</text:p>
      <text:p text:style-name="P35"><text:s text:c="4"/>/* Store all inverted bits of binary value to onesComp */</text:p>
      <text:p text:style-name="P35"><text:s text:c="4"/>for(i=0; i&lt;SIZE; i++)</text:p>
      <text:p text:style-name="P35"><text:s text:c="4"/>{</text:p>
      <text:p text:style-name="P35"><text:s text:c="8"/>if(binary[i] == '1')</text:p>
      <text:p text:style-name="P35"><text:s text:c="8"/>{</text:p>
      <text:p text:style-name="P35"><text:s text:c="12"/>onesComp[i] = '0';</text:p>
      <text:p text:style-name="P35"><text:s text:c="8"/>}</text:p>
      <text:p text:style-name="P35"><text:s text:c="8"/>else if(binary[i] == '0')</text:p>
      <text:p text:style-name="P35"><text:s text:c="8"/>{</text:p>
      <text:p text:style-name="P35"><text:s text:c="12"/>onesComp[i] = '1';</text:p>
      <text:p text:style-name="P35"><text:s text:c="8"/>}</text:p>
      <text:p text:style-name="P35"><text:s text:c="8"/>else</text:p>
      <text:p text:style-name="P35"><text:s text:c="8"/>{</text:p>
      <text:p text:style-name="P35"><text:s text:c="12"/>printf("Invalid Input");</text:p>
      <text:p text:style-name="P35"><text:s text:c="12"/>error = 1;</text:p>
      <text:p text:style-name="P35"><text:s text:c="12"/>/* Exits from loop */</text:p>
      <text:p text:style-name="P35"><text:s text:c="12"/>break;</text:p>
      <text:p text:style-name="P35"><text:s text:c="8"/>}</text:p>
      <text:p text:style-name="P35"><text:s text:c="4"/>}</text:p>
      <text:p text:style-name="P35"><text:s text:c="4"/>/* Marks the end of onesComp string */</text:p>
      <text:p text:style-name="P35"><text:s text:c="4"/>onesComp[SIZE] = '\0';</text:p>
      <text:p text:style-name="P35"><text:s text:c="4"/>/* Check if there are binary string contains no error */</text:p>
      <text:p text:style-name="P35"><text:s text:c="4"/>if(error == 0)</text:p>
      <text:p text:style-name="P35"><text:s text:c="4"/>{</text:p>
      <text:p text:style-name="P35"><text:s text:c="8"/>printf("Original binary = %s\n", binary);</text:p>
      <text:p text:style-name="P35"><text:s text:c="8"/>printf("Ones complement = %s", onesComp);</text:p>
      <text:p text:style-name="P35"><text:s text:c="4"/>}</text:p>
      <text:p text:style-name="P35"><text:s text:c="4"/>getch();</text:p>
      <text:p text:style-name="P35">}</text:p>
      <text:p text:style-name="P3"/>
      <text:p text:style-name="P5">* Write a C program to find two's complement of a binary number.</text:p>
      <text:p text:style-name="P5">Source Code :</text:p>
      <text:p text:style-name="P35">#include &lt;stdio.h&gt;</text:p>
      <text:p text:style-name="P35">#include &lt;conio.h&gt;</text:p>
      <text:p text:style-name="P35">#define SIZE 8</text:p>
      <text:p text:style-name="P35">void main()</text:p>
      <text:p text:style-name="P35">{</text:p>
      <text:p text:style-name="P35"><text:soft-page-break/><text:s text:c="4"/>char binary[SIZE + 1], onesComp[SIZE + 1], twosComp[SIZE + 1];</text:p>
      <text:p text:style-name="P35"><text:s text:c="4"/>int i, carry=1;</text:p>
      <text:p text:style-name="P35"><text:s text:c="4"/>printf("Enter %d bit binary value: ", SIZE);</text:p>
      <text:p text:style-name="P35"><text:s text:c="4"/>/* Input 8-bit binary string */</text:p>
      <text:p text:style-name="P35"><text:s text:c="4"/>gets(binary);</text:p>
      <text:p text:style-name="P35"><text:s text:c="4"/>/* Find ones complement of the binary number */</text:p>
      <text:p text:style-name="P35"><text:s text:c="4"/>for(i=0; i&lt;SIZE; i++)</text:p>
      <text:p text:style-name="P35"><text:s text:c="4"/>{</text:p>
      <text:p text:style-name="P35"><text:s text:c="8"/>if(binary[i] == '1')</text:p>
      <text:p text:style-name="P35"><text:s text:c="8"/>{</text:p>
      <text:p text:style-name="P35"><text:s text:c="12"/>onesComp[i] = '0';</text:p>
      <text:p text:style-name="P35"><text:s text:c="8"/>}</text:p>
      <text:p text:style-name="P35"><text:s text:c="8"/>else if(binary[i] == '0')</text:p>
      <text:p text:style-name="P35"><text:s text:c="8"/>{</text:p>
      <text:p text:style-name="P35"><text:s text:c="12"/>onesComp[i] = '1';</text:p>
      <text:p text:style-name="P35"><text:s text:c="8"/>}</text:p>
      <text:p text:style-name="P35"><text:s text:c="4"/>}</text:p>
      <text:p text:style-name="P35"><text:s text:c="4"/>onesComp[SIZE] = '\0';</text:p>
      <text:p text:style-name="P35"><text:s text:c="4"/>/*</text:p>
      <text:p text:style-name="P35"><text:s text:c="5"/>* Add 1 to the ones complement</text:p>
      <text:p text:style-name="P35"><text:s text:c="5"/>*/</text:p>
      <text:p text:style-name="P35"><text:s text:c="4"/>for(i=SIZE-1; i&gt;=0; i--)</text:p>
      <text:p text:style-name="P35"><text:s text:c="4"/>{</text:p>
      <text:p text:style-name="P35"><text:s text:c="8"/>if(onesComp[i] == '1' &amp;&amp; carry == 1)</text:p>
      <text:p text:style-name="P35"><text:s text:c="8"/>{</text:p>
      <text:p text:style-name="P35"><text:s text:c="12"/>twosComp[i] = '0';</text:p>
      <text:p text:style-name="P35"><text:s text:c="8"/>}</text:p>
      <text:p text:style-name="P35"><text:s text:c="8"/>else if(onesComp[i] == '0' &amp;&amp; carry == 1)</text:p>
      <text:p text:style-name="P35"><text:s text:c="8"/>{</text:p>
      <text:p text:style-name="P35"><text:s text:c="12"/>twosComp[i] = '1';</text:p>
      <text:p text:style-name="P35"><text:s text:c="12"/>carry = 0;</text:p>
      <text:p text:style-name="P35"><text:s text:c="8"/>}</text:p>
      <text:p text:style-name="P35"><text:s text:c="8"/>else</text:p>
      <text:p text:style-name="P35"><text:s text:c="8"/>{</text:p>
      <text:p text:style-name="P35"><text:s text:c="12"/>twosComp[i] = onesComp[i];</text:p>
      <text:p text:style-name="P35"><text:s text:c="8"/>}</text:p>
      <text:p text:style-name="P35"><text:s text:c="4"/>}</text:p>
      <text:p text:style-name="P35"><text:s text:c="4"/>twosComp[SIZE] = '\0';</text:p>
      <text:p text:style-name="P35"><text:s text:c="4"/>printf("Original binary = %s\n", binary);</text:p>
      <text:p text:style-name="P35"><text:s text:c="4"/>printf("Ones complement = %s\n", onesComp);</text:p>
      <text:p text:style-name="P35"><text:s text:c="4"/>printf("Twos complement = %s\n", twosComp);</text:p>
      <text:p text:style-name="P35"><text:s text:c="4"/>getch();</text:p>
      <text:p text:style-name="P35">}</text:p>
      <text:p text:style-name="P3"/>
      <text:p text:style-name="P5">* Write a C program to convert Binary to Octal number system.</text:p>
      <text:p text:style-name="P5">Source Code :</text:p>
      <text:p text:style-name="P35">#include &lt;stdio.h&gt;</text:p>
      <text:p text:style-name="P35">#include &lt;conio.h&gt;</text:p>
      <text:p text:style-name="P35">void main()</text:p>
      <text:p text:style-name="P35">{</text:p>
      <text:p text:style-name="P35"><text:s text:c="4"/>int octalConstant[] = {0, 1, 10, 11, 100, 101, 110, 111};</text:p>
      <text:p text:style-name="P35"><text:s text:c="4"/>long long binary, octal, tempBinary;</text:p>
      <text:p text:style-name="P35"><text:soft-page-break/><text:s text:c="4"/>int digit, place, i;</text:p>
      <text:p text:style-name="P35"><text:s text:c="4"/>octal = 0;</text:p>
      <text:p text:style-name="P35"><text:s text:c="4"/>place= 1;</text:p>
      <text:p text:style-name="P35"><text:s text:c="4"/>/* Input binary number from user */</text:p>
      <text:p text:style-name="P35"><text:s text:c="4"/>printf("Enter any binary number: ");</text:p>
      <text:p text:style-name="P35"><text:s text:c="4"/>scanf("%lld", &amp;binary);</text:p>
      <text:p text:style-name="P35"><text:s text:c="4"/>/* Copy original binary value to temp variable */</text:p>
      <text:p text:style-name="P35"><text:s text:c="4"/>tempBinary = binary;</text:p>
      <text:p text:style-name="P35"><text:s text:c="4"/>while(tempBinary != 0)</text:p>
      <text:p text:style-name="P35"><text:s text:c="4"/>{</text:p>
      <text:p text:style-name="P35"><text:s text:c="8"/>/* Extract last three digit of binary */</text:p>
      <text:p text:style-name="P35"><text:s text:c="8"/>digit = tempBinary % 1000;</text:p>
      <text:p text:style-name="P35"><text:s text:c="8"/>/* Find octal equivalent of 3 digit binary */</text:p>
      <text:p text:style-name="P35"><text:s text:c="8"/>for(i=0; i&lt;8; i++)</text:p>
      <text:p text:style-name="P35"><text:s text:c="8"/>{</text:p>
      <text:p text:style-name="P35"><text:s text:c="12"/>if(octalConstant[i] == digit)</text:p>
      <text:p text:style-name="P35"><text:s text:c="12"/>{</text:p>
      <text:p text:style-name="P35"><text:s text:c="16"/>/*</text:p>
      <text:p text:style-name="P35"><text:s text:c="17"/>* Increase the place value of octal</text:p>
      <text:p text:style-name="P35"><text:s text:c="17"/>* and add the previous octal value</text:p>
      <text:p text:style-name="P35"><text:s text:c="17"/>*/</text:p>
      <text:p text:style-name="P35"><text:s text:c="16"/>octal = (i * place) + octal;</text:p>
      <text:p text:style-name="P35"><text:s text:c="16"/>break;</text:p>
      <text:p text:style-name="P35"><text:s text:c="12"/>}</text:p>
      <text:p text:style-name="P35"><text:s text:c="8"/>}</text:p>
      <text:p text:style-name="P35"><text:s text:c="8"/>/* Remove the last three digit of binary */</text:p>
      <text:p text:style-name="P35"><text:s text:c="8"/>tempBinary /= 1000;</text:p>
      <text:p text:style-name="P35"><text:s text:c="8"/>/* Increase the place value */</text:p>
      <text:p text:style-name="P35"><text:s text:c="8"/>place *= 10; </text:p>
      <text:p text:style-name="P35"><text:s text:c="4"/>}</text:p>
      <text:p text:style-name="P35"><text:s text:c="4"/>printf("Original binary number = %lld\n", binary);</text:p>
      <text:p text:style-name="P35"><text:s text:c="4"/>printf("Octal number = %lld", octal);</text:p>
      <text:p text:style-name="P35"><text:s text:c="4"/>getch();</text:p>
      <text:p text:style-name="P35">}</text:p>
      <text:p text:style-name="P3"/>
      <text:p text:style-name="P5">* Write a C program to convert Binary to Decimal number system.</text:p>
      <text:p text:style-name="P5">Source Code :</text:p>
      <text:p text:style-name="P35">#include &lt;stdio.h&gt;</text:p>
      <text:p text:style-name="P35">#include &lt;conio.h&gt;</text:p>
      <text:p text:style-name="P35">#define BASE 2</text:p>
      <text:p text:style-name="P35">void main()</text:p>
      <text:p text:style-name="P35">{</text:p>
      <text:p text:style-name="P35"><text:s text:c="4"/>long long binary, decimal=0, tempBinary;</text:p>
      <text:p text:style-name="P35"><text:s text:c="4"/>int N=0;</text:p>
      <text:p text:style-name="P35"><text:s text:c="4"/>printf("Enter any binary number: ");</text:p>
      <text:p text:style-name="P35"><text:s text:c="4"/>scanf("%lld", &amp;binary);</text:p>
      <text:p text:style-name="P35"><text:s text:c="4"/>tempBinary = binary;</text:p>
      <text:p text:style-name="P35"><text:s text:c="4"/>while(tempBinary!=0)</text:p>
      <text:p text:style-name="P35"><text:s text:c="4"/>{</text:p>
      <text:p text:style-name="P35"><text:s text:c="8"/>/* If current binary digit is 1 */</text:p>
      <text:p text:style-name="P35"><text:s text:c="8"/>if(tempBinary % 10 == 1)</text:p>
      <text:p text:style-name="P35"><text:s text:c="8"/>{</text:p>
      <text:p text:style-name="P35"><text:soft-page-break/><text:s text:c="12"/>decimal += pow(BASE, N);</text:p>
      <text:p text:style-name="P35"><text:s text:c="8"/>}</text:p>
      <text:p text:style-name="P35"><text:s text:c="8"/>N++;</text:p>
      <text:p text:style-name="P35"><text:s text:c="8"/>tempBinary /= 10;</text:p>
      <text:p text:style-name="P35"><text:s text:c="4"/>}</text:p>
      <text:p text:style-name="P35"><text:s text:c="4"/>printf("Binary number = %lld\n", binary);</text:p>
      <text:p text:style-name="P35"><text:s text:c="4"/>printf("Decimal number= %lld", decimal);</text:p>
      <text:p text:style-name="P35"><text:s text:c="4"/>getch();</text:p>
      <text:p text:style-name="P35">}</text:p>
      <text:p text:style-name="P3"/>
      <text:p text:style-name="P5">* Write a C program to convert Binary to Hexadecimal number system.</text:p>
      <text:p text:style-name="P5">Source Code :</text:p>
      <text:p text:style-name="P36">#include &lt;stdio.h&gt;</text:p>
      <text:p text:style-name="P36">#include &lt;conio.h&gt;</text:p>
      <text:p text:style-name="P36">#include &lt;string.h&gt;</text:p>
      <text:p text:style-name="P36">void main()</text:p>
      <text:p text:style-name="P36">{</text:p>
      <text:p text:style-name="P36"><text:s text:c="4"/>int hexConstant[] = {0, 1, 10, 11, 100, 101, 110, 111, 1000, </text:p>
      <text:p text:style-name="P36"><text:s text:c="25"/>1001, 1010, 1011, 1100, 1101, 1110, 1111};</text:p>
      <text:p text:style-name="P36"><text:s text:c="4"/>long long binary, tempBinary;</text:p>
      <text:p text:style-name="P36"><text:s text:c="4"/>char hex[20];</text:p>
      <text:p text:style-name="P36"><text:s text:c="4"/>int index, i, digit;</text:p>
      <text:p text:style-name="P36"><text:s text:c="4"/>/* Input binary number from user */</text:p>
      <text:p text:style-name="P36"><text:s text:c="4"/>printf("Enter binary number: ");</text:p>
      <text:p text:style-name="P36"><text:s text:c="4"/>scanf("%lld", &amp;binary);</text:p>
      <text:p text:style-name="P36"><text:s text:c="4"/>/* Copy binary number to temp variable */</text:p>
      <text:p text:style-name="P36"><text:s text:c="4"/>tempBinary = binary;</text:p>
      <text:p text:style-name="P36"><text:s text:c="4"/>index = 0;</text:p>
      <text:p text:style-name="P36"><text:s text:c="4"/>/* Find hexadecimal of binary number */</text:p>
      <text:p text:style-name="P36"><text:s text:c="4"/>while(tempBinary!=0)</text:p>
      <text:p text:style-name="P36"><text:s text:c="4"/>{</text:p>
      <text:p text:style-name="P36"><text:s text:c="8"/>/* Group binary to last four digits */</text:p>
      <text:p text:style-name="P36"><text:s text:c="8"/>digit = tempBinary % 10000;</text:p>
      <text:p text:style-name="P36"><text:s text:c="8"/>/* Find hexadecimal equivalent of last four digit */</text:p>
      <text:p text:style-name="P36"><text:s text:c="8"/>for(i=0; i&lt;16; i++)</text:p>
      <text:p text:style-name="P36"><text:s text:c="8"/>{</text:p>
      <text:p text:style-name="P36"><text:s text:c="12"/>if(hexConstant[i] == digit)</text:p>
      <text:p text:style-name="P36"><text:s text:c="12"/>{</text:p>
      <text:p text:style-name="P36"><text:s text:c="16"/>if(i&lt;10)</text:p>
      <text:p text:style-name="P36"><text:s text:c="16"/>{</text:p>
      <text:p text:style-name="P36"><text:s text:c="20"/>/* 0-9 integer constant */</text:p>
      <text:p text:style-name="P36"><text:s text:c="20"/>hex[index] = (char)(i + 48);</text:p>
      <text:p text:style-name="P36"><text:s text:c="16"/>}</text:p>
      <text:p text:style-name="P36"><text:s text:c="16"/>else</text:p>
      <text:p text:style-name="P36"><text:s text:c="16"/>{</text:p>
      <text:p text:style-name="P36"><text:s text:c="20"/>/* A-F character constant */</text:p>
      <text:p text:style-name="P36"><text:s text:c="20"/>hex[index] = (char)((i-10) + 65);</text:p>
      <text:p text:style-name="P36"><text:s text:c="16"/>}</text:p>
      <text:p text:style-name="P36"/>
      <text:p text:style-name="P36"><text:s text:c="16"/>index++;</text:p>
      <text:p text:style-name="P36"><text:s text:c="16"/>break;</text:p>
      <text:p text:style-name="P36"><text:s text:c="12"/>}</text:p>
      <text:p text:style-name="P36"><text:soft-page-break/><text:s text:c="8"/>}</text:p>
      <text:p text:style-name="P36"><text:s text:c="8"/>/* Remove the last 4 digits as it is processed */</text:p>
      <text:p text:style-name="P36"><text:s text:c="8"/>tempBinary /= 10000;</text:p>
      <text:p text:style-name="P36"><text:s text:c="4"/>}</text:p>
      <text:p text:style-name="P36"><text:s text:c="4"/>hex[index] = '\0';</text:p>
      <text:p text:style-name="P36"><text:s text:c="4"/>/* Reverse the hex digits */</text:p>
      <text:p text:style-name="P36"><text:s text:c="4"/>strrev(hex);</text:p>
      <text:p text:style-name="P36"><text:s text:c="4"/>printf("Binary number = %lld\n", binary);</text:p>
      <text:p text:style-name="P36"><text:s text:c="4"/>printf("Hexadecimal number = %s", hex);</text:p>
      <text:p text:style-name="P36"><text:s text:c="4"/>getch();</text:p>
      <text:p text:style-name="P36">}</text:p>
      <text:p text:style-name="P3"/>
      <text:p text:style-name="P5">* Write a C program to convert Octal to Binary number system.</text:p>
      <text:p text:style-name="P5">Source Code :</text:p>
      <text:p text:style-name="P36">#include &lt;stdio.h&gt;</text:p>
      <text:p text:style-name="P36">#include &lt;conio.h&gt;</text:p>
      <text:p text:style-name="P36">void main()</text:p>
      <text:p text:style-name="P36">{</text:p>
      <text:p text:style-name="P36"><text:s text:c="4"/>int OCTALVALUES[] = {0, 1, 10, 11, 100, 101, 110, 111};</text:p>
      <text:p text:style-name="P36"><text:s text:c="4"/>long long octal, tempOctal, binary, place;</text:p>
      <text:p text:style-name="P36"><text:s text:c="4"/>int rem;</text:p>
      <text:p text:style-name="P36"><text:s text:c="4"/>/* Input Octal number from user */</text:p>
      <text:p text:style-name="P36"><text:s text:c="4"/>printf("Enter any Octal number: ");</text:p>
      <text:p text:style-name="P36"><text:s text:c="4"/>scanf("%lld", &amp;octal);</text:p>
      <text:p text:style-name="P36"><text:s text:c="4"/>tempOctal = octal;</text:p>
      <text:p text:style-name="P36"><text:s text:c="4"/>binary = 0;</text:p>
      <text:p text:style-name="P36"><text:s text:c="4"/>place <text:s/>= 1;</text:p>
      <text:p text:style-name="P36"><text:s text:c="4"/>/* Convert octal to binary */</text:p>
      <text:p text:style-name="P36"><text:s text:c="4"/>while(tempOctal &gt; 0)</text:p>
      <text:p text:style-name="P36"><text:s text:c="4"/>{</text:p>
      <text:p text:style-name="P36"><text:s text:c="8"/>/* Extract the last digit of octal */</text:p>
      <text:p text:style-name="P36"><text:s text:c="8"/>rem = tempOctal % 10;</text:p>
      <text:p text:style-name="P36"><text:s text:c="8"/>/*</text:p>
      <text:p text:style-name="P36"><text:s text:c="9"/>* Get the binary equivalent of octal digit</text:p>
      <text:p text:style-name="P36"><text:s text:c="9"/>* add it to the binary variable</text:p>
      <text:p text:style-name="P36"><text:s text:c="9"/>*/</text:p>
      <text:p text:style-name="P36"><text:s text:c="8"/>binary = (OCTALVALUES[rem] * place) + binary;</text:p>
      <text:p text:style-name="P36"><text:s text:c="8"/>/* Remove the last octal digit */</text:p>
      <text:p text:style-name="P36"><text:s text:c="8"/>tempOctal /= 10;</text:p>
      <text:p text:style-name="P36"><text:s text:c="8"/>/* Increase the place value */</text:p>
      <text:p text:style-name="P36"><text:s text:c="8"/>place *= 1000;</text:p>
      <text:p text:style-name="P36"><text:s text:c="4"/>}</text:p>
      <text:p text:style-name="P36"><text:s text:c="4"/>printf("Octal number = %lld\n", octal);</text:p>
      <text:p text:style-name="P36"><text:s text:c="4"/>printf("Binary number = %lld", binary);</text:p>
      <text:p text:style-name="P36"><text:s text:c="4"/>getch();</text:p>
      <text:p text:style-name="P36">}</text:p>
      <text:p text:style-name="P3"/>
      <text:p text:style-name="P5">* Write a C program to convert Octal to Decimal number system.</text:p>
      <text:p text:style-name="P5">Source Code :</text:p>
      <text:p text:style-name="P36">#include &lt;stdio.h&gt;</text:p>
      <text:p text:style-name="P36">#include &lt;conio.h&gt;</text:p>
      <text:p text:style-name="P36">#include &lt;math.h&gt;</text:p>
      <text:p text:style-name="P36"><text:soft-page-break/>void main()</text:p>
      <text:p text:style-name="P36">{</text:p>
      <text:p text:style-name="P36"><text:s text:c="4"/>long long octal, tempOctal, decimal;</text:p>
      <text:p text:style-name="P36"><text:s text:c="4"/>int rem, place;</text:p>
      <text:p text:style-name="P36"><text:s text:c="4"/>/* Input octal number from user */</text:p>
      <text:p text:style-name="P36"><text:s text:c="4"/>printf("Enter any octal number: ");</text:p>
      <text:p text:style-name="P36"><text:s text:c="4"/>scanf("%lld", &amp;octal);</text:p>
      <text:p text:style-name="P36"><text:s text:c="4"/>tempOctal = octal;</text:p>
      <text:p text:style-name="P36"><text:s text:c="4"/>decimal = 0;</text:p>
      <text:p text:style-name="P36"><text:s text:c="4"/>place = 0;</text:p>
      <text:p text:style-name="P36"><text:s text:c="4"/>/*</text:p>
      <text:p text:style-name="P36"><text:s text:c="5"/>* Convert octal to decimal</text:p>
      <text:p text:style-name="P36"><text:s text:c="5"/>*/</text:p>
      <text:p text:style-name="P36"><text:s text:c="4"/>while(tempOctal &gt; 0)</text:p>
      <text:p text:style-name="P36"><text:s text:c="4"/>{</text:p>
      <text:p text:style-name="P36"><text:s text:c="9"/>/* Extract the last digit of octal */</text:p>
      <text:p text:style-name="P36"><text:s text:c="8"/>rem = tempOctal % 10;</text:p>
      <text:p text:style-name="P36"><text:s text:c="8"/>/* Convert last octal digit to decimal */</text:p>
      <text:p text:style-name="P36"><text:s text:c="8"/>decimal += pow(8, place) * rem;</text:p>
      <text:p text:style-name="P36"><text:s text:c="8"/>/* Remove the last octal digit */</text:p>
      <text:p text:style-name="P36"><text:s text:c="8"/>tempOctal /= 10;</text:p>
      <text:p text:style-name="P36"><text:s text:c="8"/>place++;</text:p>
      <text:p text:style-name="P36"><text:s text:c="4"/>}</text:p>
      <text:p text:style-name="P36"><text:s text:c="4"/>printf("Octal number = %lld\n", octal);</text:p>
      <text:p text:style-name="P36"><text:s text:c="4"/>printf("Decimal number = %lld", decimal);</text:p>
      <text:p text:style-name="P36"><text:s text:c="4"/>getch();</text:p>
      <text:p text:style-name="P36">}</text:p>
      <text:p text:style-name="P3"/>
      <text:p text:style-name="P5">* Write a C program to convert Octal to Hexadecimal number system.</text:p>
      <text:p text:style-name="P5">Source Code :</text:p>
      <text:p text:style-name="P36">#include &lt;stdio.h&gt;</text:p>
      <text:p text:style-name="P36">#include &lt;conio.h&gt;</text:p>
      <text:p text:style-name="P36">#include &lt;string.h&gt;</text:p>
      <text:p text:style-name="P36">void main()</text:p>
      <text:p text:style-name="P36">{</text:p>
      <text:p text:style-name="P36"><text:s text:c="4"/>int OCTALVALUES[] = {0, 1, 10, 11, 100, 101, 110, 111};</text:p>
      <text:p text:style-name="P36"><text:s text:c="4"/>long long octal, tempOctal, binary, place;</text:p>
      <text:p text:style-name="P36"><text:s text:c="4"/>char hex[65] = "";</text:p>
      <text:p text:style-name="P36"><text:s text:c="4"/>int rem;</text:p>
      <text:p text:style-name="P36"><text:s text:c="4"/>place = 1;</text:p>
      <text:p text:style-name="P36"><text:s text:c="4"/>binary = 0;</text:p>
      <text:p text:style-name="P36"><text:s text:c="4"/>/* Input octal number from user */</text:p>
      <text:p text:style-name="P36"><text:s text:c="4"/>printf("Enter any octal number: ");</text:p>
      <text:p text:style-name="P36"><text:s text:c="4"/>scanf("%lld", &amp;octal);</text:p>
      <text:p text:style-name="P36"><text:s text:c="4"/>tempOctal = octal;</text:p>
      <text:p text:style-name="P36"><text:s text:c="4"/>/*</text:p>
      <text:p text:style-name="P36"><text:s text:c="5"/>* Octal to binary conversion</text:p>
      <text:p text:style-name="P36"><text:s text:c="5"/>*/</text:p>
      <text:p text:style-name="P36"><text:s text:c="4"/>while(tempOctal &gt; 0)</text:p>
      <text:p text:style-name="P36"><text:s text:c="4"/>{</text:p>
      <text:p text:style-name="P36"><text:s text:c="8"/>rem = tempOctal % 10;</text:p>
      <text:p text:style-name="P36"><text:s text:c="8"/>binary = (OCTALVALUES[rem] * place) + binary;</text:p>
      <text:p text:style-name="P36"><text:soft-page-break/><text:s text:c="8"/>tempOctal /= 10;</text:p>
      <text:p text:style-name="P36"><text:s text:c="8"/>place *= 1000;</text:p>
      <text:p text:style-name="P36"><text:s text:c="4"/>}</text:p>
      <text:p text:style-name="P36"><text:s text:c="4"/>/* </text:p>
      <text:p text:style-name="P36"><text:s text:c="5"/>* Binary to hexadecimal conversion</text:p>
      <text:p text:style-name="P36"><text:s text:c="5"/>*/</text:p>
      <text:p text:style-name="P36"><text:s text:c="4"/>while(binary &gt; 0)</text:p>
      <text:p text:style-name="P36"><text:s text:c="4"/>{</text:p>
      <text:p text:style-name="P36"><text:s text:c="8"/>rem = binary % 10000;</text:p>
      <text:p text:style-name="P36"><text:s text:c="8"/>switch(rem)</text:p>
      <text:p text:style-name="P36"><text:s text:c="8"/>{</text:p>
      <text:p text:style-name="P36"><text:s text:c="12"/>case 0:</text:p>
      <text:p text:style-name="P36"><text:s text:c="16"/>strcat(hex, "0");</text:p>
      <text:p text:style-name="P36"><text:s text:c="16"/>break;</text:p>
      <text:p text:style-name="P36"><text:s text:c="12"/>case 1:</text:p>
      <text:p text:style-name="P36"><text:s text:c="16"/>strcat(hex, "1");</text:p>
      <text:p text:style-name="P36"><text:s text:c="16"/>break;</text:p>
      <text:p text:style-name="P36"><text:s text:c="12"/>case 10:</text:p>
      <text:p text:style-name="P36"><text:s text:c="16"/>strcat(hex, "2");</text:p>
      <text:p text:style-name="P36"><text:s text:c="16"/>break;</text:p>
      <text:p text:style-name="P36"><text:s text:c="12"/>case 11:</text:p>
      <text:p text:style-name="P36"><text:s text:c="16"/>strcat(hex, "3");</text:p>
      <text:p text:style-name="P36"><text:s text:c="16"/>break;</text:p>
      <text:p text:style-name="P36"><text:s text:c="12"/>case 100:</text:p>
      <text:p text:style-name="P36"><text:s text:c="16"/>strcat(hex, "4");</text:p>
      <text:p text:style-name="P36"><text:s text:c="16"/>break;</text:p>
      <text:p text:style-name="P36"><text:s text:c="12"/>case 101:</text:p>
      <text:p text:style-name="P36"><text:s text:c="16"/>strcat(hex, "5");</text:p>
      <text:p text:style-name="P36"><text:s text:c="16"/>break;</text:p>
      <text:p text:style-name="P36"><text:s text:c="12"/>case 110:</text:p>
      <text:p text:style-name="P36"><text:s text:c="16"/>strcat(hex, "6");</text:p>
      <text:p text:style-name="P36"><text:s text:c="16"/>break;</text:p>
      <text:p text:style-name="P36"><text:s text:c="12"/>case 111:</text:p>
      <text:p text:style-name="P36"><text:s text:c="16"/>strcat(hex, "7");</text:p>
      <text:p text:style-name="P36"><text:s text:c="16"/>break;</text:p>
      <text:p text:style-name="P36"><text:s text:c="12"/>case 1000:</text:p>
      <text:p text:style-name="P36"><text:s text:c="16"/>strcat(hex, "8");</text:p>
      <text:p text:style-name="P36"><text:s text:c="16"/>break;</text:p>
      <text:p text:style-name="P36"><text:s text:c="12"/>case 1001:</text:p>
      <text:p text:style-name="P36"><text:s text:c="16"/>strcat(hex, "9");</text:p>
      <text:p text:style-name="P36"><text:s text:c="16"/>break;</text:p>
      <text:p text:style-name="P36"><text:s text:c="12"/>case 1010:</text:p>
      <text:p text:style-name="P36"><text:s text:c="16"/>strcat(hex, "A");</text:p>
      <text:p text:style-name="P36"><text:s text:c="16"/>break;</text:p>
      <text:p text:style-name="P36"><text:s text:c="12"/>case 1011:</text:p>
      <text:p text:style-name="P36"><text:s text:c="16"/>strcat(hex, "B");</text:p>
      <text:p text:style-name="P36"><text:s text:c="16"/>break;</text:p>
      <text:p text:style-name="P36"><text:s text:c="12"/>case 1100:</text:p>
      <text:p text:style-name="P36"><text:s text:c="16"/>strcat(hex, "C");</text:p>
      <text:p text:style-name="P36"><text:s text:c="16"/>break;</text:p>
      <text:p text:style-name="P36"><text:s text:c="12"/>case 1101:</text:p>
      <text:p text:style-name="P36"><text:s text:c="16"/>strcat(hex, "D");</text:p>
      <text:p text:style-name="P36"><text:soft-page-break/><text:s text:c="16"/>break;</text:p>
      <text:p text:style-name="P36"><text:s text:c="12"/>case 1110:</text:p>
      <text:p text:style-name="P36"><text:s text:c="16"/>strcat(hex, "E");</text:p>
      <text:p text:style-name="P36"><text:s text:c="16"/>break;</text:p>
      <text:p text:style-name="P36"><text:s text:c="12"/>case 1111:</text:p>
      <text:p text:style-name="P36"><text:s text:c="16"/>strcat(hex, "F");</text:p>
      <text:p text:style-name="P36"><text:s text:c="12"/>break;</text:p>
      <text:p text:style-name="P36"><text:s text:c="8"/>}</text:p>
      <text:p text:style-name="P36"/>
      <text:p text:style-name="P36"><text:s text:c="8"/>binary /= 10000;</text:p>
      <text:p text:style-name="P36"><text:s text:c="4"/>}</text:p>
      <text:p text:style-name="P36"><text:s text:c="4"/>strrev(hex);</text:p>
      <text:p text:style-name="P36"><text:s text:c="4"/>printf("Octal number: %lld\n", octal);</text:p>
      <text:p text:style-name="P36"><text:s text:c="4"/>printf("Hexadecimal number: %s", hex);</text:p>
      <text:p text:style-name="P36"><text:s text:c="4"/>getch();</text:p>
      <text:p text:style-name="P36">}</text:p>
      <text:p text:style-name="P3"/>
      <text:p text:style-name="P5">* Write a C program to convert Decimal to Binary number system.</text:p>
      <text:p text:style-name="P5">Source Code :</text:p>
      <text:p text:style-name="P36">#include &lt;stdio.h&gt;</text:p>
      <text:p text:style-name="P36">#include &lt;conio.h&gt;</text:p>
      <text:p text:style-name="P36">void main()</text:p>
      <text:p text:style-name="P36">{</text:p>
      <text:p text:style-name="P36"><text:s text:c="4"/>long long decimal, tempDecimal, binary;</text:p>
      <text:p text:style-name="P36"><text:s text:c="4"/>int rem, place = 1;</text:p>
      <text:p text:style-name="P36"><text:s text:c="4"/>binary = 0;</text:p>
      <text:p text:style-name="P36"><text:s text:c="4"/>/* Input decimal number from user */</text:p>
      <text:p text:style-name="P36"><text:s text:c="4"/>printf("Enter any decimal number: ");</text:p>
      <text:p text:style-name="P36"><text:s text:c="4"/>scanf("%lld", &amp;decimal);</text:p>
      <text:p text:style-name="P36"><text:s text:c="4"/>tempDecimal = decimal;</text:p>
      <text:p text:style-name="P36"><text:s text:c="4"/>/* Decimal to binary conversion */</text:p>
      <text:p text:style-name="P36"><text:s text:c="4"/>while(tempDecimal &gt; 0)</text:p>
      <text:p text:style-name="P36"><text:s text:c="4"/>{</text:p>
      <text:p text:style-name="P36"><text:s text:c="8"/>rem = tempDecimal % 2;</text:p>
      <text:p text:style-name="P36"><text:s text:c="8"/>binary = (rem * place) + binary;</text:p>
      <text:p text:style-name="P36"><text:s text:c="8"/>tempDecimal /= 2;</text:p>
      <text:p text:style-name="P36"><text:s text:c="8"/>place *= 10;</text:p>
      <text:p text:style-name="P36"><text:s text:c="4"/>}</text:p>
      <text:p text:style-name="P36"><text:s text:c="4"/>printf("Decimal number = %lld\n", decimal);</text:p>
      <text:p text:style-name="P36"><text:s text:c="4"/>printf("Binary number = %lld", binary);</text:p>
      <text:p text:style-name="P36"><text:s text:c="4"/>getch();</text:p>
      <text:p text:style-name="P36">}</text:p>
      <text:p text:style-name="P3"/>
      <text:p text:style-name="P5">* Write a C program to convert Decimal to Octal number system.</text:p>
      <text:p text:style-name="P5">Source Code :</text:p>
      <text:p text:style-name="P36">#include &lt;stdio.h&gt;</text:p>
      <text:p text:style-name="P36">#include &lt;conio.h&gt;</text:p>
      <text:p text:style-name="P36">void main()</text:p>
      <text:p text:style-name="P36">{</text:p>
      <text:p text:style-name="P36"><text:s text:c="4"/>long long decimal, tempDecimal, octal;</text:p>
      <text:p text:style-name="P36"><text:s text:c="4"/>int i, rem, place = 1;</text:p>
      <text:p text:style-name="P36"><text:s text:c="4"/>octal = 0;</text:p>
      <text:p text:style-name="P36"><text:soft-page-break/><text:s text:c="4"/>/* Input decimal number from user */</text:p>
      <text:p text:style-name="P36"><text:s text:c="4"/>printf("Enter any decimal number: ");</text:p>
      <text:p text:style-name="P36"><text:s text:c="4"/>scanf("%lld", &amp;decimal);</text:p>
      <text:p text:style-name="P36"><text:s text:c="4"/>tempDecimal = decimal;</text:p>
      <text:p text:style-name="P36"><text:s text:c="4"/>/* Decimal to octal conversion */</text:p>
      <text:p text:style-name="P36"><text:s text:c="4"/>while(tempDecimal &gt; 0)</text:p>
      <text:p text:style-name="P36"><text:s text:c="4"/>{</text:p>
      <text:p text:style-name="P36"><text:s text:c="8"/>rem = tempDecimal % 8;</text:p>
      <text:p text:style-name="P36"><text:s text:c="8"/>octal = (rem * place) + octal;</text:p>
      <text:p text:style-name="P36"><text:s text:c="8"/>tempDecimal /= 8;</text:p>
      <text:p text:style-name="P36"><text:s text:c="8"/>place *= 10;</text:p>
      <text:p text:style-name="P36"><text:s text:c="4"/>}</text:p>
      <text:p text:style-name="P36"><text:s text:c="4"/>printf("\nDecimal number = %lld\n", decimal);</text:p>
      <text:p text:style-name="P36"><text:s text:c="4"/>printf("Octal number = %lld", octal);</text:p>
      <text:p text:style-name="P36"><text:s text:c="4"/>getch();</text:p>
      <text:p text:style-name="P36">}</text:p>
      <text:p text:style-name="P3"/>
      <text:p text:style-name="P5">* Write a C program to convert Decimal to Hexadecimal number system.</text:p>
      <text:p text:style-name="P5">Source Code :</text:p>
      <text:p text:style-name="P36">#include &lt;stdio.h&gt;</text:p>
      <text:p text:style-name="P36">#include &lt;conio.h&gt;</text:p>
      <text:p text:style-name="P36">#include &lt;string.h&gt;</text:p>
      <text:p text:style-name="P36">void main()</text:p>
      <text:p text:style-name="P36">{</text:p>
      <text:p text:style-name="P36"><text:s text:c="4"/>char HEXVALUE[] = {'0', '1', '2', '3', '4', '5', '6', '7', '8', '9', 'A', 'B', 'C', 'D', 'E', 'F'};</text:p>
      <text:p text:style-name="P36"><text:s text:c="4"/>long long decimal, tempDecimal;</text:p>
      <text:p text:style-name="P36"><text:s text:c="4"/>char hex[65];</text:p>
      <text:p text:style-name="P36"><text:s text:c="4"/>int index, rem;</text:p>
      <text:p text:style-name="P36"><text:s text:c="4"/>/* Input decimal number from user */</text:p>
      <text:p text:style-name="P36"><text:s text:c="4"/>printf("Enter any decimal number: ");</text:p>
      <text:p text:style-name="P36"><text:s text:c="4"/>scanf("%lld", &amp;decimal);</text:p>
      <text:p text:style-name="P36"><text:s text:c="4"/>tempDecimal = decimal;</text:p>
      <text:p text:style-name="P36"><text:s text:c="4"/>index = 0;</text:p>
      <text:p text:style-name="P36"><text:s text:c="4"/>/* Decimal to hexadecimal conversion */</text:p>
      <text:p text:style-name="P36"><text:s text:c="4"/>while(tempDecimal !=0)</text:p>
      <text:p text:style-name="P36"><text:s text:c="4"/>{</text:p>
      <text:p text:style-name="P36"><text:s text:c="8"/>rem = tempDecimal % 16;</text:p>
      <text:p text:style-name="P36"><text:s text:c="8"/>hex[index] = HEXVALUE[rem];</text:p>
      <text:p text:style-name="P36"><text:s text:c="8"/>tempDecimal /= 16;</text:p>
      <text:p text:style-name="P36"><text:s text:c="8"/>index++;</text:p>
      <text:p text:style-name="P36"><text:s text:c="4"/>}</text:p>
      <text:p text:style-name="P36"><text:s text:c="4"/>hex[index] = '\0';</text:p>
      <text:p text:style-name="P36"><text:s text:c="4"/>strrev(hex);</text:p>
      <text:p text:style-name="P36"><text:s text:c="4"/>printf("\nDecimal number = %lld\n", decimal);</text:p>
      <text:p text:style-name="P36"><text:s text:c="4"/>printf("Hexadecimal number = %s", hex);</text:p>
      <text:p text:style-name="P36"><text:s text:c="4"/>getch();</text:p>
      <text:p text:style-name="P36">}</text:p>
      <text:p text:style-name="P3"/>
      <text:p text:style-name="P5">* Write a C program to convert Hexadecimal to Binary number system.</text:p>
      <text:p text:style-name="P5">Source Code :</text:p>
      <text:p text:style-name="P36">#include &lt;stdio.h&gt;</text:p>
      <text:p text:style-name="P36">#include &lt;conio.h&gt;</text:p>
      <text:p text:style-name="P36"><text:soft-page-break/>#include &lt;string.h&gt;</text:p>
      <text:p text:style-name="P36">void main()</text:p>
      <text:p text:style-name="P36">{</text:p>
      <text:p text:style-name="P36"><text:s text:c="4"/>char hex[17], bin[65] = "";</text:p>
      <text:p text:style-name="P36"><text:s text:c="4"/>int i = 0;</text:p>
      <text:p text:style-name="P36"><text:s text:c="4"/>/* Input hexadecimal number from user */</text:p>
      <text:p text:style-name="P36"><text:s text:c="4"/>printf("Enter any hexadecimal number: ");</text:p>
      <text:p text:style-name="P36"><text:s text:c="4"/>gets(hex);</text:p>
      <text:p text:style-name="P36"><text:s text:c="4"/>/* Extract first digit and find binary of each hex digit */</text:p>
      <text:p text:style-name="P36"><text:s text:c="4"/>for(i=0; hex[i]!='\0'; i++)</text:p>
      <text:p text:style-name="P36"><text:s text:c="4"/>{</text:p>
      <text:p text:style-name="P36"><text:s text:c="8"/>switch(hex[i])</text:p>
      <text:p text:style-name="P36"><text:s text:c="8"/>{</text:p>
      <text:p text:style-name="P36"><text:s text:c="12"/>case '0':</text:p>
      <text:p text:style-name="P36"><text:s text:c="16"/>strcat(bin, "0000");</text:p>
      <text:p text:style-name="P36"><text:s text:c="16"/>break;</text:p>
      <text:p text:style-name="P36"><text:s text:c="12"/>case '1':</text:p>
      <text:p text:style-name="P36"><text:s text:c="16"/>strcat(bin, "0001");</text:p>
      <text:p text:style-name="P36"><text:s text:c="16"/>break;</text:p>
      <text:p text:style-name="P36"><text:s text:c="12"/>case '2':</text:p>
      <text:p text:style-name="P36"><text:s text:c="16"/>strcat(bin, "0010");</text:p>
      <text:p text:style-name="P36"><text:s text:c="16"/>break;</text:p>
      <text:p text:style-name="P36"><text:s text:c="12"/>case '3':</text:p>
      <text:p text:style-name="P36"><text:s text:c="16"/>strcat(bin, "0011");</text:p>
      <text:p text:style-name="P36"><text:s text:c="16"/>break;</text:p>
      <text:p text:style-name="P36"><text:s text:c="12"/>case '4':</text:p>
      <text:p text:style-name="P36"><text:s text:c="16"/>strcat(bin, "0100");</text:p>
      <text:p text:style-name="P36"><text:s text:c="16"/>break;</text:p>
      <text:p text:style-name="P36"><text:s text:c="12"/>case '5':</text:p>
      <text:p text:style-name="P36"><text:s text:c="16"/>strcat(bin, "0101");</text:p>
      <text:p text:style-name="P36"><text:s text:c="16"/>break;</text:p>
      <text:p text:style-name="P36"><text:s text:c="12"/>case '6':</text:p>
      <text:p text:style-name="P36"><text:s text:c="16"/>strcat(bin, "0110");</text:p>
      <text:p text:style-name="P36"><text:s text:c="16"/>break;</text:p>
      <text:p text:style-name="P36"><text:s text:c="12"/>case '7':</text:p>
      <text:p text:style-name="P36"><text:s text:c="16"/>strcat(bin, "0111");</text:p>
      <text:p text:style-name="P36"><text:s text:c="16"/>break;</text:p>
      <text:p text:style-name="P36"><text:s text:c="12"/>case '8':</text:p>
      <text:p text:style-name="P36"><text:s text:c="16"/>strcat(bin, "1000");</text:p>
      <text:p text:style-name="P36"><text:s text:c="16"/>break;</text:p>
      <text:p text:style-name="P36"><text:s text:c="12"/>case '9':</text:p>
      <text:p text:style-name="P36"><text:s text:c="16"/>strcat(bin, "1001");</text:p>
      <text:p text:style-name="P36"><text:s text:c="16"/>break;</text:p>
      <text:p text:style-name="P36"><text:s text:c="12"/>case 'a':</text:p>
      <text:p text:style-name="P36"><text:s text:c="12"/>case 'A':</text:p>
      <text:p text:style-name="P36"><text:s text:c="16"/>strcat(bin, "1010");</text:p>
      <text:p text:style-name="P36"><text:s text:c="16"/>break;</text:p>
      <text:p text:style-name="P36"><text:s text:c="12"/>case 'b':</text:p>
      <text:p text:style-name="P36"><text:s text:c="12"/>case 'B':</text:p>
      <text:p text:style-name="P36"><text:s text:c="16"/>strcat(bin, "1011");</text:p>
      <text:p text:style-name="P36"><text:s text:c="16"/>break;</text:p>
      <text:p text:style-name="P36"><text:s text:c="12"/>case 'c':</text:p>
      <text:p text:style-name="P36"><text:soft-page-break/><text:s text:c="12"/>case 'C':</text:p>
      <text:p text:style-name="P36"><text:s text:c="16"/>strcat(bin, "1100");</text:p>
      <text:p text:style-name="P36"><text:s text:c="16"/>break;</text:p>
      <text:p text:style-name="P36"><text:s text:c="12"/>case 'd':</text:p>
      <text:p text:style-name="P36"><text:s text:c="12"/>case 'D':</text:p>
      <text:p text:style-name="P36"><text:s text:c="16"/>strcat(bin, "1101");</text:p>
      <text:p text:style-name="P36"><text:s text:c="16"/>break;</text:p>
      <text:p text:style-name="P36"><text:s text:c="12"/>case 'e':</text:p>
      <text:p text:style-name="P36"><text:s text:c="12"/>case 'E':</text:p>
      <text:p text:style-name="P36"><text:s text:c="16"/>strcat(bin, "1110");</text:p>
      <text:p text:style-name="P36"><text:s text:c="16"/>break;</text:p>
      <text:p text:style-name="P36"><text:s text:c="12"/>case 'f':</text:p>
      <text:p text:style-name="P36"><text:s text:c="12"/>case 'F':</text:p>
      <text:p text:style-name="P36"><text:s text:c="16"/>strcat(bin, "1111");</text:p>
      <text:p text:style-name="P36"><text:s text:c="16"/>break;</text:p>
      <text:p text:style-name="P36"><text:s text:c="12"/>default:</text:p>
      <text:p text:style-name="P36"><text:s text:c="16"/>printf("Invalid hexadecimal input.");</text:p>
      <text:p text:style-name="P36"><text:s text:c="8"/>}</text:p>
      <text:p text:style-name="P36"><text:s text:c="4"/>}</text:p>
      <text:p text:style-name="P36"><text:s text:c="4"/>printf("Hexademial number = %s\n", hex);</text:p>
      <text:p text:style-name="P36"><text:s text:c="4"/>printf("Binary number = %s", bin);</text:p>
      <text:p text:style-name="P36"><text:s text:c="4"/>getch();</text:p>
      <text:p text:style-name="P36">}</text:p>
      <text:p text:style-name="P3"/>
      <text:p text:style-name="P5">* Write a C program to convert Hexadecimal to Octal number system.</text:p>
      <text:p text:style-name="P5">Source Code :</text:p>
      <text:p text:style-name="P36">#include &lt;stdio.h&gt;</text:p>
      <text:p text:style-name="P36">#include &lt;conio.h&gt;</text:p>
      <text:p text:style-name="P36">void main()</text:p>
      <text:p text:style-name="P36">{</text:p>
      <text:p text:style-name="P36"><text:s text:c="4"/>char hex[17];</text:p>
      <text:p text:style-name="P36"><text:s text:c="4"/>long long octal, bin, place;</text:p>
      <text:p text:style-name="P36"><text:s text:c="4"/>int i = 0, rem, val;</text:p>
      <text:p text:style-name="P36"><text:s text:c="4"/>/* Input hexadecimal number from user */</text:p>
      <text:p text:style-name="P36"><text:s text:c="4"/>printf("Enter any hexadecimal number: ");</text:p>
      <text:p text:style-name="P36"><text:s text:c="4"/>gets(hex);</text:p>
      <text:p text:style-name="P36"><text:s text:c="4"/>octal = 0ll;</text:p>
      <text:p text:style-name="P36"><text:s text:c="4"/>bin = 0ll;</text:p>
      <text:p text:style-name="P36"><text:s text:c="4"/>place = 0ll;</text:p>
      <text:p text:style-name="P36"><text:s text:c="4"/>/* Hexadecimal to binary conversion */</text:p>
      <text:p text:style-name="P36"><text:s text:c="4"/>for(i=0; hex[i]!='\0'; i++)</text:p>
      <text:p text:style-name="P36"><text:s text:c="4"/>{</text:p>
      <text:p text:style-name="P36"><text:s text:c="8"/>bin = bin * place;</text:p>
      <text:p text:style-name="P36"><text:s text:c="8"/>switch(hex[i])</text:p>
      <text:p text:style-name="P36"><text:s text:c="8"/>{</text:p>
      <text:p text:style-name="P36"><text:s text:c="12"/>case '0':</text:p>
      <text:p text:style-name="P36"><text:s text:c="16"/>bin += 0;</text:p>
      <text:p text:style-name="P36"><text:s text:c="16"/>break;</text:p>
      <text:p text:style-name="P36"><text:s text:c="12"/>case '1':</text:p>
      <text:p text:style-name="P36"><text:s text:c="16"/>bin += 1;</text:p>
      <text:p text:style-name="P36"><text:s text:c="16"/>break;</text:p>
      <text:p text:style-name="P36"><text:s text:c="12"/>case '2':</text:p>
      <text:p text:style-name="P36"><text:soft-page-break/><text:s text:c="16"/>bin += 10;</text:p>
      <text:p text:style-name="P36"><text:s text:c="16"/>break;</text:p>
      <text:p text:style-name="P36"><text:s text:c="12"/>case '3':</text:p>
      <text:p text:style-name="P36"><text:s text:c="16"/>bin += 11;</text:p>
      <text:p text:style-name="P36"><text:s text:c="16"/>break;</text:p>
      <text:p text:style-name="P36"><text:s text:c="12"/>case '4':</text:p>
      <text:p text:style-name="P36"><text:s text:c="16"/>bin += 100;</text:p>
      <text:p text:style-name="P36"><text:s text:c="16"/>break;</text:p>
      <text:p text:style-name="P36"><text:s text:c="12"/>case '5':</text:p>
      <text:p text:style-name="P36"><text:s text:c="16"/>bin += 101;</text:p>
      <text:p text:style-name="P36"><text:s text:c="16"/>break;</text:p>
      <text:p text:style-name="P36"><text:s text:c="12"/>case '6':</text:p>
      <text:p text:style-name="P36"><text:s text:c="16"/>bin += 110;</text:p>
      <text:p text:style-name="P36"><text:s text:c="16"/>break;</text:p>
      <text:p text:style-name="P36"><text:s text:c="12"/>case '7':</text:p>
      <text:p text:style-name="P36"><text:s text:c="16"/>bin += 111;</text:p>
      <text:p text:style-name="P36"><text:s text:c="16"/>break;</text:p>
      <text:p text:style-name="P36"><text:s text:c="12"/>case '8':</text:p>
      <text:p text:style-name="P36"><text:s text:c="16"/>bin += 1000;</text:p>
      <text:p text:style-name="P36"><text:s text:c="16"/>break;</text:p>
      <text:p text:style-name="P36"><text:s text:c="12"/>case '9':</text:p>
      <text:p text:style-name="P36"><text:s text:c="16"/>bin += 1001;</text:p>
      <text:p text:style-name="P36"><text:s text:c="16"/>break;</text:p>
      <text:p text:style-name="P36"><text:s text:c="12"/>case 'a':</text:p>
      <text:p text:style-name="P36"><text:s text:c="12"/>case 'A':</text:p>
      <text:p text:style-name="P36"><text:s text:c="16"/>bin += 1010;</text:p>
      <text:p text:style-name="P36"><text:s text:c="16"/>break;</text:p>
      <text:p text:style-name="P36"><text:s text:c="12"/>case 'b':</text:p>
      <text:p text:style-name="P36"><text:s text:c="12"/>case 'B':</text:p>
      <text:p text:style-name="P36"><text:s text:c="16"/>bin += 1011;</text:p>
      <text:p text:style-name="P36"><text:s text:c="16"/>break;</text:p>
      <text:p text:style-name="P36"><text:s text:c="12"/>case 'c':</text:p>
      <text:p text:style-name="P36"><text:s text:c="12"/>case 'C':</text:p>
      <text:p text:style-name="P36"><text:s text:c="16"/>bin += 1100;</text:p>
      <text:p text:style-name="P36"><text:s text:c="16"/>break;</text:p>
      <text:p text:style-name="P36"><text:s text:c="12"/>case 'd':</text:p>
      <text:p text:style-name="P36"><text:s text:c="12"/>case 'D':</text:p>
      <text:p text:style-name="P36"><text:s text:c="16"/>bin += 1101;</text:p>
      <text:p text:style-name="P36"><text:s text:c="16"/>break;</text:p>
      <text:p text:style-name="P36"><text:s text:c="12"/>case 'e':</text:p>
      <text:p text:style-name="P36"><text:s text:c="12"/>case 'E':</text:p>
      <text:p text:style-name="P36"><text:s text:c="16"/>bin += 1110;</text:p>
      <text:p text:style-name="P36"><text:s text:c="16"/>break;</text:p>
      <text:p text:style-name="P36"><text:s text:c="12"/>case 'f':</text:p>
      <text:p text:style-name="P36"><text:s text:c="12"/>case 'F':</text:p>
      <text:p text:style-name="P36"><text:s text:c="16"/>bin += 1111;</text:p>
      <text:p text:style-name="P36"><text:s text:c="16"/>break;</text:p>
      <text:p text:style-name="P36"><text:s text:c="12"/>default:</text:p>
      <text:p text:style-name="P36"><text:s text:c="16"/>printf("Invalid hexadecimal input.");</text:p>
      <text:p text:style-name="P36"><text:s text:c="8"/>}</text:p>
      <text:p text:style-name="P36"><text:s text:c="8"/>place = 10000;</text:p>
      <text:p text:style-name="P36"><text:s text:c="4"/>}</text:p>
      <text:p text:style-name="P36"><text:soft-page-break/><text:s text:c="4"/>place = 1;</text:p>
      <text:p text:style-name="P36"><text:s text:c="4"/>/* Binary to octal conversion */</text:p>
      <text:p text:style-name="P36"><text:s text:c="4"/>while(bin &gt; 0)</text:p>
      <text:p text:style-name="P36"><text:s text:c="4"/>{</text:p>
      <text:p text:style-name="P36"><text:s text:c="8"/>rem = bin % 1000;</text:p>
      <text:p text:style-name="P36"><text:s text:c="8"/>switch(rem)</text:p>
      <text:p text:style-name="P36"><text:s text:c="8"/>{</text:p>
      <text:p text:style-name="P36"><text:s text:c="12"/>case 0:</text:p>
      <text:p text:style-name="P36"><text:s text:c="16"/>val = 0;</text:p>
      <text:p text:style-name="P36"><text:s text:c="16"/>break;</text:p>
      <text:p text:style-name="P36"><text:s text:c="12"/>case 1:</text:p>
      <text:p text:style-name="P36"><text:s text:c="16"/>val = 1;</text:p>
      <text:p text:style-name="P36"><text:s text:c="16"/>break;</text:p>
      <text:p text:style-name="P36"><text:s text:c="12"/>case 10:</text:p>
      <text:p text:style-name="P36"><text:s text:c="16"/>val = 2;</text:p>
      <text:p text:style-name="P36"><text:s text:c="16"/>break;</text:p>
      <text:p text:style-name="P36"><text:s text:c="12"/>case 11:</text:p>
      <text:p text:style-name="P36"><text:s text:c="16"/>val = 3;</text:p>
      <text:p text:style-name="P36"><text:s text:c="16"/>break;</text:p>
      <text:p text:style-name="P36"><text:s text:c="12"/>case 100:</text:p>
      <text:p text:style-name="P36"><text:s text:c="16"/>val = 4;</text:p>
      <text:p text:style-name="P36"><text:s text:c="16"/>break;</text:p>
      <text:p text:style-name="P36"><text:s text:c="12"/>case 101:</text:p>
      <text:p text:style-name="P36"><text:s text:c="16"/>val = 5;</text:p>
      <text:p text:style-name="P36"><text:s text:c="16"/>break;</text:p>
      <text:p text:style-name="P36"><text:s text:c="12"/>case 110:</text:p>
      <text:p text:style-name="P36"><text:s text:c="16"/>val = 6;</text:p>
      <text:p text:style-name="P36"><text:s text:c="16"/>break;</text:p>
      <text:p text:style-name="P36"><text:s text:c="12"/>case 111:</text:p>
      <text:p text:style-name="P36"><text:s text:c="16"/>val = 7;</text:p>
      <text:p text:style-name="P36"><text:s text:c="16"/>break;</text:p>
      <text:p text:style-name="P36"><text:s text:c="8"/>}</text:p>
      <text:p text:style-name="P36"><text:s text:c="8"/>octal = (val * place) + octal;</text:p>
      <text:p text:style-name="P36"><text:s text:c="8"/>bin /= 1000;</text:p>
      <text:p text:style-name="P36"><text:s text:c="8"/>place *= 10;</text:p>
      <text:p text:style-name="P36"><text:s text:c="4"/>}</text:p>
      <text:p text:style-name="P36"><text:s text:c="4"/>printf("Hexadecimal number = %s\n", hex);</text:p>
      <text:p text:style-name="P36"><text:s text:c="4"/>printf("Octal number = %lld", octal);</text:p>
      <text:p text:style-name="P36"><text:s text:c="4"/>getch();</text:p>
      <text:p text:style-name="P36">}</text:p>
      <text:p text:style-name="P3"/>
      <text:p text:style-name="P5">* Write a C program to convert Hexadecimal to Decimal number system.</text:p>
      <text:p text:style-name="P5">Source Code :</text:p>
      <text:p text:style-name="P37">#include &lt;stdio.h&gt;</text:p>
      <text:p text:style-name="P37">#include &lt;conio.h&gt;</text:p>
      <text:p text:style-name="P37">#include &lt;string.h&gt;</text:p>
      <text:p text:style-name="P37">#include &lt;math.h&gt;</text:p>
      <text:p text:style-name="P37">void main()</text:p>
      <text:p text:style-name="P37">{</text:p>
      <text:p text:style-name="P37"><text:s text:c="4"/>char hex[17];</text:p>
      <text:p text:style-name="P37"><text:s text:c="4"/>long long decimal, place;</text:p>
      <text:p text:style-name="P37"><text:s text:c="4"/>int i = 0, val, len;</text:p>
      <text:p text:style-name="P37"><text:soft-page-break/><text:s text:c="4"/>decimal = 0;</text:p>
      <text:p text:style-name="P37"><text:s text:c="4"/>place = 1;</text:p>
      <text:p text:style-name="P37"><text:s text:c="4"/>/* Input hexadecimal number from user */</text:p>
      <text:p text:style-name="P37"><text:s text:c="4"/>printf("Enter any hexadecimal number: ");</text:p>
      <text:p text:style-name="P37"><text:s text:c="4"/>gets(hex);</text:p>
      <text:p text:style-name="P37"><text:s text:c="4"/>/* Find the length of total number of hex digit */</text:p>
      <text:p text:style-name="P37"><text:s text:c="4"/>len = strlen(hex);</text:p>
      <text:p text:style-name="P37"><text:s text:c="4"/>len--;</text:p>
      <text:p text:style-name="P37"><text:s text:c="4"/>/*</text:p>
      <text:p text:style-name="P37"><text:s text:c="5"/>* Iterate over each hex digit</text:p>
      <text:p text:style-name="P37"><text:s text:c="5"/>*/</text:p>
      <text:p text:style-name="P37"><text:s text:c="4"/>for(i=0; hex[i]!='\0'; i++)</text:p>
      <text:p text:style-name="P37"><text:s text:c="4"/>{</text:p>
      <text:p text:style-name="P37"><text:s text:c="8"/>/* Find the decimal representation of hex[i] */</text:p>
      <text:p text:style-name="P37"><text:s text:c="8"/>if(hex[i]&gt;='0' &amp;&amp; hex[i]&lt;='9')</text:p>
      <text:p text:style-name="P37"><text:s text:c="8"/>{</text:p>
      <text:p text:style-name="P37"><text:s text:c="12"/>val = hex[i] - 48;</text:p>
      <text:p text:style-name="P37"><text:s text:c="8"/>}</text:p>
      <text:p text:style-name="P37"><text:s text:c="8"/>else if(hex[i]&gt;='a' &amp;&amp; hex[i]&lt;='f')</text:p>
      <text:p text:style-name="P37"><text:s text:c="8"/>{</text:p>
      <text:p text:style-name="P37"><text:s text:c="12"/>val = hex[i] - 97 + 10;</text:p>
      <text:p text:style-name="P37"><text:s text:c="8"/>}</text:p>
      <text:p text:style-name="P37"><text:s text:c="8"/>else if(hex[i]&gt;='A' &amp;&amp; hex[i]&lt;='F')</text:p>
      <text:p text:style-name="P37"><text:s text:c="8"/>{</text:p>
      <text:p text:style-name="P37"><text:s text:c="12"/>val = hex[i] - 65 + 10;</text:p>
      <text:p text:style-name="P37"><text:s text:c="8"/>}</text:p>
      <text:p text:style-name="P37"><text:s text:c="8"/>decimal += val * pow(16, len);</text:p>
      <text:p text:style-name="P37"><text:s text:c="8"/>len--;</text:p>
      <text:p text:style-name="P37"><text:s text:c="4"/>}</text:p>
      <text:p text:style-name="P37"><text:s text:c="4"/>printf("Hexadecimal number = %s\n", hex);</text:p>
      <text:p text:style-name="P37"><text:s text:c="4"/>printf("Decimal number = %lld", decimal);</text:p>
      <text:p text:style-name="P37"><text:s text:c="4"/>getch();</text:p>
      <text:p text:style-name="P37">}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### Star pattern programming exercises ###</text:p>
      <text:p text:style-name="P7"/>
      <text:p text:style-name="P7">*****</text:p>
      <text:p text:style-name="P7">*****</text:p>
      <text:p text:style-name="P7">*****</text:p>
      <text:p text:style-name="P7">*****</text:p>
      <text:p text:style-name="P7">*****</text:p>
      <text:p text:style-name="P7">Square Star Pattern</text:p>
      <text:p text:style-name="P70">Source Code :</text:p>
      <text:p text:style-name="P39">#include &lt;stdio.h&gt;</text:p>
      <text:p text:style-name="P39">#include &lt;conio.h&gt;</text:p>
      <text:p text:style-name="P39">void main()</text:p>
      <text:p text:style-name="P39">{</text:p>
      <text:p text:style-name="P39"><text:s text:c="4"/>int i, j, N;</text:p>
      <text:p text:style-name="P39"><text:s text:c="4"/>/* Input number of rows from user */</text:p>
      <text:p text:style-name="P39"><text:s text:c="4"/>printf("Enter number of rows: ");</text:p>
      <text:p text:style-name="P39"><text:s text:c="4"/>scanf("%d", &amp;N);</text:p>
      <text:p text:style-name="P39"><text:s text:c="4"/>/* Iterate through N rows */</text:p>
      <text:p text:style-name="P39"><text:s text:c="4"/>for(i=1; i&lt;=N; i++)</text:p>
      <text:p text:style-name="P39"><text:s text:c="4"/>{</text:p>
      <text:p text:style-name="P39"><text:s text:c="8"/>/* Iterate over columns */</text:p>
      <text:p text:style-name="P39"><text:s text:c="8"/>for(j=1; j&lt;=N; j++)</text:p>
      <text:p text:style-name="P39"><text:s text:c="8"/>{</text:p>
      <text:p text:style-name="P39"><text:s text:c="12"/>/* Print star for each column */</text:p>
      <text:p text:style-name="P39"><text:s text:c="12"/>printf("*");</text:p>
      <text:p text:style-name="P39"><text:s text:c="8"/>}</text:p>
      <text:p text:style-name="P39"><text:s text:c="8"/>/* Move to the next line/row */</text:p>
      <text:p text:style-name="P39"><text:s text:c="8"/>printf("\n");</text:p>
      <text:p text:style-name="P39"><text:s text:c="4"/>}</text:p>
      <text:p text:style-name="P39"><text:s text:c="4"/>getch();</text:p>
      <text:p text:style-name="P39">}</text:p>
      <text:p text:style-name="P39"/>
      <text:p text:style-name="P69"/>
      <text:p text:style-name="P7">*****</text:p>
      <text:p text:style-name="P7">* <text:s text:c="5"/>*</text:p>
      <text:p text:style-name="P7">* <text:s text:c="5"/>*</text:p>
      <text:p text:style-name="P7">* <text:s text:c="5"/>*</text:p>
      <text:p text:style-name="P7">*****</text:p>
      <text:p text:style-name="P7">Hollow Square Star Pattern</text:p>
      <text:p text:style-name="P70">Source Code :</text:p>
      <text:p text:style-name="P39">#include &lt;stdio.h&gt;</text:p>
      <text:p text:style-name="P39">#include &lt;conio.h&gt;</text:p>
      <text:p text:style-name="P39">void main()</text:p>
      <text:p text:style-name="P39">{</text:p>
      <text:p text:style-name="P39"><text:s text:c="4"/>int i, j, N;</text:p>
      <text:p text:style-name="P39"><text:s text:c="4"/>/* Input number of rows from user */</text:p>
      <text:p text:style-name="P39"><text:s text:c="4"/>printf("Enter number of rows: ");</text:p>
      <text:p text:style-name="P39"><text:s text:c="4"/>scanf("%d", &amp;N);</text:p>
      <text:p text:style-name="P39"/>
      <text:p text:style-name="P39"><text:s text:c="4"/>/* Iterate over each row */</text:p>
      <text:p text:style-name="P39"><text:s text:c="4"/>for(i=1; i&lt;=N; i++)</text:p>
      <text:p text:style-name="P39"><text:s text:c="4"/>{</text:p>
      <text:p text:style-name="P39"><text:soft-page-break/><text:s text:c="8"/>/* Iterate over each column */</text:p>
      <text:p text:style-name="P39"><text:s text:c="8"/>for(j=1; j&lt;=N; j++)</text:p>
      <text:p text:style-name="P39"><text:s text:c="8"/>{</text:p>
      <text:p text:style-name="P39"><text:s text:c="12"/>if(i==1 || i==N || j==1 || j==N)</text:p>
      <text:p text:style-name="P39"><text:s text:c="12"/>{</text:p>
      <text:p text:style-name="P39"><text:s text:c="16"/>/* Print star for 1st, Nth row and column */</text:p>
      <text:p text:style-name="P39"><text:s text:c="16"/>printf("*");</text:p>
      <text:p text:style-name="P39"><text:s text:c="12"/>}</text:p>
      <text:p text:style-name="P39"><text:s text:c="12"/>else</text:p>
      <text:p text:style-name="P39"><text:s text:c="12"/>{</text:p>
      <text:p text:style-name="P39"><text:s text:c="16"/>printf(" ");</text:p>
      <text:p text:style-name="P39"><text:s text:c="12"/>}</text:p>
      <text:p text:style-name="P39"><text:s text:c="8"/>}</text:p>
      <text:p text:style-name="P39"><text:s text:c="8"/>/* Move to the next line/row */</text:p>
      <text:p text:style-name="P39"><text:s text:c="8"/>printf("\n");</text:p>
      <text:p text:style-name="P39"><text:s text:c="4"/>}</text:p>
      <text:p text:style-name="P39"><text:s text:c="4"/>getch();</text:p>
      <text:p text:style-name="P39">}</text:p>
      <text:p text:style-name="P39"/>
      <text:p text:style-name="P7"/>
      <text:p text:style-name="P7">*****</text:p>
      <text:p text:style-name="P7">** <text:s/>**</text:p>
      <text:p text:style-name="P7">* <text:s/>* <text:s/>*</text:p>
      <text:p text:style-name="P7">** <text:s/>**</text:p>
      <text:p text:style-name="P7">*****</text:p>
      <text:p text:style-name="P7">Hollow Square Star Pattern with Diagonal</text:p>
      <text:p text:style-name="P70">Source Code :</text:p>
      <text:p text:style-name="P40">#include &lt;stdio.h&gt;</text:p>
      <text:p text:style-name="P40">#include &lt;conio.h&gt;</text:p>
      <text:p text:style-name="P40">void main()</text:p>
      <text:p text:style-name="P40">{</text:p>
      <text:p text:style-name="P40"><text:s text:c="4"/>int i, j, N;</text:p>
      <text:p text:style-name="P40"><text:s text:c="4"/>/* Input number of rows from user */</text:p>
      <text:p text:style-name="P40"><text:s text:c="4"/>printf("Enter number of rows: ");</text:p>
      <text:p text:style-name="P40"><text:s text:c="4"/>scanf("%d", &amp;N);</text:p>
      <text:p text:style-name="P40"><text:s text:c="4"/>/* Iterate over each row */</text:p>
      <text:p text:style-name="P40"><text:s text:c="4"/>for(i=1; i&lt;=N; i++)</text:p>
      <text:p text:style-name="P40"><text:s text:c="4"/>{</text:p>
      <text:p text:style-name="P40"><text:s text:c="8"/>/* Iterate over each column */</text:p>
      <text:p text:style-name="P40"><text:s text:c="8"/>for(j=1; j&lt;=N; j++)</text:p>
      <text:p text:style-name="P40"><text:s text:c="8"/>{</text:p>
      <text:p text:style-name="P40"><text:s text:c="12"/>/*</text:p>
      <text:p text:style-name="P40"><text:s text:c="13"/>* Print star for, </text:p>
      <text:p text:style-name="P40"><text:s text:c="13"/>* first row (i==1) or </text:p>
      <text:p text:style-name="P40"><text:s text:c="13"/>* last row (i==N) or</text:p>
      <text:p text:style-name="P40"><text:s text:c="13"/>* first column (j==1) or</text:p>
      <text:p text:style-name="P40"><text:s text:c="13"/>* last column (j==N) or </text:p>
      <text:p text:style-name="P40"><text:s text:c="13"/>* row equal to column (i==j) or </text:p>
      <text:p text:style-name="P40"><text:s text:c="13"/>* column equal to N-row (j==N-i+1)</text:p>
      <text:p text:style-name="P40"><text:s text:c="13"/>*/</text:p>
      <text:p text:style-name="P40"><text:s text:c="12"/>if(i==1 || i==N || j==1 || j==N || i==j || j==(N - i + 1))</text:p>
      <text:p text:style-name="P40"><text:s text:c="12"/>{</text:p>
      <text:p text:style-name="P40"><text:soft-page-break/><text:s text:c="16"/>printf("*");</text:p>
      <text:p text:style-name="P40"><text:s text:c="12"/>}</text:p>
      <text:p text:style-name="P40"><text:s text:c="12"/>else</text:p>
      <text:p text:style-name="P40"><text:s text:c="12"/>{</text:p>
      <text:p text:style-name="P40"><text:s text:c="16"/>printf(" ");</text:p>
      <text:p text:style-name="P40"><text:s text:c="12"/>}</text:p>
      <text:p text:style-name="P40"><text:s text:c="8"/>}</text:p>
      <text:p text:style-name="P40"><text:s text:c="8"/>/* Move to the next line */</text:p>
      <text:p text:style-name="P40"><text:s text:c="8"/>printf("\n");</text:p>
      <text:p text:style-name="P40"><text:s text:c="4"/>}</text:p>
      <text:p text:style-name="P40"><text:s text:c="4"/>getch();</text:p>
      <text:p text:style-name="P40">}</text:p>
      <text:p text:style-name="P40"/>
      <text:p text:style-name="P7"/>
      <text:p text:style-name="P7"><text:s text:c="4"/>*****</text:p>
      <text:p text:style-name="P7"><text:s text:c="3"/>*****</text:p>
      <text:p text:style-name="P7"><text:s text:c="2"/>*****</text:p>
      <text:p text:style-name="P7"><text:s/>*****</text:p>
      <text:p text:style-name="P7">*****</text:p>
      <text:p text:style-name="P7">Rhombus Star Pattern</text:p>
      <text:p text:style-name="P71">Source Code :</text:p>
      <text:p text:style-name="P40">#include &lt;stdio.h&gt;</text:p>
      <text:p text:style-name="P40">#include &lt;conio.h&gt;</text:p>
      <text:p text:style-name="P40">void main()</text:p>
      <text:p text:style-name="P40">{</text:p>
      <text:p text:style-name="P40"><text:s text:c="4"/>int i, j, rows;</text:p>
      <text:p text:style-name="P40"><text:s text:c="4"/>/* Input number of rows from user */</text:p>
      <text:p text:style-name="P40"><text:s text:c="4"/>printf("Enter rows: ");</text:p>
      <text:p text:style-name="P40"><text:s text:c="4"/>scanf("%d", &amp;rows);</text:p>
      <text:p text:style-name="P40"><text:s text:c="4"/>for(i=1; i&lt;=rows; i++)</text:p>
      <text:p text:style-name="P40"><text:s text:c="4"/>{</text:p>
      <text:p text:style-name="P40"><text:s text:c="8"/>/* Print trailing spaces */</text:p>
      <text:p text:style-name="P40"><text:s text:c="8"/>for(j=1; j&lt;=rows - i; j++)</text:p>
      <text:p text:style-name="P40"><text:s text:c="8"/>{</text:p>
      <text:p text:style-name="P40"><text:s text:c="12"/>printf(" ");</text:p>
      <text:p text:style-name="P40"><text:s text:c="8"/>}</text:p>
      <text:p text:style-name="P40"><text:s text:c="8"/>/* Print stars after spaces */</text:p>
      <text:p text:style-name="P40"><text:s text:c="8"/>for(j=1; j&lt;=rows; j++)</text:p>
      <text:p text:style-name="P40"><text:s text:c="8"/>{</text:p>
      <text:p text:style-name="P40"><text:s text:c="12"/>printf("*");</text:p>
      <text:p text:style-name="P40"><text:s text:c="8"/>}</text:p>
      <text:p text:style-name="P40"><text:s text:c="8"/>/* Move to the next line */</text:p>
      <text:p text:style-name="P40"><text:s text:c="8"/>printf("\n");</text:p>
      <text:p text:style-name="P40"><text:s text:c="4"/>}</text:p>
      <text:p text:style-name="P40"><text:s text:c="4"/>getch();</text:p>
      <text:p text:style-name="P40">}</text:p>
      <text:p text:style-name="P40"/>
      <text:p text:style-name="P40"/>
      <text:p text:style-name="P40"/>
      <text:p text:style-name="P40"/>
      <text:p text:style-name="P40"/>
      <text:p text:style-name="P7"/>
      <text:p text:style-name="P7"><text:soft-page-break/><text:s text:c="4"/>*****</text:p>
      <text:p text:style-name="P7"><text:s text:c="3"/>* <text:s text:c="5"/>*</text:p>
      <text:p text:style-name="P7"><text:s text:c="2"/>* <text:s text:c="5"/>*</text:p>
      <text:p text:style-name="P7"><text:s/>* <text:s text:c="5"/>*</text:p>
      <text:p text:style-name="P7">*****</text:p>
      <text:p text:style-name="P7">Hollow Rhombus Star Pattern</text:p>
      <text:p text:style-name="P71">Source Code :</text:p>
      <text:p text:style-name="P41">#include &lt;stdio.h&gt;</text:p>
      <text:p text:style-name="P41">#include &lt;conio.h&gt;</text:p>
      <text:p text:style-name="P41">void main()</text:p>
      <text:p text:style-name="P41">{</text:p>
      <text:p text:style-name="P41"><text:s text:c="4"/>int i, j, rows;</text:p>
      <text:p text:style-name="P41"><text:s text:c="4"/>/* Input number of rows from user */</text:p>
      <text:p text:style-name="P41"><text:s text:c="4"/>printf("Enter rows : ");</text:p>
      <text:p text:style-name="P41"><text:s text:c="4"/>scanf("%d", &amp;rows);</text:p>
      <text:p text:style-name="P41"/>
      <text:p text:style-name="P41"><text:s text:c="4"/>for(i=1; i&lt;=rows; i++)</text:p>
      <text:p text:style-name="P41"><text:s text:c="4"/>{</text:p>
      <text:p text:style-name="P41"><text:s text:c="8"/>/* Print trailing spaces */</text:p>
      <text:p text:style-name="P41"><text:s text:c="8"/>for(j=1; j&lt;=rows-i; j++)</text:p>
      <text:p text:style-name="P41"><text:s text:c="8"/>{</text:p>
      <text:p text:style-name="P41"><text:s text:c="12"/>printf(" ");</text:p>
      <text:p text:style-name="P41"><text:s text:c="8"/>}</text:p>
      <text:p text:style-name="P41"><text:s text:c="8"/>/* Print stars and center spaces */</text:p>
      <text:p text:style-name="P41"><text:s text:c="8"/>for(j=1; j&lt;=rows; j++)</text:p>
      <text:p text:style-name="P41"><text:s text:c="8"/>{</text:p>
      <text:p text:style-name="P41"><text:s text:c="12"/>if(i==1 || i==rows || j==1 || j==rows)</text:p>
      <text:p text:style-name="P41"><text:s text:c="16"/>printf("*");</text:p>
      <text:p text:style-name="P41"><text:s text:c="12"/>else</text:p>
      <text:p text:style-name="P41"><text:s text:c="16"/>printf(" ");</text:p>
      <text:p text:style-name="P41"><text:s text:c="8"/>}</text:p>
      <text:p text:style-name="P41"><text:s text:c="8"/>printf("\n");</text:p>
      <text:p text:style-name="P41"><text:s text:c="4"/>}</text:p>
      <text:p text:style-name="P41"><text:s text:c="4"/>getch();</text:p>
      <text:p text:style-name="P41">}</text:p>
      <text:p text:style-name="P41"/>
      <text:p text:style-name="P7"/>
      <text:p text:style-name="P7">*****</text:p>
      <text:p text:style-name="P7"><text:s/>*****</text:p>
      <text:p text:style-name="P7"><text:s text:c="2"/>*****</text:p>
      <text:p text:style-name="P7"><text:s text:c="3"/>*****</text:p>
      <text:p text:style-name="P7"><text:s text:c="4"/>*****</text:p>
      <text:p text:style-name="P7">Mirrored Rhombus Star Pattern</text:p>
      <text:p text:style-name="P72">Source Code :</text:p>
      <text:p text:style-name="P42">#include &lt;stdio.h&gt;</text:p>
      <text:p text:style-name="P42">#include &lt;conio.h&gt;</text:p>
      <text:p text:style-name="P42">void main()</text:p>
      <text:p text:style-name="P42">{</text:p>
      <text:p text:style-name="P42"><text:s text:c="4"/>int i, j, N;</text:p>
      <text:p text:style-name="P42"><text:s text:c="4"/>/* Input number of rows from user */</text:p>
      <text:p text:style-name="P42"><text:s text:c="4"/>printf("Enter rows: ");</text:p>
      <text:p text:style-name="P42"><text:s text:c="4"/>scanf("%d", &amp;N);</text:p>
      <text:p text:style-name="P42"><text:soft-page-break/><text:s text:c="4"/>for(i=1; i&lt;=N; i++)</text:p>
      <text:p text:style-name="P42"><text:s text:c="4"/>{</text:p>
      <text:p text:style-name="P42"><text:s text:c="8"/>/* Print trailing spaces */</text:p>
      <text:p text:style-name="P42"><text:s text:c="8"/>for(j=1; j&lt;i; j++)</text:p>
      <text:p text:style-name="P42"><text:s text:c="8"/>{</text:p>
      <text:p text:style-name="P42"><text:s text:c="12"/>printf(" ");</text:p>
      <text:p text:style-name="P42"><text:s text:c="8"/>}</text:p>
      <text:p text:style-name="P42"><text:s text:c="8"/>for(j=1; j&lt;=N; j++)</text:p>
      <text:p text:style-name="P42"><text:s text:c="8"/>{</text:p>
      <text:p text:style-name="P42"><text:s text:c="12"/>printf("*");</text:p>
      <text:p text:style-name="P42"><text:s text:c="8"/>}</text:p>
      <text:p text:style-name="P42"><text:s text:c="8"/>printf("\n");</text:p>
      <text:p text:style-name="P42"><text:s text:c="4"/>}</text:p>
      <text:p text:style-name="P42"><text:s text:c="4"/>getch();</text:p>
      <text:p text:style-name="P42">}</text:p>
      <text:p text:style-name="P42"/>
      <text:p text:style-name="P7"/>
      <text:p text:style-name="P7">*****</text:p>
      <text:p text:style-name="P7"><text:s/>* <text:s text:c="5"/>*</text:p>
      <text:p text:style-name="P7"><text:s text:c="2"/>* <text:s text:c="5"/>*</text:p>
      <text:p text:style-name="P7"><text:s text:c="3"/>* <text:s text:c="5"/>*</text:p>
      <text:p text:style-name="P7"><text:s text:c="4"/>*****</text:p>
      <text:p text:style-name="P7">Hollow Mirrored Rhombus Star Pattern</text:p>
      <text:p text:style-name="P73">Source Code :</text:p>
      <text:p text:style-name="P43">#include &lt;stdio.h&gt;</text:p>
      <text:p text:style-name="P43">#include &lt;conio.h&gt;</text:p>
      <text:p text:style-name="P43">void main()</text:p>
      <text:p text:style-name="P43">{</text:p>
      <text:p text:style-name="P43"><text:s text:c="4"/>int i, j, N;</text:p>
      <text:p text:style-name="P43"><text:s text:c="4"/>/* Input number of rows from user */</text:p>
      <text:p text:style-name="P43"><text:s text:c="4"/>printf("Enter number of rows: ");</text:p>
      <text:p text:style-name="P43"><text:s text:c="4"/>scanf("%d", &amp;N);</text:p>
      <text:p text:style-name="P43"><text:s text:c="4"/>for(i=1; i&lt;=N; i++)</text:p>
      <text:p text:style-name="P43"><text:s text:c="4"/>{</text:p>
      <text:p text:style-name="P43"><text:s text:c="8"/>/* Print trailing spaces */</text:p>
      <text:p text:style-name="P43"><text:s text:c="8"/>for(j=1; j&lt;i; j++)</text:p>
      <text:p text:style-name="P43"><text:s text:c="8"/>{</text:p>
      <text:p text:style-name="P43"><text:s text:c="12"/>printf(" ");</text:p>
      <text:p text:style-name="P43"><text:s text:c="8"/>}</text:p>
      <text:p text:style-name="P43"><text:s text:c="8"/>/* Print hollow rhombus */</text:p>
      <text:p text:style-name="P43"><text:s text:c="8"/>for(j=1; j&lt;=N; j++)</text:p>
      <text:p text:style-name="P43"><text:s text:c="8"/>{</text:p>
      <text:p text:style-name="P43"><text:s text:c="12"/>if(i==1 || i==N <text:s/>|| j==1|| j==N)</text:p>
      <text:p text:style-name="P43"><text:s text:c="16"/>printf("*");</text:p>
      <text:p text:style-name="P43"><text:s text:c="12"/>else</text:p>
      <text:p text:style-name="P43"><text:s text:c="16"/>printf(" ");</text:p>
      <text:p text:style-name="P43"><text:s text:c="8"/>}</text:p>
      <text:p text:style-name="P43"><text:s text:c="8"/>printf("\n");</text:p>
      <text:p text:style-name="P43"><text:s text:c="4"/>}</text:p>
      <text:p text:style-name="P43"><text:s text:c="4"/>getch();</text:p>
      <text:p text:style-name="P43">}</text:p>
      <text:p text:style-name="P43"/>
      <text:p text:style-name="P74"><text:soft-page-break/>*</text:p>
      <text:p text:style-name="P74">**</text:p>
      <text:p text:style-name="P74">***</text:p>
      <text:p text:style-name="P74">****</text:p>
      <text:p text:style-name="P74">*****</text:p>
      <text:p text:style-name="P74">Right Triangle Star Pattern</text:p>
      <text:p text:style-name="P75">Source Code :</text:p>
      <text:p text:style-name="P44">#include &lt;stdio.h&gt;</text:p>
      <text:p text:style-name="P44">#include &lt;conio.h&gt;</text:p>
      <text:p text:style-name="P44">void main()</text:p>
      <text:p text:style-name="P44">{</text:p>
      <text:p text:style-name="P44"><text:s text:c="4"/>int i, j, n;</text:p>
      <text:p text:style-name="P44"><text:s text:c="4"/>/* Input number of rows from user */</text:p>
      <text:p text:style-name="P44"><text:s text:c="4"/>printf("Enter value of n: ");</text:p>
      <text:p text:style-name="P44"><text:s text:c="4"/>scanf("%d", &amp;n);</text:p>
      <text:p text:style-name="P44"><text:s text:c="4"/>for(i=1; i&lt;=n; i++)</text:p>
      <text:p text:style-name="P44"><text:s text:c="4"/>{</text:p>
      <text:p text:style-name="P44"><text:s text:c="8"/>/* Print i number of stars */</text:p>
      <text:p text:style-name="P44"><text:s text:c="8"/>for(j=1; j&lt;=i; j++)</text:p>
      <text:p text:style-name="P44"><text:s text:c="8"/>{</text:p>
      <text:p text:style-name="P44"><text:s text:c="12"/>printf("*");</text:p>
      <text:p text:style-name="P44"><text:s text:c="8"/>}</text:p>
      <text:p text:style-name="P44"><text:s text:c="8"/>/* Move to next line */</text:p>
      <text:p text:style-name="P44"><text:s text:c="8"/>printf("\n");</text:p>
      <text:p text:style-name="P44"><text:s text:c="4"/>}</text:p>
      <text:p text:style-name="P44"><text:s text:c="4"/>getch();</text:p>
      <text:p text:style-name="P44">}</text:p>
      <text:p text:style-name="P75"/>
      <text:p text:style-name="P74"/>
      <text:p text:style-name="P74">*</text:p>
      <text:p text:style-name="P74">**</text:p>
      <text:p text:style-name="P74">* <text:s/>*</text:p>
      <text:p text:style-name="P74">* <text:s text:c="3"/>*</text:p>
      <text:p text:style-name="P74">*****</text:p>
      <text:p text:style-name="P74">Hollow Right Triangle Star Pattern</text:p>
      <text:p text:style-name="P76">Source Code :</text:p>
      <text:p text:style-name="P44">#include &lt;stdio.h&gt;</text:p>
      <text:p text:style-name="P44">#include &lt;conio.h&gt;</text:p>
      <text:p text:style-name="P44">void main()</text:p>
      <text:p text:style-name="P44">{</text:p>
      <text:p text:style-name="P44"><text:s text:c="4"/>int i, j, rows;</text:p>
      <text:p text:style-name="P44"><text:s text:c="4"/>/* Input rows from user */</text:p>
      <text:p text:style-name="P44"><text:s text:c="4"/>printf("Enter number of rows: ");</text:p>
      <text:p text:style-name="P44"><text:s text:c="4"/>scanf("%d", &amp;rows);</text:p>
      <text:p text:style-name="P44"><text:s text:c="4"/>for(i=1; i&lt;=rows; i++)</text:p>
      <text:p text:style-name="P44"><text:s text:c="4"/>{</text:p>
      <text:p text:style-name="P44"><text:s text:c="8"/>for(j=1; j&lt;=i; j++)</text:p>
      <text:p text:style-name="P44"><text:s text:c="8"/>{ </text:p>
      <text:p text:style-name="P44"><text:s text:c="12"/>/* </text:p>
      <text:p text:style-name="P44"><text:s text:c="13"/>* Print star for first column(j==1), </text:p>
      <text:p text:style-name="P44"><text:s text:c="13"/>* last column(j==i) or last row(i==rows).</text:p>
      <text:p text:style-name="P44"><text:s text:c="13"/>*/</text:p>
      <text:p text:style-name="P44"><text:soft-page-break/><text:s text:c="12"/>if(j==1 || j==i || i==rows)</text:p>
      <text:p text:style-name="P44"><text:s text:c="12"/>{</text:p>
      <text:p text:style-name="P44"><text:s text:c="16"/>printf("*");</text:p>
      <text:p text:style-name="P44"><text:s text:c="12"/>}</text:p>
      <text:p text:style-name="P44"><text:s text:c="12"/>else</text:p>
      <text:p text:style-name="P44"><text:s text:c="12"/>{</text:p>
      <text:p text:style-name="P44"><text:s text:c="16"/>printf(" ");</text:p>
      <text:p text:style-name="P44"><text:s text:c="12"/>}</text:p>
      <text:p text:style-name="P44"><text:s text:c="8"/>}</text:p>
      <text:p text:style-name="P44"><text:s text:c="8"/>printf("\n");</text:p>
      <text:p text:style-name="P44"><text:s text:c="4"/>}</text:p>
      <text:p text:style-name="P44"><text:s text:c="4"/>getch();</text:p>
      <text:p text:style-name="P44">}</text:p>
      <text:p text:style-name="P44"/>
      <text:p text:style-name="P74"/>
      <text:p text:style-name="P74"><text:s text:c="8"/>*</text:p>
      <text:p text:style-name="P74"><text:s text:c="6"/>**</text:p>
      <text:p text:style-name="P74"><text:s text:c="4"/>***</text:p>
      <text:p text:style-name="P74"><text:s text:c="2"/>****</text:p>
      <text:p text:style-name="P74">*****</text:p>
      <text:p text:style-name="P74">Mirrored Right Triangle Star Pattern</text:p>
      <text:p text:style-name="P76">Source Code :</text:p>
      <text:p text:style-name="P45">#include &lt;stdio.h&gt;</text:p>
      <text:p text:style-name="P45">#include &lt;conio.h&gt;</text:p>
      <text:p text:style-name="P45">void main()</text:p>
      <text:p text:style-name="P45">{</text:p>
      <text:p text:style-name="P45"><text:s text:c="4"/>int i, j, rows;</text:p>
      <text:p text:style-name="P45"><text:s text:c="4"/>/* Input rows from user */</text:p>
      <text:p text:style-name="P45"><text:s text:c="4"/>printf("Enter number of rows: ");</text:p>
      <text:p text:style-name="P45"><text:s text:c="4"/>scanf("%d", &amp;rows);</text:p>
      <text:p text:style-name="P45"><text:s text:c="4"/>/* Iterate through rows */</text:p>
      <text:p text:style-name="P45"><text:s text:c="4"/>for(i=1; i&lt;=rows; i++)</text:p>
      <text:p text:style-name="P45"><text:s text:c="4"/>{</text:p>
      <text:p text:style-name="P45"><text:s text:c="8"/>/* Print spaces in decreasing order of row */</text:p>
      <text:p text:style-name="P45"><text:s text:c="8"/>for(j=i; j&lt;rows; j++)</text:p>
      <text:p text:style-name="P45"><text:s text:c="8"/>{</text:p>
      <text:p text:style-name="P45"><text:s text:c="12"/>printf(" ");</text:p>
      <text:p text:style-name="P45"><text:s text:c="8"/>}</text:p>
      <text:p text:style-name="P45"><text:s text:c="8"/>/* Print star in increasing order or row */</text:p>
      <text:p text:style-name="P45"><text:s text:c="8"/>for(j=1; j&lt;=i; j++)</text:p>
      <text:p text:style-name="P45"><text:s text:c="8"/>{</text:p>
      <text:p text:style-name="P45"><text:s text:c="12"/>printf("*");</text:p>
      <text:p text:style-name="P45"><text:s text:c="8"/>}</text:p>
      <text:p text:style-name="P45"><text:s text:c="8"/>/* Move to next line */</text:p>
      <text:p text:style-name="P45"><text:s text:c="8"/>printf("\n");</text:p>
      <text:p text:style-name="P45"><text:s text:c="4"/>}</text:p>
      <text:p text:style-name="P45"><text:s text:c="4"/>getch();</text:p>
      <text:p text:style-name="P45">}</text:p>
      <text:p text:style-name="P44"/>
      <text:p text:style-name="P74"/>
      <text:p text:style-name="P74"/>
      <text:p text:style-name="P74"/>
      <text:p text:style-name="P74"><text:soft-page-break/><text:s text:c="7"/>*</text:p>
      <text:p text:style-name="P74"><text:s text:c="5"/>* *</text:p>
      <text:p text:style-name="P74"><text:s text:c="3"/>* <text:s text:c="2"/>*</text:p>
      <text:p text:style-name="P74"><text:s/>* <text:s text:c="4"/>*</text:p>
      <text:p text:style-name="P74">*****</text:p>
      <text:p text:style-name="P74">Hollow Mirrored Right Triangle Star Pattern</text:p>
      <text:p text:style-name="P77">Source Code :</text:p>
      <text:p text:style-name="P45">#include &lt;stdio.h&gt;</text:p>
      <text:p text:style-name="P45">#include &lt;conio.h&gt;</text:p>
      <text:p text:style-name="P45">void main()</text:p>
      <text:p text:style-name="P45">{</text:p>
      <text:p text:style-name="P45"><text:s text:c="4"/>int i, j, rows;</text:p>
      <text:p text:style-name="P45"><text:s text:c="4"/>/* Input rows from user */</text:p>
      <text:p text:style-name="P45"><text:s text:c="4"/>printf("Enter number of rows : ");</text:p>
      <text:p text:style-name="P45"><text:s text:c="4"/>scanf("%d", &amp;rows);</text:p>
      <text:p text:style-name="P45"><text:s text:c="4"/>/* Iterate through rows */</text:p>
      <text:p text:style-name="P45"><text:s text:c="4"/>for(i=1; i&lt;=rows; i++)</text:p>
      <text:p text:style-name="P45"><text:s text:c="4"/>{</text:p>
      <text:p text:style-name="P45"><text:s text:c="8"/>/* Print trailing spaces */</text:p>
      <text:p text:style-name="P45"><text:s text:c="8"/>for(j=i; j&lt;rows; j++)</text:p>
      <text:p text:style-name="P45"><text:s text:c="8"/>{</text:p>
      <text:p text:style-name="P45"><text:s text:c="12"/>printf(" ");</text:p>
      <text:p text:style-name="P45"><text:s text:c="8"/>}</text:p>
      <text:p text:style-name="P45"><text:s text:c="8"/>/* Print hollow right triangle */</text:p>
      <text:p text:style-name="P45"><text:s text:c="8"/>for(j=1; j&lt;=i; j++)</text:p>
      <text:p text:style-name="P45"><text:s text:c="8"/>{</text:p>
      <text:p text:style-name="P45"><text:s text:c="12"/>/*</text:p>
      <text:p text:style-name="P45"><text:s text:c="13"/>* Print star for last row(i==row),</text:p>
      <text:p text:style-name="P45"><text:s text:c="13"/>* first column(j==1) and</text:p>
      <text:p text:style-name="P45"><text:s text:c="13"/>* last column(j==i).</text:p>
      <text:p text:style-name="P45"><text:s text:c="13"/>*/</text:p>
      <text:p text:style-name="P45"><text:s text:c="12"/>if(i==rows || j==1 || j==i)</text:p>
      <text:p text:style-name="P45"><text:s text:c="12"/>{</text:p>
      <text:p text:style-name="P45"><text:s text:c="16"/>printf("*");</text:p>
      <text:p text:style-name="P45"><text:s text:c="12"/>}</text:p>
      <text:p text:style-name="P45"><text:s text:c="12"/>else</text:p>
      <text:p text:style-name="P45"><text:s text:c="12"/>{</text:p>
      <text:p text:style-name="P45"><text:s text:c="16"/>printf(" ");</text:p>
      <text:p text:style-name="P45"><text:s text:c="12"/>}</text:p>
      <text:p text:style-name="P45"><text:s text:c="8"/>}</text:p>
      <text:p text:style-name="P45"><text:s text:c="4"/>}</text:p>
      <text:p text:style-name="P45"><text:s text:c="4"/>getch();</text:p>
      <text:p text:style-name="P45">}</text:p>
      <text:p text:style-name="P45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*****</text:p>
      <text:p text:style-name="P74">****</text:p>
      <text:p text:style-name="P74">***</text:p>
      <text:p text:style-name="P74">**</text:p>
      <text:p text:style-name="P74">*</text:p>
      <text:p text:style-name="P74">Inverted Right Triangle Star Pattern</text:p>
      <text:p text:style-name="P77">Source Code :</text:p>
      <text:p text:style-name="P46">#include &lt;stdio.h&gt;</text:p>
      <text:p text:style-name="P46">#include &lt;conio.h&gt;</text:p>
      <text:p text:style-name="P46">void main()</text:p>
      <text:p text:style-name="P46">{</text:p>
      <text:p text:style-name="P46"><text:s text:c="4"/>int i, j, rows;</text:p>
      <text:p text:style-name="P46"><text:s text:c="4"/>/* Input number of rows from user */</text:p>
      <text:p text:style-name="P46"><text:s text:c="4"/>printf("Enter number of rows : ");</text:p>
      <text:p text:style-name="P46"><text:s text:c="4"/>scanf("%d", &amp;rows);</text:p>
      <text:p text:style-name="P46"><text:s text:c="4"/>/* Iterate through rows */</text:p>
      <text:p text:style-name="P46"><text:s text:c="4"/>for(i=1; i&lt;=rows; i++)</text:p>
      <text:p text:style-name="P46"><text:s text:c="4"/>{</text:p>
      <text:p text:style-name="P46"><text:s text:c="8"/>/* Iterate through columns */</text:p>
      <text:p text:style-name="P46"><text:s text:c="8"/>for(j=i; j&lt;=rows; j++)</text:p>
      <text:p text:style-name="P46"><text:s text:c="8"/>{</text:p>
      <text:p text:style-name="P46"><text:s text:c="12"/>printf("*");</text:p>
      <text:p text:style-name="P46"><text:s text:c="8"/>}</text:p>
      <text:p text:style-name="P46"><text:s text:c="8"/>/* Move to the next line */</text:p>
      <text:p text:style-name="P46"><text:s text:c="8"/>printf("\n");</text:p>
      <text:p text:style-name="P46"><text:s text:c="4"/>}</text:p>
      <text:p text:style-name="P46"><text:s text:c="4"/>getch();</text:p>
      <text:p text:style-name="P46">}</text:p>
      <text:p text:style-name="P46"/>
      <text:p text:style-name="P74"/>
      <text:p text:style-name="P74">*****</text:p>
      <text:p text:style-name="P74">* <text:s text:c="3"/>*</text:p>
      <text:p text:style-name="P74">* <text:s/>*</text:p>
      <text:p text:style-name="P74">**</text:p>
      <text:p text:style-name="P74">*</text:p>
      <text:p text:style-name="P74">Hollow Inverted Right Triangle Star Pattern</text:p>
      <text:p text:style-name="P78">Source Code :</text:p>
      <text:p text:style-name="P47">#include &lt;stdio.h&gt;</text:p>
      <text:p text:style-name="P47">#include &lt;conio.h&gt;</text:p>
      <text:p text:style-name="P47">void main()</text:p>
      <text:p text:style-name="P47">{</text:p>
      <text:p text:style-name="P47"><text:s text:c="4"/>int i, j, rows;</text:p>
      <text:p text:style-name="P47"><text:s text:c="4"/>/* Input number of rows from user */</text:p>
      <text:p text:style-name="P47"><text:s text:c="4"/>printf("Enter number of rows: ");</text:p>
      <text:p text:style-name="P47"><text:s text:c="4"/>scanf("%d", &amp;rows);</text:p>
      <text:p text:style-name="P47"><text:s text:c="4"/>/* Iterate through rows */</text:p>
      <text:p text:style-name="P47"><text:s text:c="4"/>for(i=1; i&lt;=rows; i++)</text:p>
      <text:p text:style-name="P47"><text:s text:c="4"/>{</text:p>
      <text:p text:style-name="P47"><text:s text:c="8"/>/* Iterate through columns */</text:p>
      <text:p text:style-name="P47"><text:s text:c="8"/>for(j=i; j&lt;=rows; j++)</text:p>
      <text:p text:style-name="P47"><text:s text:c="8"/>{</text:p>
      <text:p text:style-name="P47"><text:s text:c="12"/>/* </text:p>
      <text:p text:style-name="P47"><text:soft-page-break/><text:s text:c="13"/>* Print stars for first row(i==1), </text:p>
      <text:p text:style-name="P47"><text:s text:c="13"/>* first column(j==1) and </text:p>
      <text:p text:style-name="P47"><text:s text:c="13"/>* last column(j=rows).</text:p>
      <text:p text:style-name="P47"><text:s text:c="13"/>*/</text:p>
      <text:p text:style-name="P47"><text:s text:c="12"/>if(i==1 || j==i || j==rows)</text:p>
      <text:p text:style-name="P47"><text:s text:c="12"/>{</text:p>
      <text:p text:style-name="P47"><text:s text:c="16"/>printf("*");</text:p>
      <text:p text:style-name="P47"><text:s text:c="12"/>}</text:p>
      <text:p text:style-name="P47"><text:s text:c="12"/>else</text:p>
      <text:p text:style-name="P47"><text:s text:c="12"/>{</text:p>
      <text:p text:style-name="P47"><text:s text:c="16"/>printf(" ");</text:p>
      <text:p text:style-name="P47"><text:s text:c="12"/>}</text:p>
      <text:p text:style-name="P47"><text:s text:c="8"/>}</text:p>
      <text:p text:style-name="P47"><text:s text:c="8"/>/* Move to next line */</text:p>
      <text:p text:style-name="P47"><text:s text:c="8"/>printf("\n");</text:p>
      <text:p text:style-name="P47"><text:s text:c="4"/>}</text:p>
      <text:p text:style-name="P47"><text:s text:c="4"/>getch();</text:p>
      <text:p text:style-name="P47">}</text:p>
      <text:p text:style-name="P47"/>
      <text:p text:style-name="P74"/>
      <text:p text:style-name="P74">*****</text:p>
      <text:p text:style-name="P74"><text:s text:c="2"/>****</text:p>
      <text:p text:style-name="P74"><text:s text:c="4"/>***</text:p>
      <text:p text:style-name="P74"><text:s text:c="6"/>**</text:p>
      <text:p text:style-name="P74"><text:s text:c="8"/>*</text:p>
      <text:p text:style-name="P74">Inverted Mirrored Right Triangle Star Pattern</text:p>
      <text:p text:style-name="P79">Source Code :</text:p>
      <text:p text:style-name="P47">#include &lt;stdio.h&gt;</text:p>
      <text:p text:style-name="P47">#include &lt;conio.h&gt;</text:p>
      <text:p text:style-name="P47">void main()</text:p>
      <text:p text:style-name="P47">{</text:p>
      <text:p text:style-name="P47"><text:s text:c="4"/>int i, j, rows;</text:p>
      <text:p text:style-name="P47"><text:s text:c="4"/>/* Input rows from user */</text:p>
      <text:p text:style-name="P47"><text:s text:c="4"/>printf("Enter number of rows: ");</text:p>
      <text:p text:style-name="P47"><text:s text:c="4"/>scanf("%d", &amp;rows);</text:p>
      <text:p text:style-name="P47"><text:s text:c="4"/>/* Iterate through rows */</text:p>
      <text:p text:style-name="P47"><text:s text:c="4"/>for(i=1; i&lt;=rows; i++)</text:p>
      <text:p text:style-name="P47"><text:s text:c="4"/>{</text:p>
      <text:p text:style-name="P47"><text:s text:c="8"/>/* Print leading spaces */</text:p>
      <text:p text:style-name="P47"><text:s text:c="8"/>for(j=1; j&lt;i; j++)</text:p>
      <text:p text:style-name="P47"><text:s text:c="8"/>{</text:p>
      <text:p text:style-name="P47"><text:s text:c="12"/>printf(" ");</text:p>
      <text:p text:style-name="P47"><text:s text:c="8"/>}</text:p>
      <text:p text:style-name="P47"><text:s text:c="8"/>/* Iterate through columns to print star */</text:p>
      <text:p text:style-name="P47"><text:s text:c="8"/>for(j=i; j&lt;=rows; j++)</text:p>
      <text:p text:style-name="P47"><text:s text:c="8"/>{</text:p>
      <text:p text:style-name="P47"><text:s text:c="12"/>printf("*");</text:p>
      <text:p text:style-name="P47"><text:s text:c="8"/>}</text:p>
      <text:p text:style-name="P47"><text:s text:c="8"/>/* Move to next line */</text:p>
      <text:p text:style-name="P47"><text:s text:c="8"/>printf("\n");</text:p>
      <text:p text:style-name="P47"><text:s text:c="4"/>}</text:p>
      <text:p text:style-name="P47"><text:s text:c="4"/>getch();</text:p>
      <text:p text:style-name="P47"><text:soft-page-break/>}</text:p>
      <text:p text:style-name="P74"/>
      <text:p text:style-name="P74">*****</text:p>
      <text:p text:style-name="P74"><text:s/>* <text:s text:c="4"/>*</text:p>
      <text:p text:style-name="P74"><text:s text:c="3"/>* <text:s text:c="2"/>*</text:p>
      <text:p text:style-name="P74"><text:s text:c="6"/>**</text:p>
      <text:p text:style-name="P74"><text:s text:c="8"/>*</text:p>
      <text:p text:style-name="P74">Hollow Inverted Mirrored Right Triangle Star Pattern</text:p>
      <text:p text:style-name="P79">Source Code :</text:p>
      <text:p text:style-name="P47">#include &lt;stdio.h&gt;</text:p>
      <text:p text:style-name="P47">#include &lt;conio.h&gt;</text:p>
      <text:p text:style-name="P47">void main()</text:p>
      <text:p text:style-name="P47">{</text:p>
      <text:p text:style-name="P47"><text:s text:c="4"/>int i, j, rows;</text:p>
      <text:p text:style-name="P47"><text:s text:c="4"/>/* Input rows to print from user */</text:p>
      <text:p text:style-name="P47"><text:s text:c="4"/>printf("Enter number of rows : ");</text:p>
      <text:p text:style-name="P47"><text:s text:c="4"/>scanf("%d", &amp;rows);</text:p>
      <text:p text:style-name="P47"><text:s text:c="4"/>for(i=1; i&lt;=rows; i++)</text:p>
      <text:p text:style-name="P47"><text:s text:c="4"/>{</text:p>
      <text:p text:style-name="P47"><text:s text:c="8"/>/* Print leading spaces */</text:p>
      <text:p text:style-name="P47"><text:s text:c="8"/>for(j=1; j&lt;i; j++)</text:p>
      <text:p text:style-name="P47"><text:s text:c="8"/>{</text:p>
      <text:p text:style-name="P47"><text:s text:c="12"/>printf(" ");</text:p>
      <text:p text:style-name="P47"><text:s text:c="8"/>}</text:p>
      <text:p text:style-name="P47"><text:s text:c="8"/>/* Print hollow inverted right triangle */</text:p>
      <text:p text:style-name="P47"><text:s text:c="8"/>for(j=i; j&lt;=rows; j++)</text:p>
      <text:p text:style-name="P47"><text:s text:c="8"/>{</text:p>
      <text:p text:style-name="P47"><text:s text:c="12"/>/*</text:p>
      <text:p text:style-name="P47"><text:s text:c="13"/>* Print star for ith column(j==i),</text:p>
      <text:p text:style-name="P47"><text:s text:c="13"/>* last column(j==rows) and for</text:p>
      <text:p text:style-name="P47"><text:s text:c="13"/>* first row(i==1).</text:p>
      <text:p text:style-name="P47"><text:s text:c="13"/>*/ </text:p>
      <text:p text:style-name="P47"><text:s text:c="12"/>if(j==i || j==rows || i==1)</text:p>
      <text:p text:style-name="P47"><text:s text:c="12"/>{</text:p>
      <text:p text:style-name="P47"><text:s text:c="16"/>printf("*");</text:p>
      <text:p text:style-name="P47"><text:s text:c="12"/>}</text:p>
      <text:p text:style-name="P47"><text:s text:c="12"/>else</text:p>
      <text:p text:style-name="P47"><text:s text:c="12"/>{</text:p>
      <text:p text:style-name="P47"><text:s text:c="16"/>printf(" ");</text:p>
      <text:p text:style-name="P47"><text:s text:c="12"/>}</text:p>
      <text:p text:style-name="P47"><text:s text:c="8"/>}</text:p>
      <text:p text:style-name="P47"><text:s text:c="8"/>printf("\n");</text:p>
      <text:p text:style-name="P47"><text:s text:c="4"/>}</text:p>
      <text:p text:style-name="P47"><text:s text:c="4"/>getch();</text:p>
      <text:p text:style-name="P47">}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<text:soft-page-break/><text:s text:c="6"/><text:span text:style-name="T6"><text:s text:c="2"/>*</text:span></text:p>
      <text:p text:style-name="P80"><text:s text:c="6"/>***</text:p>
      <text:p text:style-name="P80"><text:s text:c="4"/>*****</text:p>
      <text:p text:style-name="P80"><text:s text:c="2"/>*******</text:p>
      <text:p text:style-name="P80">*********</text:p>
      <text:p text:style-name="P80">Pyramid Star Pattern</text:p>
      <text:p text:style-name="P80">Source Code :</text:p>
      <text:p text:style-name="P48">#include &lt;stdio.h&gt;</text:p>
      <text:p text:style-name="P48">#include &lt;conio.h&gt;</text:p>
      <text:p text:style-name="P48">void main()</text:p>
      <text:p text:style-name="P48">{</text:p>
      <text:p text:style-name="P48"><text:s text:c="4"/>int i, j, rows;</text:p>
      <text:p text:style-name="P48"><text:s text:c="4"/>/* Input number of rows to print */</text:p>
      <text:p text:style-name="P48"><text:s text:c="4"/>printf("Enter number of rows : ");</text:p>
      <text:p text:style-name="P48"><text:s text:c="4"/>scanf("%d", &amp;rows);</text:p>
      <text:p text:style-name="P48"><text:s text:c="4"/>/* Iterate through rows */</text:p>
      <text:p text:style-name="P48"><text:s text:c="4"/>for(i=1; i&lt;=rows; i++)</text:p>
      <text:p text:style-name="P48"><text:s text:c="4"/>{ </text:p>
      <text:p text:style-name="P48"><text:s text:c="8"/>/* Print leading spaces */</text:p>
      <text:p text:style-name="P48"><text:s text:c="8"/>for(j=i; j&lt;rows; j++)</text:p>
      <text:p text:style-name="P48"><text:s text:c="8"/>{</text:p>
      <text:p text:style-name="P48"><text:s text:c="12"/>printf(" ");</text:p>
      <text:p text:style-name="P48"><text:s text:c="8"/>}</text:p>
      <text:p text:style-name="P48"><text:s text:c="8"/>/* Print star */</text:p>
      <text:p text:style-name="P48"><text:s text:c="8"/>for(j=1; j&lt;=(2*i-1); j++)</text:p>
      <text:p text:style-name="P48"><text:s text:c="8"/>{</text:p>
      <text:p text:style-name="P48"><text:s text:c="12"/>printf("*");</text:p>
      <text:p text:style-name="P48"><text:s text:c="8"/>}</text:p>
      <text:p text:style-name="P48"><text:s text:c="8"/>/* Move to next line */</text:p>
      <text:p text:style-name="P48"><text:s text:c="8"/>printf("\n");</text:p>
      <text:p text:style-name="P48"><text:s text:c="4"/>}</text:p>
      <text:p text:style-name="P48"><text:s text:c="4"/>getch();</text:p>
      <text:p text:style-name="P48">}</text:p>
      <text:p text:style-name="P80"/>
      <text:p text:style-name="P80"><text:s text:c="8"/>*</text:p>
      <text:p text:style-name="P80"><text:s text:c="6"/>* <text:s/>*</text:p>
      <text:p text:style-name="P80"><text:s text:c="4"/>* <text:s text:c="5"/>*</text:p>
      <text:p text:style-name="P80"><text:s text:c="2"/>* <text:s text:c="9"/>*</text:p>
      <text:p text:style-name="P80">*********</text:p>
      <text:p text:style-name="P80">Hollow Pyramid Star Pattern</text:p>
      <text:p text:style-name="P80">Source Code :</text:p>
      <text:p text:style-name="P48">#include &lt;stdio.h&gt;</text:p>
      <text:p text:style-name="P48">#include &lt;conio.h&gt;</text:p>
      <text:p text:style-name="P48">void main()</text:p>
      <text:p text:style-name="P48">{</text:p>
      <text:p text:style-name="P48"><text:s text:c="4"/>int i, j, rows;</text:p>
      <text:p text:style-name="P48"><text:s text:c="4"/>/* Input rows to print from user */</text:p>
      <text:p text:style-name="P48"><text:s text:c="4"/>printf("Enter number of rows : ");</text:p>
      <text:p text:style-name="P48"><text:s text:c="4"/>scanf("%d", &amp;rows);</text:p>
      <text:p text:style-name="P48"><text:s text:c="4"/>for(i=1; i&lt;=rows; i++)</text:p>
      <text:p text:style-name="P48"><text:s text:c="4"/>{</text:p>
      <text:p text:style-name="P48"><text:s text:c="8"/>/* Print trailing spaces */</text:p>
      <text:p text:style-name="P48"><text:soft-page-break/><text:s text:c="8"/>for(j=i; j&lt;rows; j++)</text:p>
      <text:p text:style-name="P48"><text:s text:c="8"/>{</text:p>
      <text:p text:style-name="P48"><text:s text:c="12"/>printf(" ");</text:p>
      <text:p text:style-name="P48"><text:s text:c="8"/>}</text:p>
      <text:p text:style-name="P48"><text:s text:c="8"/>/* Print hollow pyramid */</text:p>
      <text:p text:style-name="P48"><text:s text:c="8"/>for(j=1; j&lt;=(2*i-1); j++)</text:p>
      <text:p text:style-name="P48"><text:s text:c="8"/>{</text:p>
      <text:p text:style-name="P48"><text:s text:c="12"/>/*</text:p>
      <text:p text:style-name="P48"><text:s text:c="13"/>* Print star for last row (i==rows),</text:p>
      <text:p text:style-name="P48"><text:s text:c="13"/>* first column(j==1) and for</text:p>
      <text:p text:style-name="P48"><text:s text:c="13"/>* last column (j==(2*i-1)).</text:p>
      <text:p text:style-name="P48"><text:s text:c="13"/>*/ </text:p>
      <text:p text:style-name="P48"><text:s text:c="12"/>if(i==rows || j==1 || j==(2*i-1))</text:p>
      <text:p text:style-name="P48"><text:s text:c="12"/>{</text:p>
      <text:p text:style-name="P48"><text:s text:c="16"/>printf("*");</text:p>
      <text:p text:style-name="P48"><text:s text:c="12"/>}</text:p>
      <text:p text:style-name="P48"><text:s text:c="12"/>else</text:p>
      <text:p text:style-name="P48"><text:s text:c="12"/>{</text:p>
      <text:p text:style-name="P48"><text:s text:c="16"/>printf(" ");</text:p>
      <text:p text:style-name="P48"><text:s text:c="12"/>}</text:p>
      <text:p text:style-name="P48"><text:s text:c="8"/>}</text:p>
      <text:p text:style-name="P48"><text:s text:c="8"/>/* Move to next line */</text:p>
      <text:p text:style-name="P48"><text:s text:c="8"/>printf("\n");</text:p>
      <text:p text:style-name="P48"><text:s text:c="4"/>}</text:p>
      <text:p text:style-name="P48"><text:s text:c="4"/>getch();</text:p>
      <text:p text:style-name="P48">}</text:p>
      <text:p text:style-name="P80"/>
      <text:p text:style-name="P80"/>
      <text:p text:style-name="P80">*********</text:p>
      <text:p text:style-name="P80"><text:s text:c="2"/>*******</text:p>
      <text:p text:style-name="P80"><text:s text:c="4"/>*****</text:p>
      <text:p text:style-name="P80"><text:s text:c="6"/>***</text:p>
      <text:p text:style-name="P80"><text:s text:c="8"/>*</text:p>
      <text:p text:style-name="P80">Inverted Pyramid Star Pattern</text:p>
      <text:p text:style-name="P80">Source Code :</text:p>
      <text:p text:style-name="P48">#include &lt;stdio.h&gt;</text:p>
      <text:p text:style-name="P48">#include &lt;conio.h&gt;</text:p>
      <text:p text:style-name="P48">void main()</text:p>
      <text:p text:style-name="P48">{</text:p>
      <text:p text:style-name="P48"><text:s text:c="4"/>int i, j, rows;</text:p>
      <text:p text:style-name="P48"><text:s text:c="4"/>/* Input rows to print from user */</text:p>
      <text:p text:style-name="P48"><text:s text:c="4"/>printf("Enter number of rows : ");</text:p>
      <text:p text:style-name="P48"><text:s text:c="4"/>scanf("%d", &amp;rows);</text:p>
      <text:p text:style-name="P48"><text:s text:c="4"/>for(i=1; i&lt;=rows; i++)</text:p>
      <text:p text:style-name="P48"><text:s text:c="4"/>{</text:p>
      <text:p text:style-name="P48"><text:s text:c="8"/>/* Print leading spaces */</text:p>
      <text:p text:style-name="P48"><text:s text:c="8"/>for(j=1; j&lt;i; j++)</text:p>
      <text:p text:style-name="P48"><text:s text:c="8"/>{</text:p>
      <text:p text:style-name="P48"><text:s text:c="12"/>printf(" ");</text:p>
      <text:p text:style-name="P48"><text:s text:c="8"/>}</text:p>
      <text:p text:style-name="P48"><text:s text:c="8"/>/* Print stars */</text:p>
      <text:p text:style-name="P48"><text:s text:c="8"/>for(j=1; j&lt;=(rows*2 -(2*i-1)); j++)</text:p>
      <text:p text:style-name="P48"><text:soft-page-break/><text:s text:c="8"/>{</text:p>
      <text:p text:style-name="P48"><text:s text:c="12"/>printf("*");</text:p>
      <text:p text:style-name="P48"><text:s text:c="8"/>}</text:p>
      <text:p text:style-name="P48"><text:s text:c="8"/>/* Move to next line */</text:p>
      <text:p text:style-name="P48"><text:s text:c="8"/>printf("\n");</text:p>
      <text:p text:style-name="P48"><text:s text:c="4"/>}</text:p>
      <text:p text:style-name="P48"><text:s text:c="4"/>getch();</text:p>
      <text:p text:style-name="P48">}</text:p>
      <text:p text:style-name="P80"/>
      <text:p text:style-name="P80"/>
      <text:p text:style-name="P80">*********</text:p>
      <text:p text:style-name="P80"><text:s/>* <text:s text:c="11"/>*</text:p>
      <text:p text:style-name="P80"><text:s text:c="3"/>* <text:s text:c="7"/>*</text:p>
      <text:p text:style-name="P80"><text:s text:c="5"/>* <text:s text:c="3"/>*</text:p>
      <text:p text:style-name="P80"><text:s text:c="8"/>*</text:p>
      <text:p text:style-name="P80">Hollow Inverted Pyramid Star Pattern</text:p>
      <text:p text:style-name="P80">Source Code :</text:p>
      <text:p text:style-name="P48">#include &lt;stdio.h&gt;</text:p>
      <text:p text:style-name="P48">#include &lt;conio.h&gt;</text:p>
      <text:p text:style-name="P48">void main()</text:p>
      <text:p text:style-name="P48">{</text:p>
      <text:p text:style-name="P48"><text:s text:c="4"/>int i, j, rows;</text:p>
      <text:p text:style-name="P48"><text:s text:c="4"/>/* Input rows to print from user */</text:p>
      <text:p text:style-name="P48"><text:s text:c="4"/>printf("Enter number of rows: ");</text:p>
      <text:p text:style-name="P48"><text:s text:c="4"/>scanf("%d", &amp;rows);</text:p>
      <text:p text:style-name="P48"><text:s text:c="4"/>/* Iterate through rows */</text:p>
      <text:p text:style-name="P48"><text:s text:c="4"/>for(i=1; i&lt;=rows; i++)</text:p>
      <text:p text:style-name="P48"><text:s text:c="4"/>{</text:p>
      <text:p text:style-name="P48"><text:s text:c="8"/>/* Print leading spaces */</text:p>
      <text:p text:style-name="P48"><text:s text:c="8"/>for(j=1; j&lt;i; j++)</text:p>
      <text:p text:style-name="P48"><text:s text:c="8"/>{</text:p>
      <text:p text:style-name="P48"><text:s text:c="12"/>printf(" ");</text:p>
      <text:p text:style-name="P48"><text:s text:c="8"/>}</text:p>
      <text:p text:style-name="P48"><text:s text:c="8"/>/* Print hollow pyramid */</text:p>
      <text:p text:style-name="P48"><text:s text:c="8"/>for(j=1; j&lt;=(rows*2 - (2*i-1)); j++)</text:p>
      <text:p text:style-name="P48"><text:s text:c="8"/>{</text:p>
      <text:p text:style-name="P48"><text:s text:c="12"/>/*</text:p>
      <text:p text:style-name="P48"><text:s text:c="13"/>* Print star for first row(i==1),</text:p>
      <text:p text:style-name="P48"><text:s text:c="13"/>* ith column (j==1) and for</text:p>
      <text:p text:style-name="P48"><text:s text:c="13"/>* last column (rows*2-(2*i-1))</text:p>
      <text:p text:style-name="P48"><text:s text:c="13"/>*/ </text:p>
      <text:p text:style-name="P48"><text:s text:c="12"/>if(i==1 || j==1 || j==(rows*2 - (2*i - 1)))</text:p>
      <text:p text:style-name="P48"><text:s text:c="12"/>{</text:p>
      <text:p text:style-name="P48"><text:s text:c="16"/>printf("*");</text:p>
      <text:p text:style-name="P48"><text:s text:c="12"/>}</text:p>
      <text:p text:style-name="P48"><text:s text:c="12"/>else</text:p>
      <text:p text:style-name="P48"><text:s text:c="12"/>{</text:p>
      <text:p text:style-name="P48"><text:s text:c="16"/>printf(" ");</text:p>
      <text:p text:style-name="P48"><text:s text:c="12"/>}</text:p>
      <text:p text:style-name="P48"><text:s text:c="8"/>}</text:p>
      <text:p text:style-name="P48"><text:s text:c="8"/>/* Move to next line */</text:p>
      <text:p text:style-name="P48"><text:s text:c="8"/>printf("\n");</text:p>
      <text:p text:style-name="P48"><text:soft-page-break/><text:s text:c="4"/>}</text:p>
      <text:p text:style-name="P48"><text:s text:c="4"/>getch();</text:p>
      <text:p text:style-name="P48">}</text:p>
      <text:p text:style-name="P82"/>
      <text:p text:style-name="P81"/>
      <text:p text:style-name="P81">*</text:p>
      <text:p text:style-name="P81">**</text:p>
      <text:p text:style-name="P81">***</text:p>
      <text:p text:style-name="P81">****</text:p>
      <text:p text:style-name="P81">*****</text:p>
      <text:p text:style-name="P81">****</text:p>
      <text:p text:style-name="P81">***</text:p>
      <text:p text:style-name="P81">**</text:p>
      <text:p text:style-name="P81">*</text:p>
      <text:p text:style-name="P81">Half Diamond Star Pattern</text:p>
      <text:p text:style-name="P81">Source Code :</text:p>
      <text:p text:style-name="P49">#include &lt;stdio.h&gt;</text:p>
      <text:p text:style-name="P49">#include &lt;conio.h&gt;</text:p>
      <text:p text:style-name="P49">void main()</text:p>
      <text:p text:style-name="P49">{</text:p>
      <text:p text:style-name="P49"><text:s text:c="4"/>int i, j, N, columns;</text:p>
      <text:p text:style-name="P49"><text:s text:c="4"/>/* Input number of columns from user */</text:p>
      <text:p text:style-name="P49"><text:s text:c="4"/>printf("Enter number of columns:");</text:p>
      <text:p text:style-name="P49"><text:s text:c="4"/>scanf("%d",&amp;N);</text:p>
      <text:p text:style-name="P49"><text:s text:c="4"/>columns=1;</text:p>
      <text:p text:style-name="P49"><text:s text:c="4"/>for(i=1;i&lt;N*2;i++)</text:p>
      <text:p text:style-name="P49"><text:s text:c="4"/>{</text:p>
      <text:p text:style-name="P49"><text:s text:c="8"/>for(j=1; j&lt;=columns; j++)</text:p>
      <text:p text:style-name="P49"><text:s text:c="8"/>{</text:p>
      <text:p text:style-name="P49"><text:s text:c="12"/>printf("*");</text:p>
      <text:p text:style-name="P49"><text:s text:c="8"/>}</text:p>
      <text:p text:style-name="P49"/>
      <text:p text:style-name="P49"><text:s text:c="8"/>if(i &lt; N)</text:p>
      <text:p text:style-name="P49"><text:s text:c="8"/>{</text:p>
      <text:p text:style-name="P49"><text:s text:c="12"/>/* Increment number of columns per row for upper part */</text:p>
      <text:p text:style-name="P49"><text:s text:c="12"/>columns++;</text:p>
      <text:p text:style-name="P49"><text:s text:c="8"/>}</text:p>
      <text:p text:style-name="P49"><text:s text:c="8"/>else</text:p>
      <text:p text:style-name="P49"><text:s text:c="8"/>{</text:p>
      <text:p text:style-name="P49"><text:s text:c="12"/>/* Decrement number of columns per row for lower part */</text:p>
      <text:p text:style-name="P49"><text:s text:c="12"/>columns--;</text:p>
      <text:p text:style-name="P49"><text:s text:c="8"/>}</text:p>
      <text:p text:style-name="P49"/>
      <text:p text:style-name="P49"><text:s text:c="8"/>/* Move to next line */</text:p>
      <text:p text:style-name="P49"><text:s text:c="8"/>printf("\n");</text:p>
      <text:p text:style-name="P49"><text:s text:c="4"/>}</text:p>
      <text:p text:style-name="P49"><text:s text:c="4"/>getch();</text:p>
      <text:p text:style-name="P49">}</text:p>
      <text:p text:style-name="P49"/>
      <text:p text:style-name="P49"/>
      <text:p text:style-name="P49"/>
      <text:p text:style-name="P81"/>
      <text:p text:style-name="P81"><text:soft-page-break/><text:s text:c="8"/>*</text:p>
      <text:p text:style-name="P81"><text:s text:c="6"/>**</text:p>
      <text:p text:style-name="P81"><text:s text:c="4"/>***</text:p>
      <text:p text:style-name="P81"><text:s text:c="2"/>****</text:p>
      <text:p text:style-name="P81">*****</text:p>
      <text:p text:style-name="P81"><text:s text:c="2"/>****</text:p>
      <text:p text:style-name="P81"><text:s text:c="4"/>***</text:p>
      <text:p text:style-name="P81"><text:s text:c="6"/>**</text:p>
      <text:p text:style-name="P81"><text:s text:c="8"/>*</text:p>
      <text:p text:style-name="P81">Mirrored Half Diamond Star Pattern</text:p>
      <text:p text:style-name="P81">Source Code :</text:p>
      <text:p text:style-name="P49">#include &lt;stdio.h&gt;</text:p>
      <text:p text:style-name="P49">#include &lt;conio.h&gt;</text:p>
      <text:p text:style-name="P49">void main()</text:p>
      <text:p text:style-name="P49">{</text:p>
      <text:p text:style-name="P49"><text:s text:c="4"/>int i, j, N;</text:p>
      <text:p text:style-name="P49"><text:s text:c="4"/>int star, spaces;</text:p>
      <text:p text:style-name="P49"><text:s text:c="4"/>/* Input number of columns to print from user */</text:p>
      <text:p text:style-name="P49"><text:s text:c="4"/>printf("Enter number of columns : ");</text:p>
      <text:p text:style-name="P49"><text:s text:c="4"/>scanf("%d", &amp;N);</text:p>
      <text:p text:style-name="P49"><text:s text:c="4"/>spaces = N-1;</text:p>
      <text:p text:style-name="P49"><text:s text:c="4"/>star = 1;</text:p>
      <text:p text:style-name="P49"><text:s text:c="4"/>/* Iterate through rows */</text:p>
      <text:p text:style-name="P49"><text:s text:c="4"/>for(i=1; i&lt;N*2; i++)</text:p>
      <text:p text:style-name="P49"><text:s text:c="4"/>{</text:p>
      <text:p text:style-name="P49"><text:s text:c="8"/>/* Print leading spaces */</text:p>
      <text:p text:style-name="P49"><text:s text:c="8"/>for(j=1; j&lt;=spaces; j++)</text:p>
      <text:p text:style-name="P49"><text:s text:c="12"/>printf(" ");</text:p>
      <text:p text:style-name="P49"><text:s text:c="8"/>/* Print stars */</text:p>
      <text:p text:style-name="P49"><text:s text:c="8"/>for(j=1; j&lt;=star; j++)</text:p>
      <text:p text:style-name="P49"><text:s text:c="12"/>printf("*");</text:p>
      <text:p text:style-name="P49"><text:s text:c="8"/>/* Move to next line */</text:p>
      <text:p text:style-name="P49"><text:s text:c="8"/>printf("\n");</text:p>
      <text:p text:style-name="P49"><text:s text:c="8"/></text:p>
      <text:p text:style-name="P49"><text:s text:c="8"/>if(i &lt; N) </text:p>
      <text:p text:style-name="P49"><text:s text:c="8"/>{</text:p>
      <text:p text:style-name="P49"><text:s text:c="12"/>star++;</text:p>
      <text:p text:style-name="P49"><text:s text:c="12"/>spaces--;</text:p>
      <text:p text:style-name="P49"><text:s text:c="8"/>}</text:p>
      <text:p text:style-name="P49"><text:s text:c="8"/>else</text:p>
      <text:p text:style-name="P49"><text:s text:c="8"/>{</text:p>
      <text:p text:style-name="P49"><text:s text:c="12"/>star--;</text:p>
      <text:p text:style-name="P49"><text:s text:c="12"/>spaces++;</text:p>
      <text:p text:style-name="P49"><text:s text:c="8"/>}</text:p>
      <text:p text:style-name="P49"><text:s text:c="4"/>}</text:p>
      <text:p text:style-name="P49"><text:s text:c="4"/>getch();</text:p>
      <text:p text:style-name="P49">}</text:p>
      <text:p text:style-name="P49"/>
      <text:p text:style-name="P49"/>
      <text:p text:style-name="P49"/>
      <text:p text:style-name="P49"/>
      <text:p text:style-name="P81"/>
      <text:p text:style-name="P81"><text:soft-page-break/><text:s text:c="8"/>*</text:p>
      <text:p text:style-name="P81"><text:s text:c="6"/>***</text:p>
      <text:p text:style-name="P81"><text:s text:c="4"/>*****</text:p>
      <text:p text:style-name="P81"><text:s text:c="2"/>*******</text:p>
      <text:p text:style-name="P81">*********</text:p>
      <text:p text:style-name="P81"><text:s text:c="2"/>*******</text:p>
      <text:p text:style-name="P81"><text:s text:c="4"/>*****</text:p>
      <text:p text:style-name="P81"><text:s text:c="6"/>***</text:p>
      <text:p text:style-name="P81"><text:s text:c="8"/>*</text:p>
      <text:p text:style-name="P81">Diamond Star Pattern</text:p>
      <text:p text:style-name="P81">Source Code : </text:p>
      <text:p text:style-name="P49">#include &lt;stdio.h&gt;</text:p>
      <text:p text:style-name="P49">#include &lt;conio.h&gt;</text:p>
      <text:p text:style-name="P49">void main()</text:p>
      <text:p text:style-name="P49">{</text:p>
      <text:p text:style-name="P49"><text:s text:c="4"/>int i, j, rows;</text:p>
      <text:p text:style-name="P49"><text:s text:c="4"/>int stars, spaces;</text:p>
      <text:p text:style-name="P49"><text:s text:c="4"/>printf("Enter rows to print : ");</text:p>
      <text:p text:style-name="P49"><text:s text:c="4"/>scanf("%d", &amp;rows);</text:p>
      <text:p text:style-name="P49"><text:s text:c="4"/>stars = 1;</text:p>
      <text:p text:style-name="P49"><text:s text:c="4"/>spaces = rows - 1;</text:p>
      <text:p text:style-name="P49"><text:s text:c="4"/>/* Iterate through rows */</text:p>
      <text:p text:style-name="P49"><text:s text:c="4"/>for(i=1; i&lt;rows*2; i++)</text:p>
      <text:p text:style-name="P49"><text:s text:c="4"/>{</text:p>
      <text:p text:style-name="P49"><text:s text:c="8"/>/* Print spaces */</text:p>
      <text:p text:style-name="P49"><text:s text:c="8"/>for(j=1; j&lt;=spaces; j++)</text:p>
      <text:p text:style-name="P49"><text:s text:c="12"/>printf(" ");</text:p>
      <text:p text:style-name="P49"><text:s text:c="8"/>/* Print stars */</text:p>
      <text:p text:style-name="P49"><text:s text:c="8"/>for(j=1; j&lt;stars*2; j++)</text:p>
      <text:p text:style-name="P49"><text:s text:c="12"/>printf("*");</text:p>
      <text:p text:style-name="P49"><text:s text:c="8"/>/* Move to next line */</text:p>
      <text:p text:style-name="P49"><text:s text:c="8"/>printf("\n");</text:p>
      <text:p text:style-name="P49"><text:s text:c="8"/></text:p>
      <text:p text:style-name="P49"><text:s text:c="8"/>if(i&lt;rows)</text:p>
      <text:p text:style-name="P49"><text:s text:c="8"/>{</text:p>
      <text:p text:style-name="P49"><text:s text:c="12"/>spaces--;</text:p>
      <text:p text:style-name="P49"><text:s text:c="12"/>stars++;</text:p>
      <text:p text:style-name="P49"><text:s text:c="8"/>}</text:p>
      <text:p text:style-name="P49"><text:s text:c="8"/>else</text:p>
      <text:p text:style-name="P49"><text:s text:c="8"/>{</text:p>
      <text:p text:style-name="P49"><text:s text:c="12"/>spaces++;</text:p>
      <text:p text:style-name="P49"><text:s text:c="12"/>stars--;</text:p>
      <text:p text:style-name="P49"><text:s text:c="8"/>}</text:p>
      <text:p text:style-name="P49"><text:s text:c="4"/>}</text:p>
      <text:p text:style-name="P49"><text:s text:c="4"/>getch();</text:p>
      <text:p text:style-name="P49">}</text:p>
      <text:p text:style-name="P49"/>
      <text:p text:style-name="P49"/>
      <text:p text:style-name="P49"/>
      <text:p text:style-name="P49"/>
      <text:p text:style-name="P49"/>
      <text:p text:style-name="P81"/>
      <text:p text:style-name="P81"><text:soft-page-break/>**********</text:p>
      <text:p text:style-name="P81">**** <text:s text:c="3"/>****</text:p>
      <text:p text:style-name="P81">*** <text:s text:c="7"/>***</text:p>
      <text:p text:style-name="P81">** <text:s text:c="11"/>**</text:p>
      <text:p text:style-name="P81">* <text:s text:c="15"/>*</text:p>
      <text:p text:style-name="P81">* <text:s text:c="15"/>*</text:p>
      <text:p text:style-name="P81">** <text:s text:c="11"/>**</text:p>
      <text:p text:style-name="P81">*** <text:s text:c="7"/>***</text:p>
      <text:p text:style-name="P81">**** <text:s text:c="3"/>****</text:p>
      <text:p text:style-name="P81">**********</text:p>
      <text:p text:style-name="P81">Hollow Diamond Star Pattern</text:p>
      <text:p text:style-name="P81">Source Code :</text:p>
      <text:p text:style-name="P49">#include &lt;stdio.h&gt;</text:p>
      <text:p text:style-name="P49">#include &lt;conio.h&gt;</text:p>
      <text:p text:style-name="P49">void main()</text:p>
      <text:p text:style-name="P49">{</text:p>
      <text:p text:style-name="P49"><text:s text:c="4"/>int i, j, n;</text:p>
      <text:p text:style-name="P49"><text:s text:c="4"/>printf("Enter value of n : ");</text:p>
      <text:p text:style-name="P49"><text:s text:c="4"/>scanf("%d", &amp;n);</text:p>
      <text:p text:style-name="P49"><text:s text:c="4"/>// Loop to print upper half of the pattern</text:p>
      <text:p text:style-name="P49"><text:s text:c="4"/>for(i=1; i&lt;=n; i++)</text:p>
      <text:p text:style-name="P49"><text:s text:c="4"/>{</text:p>
      <text:p text:style-name="P49"><text:s text:c="8"/>for(j=i; j&lt;=n; j++)</text:p>
      <text:p text:style-name="P49"><text:s text:c="8"/>{</text:p>
      <text:p text:style-name="P49"><text:s text:c="12"/>printf("*");</text:p>
      <text:p text:style-name="P49"><text:s text:c="8"/>}</text:p>
      <text:p text:style-name="P49"/>
      <text:p text:style-name="P49"><text:s text:c="8"/>for(j=1; j&lt;=(2*i-2); j++)</text:p>
      <text:p text:style-name="P49"><text:s text:c="8"/>{</text:p>
      <text:p text:style-name="P49"><text:s text:c="12"/>printf(" ");</text:p>
      <text:p text:style-name="P49"><text:s text:c="8"/>}</text:p>
      <text:p text:style-name="P49"/>
      <text:p text:style-name="P49"><text:s text:c="8"/>for(j=i; j&lt;=n; j++)</text:p>
      <text:p text:style-name="P49"><text:s text:c="8"/>{</text:p>
      <text:p text:style-name="P49"><text:s text:c="12"/>printf("*");</text:p>
      <text:p text:style-name="P49"><text:s text:c="8"/>}</text:p>
      <text:p text:style-name="P49"/>
      <text:p text:style-name="P49"><text:s text:c="8"/>printf("\n");</text:p>
      <text:p text:style-name="P49"><text:s text:c="4"/>}</text:p>
      <text:p text:style-name="P49"><text:s text:c="4"/>// Loop to print lower half of the pattern</text:p>
      <text:p text:style-name="P49"><text:s text:c="4"/>for(i=1; i&lt;=n; i++)</text:p>
      <text:p text:style-name="P49"><text:s text:c="4"/>{</text:p>
      <text:p text:style-name="P49"><text:s text:c="8"/>for(j=1; j&lt;=i; j++)</text:p>
      <text:p text:style-name="P49"><text:s text:c="8"/>{</text:p>
      <text:p text:style-name="P49"><text:s text:c="12"/>printf("*");</text:p>
      <text:p text:style-name="P49"><text:s text:c="8"/>}</text:p>
      <text:p text:style-name="P49"/>
      <text:p text:style-name="P49"><text:s text:c="8"/>for(j=(2*i-2); j&lt;(2*n-2); j++)</text:p>
      <text:p text:style-name="P49"><text:s text:c="8"/>{</text:p>
      <text:p text:style-name="P49"><text:s text:c="12"/>printf(" ");</text:p>
      <text:p text:style-name="P49"><text:s text:c="8"/>}</text:p>
      <text:p text:style-name="P49"/>
      <text:p text:style-name="P49"><text:soft-page-break/><text:s text:c="8"/>for(j=1; j&lt;=i; j++)</text:p>
      <text:p text:style-name="P49"><text:s text:c="8"/>{</text:p>
      <text:p text:style-name="P49"><text:s text:c="12"/>printf("*");</text:p>
      <text:p text:style-name="P49"><text:s text:c="8"/>}</text:p>
      <text:p text:style-name="P49"/>
      <text:p text:style-name="P49"><text:s text:c="8"/>printf("\n");</text:p>
      <text:p text:style-name="P49"><text:s text:c="4"/>}</text:p>
      <text:p text:style-name="P49"><text:s text:c="4"/>getch();</text:p>
      <text:p text:style-name="P49">}</text:p>
      <text:p text:style-name="P49"/>
      <text:p text:style-name="P49"/>
      <text:p text:style-name="P83">*****</text:p>
      <text:p text:style-name="P83"><text:s text:c="3"/>****</text:p>
      <text:p text:style-name="P83"><text:s text:c="6"/>***</text:p>
      <text:p text:style-name="P83"><text:s text:c="9"/>**</text:p>
      <text:p text:style-name="P83"><text:s text:c="12"/>*</text:p>
      <text:p text:style-name="P83"><text:s text:c="9"/>**</text:p>
      <text:p text:style-name="P83"><text:s text:c="6"/>***</text:p>
      <text:p text:style-name="P83"><text:s text:c="3"/>****</text:p>
      <text:p text:style-name="P83">*****</text:p>
      <text:p text:style-name="P83">Right Arrow Star Pattern</text:p>
      <text:p text:style-name="P83">Source Code :</text:p>
      <text:p text:style-name="P50">#include &lt;stdio.h&gt;</text:p>
      <text:p text:style-name="P50">#include &lt;conio.h&gt;</text:p>
      <text:p text:style-name="P50">void main()</text:p>
      <text:p text:style-name="P50">{</text:p>
      <text:p text:style-name="P50"><text:s text:c="4"/>int i, j, n;</text:p>
      <text:p text:style-name="P50"><text:s text:c="4"/>// Input number of rows from user</text:p>
      <text:p text:style-name="P50"><text:s text:c="4"/>printf("Enter value of n : ");</text:p>
      <text:p text:style-name="P50"><text:s text:c="4"/>scanf("%d", &amp;n);</text:p>
      <text:p text:style-name="P50"><text:s text:c="4"/>// Print the upper part of the arrow</text:p>
      <text:p text:style-name="P50"><text:s text:c="4"/>for(i=1; i&lt;n; i++)</text:p>
      <text:p text:style-name="P50"><text:s text:c="4"/>{</text:p>
      <text:p text:style-name="P50"><text:s text:c="8"/>// Print trailing (2*rownumber-2) spaces</text:p>
      <text:p text:style-name="P50"><text:s text:c="8"/>for(j=1; j&lt;=(2*i-2); j++)</text:p>
      <text:p text:style-name="P50"><text:s text:c="8"/>{</text:p>
      <text:p text:style-name="P50"><text:s text:c="12"/>printf(" ");</text:p>
      <text:p text:style-name="P50"><text:s text:c="8"/>}</text:p>
      <text:p text:style-name="P50"><text:s text:c="8"/>// Print inverted right triangle star pattern</text:p>
      <text:p text:style-name="P50"><text:s text:c="8"/>for(j=i; j&lt;=n; j++)</text:p>
      <text:p text:style-name="P50"><text:s text:c="8"/>{</text:p>
      <text:p text:style-name="P50"><text:s text:c="12"/>printf("*");</text:p>
      <text:p text:style-name="P50"><text:s text:c="8"/>}</text:p>
      <text:p text:style-name="P50"><text:s text:c="8"/>printf("\n");</text:p>
      <text:p text:style-name="P50"><text:s text:c="4"/>}</text:p>
      <text:p text:style-name="P50"><text:s text:c="4"/>// Print lower part of the arrow</text:p>
      <text:p text:style-name="P50"><text:s text:c="4"/>for(i=1; i&lt;=n; i++)</text:p>
      <text:p text:style-name="P50"><text:s text:c="4"/>{</text:p>
      <text:p text:style-name="P50"><text:s text:c="8"/>// Print trailing (2*n - 2*rownumber) spaces</text:p>
      <text:p text:style-name="P50"><text:s text:c="8"/>for(j=1; j&lt;=(2*n - 2*i); j++)</text:p>
      <text:p text:style-name="P50"><text:s text:c="8"/>{</text:p>
      <text:p text:style-name="P50"><text:s text:c="12"/>printf(" ");</text:p>
      <text:p text:style-name="P50"><text:soft-page-break/><text:s text:c="8"/>}</text:p>
      <text:p text:style-name="P50"><text:s text:c="8"/>// Print simple right triangle star pattern</text:p>
      <text:p text:style-name="P50"><text:s text:c="8"/>for(j=1; j&lt;=i; j++)</text:p>
      <text:p text:style-name="P50"><text:s text:c="8"/>{</text:p>
      <text:p text:style-name="P50"><text:s text:c="12"/>printf("*");</text:p>
      <text:p text:style-name="P50"><text:s text:c="8"/>}</text:p>
      <text:p text:style-name="P50"><text:s text:c="8"/>printf("\n");</text:p>
      <text:p text:style-name="P50"><text:s text:c="4"/>}</text:p>
      <text:p text:style-name="P50"><text:s text:c="4"/>getch();</text:p>
      <text:p text:style-name="P50">}</text:p>
      <text:p text:style-name="P83"/>
      <text:p text:style-name="P83"><text:s text:c="4"/>*****</text:p>
      <text:p text:style-name="P83"><text:s text:c="3"/>****</text:p>
      <text:p text:style-name="P83"><text:s text:c="2"/>***</text:p>
      <text:p text:style-name="P83"><text:s/>**</text:p>
      <text:p text:style-name="P83">*</text:p>
      <text:p text:style-name="P83"><text:s/>**</text:p>
      <text:p text:style-name="P83"><text:s text:c="2"/>***</text:p>
      <text:p text:style-name="P83"><text:s text:c="3"/>****</text:p>
      <text:p text:style-name="P83"><text:s text:c="4"/>*****</text:p>
      <text:p text:style-name="P83">Left Arrow Star Pattern</text:p>
      <text:p text:style-name="P83">Source Code :</text:p>
      <text:p text:style-name="P50">#include &lt;stdio.h&gt;</text:p>
      <text:p text:style-name="P50">#include &lt;conio.h&gt;</text:p>
      <text:p text:style-name="P50">void main()</text:p>
      <text:p text:style-name="P50">{</text:p>
      <text:p text:style-name="P50"><text:s text:c="4"/>int i, j, n;</text:p>
      <text:p text:style-name="P50"><text:s text:c="4"/>// Input number of rows from user</text:p>
      <text:p text:style-name="P50"><text:s text:c="4"/>printf("Enter value of n : ");</text:p>
      <text:p text:style-name="P50"><text:s text:c="4"/>scanf("%d", &amp;n);</text:p>
      <text:p text:style-name="P50"><text:s text:c="4"/>// Print upper part of the arrow</text:p>
      <text:p text:style-name="P50"><text:s text:c="4"/>for(i=1; i&lt;n; i++)</text:p>
      <text:p text:style-name="P50"><text:s text:c="4"/>{</text:p>
      <text:p text:style-name="P50"><text:s text:c="8"/>// Print trailing (n-rownumber) spaces</text:p>
      <text:p text:style-name="P50"><text:s text:c="8"/>for(j=1; j&lt;=(n-i); j++)</text:p>
      <text:p text:style-name="P50"><text:s text:c="8"/>{</text:p>
      <text:p text:style-name="P50"><text:s text:c="12"/>printf(" ");</text:p>
      <text:p text:style-name="P50"><text:s text:c="8"/>}</text:p>
      <text:p text:style-name="P50"><text:s text:c="8"/>// Print inverted right triangle</text:p>
      <text:p text:style-name="P50"><text:s text:c="8"/>for(j=i; j&lt;=n; j++)</text:p>
      <text:p text:style-name="P50"><text:s text:c="8"/>{</text:p>
      <text:p text:style-name="P50"><text:s text:c="12"/>printf("*");</text:p>
      <text:p text:style-name="P50"><text:s text:c="8"/>}</text:p>
      <text:p text:style-name="P50"/>
      <text:p text:style-name="P50"><text:s text:c="8"/>printf("\n");</text:p>
      <text:p text:style-name="P50"><text:s text:c="4"/>}</text:p>
      <text:p text:style-name="P50"><text:s text:c="4"/>// Print bottom part of the arrow</text:p>
      <text:p text:style-name="P50"><text:s text:c="4"/>for(i=1; i&lt;=n; i++)</text:p>
      <text:p text:style-name="P50"><text:s text:c="4"/>{</text:p>
      <text:p text:style-name="P50"><text:s text:c="8"/>// Print trailing (rownumber-1) spaces</text:p>
      <text:p text:style-name="P50"><text:s text:c="8"/>for(j=1; j&lt;i; j++)</text:p>
      <text:p text:style-name="P50"><text:s text:c="8"/>{</text:p>
      <text:p text:style-name="P50"><text:soft-page-break/><text:s text:c="12"/>printf(" ");</text:p>
      <text:p text:style-name="P50"><text:s text:c="8"/>}</text:p>
      <text:p text:style-name="P50"><text:s text:c="8"/>// Print the right triangle</text:p>
      <text:p text:style-name="P50"><text:s text:c="8"/>for(j=1; j&lt;=i; j++)</text:p>
      <text:p text:style-name="P50"><text:s text:c="8"/>{</text:p>
      <text:p text:style-name="P50"><text:s text:c="12"/>printf("*");</text:p>
      <text:p text:style-name="P50"><text:s text:c="8"/>}</text:p>
      <text:p text:style-name="P50"><text:s text:c="8"/>printf("\n");</text:p>
      <text:p text:style-name="P50"><text:s text:c="4"/>}</text:p>
      <text:p text:style-name="P50"><text:s text:c="4"/>getch();</text:p>
      <text:p text:style-name="P50">}</text:p>
      <text:p text:style-name="P83"/>
      <text:p text:style-name="P83"><text:s text:c="8"/>+</text:p>
      <text:p text:style-name="P83"><text:s text:c="8"/>+</text:p>
      <text:p text:style-name="P83"><text:s text:c="8"/>+</text:p>
      <text:p text:style-name="P83"><text:s text:c="8"/>+</text:p>
      <text:p text:style-name="P83">+++++++++</text:p>
      <text:p text:style-name="P83"><text:s text:c="8"/>+</text:p>
      <text:p text:style-name="P83"><text:s text:c="8"/>+</text:p>
      <text:p text:style-name="P83"><text:s text:c="8"/>+</text:p>
      <text:p text:style-name="P83"><text:s text:c="8"/>+</text:p>
      <text:p text:style-name="P83">Plus Star Pattern</text:p>
      <text:p text:style-name="P83">Source Code :</text:p>
      <text:p text:style-name="P50">#include &lt;stdio.h&gt;</text:p>
      <text:p text:style-name="P50">#include &lt;conio.h&gt;</text:p>
      <text:p text:style-name="P50">void main()</text:p>
      <text:p text:style-name="P50">{</text:p>
      <text:p text:style-name="P50"><text:s text:c="4"/>int i, j, N;</text:p>
      <text:p text:style-name="P50"><text:s text:c="4"/>printf("Enter N: ");</text:p>
      <text:p text:style-name="P50"><text:s text:c="4"/>scanf("%d", &amp;N);</text:p>
      <text:p text:style-name="P50"><text:s text:c="4"/>// Run an outer loop from 1 to N*2-1</text:p>
      <text:p text:style-name="P50"><text:s text:c="4"/>for(i=1; i&lt;=(N * 2 - 1); i++)</text:p>
      <text:p text:style-name="P50"><text:s text:c="4"/>{</text:p>
      <text:p text:style-name="P50"><text:s text:c="8"/>// For the center horizontal plus</text:p>
      <text:p text:style-name="P50"><text:s text:c="8"/>if(i == N)</text:p>
      <text:p text:style-name="P50"><text:s text:c="8"/>{</text:p>
      <text:p text:style-name="P50"><text:s text:c="12"/>for(j=1; j&lt;=(N * 2 - 1); j++)</text:p>
      <text:p text:style-name="P50"><text:s text:c="12"/>{</text:p>
      <text:p text:style-name="P50"><text:s text:c="16"/>printf("+");</text:p>
      <text:p text:style-name="P50"><text:s text:c="12"/>}</text:p>
      <text:p text:style-name="P50"><text:s text:c="8"/>}</text:p>
      <text:p text:style-name="P50"><text:s text:c="8"/>else</text:p>
      <text:p text:style-name="P50"><text:s text:c="8"/>{</text:p>
      <text:p text:style-name="P50"><text:s text:c="12"/>// For spaces before single plus sign</text:p>
      <text:p text:style-name="P50"><text:s text:c="12"/>for(j=1; j&lt;=N-1; j++)</text:p>
      <text:p text:style-name="P50"><text:s text:c="12"/>{</text:p>
      <text:p text:style-name="P50"><text:s text:c="16"/>printf(" ");</text:p>
      <text:p text:style-name="P50"><text:s text:c="12"/>}</text:p>
      <text:p text:style-name="P50"><text:s text:c="12"/>printf("+");</text:p>
      <text:p text:style-name="P50"><text:s text:c="8"/>}</text:p>
      <text:p text:style-name="P50"><text:s text:c="8"/>printf("\n");</text:p>
      <text:p text:style-name="P50"><text:s text:c="4"/>}</text:p>
      <text:p text:style-name="P50"><text:soft-page-break/><text:s text:c="4"/>getch();</text:p>
      <text:p text:style-name="P50">}</text:p>
      <text:p text:style-name="P50"/>
      <text:p text:style-name="P83"/>
      <text:p text:style-name="P83">* <text:s text:c="6"/>*</text:p>
      <text:p text:style-name="P83"><text:s/>* <text:s text:c="4"/>*</text:p>
      <text:p text:style-name="P83"><text:s text:c="2"/>* <text:s text:c="2"/>*</text:p>
      <text:p text:style-name="P83"><text:s text:c="3"/>* *</text:p>
      <text:p text:style-name="P83"><text:s text:c="4"/>*</text:p>
      <text:p text:style-name="P83"><text:s text:c="3"/>* *</text:p>
      <text:p text:style-name="P83"><text:s text:c="2"/>* <text:s text:c="2"/>*</text:p>
      <text:p text:style-name="P83"><text:s/>* <text:s text:c="4"/>*</text:p>
      <text:p text:style-name="P83">* <text:s text:c="6"/>*</text:p>
      <text:p text:style-name="P83">X Star Pattern</text:p>
      <text:p text:style-name="P83">Source Code :</text:p>
      <text:p text:style-name="P50">#include &lt;stdio.h&gt;</text:p>
      <text:p text:style-name="P50">#include &lt;conio.h&gt;</text:p>
      <text:p text:style-name="P50">void main()</text:p>
      <text:p text:style-name="P50">{</text:p>
      <text:p text:style-name="P50"><text:s text:c="4"/>int i, j, N;</text:p>
      <text:p text:style-name="P50"><text:s text:c="4"/>int count;</text:p>
      <text:p text:style-name="P50"><text:s text:c="4"/>printf("Enter N: ");</text:p>
      <text:p text:style-name="P50"><text:s text:c="4"/>scanf("%d", &amp;N);</text:p>
      <text:p text:style-name="P50"><text:s text:c="4"/>count = N * 2 - 1;</text:p>
      <text:p text:style-name="P50"><text:s text:c="4"/>for(i=1; i&lt;=count; i++)</text:p>
      <text:p text:style-name="P50"><text:s text:c="4"/>{</text:p>
      <text:p text:style-name="P50"><text:s text:c="8"/>for(j=1; j&lt;=count; j++)</text:p>
      <text:p text:style-name="P50"><text:s text:c="8"/>{</text:p>
      <text:p text:style-name="P50"><text:s text:c="12"/>if(j==i || (j==count - i + 1))</text:p>
      <text:p text:style-name="P50"><text:s text:c="12"/>{</text:p>
      <text:p text:style-name="P50"><text:s text:c="16"/>printf("*");</text:p>
      <text:p text:style-name="P50"><text:s text:c="12"/>}</text:p>
      <text:p text:style-name="P50"><text:s text:c="12"/>else</text:p>
      <text:p text:style-name="P50"><text:s text:c="12"/>{</text:p>
      <text:p text:style-name="P50"><text:s text:c="16"/>printf(" ");</text:p>
      <text:p text:style-name="P50"><text:s text:c="12"/>}</text:p>
      <text:p text:style-name="P50"><text:s text:c="8"/>}</text:p>
      <text:p text:style-name="P50"><text:s text:c="8"/>printf("\n");</text:p>
      <text:p text:style-name="P50"><text:s text:c="4"/>}</text:p>
      <text:p text:style-name="P50"><text:s text:c="4"/>getch();</text:p>
      <text:p text:style-name="P50">}</text:p>
      <text:p text:style-name="P83"/>
      <text:p text:style-name="P83"/>
      <text:p text:style-name="P83"><text:s/>***</text:p>
      <text:p text:style-name="P83">* <text:s text:c="3"/>*</text:p>
      <text:p text:style-name="P83">* <text:s text:c="3"/>*</text:p>
      <text:p text:style-name="P83">* <text:s text:c="3"/>*</text:p>
      <text:p text:style-name="P83"><text:s/>***</text:p>
      <text:p text:style-name="P83">* <text:s text:c="3"/>*</text:p>
      <text:p text:style-name="P83">* <text:s text:c="3"/>*</text:p>
      <text:p text:style-name="P83">* <text:s text:c="3"/>*</text:p>
      <text:p text:style-name="P83"><text:s/>***</text:p>
      <text:p text:style-name="P83"><text:soft-page-break/>Eight Star Pattern</text:p>
      <text:p text:style-name="P83">Source Code :</text:p>
      <text:p text:style-name="P50">#include &lt;stdio.h&gt;</text:p>
      <text:p text:style-name="P50">#include &lt;conio.h&gt;</text:p>
      <text:p text:style-name="P50">void main()</text:p>
      <text:p text:style-name="P50">{</text:p>
      <text:p text:style-name="P50"><text:s text:c="4"/>int i, j, size;</text:p>
      <text:p text:style-name="P50"><text:s text:c="4"/>printf("Enter size: ");</text:p>
      <text:p text:style-name="P50"><text:s text:c="4"/>scanf("%d", &amp;size);</text:p>
      <text:p text:style-name="P50"><text:s text:c="4"/>for(i=1; i&lt;size*2; i++)</text:p>
      <text:p text:style-name="P50"><text:s text:c="4"/>{</text:p>
      <text:p text:style-name="P50"><text:s text:c="8"/>for(j=1; j&lt;=size; j++)</text:p>
      <text:p text:style-name="P50"><text:s text:c="8"/>{</text:p>
      <text:p text:style-name="P50"><text:s text:c="12"/>// Condition for corner and center intersection space</text:p>
      <text:p text:style-name="P50"><text:s text:c="12"/>if((i==1 &amp;&amp; (j==1 || j==size)) || </text:p>
      <text:p text:style-name="P50"><text:s text:c="15"/>(i==size &amp;&amp; (j==1 || j==size)) || </text:p>
      <text:p text:style-name="P50"><text:s text:c="15"/>(i==size*2-1 &amp;&amp; (j==1 || j==size)))</text:p>
      <text:p text:style-name="P50"><text:s text:c="12"/>{</text:p>
      <text:p text:style-name="P50"><text:s text:c="16"/>printf(" ");</text:p>
      <text:p text:style-name="P50"><text:s text:c="12"/>}</text:p>
      <text:p text:style-name="P50"><text:s text:c="12"/>else if(i==1 || i==size || i==(size*2)-1 || j==1 || j==size)</text:p>
      <text:p text:style-name="P50"><text:s text:c="12"/>{</text:p>
      <text:p text:style-name="P50"><text:s text:c="16"/>printf("*");</text:p>
      <text:p text:style-name="P50"><text:s text:c="12"/>}</text:p>
      <text:p text:style-name="P50"><text:s text:c="12"/>else</text:p>
      <text:p text:style-name="P50"><text:s text:c="12"/>{</text:p>
      <text:p text:style-name="P50"><text:s text:c="16"/>printf(" ");</text:p>
      <text:p text:style-name="P50"><text:s text:c="12"/>}</text:p>
      <text:p text:style-name="P50"><text:s text:c="8"/>}</text:p>
      <text:p text:style-name="P50"><text:s text:c="8"/>printf("\n");</text:p>
      <text:p text:style-name="P50"><text:s text:c="4"/>}</text:p>
      <text:p text:style-name="P50"><text:s text:c="4"/>getch();</text:p>
      <text:p text:style-name="P50">}</text:p>
      <text:p text:style-name="P83"/>
      <text:p text:style-name="P83"/>
      <text:p text:style-name="P85"><text:s text:c="4"/>***** <text:s text:c="8"/>*****</text:p>
      <text:p text:style-name="P85"><text:s text:c="2"/>******* <text:s text:c="5"/>*******</text:p>
      <text:p text:style-name="P85">********* <text:s/>*********</text:p>
      <text:p text:style-name="P85">*******************</text:p>
      <text:p text:style-name="P85"><text:s text:c="2"/>*****************</text:p>
      <text:p text:style-name="P85"><text:s text:c="4"/>***************</text:p>
      <text:p text:style-name="P85"><text:s text:c="6"/>*************</text:p>
      <text:p text:style-name="P85"><text:s text:c="8"/>***********</text:p>
      <text:p text:style-name="P85"><text:s text:c="10"/>*********</text:p>
      <text:p text:style-name="P85"><text:s text:c="12"/>*******</text:p>
      <text:p text:style-name="P85"><text:s text:c="14"/>*****</text:p>
      <text:p text:style-name="P85"><text:s text:c="16"/>***</text:p>
      <text:p text:style-name="P85"><text:s text:c="18"/>*</text:p>
      <text:p text:style-name="P83">Heart Star Pattern</text:p>
      <text:p text:style-name="P83">Source Code :</text:p>
      <text:p text:style-name="P51">#include &lt;stdio.h&gt;</text:p>
      <text:p text:style-name="P51">#include &lt;conio.h&gt;</text:p>
      <text:p text:style-name="P51"><text:soft-page-break/>void main()</text:p>
      <text:p text:style-name="P51">{</text:p>
      <text:p text:style-name="P51"><text:s text:c="4"/>int i, j, n;</text:p>
      <text:p text:style-name="P51"><text:s text:c="4"/>printf("Enter value of n : ");</text:p>
      <text:p text:style-name="P51"><text:s text:c="4"/>scanf("%d", &amp;n);</text:p>
      <text:p text:style-name="P51"><text:s text:c="4"/>for(i=n/2; i&lt;=n; i+=2)</text:p>
      <text:p text:style-name="P51"><text:s text:c="4"/>{</text:p>
      <text:p text:style-name="P51"><text:s text:c="8"/>for(j=1; j&lt;n-i; j+=2)</text:p>
      <text:p text:style-name="P51"><text:s text:c="8"/>{</text:p>
      <text:p text:style-name="P51"><text:s text:c="12"/>printf(" ");</text:p>
      <text:p text:style-name="P51"><text:s text:c="8"/>}</text:p>
      <text:p text:style-name="P51"><text:s text:c="8"/>for(j=1; j&lt;=i; j++)</text:p>
      <text:p text:style-name="P51"><text:s text:c="8"/>{</text:p>
      <text:p text:style-name="P51"><text:s text:c="12"/>printf("*");</text:p>
      <text:p text:style-name="P51"><text:s text:c="8"/>}</text:p>
      <text:p text:style-name="P51"><text:s text:c="8"/>for(j=1; j&lt;=n-i; j++)</text:p>
      <text:p text:style-name="P51"><text:s text:c="8"/>{</text:p>
      <text:p text:style-name="P51"><text:s text:c="12"/>printf(" ");</text:p>
      <text:p text:style-name="P51"><text:s text:c="8"/>}</text:p>
      <text:p text:style-name="P51"><text:s text:c="8"/>for(j=1; j&lt;=i; j++)</text:p>
      <text:p text:style-name="P51"><text:s text:c="8"/>{</text:p>
      <text:p text:style-name="P51"><text:s text:c="12"/>printf("*");</text:p>
      <text:p text:style-name="P51"><text:s text:c="8"/>}</text:p>
      <text:p text:style-name="P51"><text:s text:c="8"/>printf("\n");</text:p>
      <text:p text:style-name="P51"><text:s text:c="4"/>}</text:p>
      <text:p text:style-name="P51"><text:s text:c="4"/>for(i=n; i&gt;=1; i--)</text:p>
      <text:p text:style-name="P51"><text:s text:c="4"/>{</text:p>
      <text:p text:style-name="P51"><text:s text:c="8"/>for(j=i; j&lt;n; j++)</text:p>
      <text:p text:style-name="P51"><text:s text:c="8"/>{</text:p>
      <text:p text:style-name="P51"><text:s text:c="12"/>printf(" ");</text:p>
      <text:p text:style-name="P51"><text:s text:c="8"/>}</text:p>
      <text:p text:style-name="P51"><text:s text:c="8"/>for(j=1; j&lt;=(i*2)-1; j++)</text:p>
      <text:p text:style-name="P51"><text:s text:c="8"/>{</text:p>
      <text:p text:style-name="P51"><text:s text:c="12"/>printf("*");</text:p>
      <text:p text:style-name="P51"><text:s text:c="8"/>}</text:p>
      <text:p text:style-name="P51"><text:s text:c="8"/>printf("\n");</text:p>
      <text:p text:style-name="P51"><text:s text:c="4"/>}</text:p>
      <text:p text:style-name="P51"><text:s text:c="4"/>getch();</text:p>
      <text:p text:style-name="P51">}</text:p>
      <text:p text:style-name="P51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4"><text:soft-page-break/><text:s/><text:span text:style-name="T7"><text:s text:c="3"/>***** <text:s text:c="8"/>*****</text:span></text:p>
      <text:p text:style-name="P85"><text:s text:c="2"/>******* <text:s text:c="5"/>*******</text:p>
      <text:p text:style-name="P85">********* <text:s/>*********</text:p>
      <text:p text:style-name="P85">*******************</text:p>
      <text:p text:style-name="P85"><text:s text:c="2"/>*****khwopa******</text:p>
      <text:p text:style-name="P85"><text:s text:c="4"/>***************</text:p>
      <text:p text:style-name="P85"><text:s text:c="6"/>*************</text:p>
      <text:p text:style-name="P85"><text:s text:c="8"/>***********</text:p>
      <text:p text:style-name="P85"><text:s text:c="10"/>*********</text:p>
      <text:p text:style-name="P85"><text:s text:c="12"/>*******</text:p>
      <text:p text:style-name="P85"><text:s text:c="14"/>*****</text:p>
      <text:p text:style-name="P85"><text:s text:c="16"/>***</text:p>
      <text:p text:style-name="P85"><text:s text:c="18"/>*</text:p>
      <text:p text:style-name="P83">Heart Star Pattern with Name</text:p>
      <text:p text:style-name="P83">Source Code :</text:p>
      <text:p text:style-name="P51">#include &lt;stdio.h&gt;</text:p>
      <text:p text:style-name="P51">#include &lt;conio.h&gt;</text:p>
      <text:p text:style-name="P51">#include &lt;string.h&gt;</text:p>
      <text:p text:style-name="P51">void main()</text:p>
      <text:p text:style-name="P51">{</text:p>
      <text:p text:style-name="P51"><text:s text:c="4"/>int i, j, n;</text:p>
      <text:p text:style-name="P51"><text:s text:c="4"/>char name[50];</text:p>
      <text:p text:style-name="P51"><text:s text:c="4"/>int len;</text:p>
      <text:p text:style-name="P51"><text:s text:c="4"/>printf("Enter your name: ");</text:p>
      <text:p text:style-name="P51"><text:s text:c="4"/>gets(name);</text:p>
      <text:p text:style-name="P51"><text:s text:c="4"/>printf("Enter value of n : ");</text:p>
      <text:p text:style-name="P51"><text:s text:c="4"/>scanf("%d", &amp;n);</text:p>
      <text:p text:style-name="P51"><text:s text:c="4"/>len = strlen(name);</text:p>
      <text:p text:style-name="P51"><text:s text:c="4"/>// Print upper part of the heart shape</text:p>
      <text:p text:style-name="P51"><text:s text:c="4"/>for(i=n/2; i&lt;=n; i+=2)</text:p>
      <text:p text:style-name="P51"><text:s text:c="4"/>{</text:p>
      <text:p text:style-name="P51"><text:s text:c="8"/>for(j=1; j&lt;n-i; j+=2)</text:p>
      <text:p text:style-name="P51"><text:s text:c="8"/>{</text:p>
      <text:p text:style-name="P51"><text:s text:c="12"/>printf(" ");</text:p>
      <text:p text:style-name="P51"><text:s text:c="8"/>}</text:p>
      <text:p text:style-name="P51"><text:s text:c="8"/>for(j=1; j&lt;=i; j++)</text:p>
      <text:p text:style-name="P51"><text:s text:c="8"/>{</text:p>
      <text:p text:style-name="P51"><text:s text:c="12"/>printf("*");</text:p>
      <text:p text:style-name="P51"><text:s text:c="8"/>}</text:p>
      <text:p text:style-name="P51"><text:s text:c="8"/>for(j=1; j&lt;=n-i; j++)</text:p>
      <text:p text:style-name="P51"><text:s text:c="8"/>{</text:p>
      <text:p text:style-name="P51"><text:s text:c="12"/>printf(" ");</text:p>
      <text:p text:style-name="P51"><text:s text:c="8"/>}</text:p>
      <text:p text:style-name="P51"><text:s text:c="8"/>for(j=1; j&lt;=i; j++)</text:p>
      <text:p text:style-name="P51"><text:s text:c="8"/>{</text:p>
      <text:p text:style-name="P51"><text:s text:c="12"/>printf("*");</text:p>
      <text:p text:style-name="P51"><text:s text:c="8"/>}</text:p>
      <text:p text:style-name="P51"><text:s text:c="8"/>printf("\n");</text:p>
      <text:p text:style-name="P51"><text:s text:c="4"/>}</text:p>
      <text:p text:style-name="P51"><text:s text:c="4"/>// Prints lower triangular part of the pattern</text:p>
      <text:p text:style-name="P51"><text:s text:c="4"/>for(i=n; i&gt;=1; i--)</text:p>
      <text:p text:style-name="P51"><text:s text:c="4"/>{</text:p>
      <text:p text:style-name="P51"><text:soft-page-break/><text:s text:c="8"/>for(j=i; j&lt;n; j++)</text:p>
      <text:p text:style-name="P51"><text:s text:c="8"/>{</text:p>
      <text:p text:style-name="P51"><text:s text:c="12"/>printf(" ");</text:p>
      <text:p text:style-name="P51"><text:s text:c="8"/>}</text:p>
      <text:p text:style-name="P51"><text:s text:c="8"/>// Print the name</text:p>
      <text:p text:style-name="P51"><text:s text:c="8"/>if(i == n) </text:p>
      <text:p text:style-name="P51"><text:s text:c="8"/>{</text:p>
      <text:p text:style-name="P51"><text:s text:c="12"/>for(j=1; j&lt;=(n * 2-len)/2; j++)</text:p>
      <text:p text:style-name="P51"><text:s text:c="12"/>{</text:p>
      <text:p text:style-name="P51"><text:s text:c="16"/>printf("*");</text:p>
      <text:p text:style-name="P51"><text:s text:c="12"/>} <text:s text:c="2"/></text:p>
      <text:p text:style-name="P51"><text:s text:c="12"/>printf("%s", name);</text:p>
      <text:p text:style-name="P51"><text:s text:c="12"/>for(j=1; j&lt;(n*2-len)/2; j++)</text:p>
      <text:p text:style-name="P51"><text:s text:c="12"/>{</text:p>
      <text:p text:style-name="P51"><text:s text:c="16"/>printf("*");</text:p>
      <text:p text:style-name="P51"><text:s text:c="12"/>}</text:p>
      <text:p text:style-name="P51"><text:s text:c="8"/>}</text:p>
      <text:p text:style-name="P51"><text:s text:c="8"/>else </text:p>
      <text:p text:style-name="P51"><text:s text:c="8"/>{</text:p>
      <text:p text:style-name="P51"><text:s text:c="12"/>for(j=1; j&lt;=(i*2)-1; j++)</text:p>
      <text:p text:style-name="P51"><text:s text:c="12"/>{</text:p>
      <text:p text:style-name="P51"><text:s text:c="16"/>printf("*");</text:p>
      <text:p text:style-name="P51"><text:s text:c="12"/>}</text:p>
      <text:p text:style-name="P51"><text:s text:c="8"/>}</text:p>
      <text:p text:style-name="P51"><text:s text:c="8"/>printf("\n");</text:p>
      <text:p text:style-name="P51"><text:s text:c="4"/>}</text:p>
      <text:p text:style-name="P51"><text:s text:c="4"/>getch();</text:p>
      <text:p text:style-name="P51">}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86"><text:soft-page-break/>### Number pattern programming exercises ###</text:p>
      <text:p text:style-name="P86">Square number patterns</text:p>
      <text:p text:style-name="P86">11111</text:p>
      <text:p text:style-name="P86">11111</text:p>
      <text:p text:style-name="P86">11111</text:p>
      <text:p text:style-name="P86">11111</text:p>
      <text:p text:style-name="P86">11111</text:p>
      <text:p text:style-name="P86">Number pattern 1</text:p>
      <text:p text:style-name="P86">Source Code :</text:p>
      <text:p text:style-name="P52">#include &lt;stdio.h&gt;</text:p>
      <text:p text:style-name="P52">#include &lt;conio.h&gt;</text:p>
      <text:p text:style-name="P52">void main()</text:p>
      <text:p text:style-name="P52">{</text:p>
      <text:p text:style-name="P52"><text:s text:c="4"/>int rows, cols, i, j;</text:p>
      <text:p text:style-name="P52"><text:s text:c="4"/>/* Input rows and columns from user */</text:p>
      <text:p text:style-name="P52"><text:s text:c="4"/>printf("Enter number of rows: ");</text:p>
      <text:p text:style-name="P52"><text:s text:c="4"/>scanf("%d", &amp;rows);</text:p>
      <text:p text:style-name="P52"><text:s text:c="4"/>printf("Enter number of columns: ");</text:p>
      <text:p text:style-name="P52"><text:s text:c="4"/>scanf("%d", &amp;cols);</text:p>
      <text:p text:style-name="P52"><text:s text:c="4"/>/* Iterate through rows */</text:p>
      <text:p text:style-name="P52"><text:s text:c="4"/>for(i=1; i&lt;=rows; i++)</text:p>
      <text:p text:style-name="P52"><text:s text:c="4"/>{</text:p>
      <text:p text:style-name="P52"><text:s text:c="8"/>/* Iterate through columns */</text:p>
      <text:p text:style-name="P52"><text:s text:c="8"/>for(j=1; j&lt;=cols; j++)</text:p>
      <text:p text:style-name="P52"><text:s text:c="8"/>{</text:p>
      <text:p text:style-name="P52"><text:s text:c="12"/>printf("1");</text:p>
      <text:p text:style-name="P52"><text:s text:c="8"/>}</text:p>
      <text:p text:style-name="P52"/>
      <text:p text:style-name="P52"><text:s text:c="8"/>printf("\n");</text:p>
      <text:p text:style-name="P52"><text:s text:c="4"/>}</text:p>
      <text:p text:style-name="P52"><text:s text:c="4"/>getch();</text:p>
      <text:p text:style-name="P52">}</text:p>
      <text:p text:style-name="P86"/>
      <text:p text:style-name="P86">11111</text:p>
      <text:p text:style-name="P86">00000</text:p>
      <text:p text:style-name="P86">11111</text:p>
      <text:p text:style-name="P86">00000</text:p>
      <text:p text:style-name="P86">11111</text:p>
      <text:p text:style-name="P86">Number pattern 2</text:p>
      <text:p text:style-name="P86">Source Code :</text:p>
      <text:p text:style-name="P52">#include &lt;stdio.h&gt;</text:p>
      <text:p text:style-name="P52">#include &lt;conio.h&gt;</text:p>
      <text:p text:style-name="P52">void main()</text:p>
      <text:p text:style-name="P52">{</text:p>
      <text:p text:style-name="P52"><text:s text:c="4"/>int rows, cols, i, j;</text:p>
      <text:p text:style-name="P52"><text:s text:c="4"/>/* Input rows and columns from user */</text:p>
      <text:p text:style-name="P52"><text:s text:c="4"/>printf("Enter number of rows: ");</text:p>
      <text:p text:style-name="P52"><text:s text:c="4"/>scanf("%d", &amp;rows);</text:p>
      <text:p text:style-name="P52"><text:s text:c="4"/>printf("Enter number of columns: ");</text:p>
      <text:p text:style-name="P52"><text:s text:c="4"/>scanf("%d", &amp;cols);</text:p>
      <text:p text:style-name="P52"><text:s text:c="4"/>for(i=1; i&lt;=rows; i++)</text:p>
      <text:p text:style-name="P52"><text:s text:c="4"/>{</text:p>
      <text:p text:style-name="P52"><text:soft-page-break/><text:s text:c="8"/>for(j=1; j&lt;=cols; j++)</text:p>
      <text:p text:style-name="P52"><text:s text:c="8"/>{</text:p>
      <text:p text:style-name="P52"><text:s text:c="12"/>printf("%d", (i%2));</text:p>
      <text:p text:style-name="P52"><text:s text:c="8"/>}</text:p>
      <text:p text:style-name="P52"><text:s text:c="8"/>printf("\n");</text:p>
      <text:p text:style-name="P52"><text:s text:c="4"/>}</text:p>
      <text:p text:style-name="P52"><text:s text:c="4"/>getch();</text:p>
      <text:p text:style-name="P52">}</text:p>
      <text:p text:style-name="P86"/>
      <text:p text:style-name="P86">01010</text:p>
      <text:p text:style-name="P86">01010</text:p>
      <text:p text:style-name="P86">01010</text:p>
      <text:p text:style-name="P86">01010</text:p>
      <text:p text:style-name="P86">01010</text:p>
      <text:p text:style-name="P86">Number pattern 3</text:p>
      <text:p text:style-name="P86">Source Code :</text:p>
      <text:p text:style-name="P53">#include &lt;stdio.h&gt;</text:p>
      <text:p text:style-name="P53">#include &lt;conio.h&gt;</text:p>
      <text:p text:style-name="P53">void main()</text:p>
      <text:p text:style-name="P53">{</text:p>
      <text:p text:style-name="P53"><text:s text:c="4"/>int rows, cols, i, j;</text:p>
      <text:p text:style-name="P53"><text:s text:c="4"/>/* Input rows and columns from user */</text:p>
      <text:p text:style-name="P53"><text:s text:c="4"/>printf("Enter number of rows: ");</text:p>
      <text:p text:style-name="P53"><text:s text:c="4"/>scanf("%d", &amp;rows);</text:p>
      <text:p text:style-name="P53"><text:s text:c="4"/>printf("Enter number of columns: ");</text:p>
      <text:p text:style-name="P53"><text:s text:c="4"/>scanf("%d", &amp;cols);</text:p>
      <text:p text:style-name="P53"><text:s text:c="4"/>for(i=1; i&lt;=rows; i++)</text:p>
      <text:p text:style-name="P53"><text:s text:c="4"/>{</text:p>
      <text:p text:style-name="P53"><text:s text:c="8"/>for(j=1; j&lt;=cols; j++)</text:p>
      <text:p text:style-name="P53"><text:s text:c="8"/>{</text:p>
      <text:p text:style-name="P53"><text:s text:c="12"/>printf("%d", !(j%2));</text:p>
      <text:p text:style-name="P53"><text:s text:c="8"/>}</text:p>
      <text:p text:style-name="P53"><text:s text:c="8"/>printf("\n");</text:p>
      <text:p text:style-name="P53"><text:s text:c="4"/>}</text:p>
      <text:p text:style-name="P53"><text:s text:c="4"/>getch();</text:p>
      <text:p text:style-name="P53">}</text:p>
      <text:p text:style-name="P86"/>
      <text:p text:style-name="P86">11111</text:p>
      <text:p text:style-name="P86">10001</text:p>
      <text:p text:style-name="P86">10001</text:p>
      <text:p text:style-name="P86">10001</text:p>
      <text:p text:style-name="P86">11111</text:p>
      <text:p text:style-name="P86">Number pattern 4</text:p>
      <text:p text:style-name="P86">Source Code :</text:p>
      <text:p text:style-name="P53">#include &lt;stdio.h&gt;</text:p>
      <text:p text:style-name="P53">#include &lt;conio.h&gt;</text:p>
      <text:p text:style-name="P53">void main()</text:p>
      <text:p text:style-name="P53">{</text:p>
      <text:p text:style-name="P53"><text:s text:c="4"/>int rows, cols, i, j;</text:p>
      <text:p text:style-name="P53"><text:s text:c="4"/>/* Input rows and columns from user */</text:p>
      <text:p text:style-name="P53"><text:s text:c="4"/>printf("Enter number of rows: ");</text:p>
      <text:p text:style-name="P53"><text:s text:c="4"/>scanf("%d", &amp;rows);</text:p>
      <text:p text:style-name="P53"><text:soft-page-break/><text:s text:c="4"/>printf("Enter number of columns: ");</text:p>
      <text:p text:style-name="P53"><text:s text:c="4"/>scanf("%d", &amp;cols);</text:p>
      <text:p text:style-name="P53"><text:s text:c="4"/>for(i=1; i&lt;=rows; i++)</text:p>
      <text:p text:style-name="P53"><text:s text:c="4"/>{</text:p>
      <text:p text:style-name="P53"><text:s text:c="8"/>for(j=1; j&lt;=cols; j++)</text:p>
      <text:p text:style-name="P53"><text:s text:c="8"/>{</text:p>
      <text:p text:style-name="P53"><text:s text:c="12"/>/* </text:p>
      <text:p text:style-name="P53"><text:s text:c="13"/>* Print 1 if its first or last row</text:p>
      <text:p text:style-name="P53"><text:s text:c="13"/>* Print 1 if its first or last column</text:p>
      <text:p text:style-name="P53"><text:s text:c="13"/>*/</text:p>
      <text:p text:style-name="P53"><text:s text:c="12"/>if(i==1 || i==rows || j==1 || j==cols)</text:p>
      <text:p text:style-name="P53"><text:s text:c="12"/>{</text:p>
      <text:p text:style-name="P53"><text:s text:c="16"/>printf("1");</text:p>
      <text:p text:style-name="P53"><text:s text:c="12"/>}</text:p>
      <text:p text:style-name="P53"><text:s text:c="12"/>else</text:p>
      <text:p text:style-name="P53"><text:s text:c="12"/>{</text:p>
      <text:p text:style-name="P53"><text:s text:c="16"/>printf("0");</text:p>
      <text:p text:style-name="P53"><text:s text:c="12"/>}</text:p>
      <text:p text:style-name="P53"><text:s text:c="8"/>}</text:p>
      <text:p text:style-name="P53"><text:s text:c="8"/>printf("\n");</text:p>
      <text:p text:style-name="P53"><text:s text:c="4"/>}</text:p>
      <text:p text:style-name="P53"><text:s text:c="4"/>getch();</text:p>
      <text:p text:style-name="P53">}</text:p>
      <text:p text:style-name="P86"/>
      <text:p text:style-name="P86">11111</text:p>
      <text:p text:style-name="P86">11111</text:p>
      <text:p text:style-name="P86">11011</text:p>
      <text:p text:style-name="P86">11111</text:p>
      <text:p text:style-name="P86">11111</text:p>
      <text:p text:style-name="P86">Number pattern 5</text:p>
      <text:p text:style-name="P86">Source Code :</text:p>
      <text:p text:style-name="P53">#include &lt;stdio.h&gt;</text:p>
      <text:p text:style-name="P53">#include &lt;conio.h&gt;</text:p>
      <text:p text:style-name="P53">void main()</text:p>
      <text:p text:style-name="P53">{</text:p>
      <text:p text:style-name="P53"><text:s text:c="4"/>int rows, cols, i, j;</text:p>
      <text:p text:style-name="P53"><text:s text:c="4"/>int centerRow, centerCol;</text:p>
      <text:p text:style-name="P53"><text:s text:c="4"/>/* Input rows and columns from user */</text:p>
      <text:p text:style-name="P53"><text:s text:c="4"/>printf("Enter number of rows: ");</text:p>
      <text:p text:style-name="P53"><text:s text:c="4"/>scanf("%d", &amp;rows);</text:p>
      <text:p text:style-name="P53"><text:s text:c="4"/>printf("Enter number of columns: ");</text:p>
      <text:p text:style-name="P53"><text:s text:c="4"/>scanf("%d", &amp;cols);</text:p>
      <text:p text:style-name="P53"><text:s text:c="4"/>/* Find center row and column */</text:p>
      <text:p text:style-name="P53"><text:s text:c="4"/>centerRow = (rows + 1) / 2;</text:p>
      <text:p text:style-name="P53"><text:s text:c="4"/>centerCol = (cols + 1) / 2;</text:p>
      <text:p text:style-name="P53"><text:s text:c="4"/>for(i=1; i&lt;=rows; i++)</text:p>
      <text:p text:style-name="P53"><text:s text:c="4"/>{</text:p>
      <text:p text:style-name="P53"><text:s text:c="8"/>for(j=1; j&lt;=cols; j++)</text:p>
      <text:p text:style-name="P53"><text:s text:c="8"/>{</text:p>
      <text:p text:style-name="P53"><text:s text:c="12"/>if(centerCol == j &amp;&amp; centerRow == i)</text:p>
      <text:p text:style-name="P53"><text:s text:c="12"/>{</text:p>
      <text:p text:style-name="P53"><text:s text:c="16"/>printf("0");</text:p>
      <text:p text:style-name="P53"><text:soft-page-break/><text:s text:c="12"/>}</text:p>
      <text:p text:style-name="P53"><text:s text:c="12"/>else if(cols%2 == 0 &amp;&amp; centerCol+1 == j)</text:p>
      <text:p text:style-name="P53"><text:s text:c="12"/>{</text:p>
      <text:p text:style-name="P53"><text:s text:c="16"/>if(centerRow == i || (rows%2 == 0 &amp;&amp; centerRow+1 == i))</text:p>
      <text:p text:style-name="P53"><text:s text:c="20"/>printf("0");</text:p>
      <text:p text:style-name="P53"><text:s text:c="16"/>else</text:p>
      <text:p text:style-name="P53"><text:s text:c="20"/>printf("1");</text:p>
      <text:p text:style-name="P53"><text:s text:c="12"/>}</text:p>
      <text:p text:style-name="P53"><text:s text:c="12"/>else if(rows%2 == 0 &amp;&amp; centerRow+1 == i)</text:p>
      <text:p text:style-name="P53"><text:s text:c="12"/>{</text:p>
      <text:p text:style-name="P53"><text:s text:c="16"/>if(centerCol == j || (cols%2 == 0 &amp;&amp; centerCol+1 == j))</text:p>
      <text:p text:style-name="P53"><text:s text:c="20"/>printf("0");</text:p>
      <text:p text:style-name="P53"><text:s text:c="16"/>else</text:p>
      <text:p text:style-name="P53"><text:s text:c="20"/>printf("1");</text:p>
      <text:p text:style-name="P53"><text:s text:c="12"/>}</text:p>
      <text:p text:style-name="P53"><text:s text:c="12"/>else</text:p>
      <text:p text:style-name="P53"><text:s text:c="12"/>{</text:p>
      <text:p text:style-name="P53"><text:s text:c="16"/>printf("1");</text:p>
      <text:p text:style-name="P53"><text:s text:c="12"/>}</text:p>
      <text:p text:style-name="P53"><text:s text:c="8"/>}</text:p>
      <text:p text:style-name="P53"><text:s text:c="8"/>printf("\n");</text:p>
      <text:p text:style-name="P53"><text:s text:c="4"/>}</text:p>
      <text:p text:style-name="P53"><text:s text:c="4"/>getch();</text:p>
      <text:p text:style-name="P53">}</text:p>
      <text:p text:style-name="P86"/>
      <text:p text:style-name="P86">10101</text:p>
      <text:p text:style-name="P86">01010</text:p>
      <text:p text:style-name="P86">10101</text:p>
      <text:p text:style-name="P86">01010</text:p>
      <text:p text:style-name="P86">10101</text:p>
      <text:p text:style-name="P86">Number pattern 6</text:p>
      <text:p text:style-name="P86">Source Code :</text:p>
      <text:p text:style-name="P53">#include &lt;stdio.h&gt;</text:p>
      <text:p text:style-name="P53">#include &lt;conio.h&gt;</text:p>
      <text:p text:style-name="P53">void main()</text:p>
      <text:p text:style-name="P53">{</text:p>
      <text:p text:style-name="P53"><text:s text:c="4"/>int rows, cols, i, j, k;</text:p>
      <text:p text:style-name="P53"><text:s text:c="4"/>/* Input rows and columns from user */</text:p>
      <text:p text:style-name="P53"><text:s text:c="4"/>printf("Enter number of rows: ");</text:p>
      <text:p text:style-name="P53"><text:s text:c="4"/>scanf("%d", &amp;rows);</text:p>
      <text:p text:style-name="P53"><text:s text:c="4"/>printf("Enter number of columns: ");</text:p>
      <text:p text:style-name="P53"><text:s text:c="4"/>scanf("%d", &amp;cols);</text:p>
      <text:p text:style-name="P53"><text:s text:c="4"/>k = 1;</text:p>
      <text:p text:style-name="P53"><text:s text:c="4"/>for(i=1; i&lt;=rows; i++)</text:p>
      <text:p text:style-name="P53"><text:s text:c="4"/>{</text:p>
      <text:p text:style-name="P53"><text:s text:c="8"/>for(j=1; j&lt;=cols; j++)</text:p>
      <text:p text:style-name="P53"><text:s text:c="8"/>{</text:p>
      <text:p text:style-name="P53"><text:s text:c="12"/>if(k == 1)</text:p>
      <text:p text:style-name="P53"><text:s text:c="12"/>{</text:p>
      <text:p text:style-name="P53"><text:s text:c="16"/>printf("1");</text:p>
      <text:p text:style-name="P53"><text:s text:c="12"/>}</text:p>
      <text:p text:style-name="P53"><text:s text:c="12"/>else</text:p>
      <text:p text:style-name="P53"><text:soft-page-break/><text:s text:c="12"/>{</text:p>
      <text:p text:style-name="P53"><text:s text:c="16"/>printf("0");</text:p>
      <text:p text:style-name="P53"><text:s text:c="12"/>}</text:p>
      <text:p text:style-name="P53"><text:s text:c="12"/>// If k = 1 <text:s/>then k *= -1 =&gt; -1</text:p>
      <text:p text:style-name="P53"><text:s text:c="12"/>// If k = -1 then k *= -1 =&gt; <text:s/>1</text:p>
      <text:p text:style-name="P53"><text:s text:c="12"/>k *= -1;</text:p>
      <text:p text:style-name="P53"><text:s text:c="8"/>}</text:p>
      <text:p text:style-name="P53"><text:s text:c="8"/>if(cols % 2 == 0)</text:p>
      <text:p text:style-name="P53"><text:s text:c="8"/>{</text:p>
      <text:p text:style-name="P53"><text:s text:c="12"/>k *= -1;</text:p>
      <text:p text:style-name="P53"><text:s text:c="8"/>}</text:p>
      <text:p text:style-name="P53"><text:s text:c="8"/>printf("\n");</text:p>
      <text:p text:style-name="P53"><text:s text:c="4"/>}</text:p>
      <text:p text:style-name="P53"><text:s text:c="4"/>getch();</text:p>
      <text:p text:style-name="P53">}</text:p>
      <text:p text:style-name="P86"/>
      <text:p text:style-name="P86">11011</text:p>
      <text:p text:style-name="P86">11011</text:p>
      <text:p text:style-name="P86">00000</text:p>
      <text:p text:style-name="P86">11011</text:p>
      <text:p text:style-name="P86">11011</text:p>
      <text:p text:style-name="P86">Number pattern 7</text:p>
      <text:p text:style-name="P86">Source Code :</text:p>
      <text:p text:style-name="P53">#include &lt;stdio.h&gt;</text:p>
      <text:p text:style-name="P53">#include &lt;conio.h&gt;</text:p>
      <text:p text:style-name="P53">void main()</text:p>
      <text:p text:style-name="P53">{</text:p>
      <text:p text:style-name="P53"><text:s text:c="4"/>int rows, cols, i, j;</text:p>
      <text:p text:style-name="P53"><text:s text:c="4"/>int centerRow, centerCol;</text:p>
      <text:p text:style-name="P53"><text:s text:c="4"/>/* Input rows and columns from user */</text:p>
      <text:p text:style-name="P53"><text:s text:c="4"/>printf("Enter number of rows: ");</text:p>
      <text:p text:style-name="P53"><text:s text:c="4"/>scanf("%d", &amp;rows);</text:p>
      <text:p text:style-name="P53"><text:s text:c="4"/>printf("Enter number of columns: ");</text:p>
      <text:p text:style-name="P53"><text:s text:c="4"/>scanf("%d", &amp;cols);</text:p>
      <text:p text:style-name="P53"><text:s text:c="4"/>centerRow = (rows+1) / 2;</text:p>
      <text:p text:style-name="P53"><text:s text:c="4"/>centerCol = (cols+1) / 2;</text:p>
      <text:p text:style-name="P53"><text:s text:c="4"/>for(i=1; i&lt;=rows; i++)</text:p>
      <text:p text:style-name="P53"><text:s text:c="4"/>{</text:p>
      <text:p text:style-name="P53"><text:s text:c="8"/>for(j=1; j&lt;=cols; j++)</text:p>
      <text:p text:style-name="P53"><text:s text:c="8"/>{</text:p>
      <text:p text:style-name="P53"><text:s text:c="12"/>// Print 0 for central rows or columns</text:p>
      <text:p text:style-name="P53"><text:s text:c="12"/>if(centerCol == j || centerRow == i)</text:p>
      <text:p text:style-name="P53"><text:s text:c="12"/>{</text:p>
      <text:p text:style-name="P53"><text:s text:c="16"/>printf("0");</text:p>
      <text:p text:style-name="P53"><text:s text:c="12"/>}</text:p>
      <text:p text:style-name="P53"><text:s text:c="12"/>else if((cols%2 == 0 &amp;&amp; centerCol+1 == j) || (rows%2 == 0 &amp;&amp; centerRow+1 == i))</text:p>
      <text:p text:style-name="P53"><text:s text:c="12"/>{</text:p>
      <text:p text:style-name="P53"><text:s text:c="16"/>// Print an extra 0 for even rows or columns</text:p>
      <text:p text:style-name="P53"><text:s text:c="16"/>printf("0");</text:p>
      <text:p text:style-name="P53"><text:s text:c="12"/>}</text:p>
      <text:p text:style-name="P53"><text:s text:c="12"/>else</text:p>
      <text:p text:style-name="P53"><text:s text:c="12"/>{</text:p>
      <text:p text:style-name="P53"><text:soft-page-break/><text:s text:c="16"/>printf("1");</text:p>
      <text:p text:style-name="P53"><text:s text:c="12"/>}</text:p>
      <text:p text:style-name="P53"><text:s text:c="8"/>}</text:p>
      <text:p text:style-name="P53"><text:s text:c="8"/>printf("\n");</text:p>
      <text:p text:style-name="P53"><text:s text:c="4"/>}</text:p>
      <text:p text:style-name="P53"><text:s text:c="4"/>getch();</text:p>
      <text:p text:style-name="P53">}</text:p>
      <text:p text:style-name="P86"/>
      <text:p text:style-name="P86">10001</text:p>
      <text:p text:style-name="P86">01010</text:p>
      <text:p text:style-name="P86">00100</text:p>
      <text:p text:style-name="P86">01010</text:p>
      <text:p text:style-name="P86">10001</text:p>
      <text:p text:style-name="P86">Number pattern 8</text:p>
      <text:p text:style-name="P86">Source Code :</text:p>
      <text:p text:style-name="P53">#include &lt;stdio.h&gt;</text:p>
      <text:p text:style-name="P53">#include &lt;conio.h&gt;</text:p>
      <text:p text:style-name="P53">void main()</text:p>
      <text:p text:style-name="P53">{</text:p>
      <text:p text:style-name="P53"><text:s text:c="4"/>int rows, cols, i, j;</text:p>
      <text:p text:style-name="P53"><text:s text:c="4"/>/* Input rows and columns from user */</text:p>
      <text:p text:style-name="P53"><text:s text:c="4"/>printf("Enter number of rows: ");</text:p>
      <text:p text:style-name="P53"><text:s text:c="4"/>scanf("%d", &amp;rows);</text:p>
      <text:p text:style-name="P53"><text:s text:c="4"/>printf("Enter number of columns: ");</text:p>
      <text:p text:style-name="P53"><text:s text:c="4"/>scanf("%d", &amp;cols);</text:p>
      <text:p text:style-name="P53"><text:s text:c="4"/>for(i=1; i&lt;=rows; i++)</text:p>
      <text:p text:style-name="P53"><text:s text:c="4"/>{</text:p>
      <text:p text:style-name="P53"><text:s text:c="8"/>for(j=1; j&lt;=cols; j++)</text:p>
      <text:p text:style-name="P53"><text:s text:c="8"/>{</text:p>
      <text:p text:style-name="P53"><text:s text:c="12"/>if(i == j || (j == (cols+1) - i))</text:p>
      <text:p text:style-name="P53"><text:s text:c="12"/>{</text:p>
      <text:p text:style-name="P53"><text:s text:c="16"/>printf("1");</text:p>
      <text:p text:style-name="P53"><text:s text:c="12"/>}</text:p>
      <text:p text:style-name="P53"><text:s text:c="12"/>else</text:p>
      <text:p text:style-name="P53"><text:s text:c="12"/>{</text:p>
      <text:p text:style-name="P53"><text:s text:c="16"/>printf("0");</text:p>
      <text:p text:style-name="P53"><text:s text:c="12"/>}</text:p>
      <text:p text:style-name="P53"><text:s text:c="8"/>}</text:p>
      <text:p text:style-name="P53"><text:s text:c="8"/>printf("\n");</text:p>
      <text:p text:style-name="P53"><text:s text:c="4"/>}</text:p>
      <text:p text:style-name="P53"><text:s text:c="4"/>getch();</text:p>
      <text:p text:style-name="P53">}</text:p>
      <text:p text:style-name="P86"/>
      <text:p text:style-name="P86"><text:s/></text:p>
      <text:p text:style-name="P86">01110</text:p>
      <text:p text:style-name="P86">10001</text:p>
      <text:p text:style-name="P86">10001</text:p>
      <text:p text:style-name="P86">10001</text:p>
      <text:p text:style-name="P86">01110</text:p>
      <text:p text:style-name="P86">Number pattern 9</text:p>
      <text:p text:style-name="P86">Source Code :</text:p>
      <text:p text:style-name="P54">#include &lt;stdio.h&gt;</text:p>
      <text:p text:style-name="P54"><text:soft-page-break/>#include &lt;conio.h&gt;</text:p>
      <text:p text:style-name="P54">void main()</text:p>
      <text:p text:style-name="P54">{</text:p>
      <text:p text:style-name="P54"><text:s text:c="4"/>int i, j, rows, cols;</text:p>
      <text:p text:style-name="P54"><text:s text:c="4"/>/* Input rows and columns from user */</text:p>
      <text:p text:style-name="P54"><text:s text:c="4"/>printf("Enter rows: ");</text:p>
      <text:p text:style-name="P54"><text:s text:c="4"/>scanf("%d", &amp;rows);</text:p>
      <text:p text:style-name="P54"><text:s text:c="4"/>printf("Enter columns: ");</text:p>
      <text:p text:style-name="P54"><text:s text:c="4"/>scanf("%d", &amp;cols);</text:p>
      <text:p text:style-name="P54"><text:s text:c="4"/>for(i=1; i&lt;=rows; i++)</text:p>
      <text:p text:style-name="P54"><text:s text:c="4"/>{</text:p>
      <text:p text:style-name="P54"><text:s text:c="8"/>for(j=1; j&lt;=cols; j++)</text:p>
      <text:p text:style-name="P54"><text:s text:c="8"/>{</text:p>
      <text:p text:style-name="P54"><text:s text:c="12"/>// Print corner element</text:p>
      <text:p text:style-name="P54"><text:s text:c="12"/>if((i==1 || i==rows) &amp;&amp; (j==1 || j==cols))</text:p>
      <text:p text:style-name="P54"><text:s text:c="12"/>{</text:p>
      <text:p text:style-name="P54"><text:s text:c="16"/>printf("0");</text:p>
      <text:p text:style-name="P54"><text:s text:c="12"/>}</text:p>
      <text:p text:style-name="P54"><text:s text:c="12"/>else if(i==1 || i==rows || j==1 || j==cols)</text:p>
      <text:p text:style-name="P54"><text:s text:c="12"/>{</text:p>
      <text:p text:style-name="P54"><text:s text:c="16"/>// Print edge</text:p>
      <text:p text:style-name="P54"><text:s text:c="16"/>printf("1");</text:p>
      <text:p text:style-name="P54"><text:s text:c="12"/>}</text:p>
      <text:p text:style-name="P54"><text:s text:c="12"/>else</text:p>
      <text:p text:style-name="P54"><text:s text:c="12"/>{</text:p>
      <text:p text:style-name="P54"><text:s text:c="16"/>// Print center</text:p>
      <text:p text:style-name="P54"><text:s text:c="16"/>printf("0");</text:p>
      <text:p text:style-name="P54"><text:s text:c="12"/>}</text:p>
      <text:p text:style-name="P54"><text:s text:c="8"/>}</text:p>
      <text:p text:style-name="P54"><text:s text:c="8"/>printf("\n");</text:p>
      <text:p text:style-name="P54"><text:s text:c="4"/>}</text:p>
      <text:p text:style-name="P54"><text:s text:c="4"/>getch();</text:p>
      <text:p text:style-name="P54">}</text:p>
      <text:p text:style-name="P54"/>
      <text:p text:style-name="P54"/>
      <text:p text:style-name="P86">11111</text:p>
      <text:p text:style-name="P86">22222</text:p>
      <text:p text:style-name="P86">33333</text:p>
      <text:p text:style-name="P86">44444</text:p>
      <text:p text:style-name="P86">55555</text:p>
      <text:p text:style-name="P86">Number pattern 10</text:p>
      <text:p text:style-name="P86">Source Code :</text:p>
      <text:p text:style-name="P55">#include &lt;stdio.h&gt;</text:p>
      <text:p text:style-name="P55">#include &lt;conio.h&gt;</text:p>
      <text:p text:style-name="P55">void main()</text:p>
      <text:p text:style-name="P55">{</text:p>
      <text:p text:style-name="P55"><text:s text:c="4"/>int rows, cols, i, j;</text:p>
      <text:p text:style-name="P55"><text:s text:c="4"/>/* Input rows and columns from user */</text:p>
      <text:p text:style-name="P55"><text:s text:c="4"/>printf("Enter number of rows: ");</text:p>
      <text:p text:style-name="P55"><text:s text:c="4"/>scanf("%d", &amp;rows);</text:p>
      <text:p text:style-name="P55"><text:s text:c="4"/>printf("Enter number of columns: ");</text:p>
      <text:p text:style-name="P55"><text:s text:c="4"/>scanf("%d", &amp;cols);</text:p>
      <text:p text:style-name="P55"><text:soft-page-break/><text:s text:c="4"/>for(i=1; i&lt;=rows; i++)</text:p>
      <text:p text:style-name="P55"><text:s text:c="4"/>{</text:p>
      <text:p text:style-name="P55"><text:s text:c="8"/>for(j=1; j&lt;=cols; j++)</text:p>
      <text:p text:style-name="P55"><text:s text:c="8"/>{</text:p>
      <text:p text:style-name="P55"><text:s text:c="12"/>// Print the current row number</text:p>
      <text:p text:style-name="P55"><text:s text:c="12"/>printf("%d", i);</text:p>
      <text:p text:style-name="P55"><text:s text:c="8"/>}</text:p>
      <text:p text:style-name="P55"><text:s text:c="8"/>printf("\n");</text:p>
      <text:p text:style-name="P55"><text:s text:c="4"/>}</text:p>
      <text:p text:style-name="P55"><text:s text:c="4"/>getch();</text:p>
      <text:p text:style-name="P55">}</text:p>
      <text:p text:style-name="P86"/>
      <text:p text:style-name="P86">12345</text:p>
      <text:p text:style-name="P86">12345</text:p>
      <text:p text:style-name="P86">12345</text:p>
      <text:p text:style-name="P86">12345</text:p>
      <text:p text:style-name="P86">12345</text:p>
      <text:p text:style-name="P86">Number pattern 11</text:p>
      <text:p text:style-name="P86">Source Code :</text:p>
      <text:p text:style-name="P55">#include &lt;stdio.h&gt;</text:p>
      <text:p text:style-name="P55">#include &lt;conio.h&gt;</text:p>
      <text:p text:style-name="P55">void main()</text:p>
      <text:p text:style-name="P55">{</text:p>
      <text:p text:style-name="P55"><text:s text:c="4"/>int rows, cols, i, j;</text:p>
      <text:p text:style-name="P55"><text:s text:c="4"/>/* Input rows and columns from user */</text:p>
      <text:p text:style-name="P55"><text:s text:c="4"/>printf("Enter number of rows: ");</text:p>
      <text:p text:style-name="P55"><text:s text:c="4"/>scanf("%d", &amp;rows);</text:p>
      <text:p text:style-name="P55"><text:s text:c="4"/>printf("Enter number of columns: ");</text:p>
      <text:p text:style-name="P55"><text:s text:c="4"/>scanf("%d", &amp;cols);</text:p>
      <text:p text:style-name="P55"><text:s text:c="4"/>for(i=1; i&lt;=rows; i++)</text:p>
      <text:p text:style-name="P55"><text:s text:c="4"/>{</text:p>
      <text:p text:style-name="P55"><text:s text:c="8"/>for(j=1; j&lt;=cols; j++)</text:p>
      <text:p text:style-name="P55"><text:s text:c="8"/>{</text:p>
      <text:p text:style-name="P55"><text:s text:c="12"/>// Print the current column number</text:p>
      <text:p text:style-name="P55"><text:s text:c="12"/>printf("%d", j);</text:p>
      <text:p text:style-name="P55"><text:s text:c="8"/>}</text:p>
      <text:p text:style-name="P55"><text:s text:c="8"/>printf("\n");</text:p>
      <text:p text:style-name="P55"><text:s text:c="4"/>}</text:p>
      <text:p text:style-name="P55"><text:s text:c="4"/>getch();</text:p>
      <text:p text:style-name="P55">}</text:p>
      <text:p text:style-name="P86"/>
      <text:p text:style-name="P86">12345</text:p>
      <text:p text:style-name="P86">23456</text:p>
      <text:p text:style-name="P86">34567</text:p>
      <text:p text:style-name="P86">45678</text:p>
      <text:p text:style-name="P86">56789</text:p>
      <text:p text:style-name="P86">Number pattern 12</text:p>
      <text:p text:style-name="P86">Source Code :</text:p>
      <text:p text:style-name="P55">#include &lt;stdio.h&gt;</text:p>
      <text:p text:style-name="P55">#include &lt;conio.h&gt;</text:p>
      <text:p text:style-name="P55">void main()</text:p>
      <text:p text:style-name="P55">{</text:p>
      <text:p text:style-name="P55"><text:soft-page-break/><text:s text:c="4"/>int rows, cols, i, j;</text:p>
      <text:p text:style-name="P55"><text:s text:c="4"/>/* Input rows and columns from user</text:p>
      <text:p text:style-name="P55"><text:s text:c="5"/>*/</text:p>
      <text:p text:style-name="P55"><text:s text:c="4"/>printf("Enter number of rows: ");</text:p>
      <text:p text:style-name="P55"><text:s text:c="4"/>scanf("%d", &amp;rows);</text:p>
      <text:p text:style-name="P55"><text:s text:c="4"/>printf("Enter number of columns: ");</text:p>
      <text:p text:style-name="P55"><text:s text:c="4"/>scanf("%d", &amp;cols);</text:p>
      <text:p text:style-name="P55"><text:s text:c="4"/>for(i=1; i&lt;=rows; i++)</text:p>
      <text:p text:style-name="P55"><text:s text:c="4"/>{</text:p>
      <text:p text:style-name="P55"><text:s text:c="8"/>for(j=i; j &lt; i+cols; j++)</text:p>
      <text:p text:style-name="P55"><text:s text:c="8"/>{</text:p>
      <text:p text:style-name="P55"><text:s text:c="12"/>printf("%d", j);</text:p>
      <text:p text:style-name="P55"><text:s text:c="8"/>}</text:p>
      <text:p text:style-name="P55"><text:s text:c="8"/>printf("\n");</text:p>
      <text:p text:style-name="P55"><text:s text:c="4"/>}</text:p>
      <text:p text:style-name="P55"><text:s text:c="4"/>getch();</text:p>
      <text:p text:style-name="P55">}</text:p>
      <text:p text:style-name="P86"/>
      <text:p text:style-name="P86">1 <text:s/>2 <text:s/>3 <text:s/>4 <text:s/>5</text:p>
      <text:p text:style-name="P86">6 <text:s/>7 <text:s/>8 <text:s/>9 <text:s/>10</text:p>
      <text:p text:style-name="P86">11 12 13 14 15</text:p>
      <text:p text:style-name="P86">16 17 18 19 20</text:p>
      <text:p text:style-name="P86">21 22 23 24 25</text:p>
      <text:p text:style-name="P86">Number pattern 13</text:p>
      <text:p text:style-name="P86">Source Code :</text:p>
      <text:p text:style-name="P55">#include &lt;stdio.h&gt;</text:p>
      <text:p text:style-name="P55">#include &lt;conio.h&gt;</text:p>
      <text:p text:style-name="P55">void main()</text:p>
      <text:p text:style-name="P55">{</text:p>
      <text:p text:style-name="P55"><text:s text:c="4"/>int rows, cols, i, j, k;</text:p>
      <text:p text:style-name="P55"><text:s text:c="4"/>/* Input rows and columns from user */</text:p>
      <text:p text:style-name="P55"><text:s text:c="4"/>printf("Enter number of rows: ");</text:p>
      <text:p text:style-name="P55"><text:s text:c="4"/>scanf("%d", &amp;rows);</text:p>
      <text:p text:style-name="P55"><text:s text:c="4"/>printf("Enter number of columns: ");</text:p>
      <text:p text:style-name="P55"><text:s text:c="4"/>scanf("%d", &amp;cols);</text:p>
      <text:p text:style-name="P55"/>
      <text:p text:style-name="P55"><text:s text:c="4"/>k = 1;</text:p>
      <text:p text:style-name="P55"><text:s text:c="4"/>for(i=1; i&lt;=rows; i++)</text:p>
      <text:p text:style-name="P55"><text:s text:c="4"/>{</text:p>
      <text:p text:style-name="P55"><text:s text:c="8"/>for(j=1; j&lt;=cols; j++, k++)</text:p>
      <text:p text:style-name="P55"><text:s text:c="8"/>{</text:p>
      <text:p text:style-name="P55"><text:s text:c="12"/>printf("%-3d", k);</text:p>
      <text:p text:style-name="P55"><text:s text:c="8"/>}</text:p>
      <text:p text:style-name="P55"><text:s text:c="8"/>printf("\n");</text:p>
      <text:p text:style-name="P55"><text:s text:c="4"/>}</text:p>
      <text:p text:style-name="P55"><text:s text:c="4"/>getch();</text:p>
      <text:p text:style-name="P55">}</text:p>
      <text:p text:style-name="P55"><text:span text:style-name="T6">Important note:</text:span> In the printf("%-3d", k); %-3d is used to print an integer with 3 characters width.</text:p>
      <text:p text:style-name="P86"/>
      <text:p text:style-name="P86"/>
      <text:p text:style-name="P86"/>
      <text:p text:style-name="P86"/>
      <text:p text:style-name="P86"><text:soft-page-break/>55555</text:p>
      <text:p text:style-name="P86">54444</text:p>
      <text:p text:style-name="P86">54333</text:p>
      <text:p text:style-name="P86">54322</text:p>
      <text:p text:style-name="P86">54321</text:p>
      <text:p text:style-name="P86">Number pattern 14</text:p>
      <text:p text:style-name="P86">Source Code :</text:p>
      <text:p text:style-name="P55">#include &lt;stdio.h&gt;</text:p>
      <text:p text:style-name="P55">#include &lt;conio.h&gt;</text:p>
      <text:p text:style-name="P55">void main()</text:p>
      <text:p text:style-name="P55">{</text:p>
      <text:p text:style-name="P55"><text:s text:c="4"/>int rows, cols, i, j;</text:p>
      <text:p text:style-name="P55"><text:s text:c="4"/>/* Input rows and columns from user*/</text:p>
      <text:p text:style-name="P55"><text:s text:c="4"/>printf("Enter number of rows: ");</text:p>
      <text:p text:style-name="P55"><text:s text:c="4"/>scanf("%d", &amp;rows);</text:p>
      <text:p text:style-name="P55"><text:s text:c="4"/>printf("Enter number of columns: ");</text:p>
      <text:p text:style-name="P55"><text:s text:c="4"/>scanf("%d", &amp;cols);</text:p>
      <text:p text:style-name="P55"><text:s text:c="4"/>for(i=1; i&lt;=rows; i++)</text:p>
      <text:p text:style-name="P55"><text:s text:c="4"/>{</text:p>
      <text:p text:style-name="P55"><text:s text:c="8"/>for(j=cols; j&gt;cols-i; j--)</text:p>
      <text:p text:style-name="P55"><text:s text:c="8"/>{</text:p>
      <text:p text:style-name="P55"><text:s text:c="12"/>printf("%d", j);</text:p>
      <text:p text:style-name="P55"><text:s text:c="8"/>}</text:p>
      <text:p text:style-name="P55"><text:s text:c="8"/>for(j=1; j&lt;=cols-i; j++)</text:p>
      <text:p text:style-name="P55"><text:s text:c="8"/>{</text:p>
      <text:p text:style-name="P55"><text:s text:c="12"/>printf("%d", (rows - i + 1));</text:p>
      <text:p text:style-name="P55"><text:s text:c="8"/>}</text:p>
      <text:p text:style-name="P55"><text:s text:c="8"/>printf("\n");</text:p>
      <text:p text:style-name="P55"><text:s text:c="4"/>}</text:p>
      <text:p text:style-name="P55"><text:s text:c="4"/>getch();</text:p>
      <text:p text:style-name="P55">}</text:p>
      <text:p text:style-name="P86"/>
      <text:p text:style-name="P86">12345</text:p>
      <text:p text:style-name="P86">23455</text:p>
      <text:p text:style-name="P86">34555</text:p>
      <text:p text:style-name="P86">45555</text:p>
      <text:p text:style-name="P86">55555</text:p>
      <text:p text:style-name="P86">Number pattern 15</text:p>
      <text:p text:style-name="P86">Source Code :</text:p>
      <text:p text:style-name="P55">#include &lt;stdio.h&gt;</text:p>
      <text:p text:style-name="P55">#include &lt;conio.h&gt;</text:p>
      <text:p text:style-name="P55">void main()</text:p>
      <text:p text:style-name="P55">{</text:p>
      <text:p text:style-name="P55"><text:s text:c="4"/>int rows, cols, i, j;</text:p>
      <text:p text:style-name="P55"><text:s text:c="4"/>/* Input rows and columns from user */</text:p>
      <text:p text:style-name="P55"><text:s text:c="4"/>printf("Enter number of rows: ");</text:p>
      <text:p text:style-name="P55"><text:s text:c="4"/>scanf("%d", &amp;rows);</text:p>
      <text:p text:style-name="P55"><text:s text:c="4"/>printf("Enter number of columns: ");</text:p>
      <text:p text:style-name="P55"><text:s text:c="4"/>scanf("%d", &amp;cols);</text:p>
      <text:p text:style-name="P55"><text:s text:c="4"/>for(i=1; i&lt;=rows; i++)</text:p>
      <text:p text:style-name="P55"><text:s text:c="4"/>{</text:p>
      <text:p text:style-name="P55"><text:s text:c="8"/>for(j=i; j&lt;=cols; j++)</text:p>
      <text:p text:style-name="P55"><text:soft-page-break/><text:s text:c="8"/>{</text:p>
      <text:p text:style-name="P55"><text:s text:c="12"/>printf("%d", j);</text:p>
      <text:p text:style-name="P55"><text:s text:c="8"/>}</text:p>
      <text:p text:style-name="P55"/>
      <text:p text:style-name="P55"><text:s text:c="8"/>for(j=i; j&gt;1; j--)</text:p>
      <text:p text:style-name="P55"><text:s text:c="8"/>{</text:p>
      <text:p text:style-name="P55"><text:s text:c="12"/>printf("%d", cols);</text:p>
      <text:p text:style-name="P55"><text:s text:c="8"/>}</text:p>
      <text:p text:style-name="P55"><text:s text:c="8"/>printf("\n");</text:p>
      <text:p text:style-name="P55"><text:s text:c="4"/>}</text:p>
      <text:p text:style-name="P55"><text:s text:c="4"/>getch();</text:p>
      <text:p text:style-name="P55">}</text:p>
      <text:p text:style-name="P86"/>
      <text:p text:style-name="P86">12345</text:p>
      <text:p text:style-name="P86">23451</text:p>
      <text:p text:style-name="P86">34521</text:p>
      <text:p text:style-name="P86">45321</text:p>
      <text:p text:style-name="P86">54321</text:p>
      <text:p text:style-name="P86">Number pattern 16</text:p>
      <text:p text:style-name="P86">Source Code :</text:p>
      <text:p text:style-name="P56">#include &lt;stdio.h&gt;</text:p>
      <text:p text:style-name="P56">#include &lt;conio.h&gt;</text:p>
      <text:p text:style-name="P56">void main()</text:p>
      <text:p text:style-name="P56">{</text:p>
      <text:p text:style-name="P56"><text:s text:c="4"/>int rows, cols, i, j;</text:p>
      <text:p text:style-name="P56"><text:s text:c="4"/>/* Input rows and columns from user */</text:p>
      <text:p text:style-name="P56"><text:s text:c="4"/>printf("Enter number of rows: ");</text:p>
      <text:p text:style-name="P56"><text:s text:c="4"/>scanf("%d", &amp;rows);</text:p>
      <text:p text:style-name="P56"><text:s text:c="4"/>printf("Enter number of columns: ");</text:p>
      <text:p text:style-name="P56"><text:s text:c="4"/>scanf("%d", &amp;cols);</text:p>
      <text:p text:style-name="P56"><text:s text:c="4"/>for(i=1; i&lt;=rows; i++)</text:p>
      <text:p text:style-name="P56"><text:s text:c="4"/>{</text:p>
      <text:p text:style-name="P56"><text:s text:c="8"/>for(j=i; j&lt;=cols; j++)</text:p>
      <text:p text:style-name="P56"><text:s text:c="8"/>{</text:p>
      <text:p text:style-name="P56"><text:s text:c="12"/>printf("%d", j);</text:p>
      <text:p text:style-name="P56"><text:s text:c="8"/>}</text:p>
      <text:p text:style-name="P56"><text:s text:c="8"/>for(j=i-1; j&gt;=1; j--)</text:p>
      <text:p text:style-name="P56"><text:s text:c="8"/>{</text:p>
      <text:p text:style-name="P56"><text:s text:c="12"/>printf("%d", j);</text:p>
      <text:p text:style-name="P56"><text:s text:c="8"/>}</text:p>
      <text:p text:style-name="P56"><text:s text:c="8"/>printf("\n");</text:p>
      <text:p text:style-name="P56"><text:s text:c="4"/>}</text:p>
      <text:p text:style-name="P56"><text:s text:c="4"/>getch();</text:p>
      <text:p text:style-name="P56">}</text:p>
      <text:p text:style-name="P86"><text:s/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12345</text:p>
      <text:p text:style-name="P86">21234</text:p>
      <text:p text:style-name="P86">32123</text:p>
      <text:p text:style-name="P86">43212</text:p>
      <text:p text:style-name="P86">54321</text:p>
      <text:p text:style-name="P86">Number pattern 17</text:p>
      <text:p text:style-name="P86">Source Code :</text:p>
      <text:p text:style-name="P56">#include &lt;stdio.h&gt;</text:p>
      <text:p text:style-name="P56">#include &lt;conio.h&gt;</text:p>
      <text:p text:style-name="P56">void main()</text:p>
      <text:p text:style-name="P56">{</text:p>
      <text:p text:style-name="P56"><text:s text:c="4"/>int N, i, j;</text:p>
      <text:p text:style-name="P56"><text:s text:c="4"/>printf("Enter N: ");</text:p>
      <text:p text:style-name="P56"><text:s text:c="4"/>scanf("%d", &amp;N);</text:p>
      <text:p text:style-name="P56"><text:s text:c="4"/>for(i=1; i&lt;=N; i++)</text:p>
      <text:p text:style-name="P56"><text:s text:c="4"/>{</text:p>
      <text:p text:style-name="P56"><text:s text:c="8"/>// Print first part</text:p>
      <text:p text:style-name="P56"><text:s text:c="8"/>for(j=i; j&gt;1; j--)</text:p>
      <text:p text:style-name="P56"><text:s text:c="8"/>{</text:p>
      <text:p text:style-name="P56"><text:s text:c="12"/>printf("%d", j);</text:p>
      <text:p text:style-name="P56"><text:s text:c="8"/>}</text:p>
      <text:p text:style-name="P56"><text:s text:c="8"/>// Print second part</text:p>
      <text:p text:style-name="P56"><text:s text:c="8"/>for(j=1; j&lt;= (N-i +1); j++)</text:p>
      <text:p text:style-name="P56"><text:s text:c="8"/>{</text:p>
      <text:p text:style-name="P56"><text:s text:c="12"/>printf("%d", j);</text:p>
      <text:p text:style-name="P56"><text:s text:c="8"/>}</text:p>
      <text:p text:style-name="P56"><text:s text:c="8"/>printf("\n");</text:p>
      <text:p text:style-name="P56"><text:s text:c="4"/>}</text:p>
      <text:p text:style-name="P56"><text:s text:c="4"/>getch();</text:p>
      <text:p text:style-name="P56">}</text:p>
      <text:p text:style-name="P86"/>
      <text:p text:style-name="P86">5 5 5 5 5 5 5 5 5</text:p>
      <text:p text:style-name="P86">5 4 4 4 4 4 4 4 5</text:p>
      <text:p text:style-name="P86">5 4 3 3 3 3 3 4 5</text:p>
      <text:p text:style-name="P86">5 4 3 2 2 2 3 4 5</text:p>
      <text:p text:style-name="P86">5 4 3 2 1 2 3 4 5</text:p>
      <text:p text:style-name="P86">5 4 3 2 2 2 3 4 5</text:p>
      <text:p text:style-name="P86">5 4 3 3 3 3 3 4 5</text:p>
      <text:p text:style-name="P86">5 4 4 4 4 4 4 4 5</text:p>
      <text:p text:style-name="P86">5 5 5 5 5 5 5 5 5</text:p>
      <text:p text:style-name="P86">Number pattern 18</text:p>
      <text:p text:style-name="P86">Source Code :</text:p>
      <text:p text:style-name="P56">#include &lt;stdio.h&gt;</text:p>
      <text:p text:style-name="P56">#include &lt;conio.h&gt;</text:p>
      <text:p text:style-name="P56">void main()</text:p>
      <text:p text:style-name="P56">{</text:p>
      <text:p text:style-name="P56"><text:s text:c="4"/>int N, i, j;</text:p>
      <text:p text:style-name="P56"><text:s text:c="4"/>printf("Enter N: ");</text:p>
      <text:p text:style-name="P56"><text:s text:c="4"/>scanf("%d", &amp;N);</text:p>
      <text:p text:style-name="P56"><text:s text:c="4"/>// First upper half of the pattern</text:p>
      <text:p text:style-name="P56"><text:s text:c="4"/>for(i=N; i&gt;=1; i--)</text:p>
      <text:p text:style-name="P56"><text:s text:c="4"/>{</text:p>
      <text:p text:style-name="P56"><text:soft-page-break/><text:s text:c="8"/>// First inner part of upper half</text:p>
      <text:p text:style-name="P56"><text:s text:c="8"/>for(j=N; j&gt;i; j--)</text:p>
      <text:p text:style-name="P56"><text:s text:c="8"/>{</text:p>
      <text:p text:style-name="P56"><text:s text:c="12"/>printf("%d", j);</text:p>
      <text:p text:style-name="P56"><text:s text:c="8"/>}</text:p>
      <text:p text:style-name="P56"><text:s text:c="8"/>// Second inner part of upper half</text:p>
      <text:p text:style-name="P56"><text:s text:c="8"/>for(j=1; j&lt;=(i*2-1); j++)</text:p>
      <text:p text:style-name="P56"><text:s text:c="8"/>{</text:p>
      <text:p text:style-name="P56"><text:s text:c="12"/>printf("%d", i);</text:p>
      <text:p text:style-name="P56"><text:s text:c="8"/>}</text:p>
      <text:p text:style-name="P56"><text:s text:c="8"/>// Third inner part of upper half</text:p>
      <text:p text:style-name="P56"><text:s text:c="8"/>for(j=i+1; j&lt;=N; j++)</text:p>
      <text:p text:style-name="P56"><text:s text:c="8"/>{</text:p>
      <text:p text:style-name="P56"><text:s text:c="12"/>printf("%d", j);</text:p>
      <text:p text:style-name="P56"><text:s text:c="8"/>}</text:p>
      <text:p text:style-name="P56"><text:s text:c="8"/>printf("\n");</text:p>
      <text:p text:style-name="P56"><text:s text:c="4"/>}</text:p>
      <text:p text:style-name="P56"><text:s text:c="4"/>// Second lower half of the pattern</text:p>
      <text:p text:style-name="P56"><text:s text:c="4"/>for(i=1; i&lt;N; i++)</text:p>
      <text:p text:style-name="P56"><text:s text:c="4"/>{</text:p>
      <text:p text:style-name="P56"><text:s text:c="8"/>// First inner part of lower half</text:p>
      <text:p text:style-name="P56"><text:s text:c="8"/>for(j=N; j&gt;i; j--)</text:p>
      <text:p text:style-name="P56"><text:s text:c="8"/>{</text:p>
      <text:p text:style-name="P56"><text:s text:c="12"/>printf("%d", j);</text:p>
      <text:p text:style-name="P56"><text:s text:c="8"/>}</text:p>
      <text:p text:style-name="P56"><text:s text:c="8"/>// Second inner part of lower half</text:p>
      <text:p text:style-name="P56"><text:s text:c="8"/>for(j=1; j&lt;=(i*2-1); j++)</text:p>
      <text:p text:style-name="P56"><text:s text:c="8"/>{</text:p>
      <text:p text:style-name="P56"><text:s text:c="12"/>printf("%d", i+1);</text:p>
      <text:p text:style-name="P56"><text:s text:c="8"/>}</text:p>
      <text:p text:style-name="P56"><text:s text:c="8"/>// Third inner part of lower half</text:p>
      <text:p text:style-name="P56"><text:s text:c="8"/>for(j=i+1; j&lt;=N; j++)</text:p>
      <text:p text:style-name="P56"><text:s text:c="8"/>{</text:p>
      <text:p text:style-name="P56"><text:s text:c="12"/>printf("%d", j);</text:p>
      <text:p text:style-name="P56"><text:s text:c="8"/>}</text:p>
      <text:p text:style-name="P56"><text:s text:c="8"/>printf("\n");</text:p>
      <text:p text:style-name="P56"><text:s text:c="4"/>}</text:p>
      <text:p text:style-name="P56"><text:s text:c="4"/>getch();</text:p>
      <text:p text:style-name="P56">}</text:p>
      <text:p text:style-name="P86"/>
      <text:p text:style-name="P86">1 <text:s text:c="3"/>2 <text:s text:c="3"/>3 <text:s text:c="3"/>4 <text:s text:c="3"/>5</text:p>
      <text:p text:style-name="P86">16 <text:s text:c="2"/>17 <text:s text:c="2"/>18 <text:s text:c="2"/>19 <text:s text:c="2"/>6</text:p>
      <text:p text:style-name="P86">15 <text:s text:c="2"/>24 <text:s text:c="2"/>25 <text:s text:c="2"/>20 <text:s text:c="2"/>7</text:p>
      <text:p text:style-name="P86">14 <text:s text:c="2"/>23 <text:s text:c="2"/>22 <text:s text:c="2"/>21 <text:s text:c="2"/>8</text:p>
      <text:p text:style-name="P86">13 <text:s text:c="2"/>12 <text:s text:c="2"/>11 <text:s text:c="2"/>10 <text:s text:c="2"/>9</text:p>
      <text:p text:style-name="P86">Number pattern 19</text:p>
      <text:p text:style-name="P86">Source Code :</text:p>
      <text:p text:style-name="P56">#include &lt;stdio.h&gt;</text:p>
      <text:p text:style-name="P56">#include &lt;conio.h&gt;</text:p>
      <text:p text:style-name="P56">void main()</text:p>
      <text:p text:style-name="P56">{</text:p>
      <text:p text:style-name="P56"><text:s text:c="4"/>int i, j, N;</text:p>
      <text:p text:style-name="P56"><text:soft-page-break/><text:s text:c="4"/>int board[SIZE][SIZE];</text:p>
      <text:p text:style-name="P56"><text:s text:c="4"/>int left, top;</text:p>
      <text:p text:style-name="P56"><text:s text:c="4"/>left = 0;</text:p>
      <text:p text:style-name="P56"><text:s text:c="4"/>top <text:s/>= SIZE - 1;</text:p>
      <text:p text:style-name="P56"><text:s text:c="4"/>N <text:s text:c="3"/>= 1;</text:p>
      <text:p text:style-name="P56"><text:s text:c="4"/>for(i=1; i&lt;=SIZE/2; i++, left++, top--)</text:p>
      <text:p text:style-name="P56"><text:s text:c="4"/>{</text:p>
      <text:p text:style-name="P56"><text:s text:c="8"/>// Fill from left to right</text:p>
      <text:p text:style-name="P56"><text:s text:c="8"/>for(j=left; j&lt;=top; j++, N++)</text:p>
      <text:p text:style-name="P56"><text:s text:c="8"/>{</text:p>
      <text:p text:style-name="P56"><text:s text:c="12"/>board[left][j] = N;</text:p>
      <text:p text:style-name="P56"><text:s text:c="8"/>}</text:p>
      <text:p text:style-name="P56"><text:s text:c="8"/>// Fill from top to down</text:p>
      <text:p text:style-name="P56"><text:s text:c="8"/>for(j=left+1; j&lt;=top; j++, N++)</text:p>
      <text:p text:style-name="P56"><text:s text:c="8"/>{</text:p>
      <text:p text:style-name="P56"><text:s text:c="12"/>board[j][top] = N;</text:p>
      <text:p text:style-name="P56"><text:s text:c="8"/>}</text:p>
      <text:p text:style-name="P56"><text:s text:c="8"/>// Fill from right to left</text:p>
      <text:p text:style-name="P56"><text:s text:c="8"/>for(j=top-1; j&gt;=left; j--, N++)</text:p>
      <text:p text:style-name="P56"><text:s text:c="8"/>{</text:p>
      <text:p text:style-name="P56"><text:s text:c="12"/>board[top][j] = N;</text:p>
      <text:p text:style-name="P56"><text:s text:c="8"/>}</text:p>
      <text:p text:style-name="P56"><text:s text:c="8"/>// Fill from down to top</text:p>
      <text:p text:style-name="P56"><text:s text:c="8"/>for(j=top-1; j&gt;=left+1; j--, N++)</text:p>
      <text:p text:style-name="P56"><text:s text:c="8"/>{</text:p>
      <text:p text:style-name="P56"><text:s text:c="12"/>board[j][left] = N;</text:p>
      <text:p text:style-name="P56"><text:s text:c="8"/>}</text:p>
      <text:p text:style-name="P56"><text:s text:c="4"/>}</text:p>
      <text:p text:style-name="P56"><text:s text:c="4"/>// Print the pattern</text:p>
      <text:p text:style-name="P56"><text:s text:c="4"/>for(i=0; i&lt;SIZE; i++)</text:p>
      <text:p text:style-name="P56"><text:s text:c="4"/>{</text:p>
      <text:p text:style-name="P56"><text:s text:c="8"/>for(j=0; j&lt;SIZE; j++)</text:p>
      <text:p text:style-name="P56"><text:s text:c="8"/>{</text:p>
      <text:p text:style-name="P56"><text:s text:c="12"/>printf("%-5d", board[i][j]);</text:p>
      <text:p text:style-name="P56"><text:s text:c="8"/>}</text:p>
      <text:p text:style-name="P56"><text:s text:c="8"/>printf("\n");</text:p>
      <text:p text:style-name="P56"><text:s text:c="4"/>}</text:p>
      <text:p text:style-name="P56"><text:s text:c="4"/>getch();</text:p>
      <text:p text:style-name="P56">}</text:p>
      <text:p text:style-name="P56"/>
      <text:p text:style-name="P57"><text:span text:style-name="T6">Note:</text:span> If you want to generate the perfect square of any number other than 10. Then you only need to change this line #define SIZE 10 to any other integer.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</text:p>
      <text:p text:style-name="P86"/>
      <text:p text:style-name="P86">Triangle Easy Number Patterns</text:p>
      <text:p text:style-name="P86">1</text:p>
      <text:p text:style-name="P86">22</text:p>
      <text:p text:style-name="P86">333</text:p>
      <text:p text:style-name="P86">4444</text:p>
      <text:p text:style-name="P86">55555</text:p>
      <text:p text:style-name="P86">Number pattern 20</text:p>
      <text:p text:style-name="P86">Source Code :</text:p>
      <text:p text:style-name="P58">#include &lt;stdio.h&gt;</text:p>
      <text:p text:style-name="P58">#include &lt;conio.h&gt;</text:p>
      <text:p text:style-name="P58">void main()</text:p>
      <text:p text:style-name="P58">{</text:p>
      <text:p text:style-name="P58"><text:s text:c="4"/>int i, j, N;</text:p>
      <text:p text:style-name="P58"><text:s text:c="4"/>printf("Enter N: ");</text:p>
      <text:p text:style-name="P58"><text:s text:c="4"/>scanf("%d", &amp;N);</text:p>
      <text:p text:style-name="P58"><text:s text:c="4"/>for(i=1; i&lt;=N; i++)</text:p>
      <text:p text:style-name="P58"><text:s text:c="4"/>{</text:p>
      <text:p text:style-name="P58"><text:s text:c="8"/>for(j=1; j&lt;=i; j++)</text:p>
      <text:p text:style-name="P58"><text:s text:c="8"/>{</text:p>
      <text:p text:style-name="P58"><text:s text:c="12"/>printf("%d", i);</text:p>
      <text:p text:style-name="P58"><text:s text:c="8"/>}</text:p>
      <text:p text:style-name="P58"><text:s text:c="8"/>printf("\n");</text:p>
      <text:p text:style-name="P58"><text:s text:c="4"/>}</text:p>
      <text:p text:style-name="P58"><text:s text:c="4"/>getch();</text:p>
      <text:p text:style-name="P58">}</text:p>
      <text:p text:style-name="P86"/>
      <text:p text:style-name="P86">55555</text:p>
      <text:p text:style-name="P86">4444</text:p>
      <text:p text:style-name="P86">333</text:p>
      <text:p text:style-name="P86">22</text:p>
      <text:p text:style-name="P86">1</text:p>
      <text:p text:style-name="P86">Number pattern 21</text:p>
      <text:p text:style-name="P86">Source Code :</text:p>
      <text:p text:style-name="P58">#include &lt;stdio.h&gt;</text:p>
      <text:p text:style-name="P58">#include &lt;conio.h&gt;</text:p>
      <text:p text:style-name="P58">void main()</text:p>
      <text:p text:style-name="P58">{</text:p>
      <text:p text:style-name="P58"><text:s text:c="4"/>int i, j, N;</text:p>
      <text:p text:style-name="P58"><text:s text:c="4"/>printf("Enter N: ");</text:p>
      <text:p text:style-name="P58"><text:s text:c="4"/>scanf("%d", &amp;N);</text:p>
      <text:p text:style-name="P58"><text:s text:c="4"/>for(i=N; i&gt;=1; i--)</text:p>
      <text:p text:style-name="P58"><text:s text:c="4"/>{</text:p>
      <text:p text:style-name="P58"><text:s text:c="8"/>for(j=1; j&lt;=i; j++)</text:p>
      <text:p text:style-name="P58"><text:s text:c="8"/>{</text:p>
      <text:p text:style-name="P58"><text:s text:c="12"/>printf("%d", i);</text:p>
      <text:p text:style-name="P58"><text:s text:c="8"/>}</text:p>
      <text:p text:style-name="P58"><text:s text:c="8"/>printf("\n");</text:p>
      <text:p text:style-name="P58"><text:s text:c="4"/>}</text:p>
      <text:p text:style-name="P58"><text:s text:c="4"/>getch();</text:p>
      <text:p text:style-name="P58">}</text:p>
      <text:p text:style-name="P86"><text:soft-page-break/>11111</text:p>
      <text:p text:style-name="P86">2222</text:p>
      <text:p text:style-name="P86">333</text:p>
      <text:p text:style-name="P86">44</text:p>
      <text:p text:style-name="P86">5</text:p>
      <text:p text:style-name="P86">Number pattern 22</text:p>
      <text:p text:style-name="P86">Source Code :</text:p>
      <text:p text:style-name="P58">#include &lt;stdio.h&gt;</text:p>
      <text:p text:style-name="P58">#include &lt;conio.h&gt;</text:p>
      <text:p text:style-name="P58">void main()</text:p>
      <text:p text:style-name="P58">{</text:p>
      <text:p text:style-name="P58"><text:s text:c="4"/>int i, j, N;</text:p>
      <text:p text:style-name="P58"><text:s text:c="4"/>printf("Enter N: ");</text:p>
      <text:p text:style-name="P58"><text:s text:c="4"/>scanf("%d", &amp;N);</text:p>
      <text:p text:style-name="P58"><text:s text:c="4"/>for(i=1; i&lt;=N; i++)</text:p>
      <text:p text:style-name="P58"><text:s text:c="4"/>{</text:p>
      <text:p text:style-name="P58"><text:s text:c="8"/>// Logic to print numbers</text:p>
      <text:p text:style-name="P58"><text:s text:c="8"/>for(j=i; j&lt;=N; j++)</text:p>
      <text:p text:style-name="P58"><text:s text:c="8"/>{</text:p>
      <text:p text:style-name="P58"><text:s text:c="12"/>printf("%d", i);</text:p>
      <text:p text:style-name="P58"><text:s text:c="8"/>}</text:p>
      <text:p text:style-name="P58"><text:s text:c="8"/>printf("\n");</text:p>
      <text:p text:style-name="P58"><text:s text:c="4"/>}</text:p>
      <text:p text:style-name="P58"><text:s text:c="4"/>getch();</text:p>
      <text:p text:style-name="P58">}</text:p>
      <text:p text:style-name="P86"/>
      <text:p text:style-name="P86">5</text:p>
      <text:p text:style-name="P86">44</text:p>
      <text:p text:style-name="P86">333</text:p>
      <text:p text:style-name="P86">2222</text:p>
      <text:p text:style-name="P86">11111</text:p>
      <text:p text:style-name="P86">Number pattern 23</text:p>
      <text:p text:style-name="P86">Source Code :</text:p>
      <text:p text:style-name="P58">#include &lt;stdio.h&gt;</text:p>
      <text:p text:style-name="P58">#include &lt;conio.h&gt;</text:p>
      <text:p text:style-name="P58">void main()</text:p>
      <text:p text:style-name="P58">{</text:p>
      <text:p text:style-name="P58"><text:s text:c="4"/>int i, j, N;</text:p>
      <text:p text:style-name="P58"><text:s text:c="4"/>printf("Enter N: ");</text:p>
      <text:p text:style-name="P58"><text:s text:c="4"/>scanf("%d", &amp;N);</text:p>
      <text:p text:style-name="P58"><text:s text:c="4"/>for(i=1; i&lt;=N; i++)</text:p>
      <text:p text:style-name="P58"><text:s text:c="4"/>{</text:p>
      <text:p text:style-name="P58"><text:s text:c="8"/>// Logic to print numbers</text:p>
      <text:p text:style-name="P58"><text:s text:c="8"/>for(j=1; j&lt;=i; j++)</text:p>
      <text:p text:style-name="P58"><text:s text:c="8"/>{</text:p>
      <text:p text:style-name="P58"><text:s text:c="12"/>printf("%d", (N - i + 1));</text:p>
      <text:p text:style-name="P58"><text:s text:c="8"/>}</text:p>
      <text:p text:style-name="P58"><text:s text:c="8"/>printf("\n");</text:p>
      <text:p text:style-name="P58"><text:s text:c="4"/>}</text:p>
      <text:p text:style-name="P58"><text:s text:c="4"/>getch();</text:p>
      <text:p text:style-name="P58">}</text:p>
      <text:p text:style-name="P86"/>
      <text:p text:style-name="P86"><text:soft-page-break/>1</text:p>
      <text:p text:style-name="P86">12</text:p>
      <text:p text:style-name="P86">123</text:p>
      <text:p text:style-name="P86">1234</text:p>
      <text:p text:style-name="P86">12345</text:p>
      <text:p text:style-name="P86">Number pattern 24</text:p>
      <text:p text:style-name="P86">Source Code :</text:p>
      <text:p text:style-name="P58">#include &lt;stdio.h&gt;</text:p>
      <text:p text:style-name="P58">#include &lt;conio.h&gt;</text:p>
      <text:p text:style-name="P58">void main()</text:p>
      <text:p text:style-name="P58">{</text:p>
      <text:p text:style-name="P58"><text:s text:c="4"/>int i, j, N;</text:p>
      <text:p text:style-name="P58"><text:s text:c="4"/>printf("Enter N: ");</text:p>
      <text:p text:style-name="P58"><text:s text:c="4"/>scanf("%d", &amp;N);</text:p>
      <text:p text:style-name="P58"><text:s text:c="4"/>for(i=1; i&lt;=N; i++)</text:p>
      <text:p text:style-name="P58"><text:s text:c="4"/>{</text:p>
      <text:p text:style-name="P58"><text:s text:c="8"/>// Logic to print numbers</text:p>
      <text:p text:style-name="P58"><text:s text:c="8"/>for(j=1; j&lt;=i; j++)</text:p>
      <text:p text:style-name="P58"><text:s text:c="8"/>{</text:p>
      <text:p text:style-name="P58"><text:s text:c="12"/>printf("%d", j);</text:p>
      <text:p text:style-name="P58"><text:s text:c="8"/>}</text:p>
      <text:p text:style-name="P58"><text:s text:c="8"/>printf("\n");</text:p>
      <text:p text:style-name="P58"><text:s text:c="4"/>}</text:p>
      <text:p text:style-name="P58"><text:s text:c="4"/>getch();</text:p>
      <text:p text:style-name="P58">}</text:p>
      <text:p text:style-name="P86"/>
      <text:p text:style-name="P86">12345</text:p>
      <text:p text:style-name="P86">1234</text:p>
      <text:p text:style-name="P86">123</text:p>
      <text:p text:style-name="P86">12</text:p>
      <text:p text:style-name="P86">1</text:p>
      <text:p text:style-name="P86">Number pattern 25</text:p>
      <text:p text:style-name="P86">Source Code :</text:p>
      <text:p text:style-name="P58">#include &lt;stdio.h&gt;</text:p>
      <text:p text:style-name="P58">#include &lt;conio.h&gt;</text:p>
      <text:p text:style-name="P58">void main()</text:p>
      <text:p text:style-name="P58">{</text:p>
      <text:p text:style-name="P58"><text:s text:c="4"/>int i, j, N;</text:p>
      <text:p text:style-name="P58"><text:s text:c="4"/>printf("Enter N: ");</text:p>
      <text:p text:style-name="P58"><text:s text:c="4"/>scanf("%d", &amp;N);</text:p>
      <text:p text:style-name="P58"><text:s text:c="4"/>for(i=1; i&lt;=N; i++)</text:p>
      <text:p text:style-name="P58"><text:s text:c="4"/>{</text:p>
      <text:p text:style-name="P58"><text:s text:c="8"/>// Logic to print numbers</text:p>
      <text:p text:style-name="P58"><text:s text:c="8"/>for(j=1; j&lt;=N-i+1; j++)</text:p>
      <text:p text:style-name="P58"><text:s text:c="8"/>{</text:p>
      <text:p text:style-name="P58"><text:s text:c="12"/>printf("%d", j);</text:p>
      <text:p text:style-name="P58"><text:s text:c="8"/>}</text:p>
      <text:p text:style-name="P58"><text:s text:c="8"/>printf("\n");</text:p>
      <text:p text:style-name="P58"><text:s text:c="4"/>}</text:p>
      <text:p text:style-name="P58"><text:s text:c="4"/>getch();</text:p>
      <text:p text:style-name="P58">}</text:p>
      <text:p text:style-name="P86"/>
      <text:p text:style-name="P86"><text:soft-page-break/>1</text:p>
      <text:p text:style-name="P86">21</text:p>
      <text:p text:style-name="P86">321</text:p>
      <text:p text:style-name="P86">4321</text:p>
      <text:p text:style-name="P86">54321</text:p>
      <text:p text:style-name="P86">Number pattern 26</text:p>
      <text:p text:style-name="P86">Source Code :</text:p>
      <text:p text:style-name="P59">#include &lt;stdio.h&gt;</text:p>
      <text:p text:style-name="P59">#include &lt;conio.h&gt;</text:p>
      <text:p text:style-name="P59">void main()</text:p>
      <text:p text:style-name="P59">{</text:p>
      <text:p text:style-name="P59"><text:s text:c="4"/>int i, j, N;</text:p>
      <text:p text:style-name="P59"><text:s text:c="4"/>printf("Enter N: ");</text:p>
      <text:p text:style-name="P59"><text:s text:c="4"/>scanf("%d", &amp;N);</text:p>
      <text:p text:style-name="P59"><text:s text:c="4"/>for(i=1; i&lt;=N; i++)</text:p>
      <text:p text:style-name="P59"><text:s text:c="4"/>{</text:p>
      <text:p text:style-name="P59"><text:s text:c="8"/>// Logic to print numbers</text:p>
      <text:p text:style-name="P59"><text:s text:c="8"/>for(j=i; j&gt;=1; j--)</text:p>
      <text:p text:style-name="P59"><text:s text:c="8"/>{</text:p>
      <text:p text:style-name="P59"><text:s text:c="12"/>printf("%d", j);</text:p>
      <text:p text:style-name="P59"><text:s text:c="8"/>}</text:p>
      <text:p text:style-name="P59"><text:s text:c="8"/>printf("\n");</text:p>
      <text:p text:style-name="P59"><text:s text:c="4"/>}</text:p>
      <text:p text:style-name="P59"><text:s text:c="4"/>getch();</text:p>
      <text:p text:style-name="P59">}</text:p>
      <text:p text:style-name="P86"/>
      <text:p text:style-name="P86">54321</text:p>
      <text:p text:style-name="P86">4321</text:p>
      <text:p text:style-name="P86">321</text:p>
      <text:p text:style-name="P86">21</text:p>
      <text:p text:style-name="P86">1</text:p>
      <text:p text:style-name="P86">Number pattern 27</text:p>
      <text:p text:style-name="P86">Source Code :</text:p>
      <text:p text:style-name="P59">#include &lt;stdio.h&gt;</text:p>
      <text:p text:style-name="P59">#include &lt;conio.h&gt;</text:p>
      <text:p text:style-name="P59">void main()</text:p>
      <text:p text:style-name="P59">{</text:p>
      <text:p text:style-name="P59"><text:s text:c="4"/>int i, j, N;</text:p>
      <text:p text:style-name="P59"><text:s text:c="4"/>printf("Enter N: ");</text:p>
      <text:p text:style-name="P59"><text:s text:c="4"/>scanf("%d", &amp;N);</text:p>
      <text:p text:style-name="P59"><text:s text:c="4"/>for(i=N; i&gt;=1; i--)</text:p>
      <text:p text:style-name="P59"><text:s text:c="4"/>{</text:p>
      <text:p text:style-name="P59"><text:s text:c="8"/>// Logic to print numbers</text:p>
      <text:p text:style-name="P59"><text:s text:c="8"/>for(j=i; j&gt;=1; j--)</text:p>
      <text:p text:style-name="P59"><text:s text:c="8"/>{</text:p>
      <text:p text:style-name="P59"><text:s text:c="12"/>printf("%d", j);</text:p>
      <text:p text:style-name="P59"><text:s text:c="8"/>}</text:p>
      <text:p text:style-name="P59"><text:s text:c="8"/>printf("\n");</text:p>
      <text:p text:style-name="P59"><text:s text:c="4"/>}</text:p>
      <text:p text:style-name="P59"><text:s text:c="4"/>getch();</text:p>
      <text:p text:style-name="P59">}</text:p>
      <text:p text:style-name="P86"/>
      <text:p text:style-name="P86"><text:soft-page-break/>5</text:p>
      <text:p text:style-name="P86">54</text:p>
      <text:p text:style-name="P86">543</text:p>
      <text:p text:style-name="P86">5432</text:p>
      <text:p text:style-name="P86">54321</text:p>
      <text:p text:style-name="P86">Number pattern 28</text:p>
      <text:p text:style-name="P86">Source Code :</text:p>
      <text:p text:style-name="P60">#include &lt;stdio.h&gt;</text:p>
      <text:p text:style-name="P60">#include &lt;conio.h&gt;</text:p>
      <text:p text:style-name="P60">void main()</text:p>
      <text:p text:style-name="P60">{</text:p>
      <text:p text:style-name="P60"><text:s text:c="4"/>int i, j, N;</text:p>
      <text:p text:style-name="P60"><text:s text:c="4"/>printf("Enter N: ");</text:p>
      <text:p text:style-name="P60"><text:s text:c="4"/>scanf("%d", &amp;N);</text:p>
      <text:p text:style-name="P60"><text:s text:c="4"/>for(i=N; i&gt;=1; i--)</text:p>
      <text:p text:style-name="P60"><text:s text:c="4"/>{</text:p>
      <text:p text:style-name="P60"><text:s text:c="8"/>// Logic to print numbers</text:p>
      <text:p text:style-name="P60"><text:s text:c="8"/>for(j=N; j&gt;=i; j--)</text:p>
      <text:p text:style-name="P60"><text:s text:c="8"/>{</text:p>
      <text:p text:style-name="P60"><text:s text:c="12"/>printf("%d", j);</text:p>
      <text:p text:style-name="P60"><text:s text:c="8"/>}</text:p>
      <text:p text:style-name="P60"><text:s text:c="8"/>printf("\n");</text:p>
      <text:p text:style-name="P60"><text:s text:c="4"/>}</text:p>
      <text:p text:style-name="P60"><text:s text:c="4"/>getch();</text:p>
      <text:p text:style-name="P60">}</text:p>
      <text:p text:style-name="P86"/>
      <text:p text:style-name="P86">54321</text:p>
      <text:p text:style-name="P86">5432</text:p>
      <text:p text:style-name="P86">543</text:p>
      <text:p text:style-name="P86">54</text:p>
      <text:p text:style-name="P86">5</text:p>
      <text:p text:style-name="P86">Number pattern 29</text:p>
      <text:p text:style-name="P86">Source Code :</text:p>
      <text:p text:style-name="P60">#include &lt;stdio.h&gt;</text:p>
      <text:p text:style-name="P60">#include &lt;conio.h&gt;</text:p>
      <text:p text:style-name="P60">void main()</text:p>
      <text:p text:style-name="P60">{</text:p>
      <text:p text:style-name="P60"><text:s text:c="4"/>int i, j, N;</text:p>
      <text:p text:style-name="P60"><text:s text:c="4"/>printf("Enter N: ");</text:p>
      <text:p text:style-name="P60"><text:s text:c="4"/>scanf("%d", &amp;N);</text:p>
      <text:p text:style-name="P60"><text:s text:c="4"/>for(i=1; i&lt;=N; i++)</text:p>
      <text:p text:style-name="P60"><text:s text:c="4"/>{</text:p>
      <text:p text:style-name="P60"><text:s text:c="8"/>// Logic to print numbers</text:p>
      <text:p text:style-name="P60"><text:s text:c="8"/>for(j=N; j&gt;=i; j--)</text:p>
      <text:p text:style-name="P60"><text:s text:c="8"/>{</text:p>
      <text:p text:style-name="P60"><text:s text:c="12"/>printf("%d", j);</text:p>
      <text:p text:style-name="P60"><text:s text:c="8"/>}</text:p>
      <text:p text:style-name="P60"><text:s text:c="8"/>printf("\n");</text:p>
      <text:p text:style-name="P60"><text:s text:c="4"/>}</text:p>
      <text:p text:style-name="P60"><text:s text:c="4"/>getch();</text:p>
      <text:p text:style-name="P60">}</text:p>
      <text:p text:style-name="P86"/>
      <text:p text:style-name="P86"><text:soft-page-break/>5</text:p>
      <text:p text:style-name="P86">45</text:p>
      <text:p text:style-name="P86">345</text:p>
      <text:p text:style-name="P86">2345</text:p>
      <text:p text:style-name="P86">12345</text:p>
      <text:p text:style-name="P86">Number pattern 30</text:p>
      <text:p text:style-name="P86">Source Code :</text:p>
      <text:p text:style-name="P61">#include &lt;stdio.h&gt;</text:p>
      <text:p text:style-name="P61">#include &lt;conio.h&gt;</text:p>
      <text:p text:style-name="P61">void main()</text:p>
      <text:p text:style-name="P61">{</text:p>
      <text:p text:style-name="P61"><text:s text:c="4"/>int i, j, N;</text:p>
      <text:p text:style-name="P61"><text:s text:c="4"/>printf("Enter N: ");</text:p>
      <text:p text:style-name="P61"><text:s text:c="4"/>scanf("%d", &amp;N);</text:p>
      <text:p text:style-name="P61"><text:s text:c="4"/>for(i=N; i&gt;=1; i--)</text:p>
      <text:p text:style-name="P61"><text:s text:c="4"/>{</text:p>
      <text:p text:style-name="P61"><text:s text:c="8"/>// Logic to print numbers</text:p>
      <text:p text:style-name="P61"><text:s text:c="8"/>for(j=i; j&lt;=N; j++)</text:p>
      <text:p text:style-name="P61"><text:s text:c="8"/>{</text:p>
      <text:p text:style-name="P61"><text:s text:c="12"/>printf("%d", j);</text:p>
      <text:p text:style-name="P61"><text:s text:c="8"/>}</text:p>
      <text:p text:style-name="P61"><text:s text:c="8"/>printf("\n");</text:p>
      <text:p text:style-name="P61"><text:s text:c="4"/>}</text:p>
      <text:p text:style-name="P61"><text:s text:c="4"/>getch();</text:p>
      <text:p text:style-name="P61">}</text:p>
      <text:p text:style-name="P86"/>
      <text:p text:style-name="P86">12345</text:p>
      <text:p text:style-name="P86">2345</text:p>
      <text:p text:style-name="P86">345</text:p>
      <text:p text:style-name="P86">45</text:p>
      <text:p text:style-name="P86">5</text:p>
      <text:p text:style-name="P86">Number pattern 31</text:p>
      <text:p text:style-name="P86">Source Code :</text:p>
      <text:p text:style-name="P61">#include &lt;stdio.h&gt;</text:p>
      <text:p text:style-name="P61">#include &lt;conio.h&gt;</text:p>
      <text:p text:style-name="P61">void main()</text:p>
      <text:p text:style-name="P61">{</text:p>
      <text:p text:style-name="P61"><text:s text:c="4"/>int i, j, N;</text:p>
      <text:p text:style-name="P61"><text:s text:c="4"/>printf("Enter N: ");</text:p>
      <text:p text:style-name="P61"><text:s text:c="4"/>scanf("%d", &amp;N);</text:p>
      <text:p text:style-name="P61"><text:s text:c="4"/>for(i=1; i&lt;=N; i++)</text:p>
      <text:p text:style-name="P61"><text:s text:c="4"/>{</text:p>
      <text:p text:style-name="P61"><text:s text:c="8"/>// Logic to print numbers</text:p>
      <text:p text:style-name="P61"><text:s text:c="8"/>for(j=i; j&lt;=N; j++)</text:p>
      <text:p text:style-name="P61"><text:s text:c="8"/>{</text:p>
      <text:p text:style-name="P61"><text:s text:c="12"/>printf("%d", j);</text:p>
      <text:p text:style-name="P61"><text:s text:c="8"/>}</text:p>
      <text:p text:style-name="P61"><text:s text:c="8"/>printf("\n");</text:p>
      <text:p text:style-name="P61"><text:s text:c="4"/>}</text:p>
      <text:p text:style-name="P61"><text:s text:c="4"/>getch();</text:p>
      <text:p text:style-name="P61">}</text:p>
      <text:p text:style-name="P86"/>
      <text:p text:style-name="P86"><text:soft-page-break/>1</text:p>
      <text:p text:style-name="P86">23</text:p>
      <text:p text:style-name="P86">345</text:p>
      <text:p text:style-name="P86">4567</text:p>
      <text:p text:style-name="P86">56789</text:p>
      <text:p text:style-name="P86">Number pattern 32</text:p>
      <text:p text:style-name="P86">Source Code :</text:p>
      <text:p text:style-name="P61">#include &lt;stdio.h&gt;</text:p>
      <text:p text:style-name="P61">#include &lt;conio.h&gt;</text:p>
      <text:p text:style-name="P61">void main()</text:p>
      <text:p text:style-name="P61">{</text:p>
      <text:p text:style-name="P61"><text:s text:c="4"/>int i, j, k, N;</text:p>
      <text:p text:style-name="P61"><text:s text:c="4"/>printf("Enter N: ");</text:p>
      <text:p text:style-name="P61"><text:s text:c="4"/>scanf("%d", &amp;N);</text:p>
      <text:p text:style-name="P61"><text:s text:c="4"/>for(i=1; i&lt;=N; i++)</text:p>
      <text:p text:style-name="P61"><text:s text:c="4"/>{</text:p>
      <text:p text:style-name="P61"><text:s text:c="8"/>k = i;</text:p>
      <text:p text:style-name="P61"><text:s text:c="8"/>// Logic to print numbers</text:p>
      <text:p text:style-name="P61"><text:s text:c="8"/>for(j=1; j&lt;=i; j++, k++)</text:p>
      <text:p text:style-name="P61"><text:s text:c="8"/>{</text:p>
      <text:p text:style-name="P61"><text:s text:c="12"/>printf("%d", k);</text:p>
      <text:p text:style-name="P61"><text:s text:c="8"/>}</text:p>
      <text:p text:style-name="P61"><text:s text:c="8"/>printf("\n");</text:p>
      <text:p text:style-name="P61"><text:s text:c="4"/>}</text:p>
      <text:p text:style-name="P61"><text:s text:c="4"/>getch();</text:p>
      <text:p text:style-name="P61">}</text:p>
      <text:p text:style-name="P86"/>
      <text:p text:style-name="P86">56789</text:p>
      <text:p text:style-name="P86">4567</text:p>
      <text:p text:style-name="P86">345</text:p>
      <text:p text:style-name="P86">23</text:p>
      <text:p text:style-name="P86">1</text:p>
      <text:p text:style-name="P86">Number pattern 33</text:p>
      <text:p text:style-name="P86">Source Code :</text:p>
      <text:p text:style-name="P61">#include &lt;stdio.h&gt;</text:p>
      <text:p text:style-name="P61">#include &lt;conio.h&gt;</text:p>
      <text:p text:style-name="P61">void main()</text:p>
      <text:p text:style-name="P61">{</text:p>
      <text:p text:style-name="P61"><text:s text:c="4"/>int i, j, k, N;</text:p>
      <text:p text:style-name="P61"><text:s text:c="4"/>printf("Enter N: ");</text:p>
      <text:p text:style-name="P61"><text:s text:c="4"/>scanf("%d", &amp;N);</text:p>
      <text:p text:style-name="P61"><text:s text:c="4"/>for(i=N; i&gt;=1; i--)</text:p>
      <text:p text:style-name="P61"><text:s text:c="4"/>{</text:p>
      <text:p text:style-name="P61"><text:s text:c="8"/>k = i;</text:p>
      <text:p text:style-name="P61"><text:s text:c="8"/>// Logic to print numbers</text:p>
      <text:p text:style-name="P61"><text:s text:c="8"/>for(j=1; j&lt;=i; j++, k++)</text:p>
      <text:p text:style-name="P61"><text:s text:c="8"/>{</text:p>
      <text:p text:style-name="P61"><text:s text:c="12"/>printf("%d", k);</text:p>
      <text:p text:style-name="P61"><text:s text:c="8"/>}</text:p>
      <text:p text:style-name="P61"><text:s text:c="8"/>printf("\n");</text:p>
      <text:p text:style-name="P61"><text:s text:c="4"/>}</text:p>
      <text:p text:style-name="P61"><text:s text:c="4"/>getch();</text:p>
      <text:p text:style-name="P61"><text:soft-page-break/>}</text:p>
      <text:p text:style-name="P86"/>
      <text:p text:style-name="P86">13579</text:p>
      <text:p text:style-name="P86">3579</text:p>
      <text:p text:style-name="P86">579</text:p>
      <text:p text:style-name="P86">79</text:p>
      <text:p text:style-name="P86">9</text:p>
      <text:p text:style-name="P86">Number pattern 34</text:p>
      <text:p text:style-name="P86">Source Code :</text:p>
      <text:p text:style-name="P61">#include &lt;stdio.h&gt;</text:p>
      <text:p text:style-name="P61">#include &lt;conio.h&gt;</text:p>
      <text:p text:style-name="P61">void main()</text:p>
      <text:p text:style-name="P61">{</text:p>
      <text:p text:style-name="P61"><text:s text:c="4"/>int i, j, k, N;</text:p>
      <text:p text:style-name="P61"><text:s text:c="4"/>printf("Enter N: ");</text:p>
      <text:p text:style-name="P61"><text:s text:c="4"/>scanf("%d", &amp;N);</text:p>
      <text:p text:style-name="P61"><text:s text:c="4"/>for(i=1; i&lt;=N; i++)</text:p>
      <text:p text:style-name="P61"><text:s text:c="4"/>{</text:p>
      <text:p text:style-name="P61"><text:s text:c="8"/>k = (i * 2) - 1;</text:p>
      <text:p text:style-name="P61"><text:s text:c="8"/>// Logic to print numbers</text:p>
      <text:p text:style-name="P61"><text:s text:c="8"/>for(j=i; j&lt;=N; j++, k+=2)</text:p>
      <text:p text:style-name="P61"><text:s text:c="8"/>{</text:p>
      <text:p text:style-name="P61"><text:s text:c="12"/>printf("%d", k);</text:p>
      <text:p text:style-name="P61"><text:s text:c="8"/>}</text:p>
      <text:p text:style-name="P61"><text:s text:c="8"/>printf("\n");</text:p>
      <text:p text:style-name="P61"><text:s text:c="4"/>}</text:p>
      <text:p text:style-name="P61"><text:s text:c="4"/>getch();</text:p>
      <text:p text:style-name="P61">}</text:p>
      <text:p text:style-name="P86"/>
      <text:p text:style-name="P86">Triangle 0,1 Easy Number Patterns</text:p>
      <text:p text:style-name="P86">1</text:p>
      <text:p text:style-name="P86">10</text:p>
      <text:p text:style-name="P86">101</text:p>
      <text:p text:style-name="P86">1010</text:p>
      <text:p text:style-name="P86">10101</text:p>
      <text:p text:style-name="P86">Number pattern 35</text:p>
      <text:p text:style-name="P86">Source Code :</text:p>
      <text:p text:style-name="P62">#include &lt;stdio.h&gt;</text:p>
      <text:p text:style-name="P62">#include &lt;conio.h&gt;</text:p>
      <text:p text:style-name="P62">void main()</text:p>
      <text:p text:style-name="P62">{</text:p>
      <text:p text:style-name="P62"><text:s text:c="4"/>int i, j, N;</text:p>
      <text:p text:style-name="P62"><text:s text:c="4"/>printf("Enter N: ");</text:p>
      <text:p text:style-name="P62"><text:s text:c="4"/>scanf("%d", &amp;N);</text:p>
      <text:p text:style-name="P62"><text:s text:c="4"/>for(i=1; i&lt;=N; i++)</text:p>
      <text:p text:style-name="P62"><text:s text:c="4"/>{</text:p>
      <text:p text:style-name="P62"><text:s text:c="8"/>for(j=1; j&lt;=i; j++)</text:p>
      <text:p text:style-name="P62"><text:s text:c="8"/>{</text:p>
      <text:p text:style-name="P62"><text:s text:c="12"/>// For every odd column print 1</text:p>
      <text:p text:style-name="P62"><text:s text:c="12"/>if(j % 2 == 1)</text:p>
      <text:p text:style-name="P62"><text:s text:c="12"/>{</text:p>
      <text:p text:style-name="P62"><text:s text:c="16"/>printf("1");</text:p>
      <text:p text:style-name="P62"><text:soft-page-break/><text:s text:c="12"/>}</text:p>
      <text:p text:style-name="P62"><text:s text:c="12"/>else</text:p>
      <text:p text:style-name="P62"><text:s text:c="12"/>{</text:p>
      <text:p text:style-name="P62"><text:s text:c="16"/>printf("0");</text:p>
      <text:p text:style-name="P62"><text:s text:c="12"/>}</text:p>
      <text:p text:style-name="P62"><text:s text:c="8"/>}</text:p>
      <text:p text:style-name="P62"><text:s text:c="8"/>printf("\n");</text:p>
      <text:p text:style-name="P62"><text:s text:c="4"/>}</text:p>
      <text:p text:style-name="P62"><text:s text:c="4"/>getch();</text:p>
      <text:p text:style-name="P62">}</text:p>
      <text:p text:style-name="P86"/>
      <text:p text:style-name="P86">1</text:p>
      <text:p text:style-name="P86">00</text:p>
      <text:p text:style-name="P86">111</text:p>
      <text:p text:style-name="P86">0000</text:p>
      <text:p text:style-name="P86">11111</text:p>
      <text:p text:style-name="P86">Number pattern 36</text:p>
      <text:p text:style-name="P86">Source Code :</text:p>
      <text:p text:style-name="P63">#include &lt;stdio.h&gt;</text:p>
      <text:p text:style-name="P63">#include &lt;conio.h&gt;</text:p>
      <text:p text:style-name="P63">void main()</text:p>
      <text:p text:style-name="P63">{</text:p>
      <text:p text:style-name="P63"><text:s text:c="4"/>int i, j, N;</text:p>
      <text:p text:style-name="P63"><text:s text:c="4"/>printf("Enter N: ");</text:p>
      <text:p text:style-name="P63"><text:s text:c="4"/>scanf("%d", &amp;N);</text:p>
      <text:p text:style-name="P63"><text:s text:c="4"/>for(i=1; i&lt;=N; i++)</text:p>
      <text:p text:style-name="P63"><text:s text:c="4"/>{</text:p>
      <text:p text:style-name="P63"><text:s text:c="8"/>for(j=1; j&lt;=i; j++)</text:p>
      <text:p text:style-name="P63"><text:s text:c="8"/>{</text:p>
      <text:p text:style-name="P63"><text:s text:c="12"/>// Print 1s for every odd rows</text:p>
      <text:p text:style-name="P63"><text:s text:c="12"/>if(i % 2 == 1)</text:p>
      <text:p text:style-name="P63"><text:s text:c="12"/>{</text:p>
      <text:p text:style-name="P63"><text:s text:c="16"/>printf("1");</text:p>
      <text:p text:style-name="P63"><text:s text:c="12"/>}</text:p>
      <text:p text:style-name="P63"><text:s text:c="12"/>else</text:p>
      <text:p text:style-name="P63"><text:s text:c="12"/>{</text:p>
      <text:p text:style-name="P63"><text:s text:c="16"/>printf("0");</text:p>
      <text:p text:style-name="P63"><text:s text:c="12"/>}</text:p>
      <text:p text:style-name="P63"><text:s text:c="8"/>}</text:p>
      <text:p text:style-name="P63"><text:s text:c="8"/>printf("\n");</text:p>
      <text:p text:style-name="P63"><text:s text:c="4"/>}</text:p>
      <text:p text:style-name="P63"><text:s text:c="4"/>getch();</text:p>
      <text:p text:style-name="P63">}</text:p>
      <text:p text:style-name="P86"/>
      <text:p text:style-name="P86">1</text:p>
      <text:p text:style-name="P86">01</text:p>
      <text:p text:style-name="P86">010</text:p>
      <text:p text:style-name="P86">1010</text:p>
      <text:p text:style-name="P86">10101</text:p>
      <text:p text:style-name="P86">Number pattern 37</text:p>
      <text:p text:style-name="P86">Source Code :</text:p>
      <text:p text:style-name="P63">#include &lt;stdio.h&gt;</text:p>
      <text:p text:style-name="P63"><text:soft-page-break/>#include &lt;conio.h&gt;</text:p>
      <text:p text:style-name="P63">void main()</text:p>
      <text:p text:style-name="P63">{</text:p>
      <text:p text:style-name="P63"><text:s text:c="4"/>int i, j, k, N;</text:p>
      <text:p text:style-name="P63"><text:s text:c="4"/>printf("Enter N: ");</text:p>
      <text:p text:style-name="P63"><text:s text:c="4"/>scanf("%d", &amp;N);</text:p>
      <text:p text:style-name="P63"><text:s text:c="4"/>// k represents the current integer</text:p>
      <text:p text:style-name="P63"><text:s text:c="4"/>k = 1;</text:p>
      <text:p text:style-name="P63"><text:s text:c="4"/>for(i=1; i&lt;=N; i++)</text:p>
      <text:p text:style-name="P63"><text:s text:c="4"/>{</text:p>
      <text:p text:style-name="P63"><text:s text:c="8"/>for(j=1; j&lt;=i; j++)</text:p>
      <text:p text:style-name="P63"><text:s text:c="8"/>{</text:p>
      <text:p text:style-name="P63"><text:s text:c="12"/>// Print 1 if current integer k is odd</text:p>
      <text:p text:style-name="P63"><text:s text:c="12"/>if(k % 2 == 1)</text:p>
      <text:p text:style-name="P63"><text:s text:c="12"/>{</text:p>
      <text:p text:style-name="P63"><text:s text:c="16"/>printf("1");</text:p>
      <text:p text:style-name="P63"><text:s text:c="12"/>}</text:p>
      <text:p text:style-name="P63"><text:s text:c="12"/>else</text:p>
      <text:p text:style-name="P63"><text:s text:c="12"/>{</text:p>
      <text:p text:style-name="P63"><text:s text:c="16"/>printf("0");</text:p>
      <text:p text:style-name="P63"><text:s text:c="12"/>}</text:p>
      <text:p text:style-name="P63"><text:s text:c="12"/>k++;</text:p>
      <text:p text:style-name="P63"><text:s text:c="8"/>}</text:p>
      <text:p text:style-name="P63"><text:s text:c="8"/>printf("\n");</text:p>
      <text:p text:style-name="P63"><text:s text:c="4"/>}</text:p>
      <text:p text:style-name="P63"><text:s text:c="4"/>getch();</text:p>
      <text:p text:style-name="P63">}</text:p>
      <text:p text:style-name="P63"/>
      <text:p text:style-name="P86">1</text:p>
      <text:p text:style-name="P86">11</text:p>
      <text:p text:style-name="P86">101</text:p>
      <text:p text:style-name="P86">1001</text:p>
      <text:p text:style-name="P86">11111</text:p>
      <text:p text:style-name="P86">Number pattern 38</text:p>
      <text:p text:style-name="P86">Source Code :</text:p>
      <text:p text:style-name="P63">#include &lt;stdio.h&gt;</text:p>
      <text:p text:style-name="P63">#include &lt;conio.h&gt;</text:p>
      <text:p text:style-name="P63">void main()</text:p>
      <text:p text:style-name="P63">{</text:p>
      <text:p text:style-name="P63"><text:s text:c="4"/>int i, j, N;</text:p>
      <text:p text:style-name="P63"><text:s text:c="4"/>printf("Enter N: ");</text:p>
      <text:p text:style-name="P63"><text:s text:c="4"/>scanf("%d", &amp;N);</text:p>
      <text:p text:style-name="P63"><text:s text:c="4"/>for(i=1; i&lt;=N; i++)</text:p>
      <text:p text:style-name="P63"><text:s text:c="4"/>{</text:p>
      <text:p text:style-name="P63"><text:s text:c="8"/>for(j=1; j&lt;=i; j++)</text:p>
      <text:p text:style-name="P63"><text:s text:c="8"/>{</text:p>
      <text:p text:style-name="P63"><text:s text:c="12"/>if(i==1 || i==N || j==1 || j==i)</text:p>
      <text:p text:style-name="P63"><text:s text:c="12"/>{</text:p>
      <text:p text:style-name="P63"><text:s text:c="16"/>printf("1");</text:p>
      <text:p text:style-name="P63"><text:s text:c="12"/>}</text:p>
      <text:p text:style-name="P63"><text:s text:c="12"/>else</text:p>
      <text:p text:style-name="P63"><text:s text:c="12"/>{</text:p>
      <text:p text:style-name="P63"><text:soft-page-break/><text:s text:c="16"/>printf("0");</text:p>
      <text:p text:style-name="P63"><text:s text:c="12"/>}</text:p>
      <text:p text:style-name="P63"><text:s text:c="8"/>}</text:p>
      <text:p text:style-name="P63"><text:s text:c="8"/>printf("\n");</text:p>
      <text:p text:style-name="P63"><text:s text:c="4"/>}</text:p>
      <text:p text:style-name="P63"><text:s text:c="4"/>getch();</text:p>
      <text:p text:style-name="P63">}</text:p>
      <text:p text:style-name="P86"/>
      <text:p text:style-name="P86">Triangle Hard Number Patterns</text:p>
      <text:p text:style-name="P86">1</text:p>
      <text:p text:style-name="P86">123</text:p>
      <text:p text:style-name="P86">12345</text:p>
      <text:p text:style-name="P86">1234567</text:p>
      <text:p text:style-name="P86">123456789</text:p>
      <text:p text:style-name="P86">Number pattern 39</text:p>
      <text:p text:style-name="P86">Source Code :</text:p>
      <text:p text:style-name="P63">#include &lt;stdio.h&gt;</text:p>
      <text:p text:style-name="P63">#include &lt;conio.h&gt;</text:p>
      <text:p text:style-name="P63">void main()</text:p>
      <text:p text:style-name="P63">{</text:p>
      <text:p text:style-name="P63"><text:s text:c="4"/>int i, j, N;</text:p>
      <text:p text:style-name="P63"><text:s text:c="4"/>printf("Enter N: ");</text:p>
      <text:p text:style-name="P63"><text:s text:c="4"/>scanf("%d", &amp;N);</text:p>
      <text:p text:style-name="P63"><text:s text:c="4"/>for(i=1; i&lt;=N; i++)</text:p>
      <text:p text:style-name="P63"><text:s text:c="4"/>{</text:p>
      <text:p text:style-name="P63"><text:s text:c="8"/>// Logic to print numbers</text:p>
      <text:p text:style-name="P63"><text:s text:c="8"/>for(j=1; j&lt;=(i*2-1); j++)</text:p>
      <text:p text:style-name="P63"><text:s text:c="8"/>{</text:p>
      <text:p text:style-name="P63"><text:s text:c="12"/>printf("%d", j);</text:p>
      <text:p text:style-name="P63"><text:s text:c="8"/>}</text:p>
      <text:p text:style-name="P63"><text:s text:c="8"/>printf("\n");</text:p>
      <text:p text:style-name="P63"><text:s text:c="4"/>}</text:p>
      <text:p text:style-name="P63"><text:s text:c="4"/>getch();</text:p>
      <text:p text:style-name="P63">}</text:p>
      <text:p text:style-name="P86"/>
      <text:p text:style-name="P86">1</text:p>
      <text:p text:style-name="P86">24</text:p>
      <text:p text:style-name="P86">135</text:p>
      <text:p text:style-name="P86">2468</text:p>
      <text:p text:style-name="P86">13579</text:p>
      <text:p text:style-name="P86">Number pattern 40</text:p>
      <text:p text:style-name="P86">Source Code :</text:p>
      <text:p text:style-name="P63">#include &lt;stdio.h&gt;</text:p>
      <text:p text:style-name="P63">#include &lt;conio.h&gt;</text:p>
      <text:p text:style-name="P63">void main()</text:p>
      <text:p text:style-name="P63">{</text:p>
      <text:p text:style-name="P63"><text:s text:c="4"/>int i, j, k, N;</text:p>
      <text:p text:style-name="P63"><text:s text:c="4"/>printf("Enter N: ");</text:p>
      <text:p text:style-name="P63"><text:s text:c="4"/>scanf("%d", &amp;N);</text:p>
      <text:p text:style-name="P63"><text:s text:c="4"/>for(i=1; i&lt;=N; i++)</text:p>
      <text:p text:style-name="P63"><text:s text:c="4"/>{</text:p>
      <text:p text:style-name="P63"><text:s text:c="8"/>// Checking even or odd </text:p>
      <text:p text:style-name="P63"><text:soft-page-break/><text:s text:c="8"/>if(i &amp; 1)</text:p>
      <text:p text:style-name="P63"><text:s text:c="12"/>k = 1;</text:p>
      <text:p text:style-name="P63"><text:s text:c="8"/>else</text:p>
      <text:p text:style-name="P63"><text:s text:c="12"/>k = 2;</text:p>
      <text:p text:style-name="P63"><text:s text:c="8"/>// Logic to print numbers</text:p>
      <text:p text:style-name="P63"><text:s text:c="8"/>for(j=1; j&lt;=i; j++, k+=2)</text:p>
      <text:p text:style-name="P63"><text:s text:c="8"/>{</text:p>
      <text:p text:style-name="P63"><text:s text:c="12"/>printf("%d", k);</text:p>
      <text:p text:style-name="P63"><text:s text:c="8"/>}</text:p>
      <text:p text:style-name="P63"><text:s text:c="8"/>printf("\n");</text:p>
      <text:p text:style-name="P63"><text:s text:c="4"/>}</text:p>
      <text:p text:style-name="P63"><text:s text:c="4"/>getch();</text:p>
      <text:p text:style-name="P63">}</text:p>
      <text:p text:style-name="P86"/>
      <text:p text:style-name="P86">1</text:p>
      <text:p text:style-name="P86">131</text:p>
      <text:p text:style-name="P86">13531</text:p>
      <text:p text:style-name="P86">1357531</text:p>
      <text:p text:style-name="P86">135797531</text:p>
      <text:p text:style-name="P86">Number pattern 41</text:p>
      <text:p text:style-name="P86">Source Code :</text:p>
      <text:p text:style-name="P63">#include &lt;stdio.h&gt;</text:p>
      <text:p text:style-name="P63">#include &lt;conio.h&gt;</text:p>
      <text:p text:style-name="P63">void main()</text:p>
      <text:p text:style-name="P63">{</text:p>
      <text:p text:style-name="P63"><text:s text:c="4"/>int i, j, N;</text:p>
      <text:p text:style-name="P63"><text:s text:c="4"/>printf("Enter rows: ");</text:p>
      <text:p text:style-name="P63"><text:s text:c="4"/>scanf("%d", &amp;N);</text:p>
      <text:p text:style-name="P63"><text:s text:c="4"/>for(i=1; i&lt;=N; i++)</text:p>
      <text:p text:style-name="P63"><text:s text:c="4"/>{</text:p>
      <text:p text:style-name="P63"><text:s text:c="8"/>// Prints the first part of pattern</text:p>
      <text:p text:style-name="P63"><text:s text:c="8"/>for(j=1; j&lt;=(i*2)-1; j+=2)</text:p>
      <text:p text:style-name="P63"><text:s text:c="8"/>{</text:p>
      <text:p text:style-name="P63"><text:s text:c="12"/>printf("%d", j);</text:p>
      <text:p text:style-name="P63"><text:s text:c="8"/>}</text:p>
      <text:p text:style-name="P63"><text:s text:c="8"/>// Prints the second part of pattern</text:p>
      <text:p text:style-name="P63"><text:s text:c="8"/>for(j=(i-1)*2-1; j&gt;=1; j-=2)</text:p>
      <text:p text:style-name="P63"><text:s text:c="8"/>{</text:p>
      <text:p text:style-name="P63"><text:s text:c="12"/>printf("%d", j);</text:p>
      <text:p text:style-name="P63"><text:s text:c="8"/>}</text:p>
      <text:p text:style-name="P63"><text:s text:c="8"/>printf("\n");</text:p>
      <text:p text:style-name="P63"><text:s text:c="4"/>}</text:p>
      <text:p text:style-name="P63"><text:s text:c="4"/>getch();</text:p>
      <text:p text:style-name="P63">}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2</text:p>
      <text:p text:style-name="P86">242</text:p>
      <text:p text:style-name="P86">24642</text:p>
      <text:p text:style-name="P86">2468642</text:p>
      <text:p text:style-name="P86">2468108642</text:p>
      <text:p text:style-name="P86">Number pattern 42</text:p>
      <text:p text:style-name="P86">Source Code :</text:p>
      <text:p text:style-name="P64">#include &lt;stdio.h&gt;</text:p>
      <text:p text:style-name="P64">#include &lt;conio.h&gt;</text:p>
      <text:p text:style-name="P64">void main()</text:p>
      <text:p text:style-name="P64">{</text:p>
      <text:p text:style-name="P64"><text:s text:c="4"/>int i, j, N;</text:p>
      <text:p text:style-name="P64"><text:s text:c="4"/>printf("Enter rows: ");</text:p>
      <text:p text:style-name="P64"><text:s text:c="4"/>scanf("%d", &amp;N);</text:p>
      <text:p text:style-name="P64"><text:s text:c="4"/>for(i=1; i&lt;=N; i++)</text:p>
      <text:p text:style-name="P64"><text:s text:c="4"/>{</text:p>
      <text:p text:style-name="P64"><text:s text:c="8"/>// Prints first part of the pattern</text:p>
      <text:p text:style-name="P64"><text:s text:c="8"/>for(j=2; j&lt;=i*2; j+=2)</text:p>
      <text:p text:style-name="P64"><text:s text:c="8"/>{</text:p>
      <text:p text:style-name="P64"><text:s text:c="12"/>printf("%d", j);</text:p>
      <text:p text:style-name="P64"><text:s text:c="8"/>}</text:p>
      <text:p text:style-name="P64"><text:s text:c="8"/>// Prints second part of the pattern</text:p>
      <text:p text:style-name="P64"><text:s text:c="8"/>for(j=(i-1)*2; j&gt;=2; j-=2)</text:p>
      <text:p text:style-name="P64"><text:s text:c="8"/>{</text:p>
      <text:p text:style-name="P64"><text:s text:c="12"/>printf("%d", j);</text:p>
      <text:p text:style-name="P64"><text:s text:c="8"/>}</text:p>
      <text:p text:style-name="P64"><text:s text:c="8"/>printf("\n");</text:p>
      <text:p text:style-name="P64"><text:s text:c="4"/>}</text:p>
      <text:p text:style-name="P64"><text:s text:c="4"/>getch();</text:p>
      <text:p text:style-name="P64">}</text:p>
      <text:p text:style-name="P86"/>
      <text:p text:style-name="P86"><text:s/></text:p>
      <text:p text:style-name="P86">1</text:p>
      <text:p text:style-name="P86">121</text:p>
      <text:p text:style-name="P86">12321</text:p>
      <text:p text:style-name="P86">1234321</text:p>
      <text:p text:style-name="P86">123454321</text:p>
      <text:p text:style-name="P86">Number pattern 43</text:p>
      <text:p text:style-name="P86">Source Code :</text:p>
      <text:p text:style-name="P64">#include &lt;stdio.h&gt;</text:p>
      <text:p text:style-name="P64">#include &lt;conio.h&gt;</text:p>
      <text:p text:style-name="P64">void main()</text:p>
      <text:p text:style-name="P64">{</text:p>
      <text:p text:style-name="P64"><text:s text:c="4"/>int i, j, N;</text:p>
      <text:p text:style-name="P64"><text:s text:c="4"/>printf("Enter rows: ");</text:p>
      <text:p text:style-name="P64"><text:s text:c="4"/>scanf("%d", &amp;N);</text:p>
      <text:p text:style-name="P64"><text:s text:c="4"/>for(i=1; i&lt;=N; i++)</text:p>
      <text:p text:style-name="P64"><text:s text:c="4"/>{</text:p>
      <text:p text:style-name="P64"><text:s text:c="8"/>// Prints the first part of the pattern</text:p>
      <text:p text:style-name="P64"><text:s text:c="8"/>for(j=1; j&lt;=i; j++)</text:p>
      <text:p text:style-name="P64"><text:s text:c="8"/>{</text:p>
      <text:p text:style-name="P64"><text:s text:c="12"/>printf("%d", j);</text:p>
      <text:p text:style-name="P64"><text:soft-page-break/><text:s text:c="8"/>}</text:p>
      <text:p text:style-name="P64"><text:s text:c="8"/>// Prints the second part of the pattern</text:p>
      <text:p text:style-name="P64"><text:s text:c="8"/>for(j=i-1; j&gt;=1; j--)</text:p>
      <text:p text:style-name="P64"><text:s text:c="8"/>{</text:p>
      <text:p text:style-name="P64"><text:s text:c="12"/>printf("%d", j);</text:p>
      <text:p text:style-name="P64"><text:s text:c="8"/>}</text:p>
      <text:p text:style-name="P64"><text:s text:c="8"/>printf("\n");</text:p>
      <text:p text:style-name="P64"><text:s text:c="4"/>}</text:p>
      <text:p text:style-name="P64"><text:s text:c="4"/>getch();</text:p>
      <text:p text:style-name="P64">}</text:p>
      <text:p text:style-name="P86"/>
      <text:p text:style-name="P86">1</text:p>
      <text:p text:style-name="P86">32</text:p>
      <text:p text:style-name="P86">4543</text:p>
      <text:p text:style-name="P86">567654</text:p>
      <text:p text:style-name="P86">67898765</text:p>
      <text:p text:style-name="P86">Number pattern 44</text:p>
      <text:p text:style-name="P86">Source Code :</text:p>
      <text:p text:style-name="P65">#include &lt;stdio.h&gt;</text:p>
      <text:p text:style-name="P65">#include &lt;conio.h&gt;</text:p>
      <text:p text:style-name="P65">void main()</text:p>
      <text:p text:style-name="P65">{</text:p>
      <text:p text:style-name="P65"><text:s text:c="4"/>int i, j, value, N;</text:p>
      <text:p text:style-name="P65"><text:s text:c="4"/>printf("Enter rows: ");</text:p>
      <text:p text:style-name="P65"><text:s text:c="4"/>scanf("%d", &amp;N);</text:p>
      <text:p text:style-name="P65"><text:s text:c="4"/>for(i=1; i&lt;=N; i++)</text:p>
      <text:p text:style-name="P65"><text:s text:c="4"/>{</text:p>
      <text:p text:style-name="P65"><text:s text:c="8"/>value = i + 1;</text:p>
      <text:p text:style-name="P65"><text:s text:c="8"/>// Prints the first part of pattern</text:p>
      <text:p text:style-name="P65"><text:s text:c="8"/>for(j=3; j&lt;=i; j++)</text:p>
      <text:p text:style-name="P65"><text:s text:c="8"/>{</text:p>
      <text:p text:style-name="P65"><text:s text:c="12"/>printf("%d ", value);</text:p>
      <text:p text:style-name="P65"><text:s text:c="12"/>value++;</text:p>
      <text:p text:style-name="P65"><text:s text:c="8"/>}</text:p>
      <text:p text:style-name="P65"><text:s text:c="8"/>// Prints the second part of pattern</text:p>
      <text:p text:style-name="P65"><text:s text:c="8"/>for(j=(i*2)-1; j&gt;=i; j--)</text:p>
      <text:p text:style-name="P65"><text:s text:c="8"/>{</text:p>
      <text:p text:style-name="P65"><text:s text:c="12"/>printf("%d ", j);</text:p>
      <text:p text:style-name="P65"><text:s text:c="8"/>}</text:p>
      <text:p text:style-name="P65"><text:s text:c="8"/>printf("\n");</text:p>
      <text:p text:style-name="P65"><text:s text:c="4"/>}</text:p>
      <text:p text:style-name="P65"><text:s text:c="4"/>getch();</text:p>
      <text:p text:style-name="P65">}</text:p>
      <text:p text:style-name="P86"/>
      <text:p text:style-name="P86">1</text:p>
      <text:p text:style-name="P86">2 <text:s/>3</text:p>
      <text:p text:style-name="P86">4 <text:s/>5 <text:s/>6</text:p>
      <text:p text:style-name="P86">7 <text:s/>8 <text:s/>9 <text:s/>10</text:p>
      <text:p text:style-name="P86">11 12 13 14 15</text:p>
      <text:p text:style-name="P86">Number pattern 45</text:p>
      <text:p text:style-name="P86">Source Code :</text:p>
      <text:p text:style-name="P65">#include &lt;stdio.h&gt;</text:p>
      <text:p text:style-name="P65"><text:soft-page-break/>#include &lt;conio.h&gt;</text:p>
      <text:p text:style-name="P65">void main()</text:p>
      <text:p text:style-name="P65">{</text:p>
      <text:p text:style-name="P65"><text:s text:c="4"/>int i, j, k, N;</text:p>
      <text:p text:style-name="P65"><text:s text:c="4"/>printf("Enter N: ");</text:p>
      <text:p text:style-name="P65"><text:s text:c="4"/>scanf("%d", &amp;N);</text:p>
      <text:p text:style-name="P65"><text:s text:c="4"/>k = 1;</text:p>
      <text:p text:style-name="P65"><text:s text:c="4"/>for(i=1; i&lt;=N; i++)</text:p>
      <text:p text:style-name="P65"><text:s text:c="4"/>{</text:p>
      <text:p text:style-name="P65"><text:s text:c="8"/>// Logic to print numbers</text:p>
      <text:p text:style-name="P65"><text:s text:c="8"/>for(j=1; j&lt;=i; j++, k++)</text:p>
      <text:p text:style-name="P65"><text:s text:c="8"/>{</text:p>
      <text:p text:style-name="P65"><text:s text:c="12"/>printf("%3d", k);</text:p>
      <text:p text:style-name="P65"><text:s text:c="8"/>}</text:p>
      <text:p text:style-name="P65"><text:s text:c="8"/>printf("\n");</text:p>
      <text:p text:style-name="P65"><text:s text:c="4"/>}</text:p>
      <text:p text:style-name="P65"><text:s text:c="4"/>getch();</text:p>
      <text:p text:style-name="P65">}</text:p>
      <text:p text:style-name="P86"/>
      <text:p text:style-name="P86">1</text:p>
      <text:p text:style-name="P86">21</text:p>
      <text:p text:style-name="P86">123</text:p>
      <text:p text:style-name="P86">4321</text:p>
      <text:p text:style-name="P86">12345</text:p>
      <text:p text:style-name="P86">Number pattern 46</text:p>
      <text:p text:style-name="P86">Source Code :</text:p>
      <text:p text:style-name="P65">#include &lt;stdio.h&gt;</text:p>
      <text:p text:style-name="P65">#include &lt;conio.h&gt;</text:p>
      <text:p text:style-name="P65">void main()</text:p>
      <text:p text:style-name="P65">{</text:p>
      <text:p text:style-name="P65"><text:s text:c="4"/>int i, j, N;</text:p>
      <text:p text:style-name="P65"><text:s text:c="4"/>printf("Enter rows: ");</text:p>
      <text:p text:style-name="P65"><text:s text:c="4"/>scanf("%d", &amp;N);</text:p>
      <text:p text:style-name="P65"><text:s text:c="4"/>for(i=1; i&lt;=N; i++)</text:p>
      <text:p text:style-name="P65"><text:s text:c="4"/>{</text:p>
      <text:p text:style-name="P65"><text:s text:c="8"/>if(i &amp; 1)</text:p>
      <text:p text:style-name="P65"><text:s text:c="8"/>{</text:p>
      <text:p text:style-name="P65"><text:s text:c="12"/>// Print numbers for odd row</text:p>
      <text:p text:style-name="P65"><text:s text:c="12"/>for(j=1; j&lt;=i; j++)</text:p>
      <text:p text:style-name="P65"><text:s text:c="12"/>{</text:p>
      <text:p text:style-name="P65"><text:s text:c="16"/>printf("%d", j);</text:p>
      <text:p text:style-name="P65"><text:s text:c="12"/>}</text:p>
      <text:p text:style-name="P65"><text:s text:c="8"/>}</text:p>
      <text:p text:style-name="P65"><text:s text:c="8"/>else</text:p>
      <text:p text:style-name="P65"><text:s text:c="8"/>{</text:p>
      <text:p text:style-name="P65"><text:s text:c="12"/>// Print numbers for even row</text:p>
      <text:p text:style-name="P65"><text:s text:c="12"/>for(j=i; j&gt;=1; j--)</text:p>
      <text:p text:style-name="P65"><text:s text:c="12"/>{</text:p>
      <text:p text:style-name="P65"><text:s text:c="16"/>printf("%d", j);</text:p>
      <text:p text:style-name="P65"><text:s text:c="12"/>}</text:p>
      <text:p text:style-name="P65"><text:s text:c="8"/>}</text:p>
      <text:p text:style-name="P65"><text:s text:c="8"/>printf("\n");</text:p>
      <text:p text:style-name="P65"><text:soft-page-break/><text:s text:c="4"/>}</text:p>
      <text:p text:style-name="P65"><text:s text:c="4"/>getch();</text:p>
      <text:p text:style-name="P65">}</text:p>
      <text:p text:style-name="P86"/>
      <text:p text:style-name="P86">1</text:p>
      <text:p text:style-name="P86">23</text:p>
      <text:p text:style-name="P86">4567</text:p>
      <text:p text:style-name="P86">89123456</text:p>
      <text:p text:style-name="P86">7891234567891234</text:p>
      <text:p text:style-name="P86">Number pattern 47</text:p>
      <text:p text:style-name="P86">Source Code :</text:p>
      <text:p text:style-name="P65">#include &lt;stdio.h&gt;</text:p>
      <text:p text:style-name="P65">#include &lt;conio.h&gt;</text:p>
      <text:p text:style-name="P65">void main()</text:p>
      <text:p text:style-name="P65">{</text:p>
      <text:p text:style-name="P65"><text:s text:c="4"/>int i, j, N, colCount, value;</text:p>
      <text:p text:style-name="P65"><text:s text:c="4"/>colCount = 1;</text:p>
      <text:p text:style-name="P65"><text:s text:c="4"/>value = 1;</text:p>
      <text:p text:style-name="P65"><text:s text:c="4"/>printf("Enter rows: ");</text:p>
      <text:p text:style-name="P65"><text:s text:c="4"/>scanf("%d", &amp;N);</text:p>
      <text:p text:style-name="P65"><text:s text:c="4"/>for(i=1; i&lt;=N; i++)</text:p>
      <text:p text:style-name="P65"><text:s text:c="4"/>{</text:p>
      <text:p text:style-name="P65"><text:s text:c="8"/>for(j=1; j&lt;=colCount; j++)</text:p>
      <text:p text:style-name="P65"><text:s text:c="8"/>{</text:p>
      <text:p text:style-name="P65"><text:s text:c="12"/>if(value == 10)</text:p>
      <text:p text:style-name="P65"><text:s text:c="16"/>value = 1; // Restart at 10</text:p>
      <text:p text:style-name="P65"/>
      <text:p text:style-name="P65"><text:s text:c="12"/>printf("%d ", value);</text:p>
      <text:p text:style-name="P65"/>
      <text:p text:style-name="P65"><text:s text:c="12"/>value++;</text:p>
      <text:p text:style-name="P65"><text:s text:c="8"/>}</text:p>
      <text:p text:style-name="P65"><text:s text:c="8"/>printf("\n");</text:p>
      <text:p text:style-name="P65"/>
      <text:p text:style-name="P65"><text:s text:c="8"/>// Increase the total number of columns by 2</text:p>
      <text:p text:style-name="P65"><text:s text:c="8"/>colCount *= 2;</text:p>
      <text:p text:style-name="P65"><text:s text:c="4"/>}</text:p>
      <text:p text:style-name="P65"><text:s text:c="4"/>getch();</text:p>
      <text:p text:style-name="P65">}</text:p>
      <text:p text:style-name="P86"/>
      <text:p text:style-name="P86">1 <text:s text:c="15"/>1</text:p>
      <text:p text:style-name="P86">12 <text:s text:c="11"/>21</text:p>
      <text:p text:style-name="P86">123 <text:s text:c="7"/>321</text:p>
      <text:p text:style-name="P86">1234 <text:s text:c="3"/>4321</text:p>
      <text:p text:style-name="P86">1234554321</text:p>
      <text:p text:style-name="P86">Number pattern 48</text:p>
      <text:p text:style-name="P86">Source Code :</text:p>
      <text:p text:style-name="P66">#include &lt;stdio.h&gt;</text:p>
      <text:p text:style-name="P66">#include &lt;conio.h&gt;</text:p>
      <text:p text:style-name="P66">void main()</text:p>
      <text:p text:style-name="P66">{</text:p>
      <text:p text:style-name="P66"><text:s text:c="4"/>int i, j, N;</text:p>
      <text:p text:style-name="P66"><text:s text:c="4"/>printf("Enter rows: ");</text:p>
      <text:p text:style-name="P66"><text:soft-page-break/><text:s text:c="4"/>scanf("%d", &amp;N);</text:p>
      <text:p text:style-name="P66"><text:s text:c="4"/>for(i=1; i&lt;=N; i++)</text:p>
      <text:p text:style-name="P66"><text:s text:c="4"/>{</text:p>
      <text:p text:style-name="P66"><text:s text:c="8"/>// Prints first part of pattern</text:p>
      <text:p text:style-name="P66"><text:s text:c="8"/>for(j=1; j&lt;=i; j++)</text:p>
      <text:p text:style-name="P66"><text:s text:c="8"/>{</text:p>
      <text:p text:style-name="P66"><text:s text:c="12"/>printf("%d", j);</text:p>
      <text:p text:style-name="P66"><text:s text:c="8"/>}</text:p>
      <text:p text:style-name="P66"><text:s text:c="8"/>// Prints spaces between two parts</text:p>
      <text:p text:style-name="P66"><text:s text:c="8"/>for(j=i*2; j&lt;N*2; j++)</text:p>
      <text:p text:style-name="P66"><text:s text:c="8"/>{</text:p>
      <text:p text:style-name="P66"><text:s text:c="12"/>printf(" ");</text:p>
      <text:p text:style-name="P66"><text:s text:c="8"/>}</text:p>
      <text:p text:style-name="P66"><text:s text:c="8"/>// Prints second part of the pattern</text:p>
      <text:p text:style-name="P66"><text:s text:c="8"/>for(j=i; j&gt;=1; j--)</text:p>
      <text:p text:style-name="P66"><text:s text:c="8"/>{</text:p>
      <text:p text:style-name="P66"><text:s text:c="12"/>printf("%d", j);</text:p>
      <text:p text:style-name="P66"><text:s text:c="8"/>}</text:p>
      <text:p text:style-name="P66"><text:s text:c="8"/>printf("\n");</text:p>
      <text:p text:style-name="P66"><text:s text:c="4"/>}</text:p>
      <text:p text:style-name="P66"><text:s text:c="4"/>getch();</text:p>
      <text:p text:style-name="P66">}</text:p>
      <text:p text:style-name="P52"/>
      <text:p text:style-name="P86"/>
      <text:p text:style-name="P86">1 <text:s/></text:p>
      <text:p text:style-name="P86">2 <text:s/>6</text:p>
      <text:p text:style-name="P86">3 <text:s/>7 <text:s/>10</text:p>
      <text:p text:style-name="P86">4 <text:s/>8 <text:s/>11 13</text:p>
      <text:p text:style-name="P86">5 <text:s/>9 <text:s/>12 14 15</text:p>
      <text:p text:style-name="P86">Number pattern 49</text:p>
      <text:p text:style-name="P86">Source Code :</text:p>
      <text:p text:style-name="P66">#include &lt;stdio.h&gt;</text:p>
      <text:p text:style-name="P66">#include &lt;conio.h&gt;</text:p>
      <text:p text:style-name="P66">void main()</text:p>
      <text:p text:style-name="P66">{</text:p>
      <text:p text:style-name="P66"><text:s text:c="4"/>int i, j, diff, value, N;</text:p>
      <text:p text:style-name="P66"><text:s text:c="4"/>printf("Enter rows: ");</text:p>
      <text:p text:style-name="P66"><text:s text:c="4"/>scanf("%d", &amp;N);</text:p>
      <text:p text:style-name="P66"><text:s text:c="4"/>for(i=1; i&lt;=N; i++)</text:p>
      <text:p text:style-name="P66"><text:s text:c="4"/>{</text:p>
      <text:p text:style-name="P66"><text:s text:c="8"/>diff = N-1; // Initialize difference to total rows - 1</text:p>
      <text:p text:style-name="P66"><text:s text:c="8"/>value = i; <text:s/>// Initialize value to the current row number</text:p>
      <text:p text:style-name="P66"><text:s text:c="8"/>for(j=1; j&lt;=i; j++)</text:p>
      <text:p text:style-name="P66"><text:s text:c="8"/>{</text:p>
      <text:p text:style-name="P66"><text:s text:c="12"/>printf("%-3d", value);</text:p>
      <text:p text:style-name="P66"/>
      <text:p text:style-name="P66"><text:s text:c="12"/>value += diff; // Computes the next value to be printed</text:p>
      <text:p text:style-name="P66"><text:s text:c="12"/>diff--; <text:s text:c="7"/>// Decrements the difference</text:p>
      <text:p text:style-name="P66"><text:s text:c="8"/>}</text:p>
      <text:p text:style-name="P66"><text:s text:c="8"/>printf("\n");</text:p>
      <text:p text:style-name="P66"><text:s text:c="4"/>}</text:p>
      <text:p text:style-name="P66"><text:s text:c="4"/>getch();</text:p>
      <text:p text:style-name="P66"><text:soft-page-break/>}</text:p>
      <text:p text:style-name="P86"/>
      <text:p text:style-name="P86">1</text:p>
      <text:p text:style-name="P86">2 <text:s/>4</text:p>
      <text:p text:style-name="P86">7 <text:s/>11 16</text:p>
      <text:p text:style-name="P86">22 29 37 46</text:p>
      <text:p text:style-name="P86">56 67 79 92 106</text:p>
      <text:p text:style-name="P86">Number pattern 50</text:p>
      <text:p text:style-name="P86">Source Code :</text:p>
      <text:p text:style-name="P66">#include &lt;stdio.h&gt;</text:p>
      <text:p text:style-name="P66">#include &lt;conio.h&gt;</text:p>
      <text:p text:style-name="P66">void main()</text:p>
      <text:p text:style-name="P66">{</text:p>
      <text:p text:style-name="P66"><text:s text:c="4"/>int i, j, diff, value, N;</text:p>
      <text:p text:style-name="P66"><text:s text:c="4"/>printf("Enter rows: ");</text:p>
      <text:p text:style-name="P66"><text:s text:c="4"/>scanf("%d", &amp;N);</text:p>
      <text:p text:style-name="P66"><text:s text:c="4"/>diff = 1;</text:p>
      <text:p text:style-name="P66"><text:s text:c="4"/>value = 1;</text:p>
      <text:p text:style-name="P66"><text:s text:c="4"/>for(i=1; i&lt;=N; i++)</text:p>
      <text:p text:style-name="P66"><text:s text:c="4"/>{</text:p>
      <text:p text:style-name="P66"><text:s text:c="8"/>for(j=1; j&lt;=i; j++)</text:p>
      <text:p text:style-name="P66"><text:s text:c="8"/>{</text:p>
      <text:p text:style-name="P66"><text:s text:c="12"/>printf("%-3d", value);</text:p>
      <text:p text:style-name="P66"/>
      <text:p text:style-name="P66"><text:s text:c="12"/>value += diff; // Computes the next value to be printed</text:p>
      <text:p text:style-name="P66"><text:s text:c="12"/>diff++; <text:s text:c="7"/>// Increments the difference</text:p>
      <text:p text:style-name="P66"><text:s text:c="8"/>}</text:p>
      <text:p text:style-name="P66"><text:s text:c="8"/>printf("\n");</text:p>
      <text:p text:style-name="P66"><text:s text:c="4"/>}</text:p>
      <text:p text:style-name="P66"><text:s text:c="4"/>getch();</text:p>
      <text:p text:style-name="P66">}</text:p>
      <text:p text:style-name="P86"/>
      <text:p text:style-name="P86">1</text:p>
      <text:p text:style-name="P86">3 <text:s/>2</text:p>
      <text:p text:style-name="P86">4 <text:s/>5 <text:s/>6</text:p>
      <text:p text:style-name="P86">10 9 <text:s/>8 <text:s/>7</text:p>
      <text:p text:style-name="P86">11 12 13 14 15</text:p>
      <text:p text:style-name="P86">Number pattern 51</text:p>
      <text:p text:style-name="P86">Source Code :</text:p>
      <text:p text:style-name="P66">#include &lt;stdio.h&gt;</text:p>
      <text:p text:style-name="P66">#include &lt;conio.h&gt;</text:p>
      <text:p text:style-name="P66">void main()</text:p>
      <text:p text:style-name="P66">{</text:p>
      <text:p text:style-name="P66"><text:s text:c="4"/>int i, j, count, value, N;</text:p>
      <text:p text:style-name="P66"><text:s text:c="4"/>printf("Enter rows: ");</text:p>
      <text:p text:style-name="P66"><text:s text:c="4"/>scanf("%d", &amp;N);</text:p>
      <text:p text:style-name="P66"><text:s text:c="4"/>count = 0;</text:p>
      <text:p text:style-name="P66"><text:s text:c="4"/>for(i=1; i&lt;=N; i++)</text:p>
      <text:p text:style-name="P66"><text:s text:c="4"/>{</text:p>
      <text:p text:style-name="P66"><text:s text:c="8"/>// Starting value of column based on even or odd row.</text:p>
      <text:p text:style-name="P66"><text:s text:c="8"/>value = (i &amp; 1) ? (count + 1) : (count + i);</text:p>
      <text:p text:style-name="P66"><text:s text:c="8"/>for(j=1; j&lt;=i; j++)</text:p>
      <text:p text:style-name="P66"><text:soft-page-break/><text:s text:c="8"/>{</text:p>
      <text:p text:style-name="P66"><text:s text:c="12"/>printf("%-3d", value);</text:p>
      <text:p text:style-name="P66"><text:s text:c="12"/>// Increment the value for odd rows</text:p>
      <text:p text:style-name="P66"><text:s text:c="12"/>if(i &amp; 1)</text:p>
      <text:p text:style-name="P66"><text:s text:c="16"/>value++;</text:p>
      <text:p text:style-name="P66"><text:s text:c="12"/>else</text:p>
      <text:p text:style-name="P66"><text:s text:c="16"/>value--;</text:p>
      <text:p text:style-name="P66"><text:s text:c="12"/>count++;</text:p>
      <text:p text:style-name="P66"><text:s text:c="8"/>}</text:p>
      <text:p text:style-name="P66"><text:s text:c="8"/>printf("\n");</text:p>
      <text:p text:style-name="P66"><text:s text:c="4"/>}</text:p>
      <text:p text:style-name="P66"><text:s text:c="4"/>getch();</text:p>
      <text:p text:style-name="P66">}</text:p>
      <text:p text:style-name="P86"/>
      <text:p text:style-name="P86">1</text:p>
      <text:p text:style-name="P86">22</text:p>
      <text:p text:style-name="P86">333</text:p>
      <text:p text:style-name="P86">2222</text:p>
      <text:p text:style-name="P86">11111</text:p>
      <text:p text:style-name="P86">Number pattern 52</text:p>
      <text:p text:style-name="P86">Source Code :</text:p>
      <text:p text:style-name="P66">#include &lt;stdio.h&gt;</text:p>
      <text:p text:style-name="P66">#include &lt;conio.h&gt;</text:p>
      <text:p text:style-name="P66">void main()</text:p>
      <text:p text:style-name="P66">{</text:p>
      <text:p text:style-name="P66"><text:s text:c="4"/>int i, j, N;</text:p>
      <text:p text:style-name="P66"><text:s text:c="4"/>printf("Enter rows: ");</text:p>
      <text:p text:style-name="P66"><text:s text:c="4"/>scanf("%d", &amp;N);</text:p>
      <text:p text:style-name="P66"><text:s text:c="4"/>for(i=1; i&lt;=N; i++)</text:p>
      <text:p text:style-name="P66"><text:s text:c="4"/>{</text:p>
      <text:p text:style-name="P66"><text:s text:c="8"/>for(j=1; j&lt;=i; j++)</text:p>
      <text:p text:style-name="P66"><text:s text:c="8"/>{</text:p>
      <text:p text:style-name="P66"><text:s text:c="12"/>if(i &lt;= (N/2))</text:p>
      <text:p text:style-name="P66"><text:s text:c="12"/>{</text:p>
      <text:p text:style-name="P66"><text:s text:c="16"/>printf("%d", i);</text:p>
      <text:p text:style-name="P66"><text:s text:c="12"/>}</text:p>
      <text:p text:style-name="P66"><text:s text:c="12"/>else</text:p>
      <text:p text:style-name="P66"><text:s text:c="12"/>{</text:p>
      <text:p text:style-name="P66"><text:s text:c="16"/>printf("%d", (N - i + 1));</text:p>
      <text:p text:style-name="P66"><text:s text:c="12"/>}</text:p>
      <text:p text:style-name="P66"><text:s text:c="8"/>}</text:p>
      <text:p text:style-name="P66"><text:s text:c="8"/>printf("\n");</text:p>
      <text:p text:style-name="P66"><text:s text:c="4"/>}</text:p>
      <text:p text:style-name="P66"><text:s text:c="4"/>getch();</text:p>
      <text:p text:style-name="P66">}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N = 12345</text:p>
      <text:p text:style-name="P86"/>
      <text:p text:style-name="P86">12345</text:p>
      <text:p text:style-name="P86">1234</text:p>
      <text:p text:style-name="P86">123</text:p>
      <text:p text:style-name="P86">12</text:p>
      <text:p text:style-name="P86">1</text:p>
      <text:p text:style-name="P86">Number pattern 53</text:p>
      <text:p text:style-name="P86">Source Code :</text:p>
      <text:p text:style-name="P66">#include &lt;stdio.h&gt;</text:p>
      <text:p text:style-name="P66">#include &lt;conio.h&gt;</text:p>
      <text:p text:style-name="P66">void main()</text:p>
      <text:p text:style-name="P66">{</text:p>
      <text:p text:style-name="P66"><text:s text:c="4"/>int num;</text:p>
      <text:p text:style-name="P66"><text:s text:c="4"/>printf("Enter any number: ");</text:p>
      <text:p text:style-name="P66"><text:s text:c="4"/>scanf("%d", &amp;num);</text:p>
      <text:p text:style-name="P66"><text:s text:c="4"/>while(num != 0)</text:p>
      <text:p text:style-name="P66"><text:s text:c="4"/>{</text:p>
      <text:p text:style-name="P66"><text:s text:c="8"/>printf("%d\n", num);</text:p>
      <text:p text:style-name="P66"><text:s text:c="8"/>num = num / 10;</text:p>
      <text:p text:style-name="P66"><text:s text:c="4"/>}</text:p>
      <text:p text:style-name="P66"><text:s text:c="4"/>getch();</text:p>
      <text:p text:style-name="P66">}</text:p>
      <text:p text:style-name="P86"/>
      <text:p text:style-name="P86">N = 12345</text:p>
      <text:p text:style-name="P86"/>
      <text:p text:style-name="P86">12345</text:p>
      <text:p text:style-name="P86">2345</text:p>
      <text:p text:style-name="P86">345</text:p>
      <text:p text:style-name="P86">45</text:p>
      <text:p text:style-name="P86">5</text:p>
      <text:p text:style-name="P86">Number pattern 54</text:p>
      <text:p text:style-name="P86">Source Code :</text:p>
      <text:p text:style-name="P66">#include &lt;stdio.h&gt;</text:p>
      <text:p text:style-name="P66">#include &lt;conio.h&gt;</text:p>
      <text:p text:style-name="P66">#include &lt;math.h&gt;</text:p>
      <text:p text:style-name="P66">void main()</text:p>
      <text:p text:style-name="P66">{</text:p>
      <text:p text:style-name="P66"><text:s text:c="4"/>int num, firstDigit, digits, placeValue;</text:p>
      <text:p text:style-name="P66"><text:s text:c="4"/>printf("Enter any number: ");</text:p>
      <text:p text:style-name="P66"><text:s text:c="4"/>scanf("%d", &amp;num);</text:p>
      <text:p text:style-name="P66"><text:s text:c="4"/>while(num &gt; 0)</text:p>
      <text:p text:style-name="P66"><text:s text:c="4"/>{</text:p>
      <text:p text:style-name="P66"><text:s text:c="8"/>printf("%d\n", num);</text:p>
      <text:p text:style-name="P66"><text:s text:c="8"/>digits = (int) log10(num); <text:s text:c="15"/>// Get total number of digits</text:p>
      <text:p text:style-name="P66"><text:s text:c="8"/>placeValue = (int) ceil(pow(10, digits)); // Get the place value of first digit</text:p>
      <text:p text:style-name="P66"><text:s text:c="8"/>firstDigit = (int)(num / placeValue); <text:s text:c="4"/>// Get the first digit</text:p>
      <text:p text:style-name="P66"><text:s text:c="8"/>num = num - (placeValue * firstDigit); <text:s text:c="3"/>// Remove first digit from number</text:p>
      <text:p text:style-name="P66"><text:s text:c="4"/>}</text:p>
      <text:p text:style-name="P66"><text:s text:c="4"/>getch();</text:p>
      <text:p text:style-name="P66">}</text:p>
      <text:p text:style-name="P86"/>
      <text:p text:style-name="P86"><text:soft-page-break/>Diamond Number Patterns</text:p>
      <text:p text:style-name="P86">1</text:p>
      <text:p text:style-name="P86">12</text:p>
      <text:p text:style-name="P86">123</text:p>
      <text:p text:style-name="P86">1234</text:p>
      <text:p text:style-name="P86">12345</text:p>
      <text:p text:style-name="P86">1234</text:p>
      <text:p text:style-name="P86">123</text:p>
      <text:p text:style-name="P86">12</text:p>
      <text:p text:style-name="P86">1</text:p>
      <text:p text:style-name="P86">Number pattern 55</text:p>
      <text:p text:style-name="P86">Source Code :</text:p>
      <text:p text:style-name="P67">#include &lt;stdio.h&gt;</text:p>
      <text:p text:style-name="P67">#include &lt;conio.h&gt;</text:p>
      <text:p text:style-name="P67">void main()</text:p>
      <text:p text:style-name="P67">{</text:p>
      <text:p text:style-name="P67"><text:s text:c="4"/>int i, j, N;</text:p>
      <text:p text:style-name="P67"><text:s text:c="4"/>printf("Enter N: ");</text:p>
      <text:p text:style-name="P67"><text:s text:c="4"/>scanf("%d", &amp;N);</text:p>
      <text:p text:style-name="P67"><text:s text:c="4"/>// Prints upper part of the pattern</text:p>
      <text:p text:style-name="P67"><text:s text:c="4"/>for(i=1; i&lt;=N; i++)</text:p>
      <text:p text:style-name="P67"><text:s text:c="4"/>{</text:p>
      <text:p text:style-name="P67"><text:s text:c="8"/>for(j=1; j&lt;=i; j++)</text:p>
      <text:p text:style-name="P67"><text:s text:c="8"/>{</text:p>
      <text:p text:style-name="P67"><text:s text:c="12"/>printf("%d", j);</text:p>
      <text:p text:style-name="P67"><text:s text:c="8"/>}</text:p>
      <text:p text:style-name="P67"><text:s text:c="8"/>printf("\n");</text:p>
      <text:p text:style-name="P67"><text:s text:c="4"/>}</text:p>
      <text:p text:style-name="P67"><text:s text:c="4"/>// Print lower part of the pattern</text:p>
      <text:p text:style-name="P67"><text:s text:c="4"/>for(i=N-1; i&gt;=1; i--)</text:p>
      <text:p text:style-name="P67"><text:s text:c="4"/>{</text:p>
      <text:p text:style-name="P67"><text:s text:c="8"/>for(j=1; j&lt;=i; j++)</text:p>
      <text:p text:style-name="P67"><text:s text:c="8"/>{</text:p>
      <text:p text:style-name="P67"><text:s text:c="12"/>printf("%d", j);</text:p>
      <text:p text:style-name="P67"><text:s text:c="8"/>}</text:p>
      <text:p text:style-name="P67"><text:s text:c="8"/>printf("\n");</text:p>
      <text:p text:style-name="P67"><text:s text:c="4"/>}</text:p>
      <text:p text:style-name="P67"><text:s text:c="4"/>getch();</text:p>
      <text:p text:style-name="P67">}</text:p>
      <text:p text:style-name="P86"/>
      <text:p text:style-name="P86">1</text:p>
      <text:p text:style-name="P86">123</text:p>
      <text:p text:style-name="P86">12345</text:p>
      <text:p text:style-name="P86">1234567</text:p>
      <text:p text:style-name="P86">123456789</text:p>
      <text:p text:style-name="P86">1234567</text:p>
      <text:p text:style-name="P86">12345</text:p>
      <text:p text:style-name="P86">123</text:p>
      <text:p text:style-name="P86">1</text:p>
      <text:p text:style-name="P86">Number pattern 56</text:p>
      <text:p text:style-name="P86">Source Code :</text:p>
      <text:p text:style-name="P67">#include &lt;stdio.h&gt;</text:p>
      <text:p text:style-name="P67"><text:soft-page-break/>#include &lt;conio.h&gt;</text:p>
      <text:p text:style-name="P67">void main()</text:p>
      <text:p text:style-name="P67">{</text:p>
      <text:p text:style-name="P67"><text:s text:c="4"/>int i, j, N;</text:p>
      <text:p text:style-name="P67"><text:s text:c="4"/>printf("Enter N: ");</text:p>
      <text:p text:style-name="P67"><text:s text:c="4"/>scanf("%d", &amp;N);</text:p>
      <text:p text:style-name="P67"><text:s text:c="4"/>// Iterate through upper half triangle of the pattern</text:p>
      <text:p text:style-name="P67"><text:s text:c="4"/>for(i=1; i&lt;=N; i++)</text:p>
      <text:p text:style-name="P67"><text:s text:c="4"/>{</text:p>
      <text:p text:style-name="P67"><text:s text:c="8"/>for(j=1; j&lt;=(i * 2 - 1); j++)</text:p>
      <text:p text:style-name="P67"><text:s text:c="8"/>{</text:p>
      <text:p text:style-name="P67"><text:s text:c="12"/>printf("%d", j);</text:p>
      <text:p text:style-name="P67"><text:s text:c="8"/>}</text:p>
      <text:p text:style-name="P67"><text:s text:c="8"/>printf("\n");</text:p>
      <text:p text:style-name="P67"><text:s text:c="4"/>}</text:p>
      <text:p text:style-name="P67"><text:s text:c="4"/>// Iterate through lower half triangle of the pattern</text:p>
      <text:p text:style-name="P67"><text:s text:c="4"/>for(i=N-1; i&gt;=1; i--)</text:p>
      <text:p text:style-name="P67"><text:s text:c="4"/>{</text:p>
      <text:p text:style-name="P67"><text:s text:c="8"/>for(j=1; j&lt;=(i * 2 - 1); j++)</text:p>
      <text:p text:style-name="P67"><text:s text:c="8"/>{</text:p>
      <text:p text:style-name="P67"><text:s text:c="12"/>printf("%d", j);</text:p>
      <text:p text:style-name="P67"><text:s text:c="8"/>}</text:p>
      <text:p text:style-name="P67"><text:s text:c="8"/>printf("\n");</text:p>
      <text:p text:style-name="P67"><text:s text:c="4"/>}</text:p>
      <text:p text:style-name="P67"><text:s text:c="4"/>getch();</text:p>
      <text:p text:style-name="P67">}</text:p>
      <text:p text:style-name="P67"/>
      <text:p text:style-name="P86">1</text:p>
      <text:p text:style-name="P86">121</text:p>
      <text:p text:style-name="P86">12321</text:p>
      <text:p text:style-name="P86">1234321</text:p>
      <text:p text:style-name="P86">123454321</text:p>
      <text:p text:style-name="P86">1234321</text:p>
      <text:p text:style-name="P86">12321</text:p>
      <text:p text:style-name="P86">121</text:p>
      <text:p text:style-name="P86">1</text:p>
      <text:p text:style-name="P86">Number pattern 57</text:p>
      <text:p text:style-name="P86">Source Code :</text:p>
      <text:p text:style-name="P67">#include &lt;stdio.h&gt;</text:p>
      <text:p text:style-name="P67">#include &lt;conio.h&gt;</text:p>
      <text:p text:style-name="P67">void main()</text:p>
      <text:p text:style-name="P67">{</text:p>
      <text:p text:style-name="P67"><text:s text:c="4"/>int i, j, N;</text:p>
      <text:p text:style-name="P67"><text:s text:c="4"/>printf("Enter rows: ");</text:p>
      <text:p text:style-name="P67"><text:s text:c="4"/>scanf("%d", &amp;N);</text:p>
      <text:p text:style-name="P67"><text:s text:c="4"/>// Print the first upper half</text:p>
      <text:p text:style-name="P67"><text:s text:c="4"/>for(i=1; i&lt;=N; i++)</text:p>
      <text:p text:style-name="P67"><text:s text:c="4"/>{</text:p>
      <text:p text:style-name="P67"><text:s text:c="8"/>for(j=1; j&lt;=i; j++)</text:p>
      <text:p text:style-name="P67"><text:s text:c="8"/>{</text:p>
      <text:p text:style-name="P67"><text:s text:c="12"/>printf("%d", j);</text:p>
      <text:p text:style-name="P67"><text:s text:c="8"/>}</text:p>
      <text:p text:style-name="P67"><text:soft-page-break/><text:s text:c="8"/>for(j=i-1; j&gt;=1; j--)</text:p>
      <text:p text:style-name="P67"><text:s text:c="8"/>{</text:p>
      <text:p text:style-name="P67"><text:s text:c="12"/>printf("%d", j);</text:p>
      <text:p text:style-name="P67"><text:s text:c="8"/>}</text:p>
      <text:p text:style-name="P67"><text:s text:c="8"/>printf("\n");</text:p>
      <text:p text:style-name="P67"><text:s text:c="4"/>}</text:p>
      <text:p text:style-name="P67"><text:s text:c="4"/>// Print the lower half of the pattern</text:p>
      <text:p text:style-name="P67"><text:s text:c="4"/>for(i=N-1; i&gt;=1; i--)</text:p>
      <text:p text:style-name="P67"><text:s text:c="4"/>{</text:p>
      <text:p text:style-name="P67"><text:s text:c="8"/>for(j=1; j&lt;=i; j++)</text:p>
      <text:p text:style-name="P67"><text:s text:c="8"/>{</text:p>
      <text:p text:style-name="P67"><text:s text:c="12"/>printf("%d", j);</text:p>
      <text:p text:style-name="P67"><text:s text:c="8"/>}</text:p>
      <text:p text:style-name="P67"><text:s text:c="8"/>for(j=i-1; j&gt;=1; j--)</text:p>
      <text:p text:style-name="P67"><text:s text:c="8"/>{</text:p>
      <text:p text:style-name="P67"><text:s text:c="12"/>printf("%d", j);</text:p>
      <text:p text:style-name="P67"><text:s text:c="8"/>}</text:p>
      <text:p text:style-name="P67"><text:s text:c="8"/>printf("\n");</text:p>
      <text:p text:style-name="P67"><text:s text:c="4"/>}</text:p>
      <text:p text:style-name="P67"><text:s text:c="4"/>getch();</text:p>
      <text:p text:style-name="P67">}</text:p>
      <text:p text:style-name="P86"/>
      <text:p text:style-name="P86">*</text:p>
      <text:p text:style-name="P86">*1*</text:p>
      <text:p text:style-name="P86">*121*</text:p>
      <text:p text:style-name="P86">*12321*</text:p>
      <text:p text:style-name="P86">*1234321*</text:p>
      <text:p text:style-name="P86">*123454321*</text:p>
      <text:p text:style-name="P86">*1234321*</text:p>
      <text:p text:style-name="P86">*12321*</text:p>
      <text:p text:style-name="P86">*121*</text:p>
      <text:p text:style-name="P86">*1*</text:p>
      <text:p text:style-name="P86">*</text:p>
      <text:p text:style-name="P86">Number pattern 58</text:p>
      <text:p text:style-name="P86">Source Code :</text:p>
      <text:p text:style-name="P67">#include &lt;stdio.h&gt;</text:p>
      <text:p text:style-name="P67">#include &lt;conio.h&gt;</text:p>
      <text:p text:style-name="P67">void main()</text:p>
      <text:p text:style-name="P67">{</text:p>
      <text:p text:style-name="P67"><text:s text:c="4"/>int i, j, N;</text:p>
      <text:p text:style-name="P67"><text:s text:c="4"/>printf("Enter rows: ");</text:p>
      <text:p text:style-name="P67"><text:s text:c="4"/>scanf("%d", &amp;N);</text:p>
      <text:p text:style-name="P67"><text:s text:c="4"/>printf("*\n");</text:p>
      <text:p text:style-name="P67"><text:s text:c="4"/>// Print the first upper half</text:p>
      <text:p text:style-name="P67"><text:s text:c="4"/>for(i=1; i&lt;=N; i++)</text:p>
      <text:p text:style-name="P67"><text:s text:c="4"/>{</text:p>
      <text:p text:style-name="P67"><text:s text:c="8"/>printf("*");</text:p>
      <text:p text:style-name="P67"><text:s text:c="8"/>for(j=1; j&lt;=i; j++)</text:p>
      <text:p text:style-name="P67"><text:s text:c="8"/>{</text:p>
      <text:p text:style-name="P67"><text:s text:c="12"/>printf("%d", j);</text:p>
      <text:p text:style-name="P67"><text:s text:c="8"/>}</text:p>
      <text:p text:style-name="P67"><text:s text:c="8"/>for(j=i-1; j&gt;=1; j--)</text:p>
      <text:p text:style-name="P67"><text:soft-page-break/><text:s text:c="8"/>{</text:p>
      <text:p text:style-name="P67"><text:s text:c="12"/>printf("%d", j);</text:p>
      <text:p text:style-name="P67"><text:s text:c="8"/>}</text:p>
      <text:p text:style-name="P67"><text:s text:c="8"/>printf("*");</text:p>
      <text:p text:style-name="P67"><text:s text:c="8"/>printf("\n");</text:p>
      <text:p text:style-name="P67"><text:s text:c="4"/>}</text:p>
      <text:p text:style-name="P67"><text:s text:c="4"/>// Print the lower half of the pattern</text:p>
      <text:p text:style-name="P67"><text:s text:c="4"/>for(i=N-1; i&gt;=1; i--)</text:p>
      <text:p text:style-name="P67"><text:s text:c="4"/>{</text:p>
      <text:p text:style-name="P67"><text:s text:c="8"/>printf("*");</text:p>
      <text:p text:style-name="P67"><text:s text:c="8"/>for(j=1; j&lt;=i; j++)</text:p>
      <text:p text:style-name="P67"><text:s text:c="8"/>{</text:p>
      <text:p text:style-name="P67"><text:s text:c="12"/>printf("%d", j);</text:p>
      <text:p text:style-name="P67"><text:s text:c="8"/>}</text:p>
      <text:p text:style-name="P67"><text:s text:c="8"/>for(j=i-1; j&gt;=1; j--)</text:p>
      <text:p text:style-name="P67"><text:s text:c="8"/>{</text:p>
      <text:p text:style-name="P67"><text:s text:c="12"/>printf("%d", j);</text:p>
      <text:p text:style-name="P67"><text:s text:c="8"/>}</text:p>
      <text:p text:style-name="P67"><text:s text:c="8"/>printf("*");</text:p>
      <text:p text:style-name="P67"><text:s text:c="8"/>printf("\n");</text:p>
      <text:p text:style-name="P67"><text:s text:c="4"/>}</text:p>
      <text:p text:style-name="P67"><text:s text:c="4"/>printf("*");</text:p>
      <text:p text:style-name="P67"><text:s text:c="4"/>getch();</text:p>
      <text:p text:style-name="P67">}</text:p>
      <text:p text:style-name="P86"/>
      <text:p text:style-name="P86">Tricky Number Patterns</text:p>
      <text:p text:style-name="P86">1 <text:s text:c="6"/>1</text:p>
      <text:p text:style-name="P86"><text:s/>2 <text:s text:c="4"/>2</text:p>
      <text:p text:style-name="P86"><text:s text:c="2"/>3 <text:s text:c="2"/>3</text:p>
      <text:p text:style-name="P86"><text:s text:c="3"/>4 4</text:p>
      <text:p text:style-name="P86"><text:s text:c="4"/>5</text:p>
      <text:p text:style-name="P86"><text:s text:c="3"/>4 4</text:p>
      <text:p text:style-name="P86"><text:s text:c="2"/>3 <text:s text:c="2"/>3</text:p>
      <text:p text:style-name="P86"><text:s/>2 <text:s text:c="4"/>2</text:p>
      <text:p text:style-name="P86">1 <text:s text:c="6"/>1</text:p>
      <text:p text:style-name="P86">Number pattern 59</text:p>
      <text:p text:style-name="P86">Source Code :</text:p>
      <text:p text:style-name="P67">#include &lt;stdio.h&gt;</text:p>
      <text:p text:style-name="P67">#include &lt;conio.h&gt;</text:p>
      <text:p text:style-name="P67">void main()</text:p>
      <text:p text:style-name="P67">{</text:p>
      <text:p text:style-name="P67"><text:s text:c="4"/>int i, j, N;</text:p>
      <text:p text:style-name="P67"><text:s text:c="4"/>printf("Enter N: ");</text:p>
      <text:p text:style-name="P67"><text:s text:c="4"/>scanf("%d", &amp;N);</text:p>
      <text:p text:style-name="P67"><text:s text:c="4"/>// First part of the pattern</text:p>
      <text:p text:style-name="P67"><text:s text:c="4"/>for(i=1; i&lt;=N; i++)</text:p>
      <text:p text:style-name="P67"><text:s text:c="4"/>{</text:p>
      <text:p text:style-name="P67"><text:s text:c="8"/>// Print trailing spaces</text:p>
      <text:p text:style-name="P67"><text:s text:c="8"/>for(j=1; j&lt;i; j++)</text:p>
      <text:p text:style-name="P67"><text:s text:c="8"/>{</text:p>
      <text:p text:style-name="P67"><text:s text:c="12"/>printf(" ");</text:p>
      <text:p text:style-name="P67"><text:s text:c="8"/>}</text:p>
      <text:p text:style-name="P67"><text:soft-page-break/><text:s text:c="8"/>printf("%d", i);</text:p>
      <text:p text:style-name="P67"><text:s text:c="8"/>// Print central spacces</text:p>
      <text:p text:style-name="P67"><text:s text:c="8"/>for(j=1; j&lt;=((N - i) * 2 - 1); j++)</text:p>
      <text:p text:style-name="P67"><text:s text:c="8"/>{</text:p>
      <text:p text:style-name="P67"><text:s text:c="12"/>printf(" ");</text:p>
      <text:p text:style-name="P67"><text:s text:c="8"/>}</text:p>
      <text:p text:style-name="P67"><text:s text:c="8"/>// Don't print for last row</text:p>
      <text:p text:style-name="P67"><text:s text:c="8"/>if(i != N)</text:p>
      <text:p text:style-name="P67"><text:s text:c="12"/>printf("%d", i);</text:p>
      <text:p text:style-name="P67"><text:s text:c="8"/>// Moves on to the next row</text:p>
      <text:p text:style-name="P67"><text:s text:c="8"/>printf("\n");</text:p>
      <text:p text:style-name="P67"><text:s text:c="4"/>}</text:p>
      <text:p text:style-name="P67"><text:s text:c="4"/>// Second part of the pattern</text:p>
      <text:p text:style-name="P67"><text:s text:c="4"/>for(i=N-1; i&gt;=1; i--)</text:p>
      <text:p text:style-name="P67"><text:s text:c="4"/>{</text:p>
      <text:p text:style-name="P67"><text:s text:c="8"/>// Print trailing spaces</text:p>
      <text:p text:style-name="P67"><text:s text:c="8"/>for(j=1; j&lt;i; j++)</text:p>
      <text:p text:style-name="P67"><text:s text:c="8"/>{</text:p>
      <text:p text:style-name="P67"><text:s text:c="12"/>printf(" ");</text:p>
      <text:p text:style-name="P67"><text:s text:c="8"/>}</text:p>
      <text:p text:style-name="P67"><text:s text:c="8"/>printf("%d", i);</text:p>
      <text:p text:style-name="P67"><text:s text:c="8"/>// Print central spaces</text:p>
      <text:p text:style-name="P67"><text:s text:c="8"/>for(j=1; j&lt;=((N - i ) * 2 - 1); j++)</text:p>
      <text:p text:style-name="P67"><text:s text:c="8"/>{</text:p>
      <text:p text:style-name="P67"><text:s text:c="12"/>printf(" ");</text:p>
      <text:p text:style-name="P67"><text:s text:c="8"/>}</text:p>
      <text:p text:style-name="P67"><text:s text:c="8"/>printf("%d", i);</text:p>
      <text:p text:style-name="P67"><text:s text:c="8"/>// Move on to the next line</text:p>
      <text:p text:style-name="P67"><text:s text:c="8"/>printf("\n");</text:p>
      <text:p text:style-name="P67"><text:s text:c="4"/>}</text:p>
      <text:p text:style-name="P67"><text:s text:c="4"/>getch();</text:p>
      <text:p text:style-name="P6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Source Sans Pro" svg:font-family="'Source Sans Pro', Helvetic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22:59:04.588013774</meta:creation-date>
    <meta:generator>LibreOffice/5.1.6.2$Linux_X86_64 LibreOffice_project/10m0$Build-2</meta:generator>
    <dc:date>2018-12-24T16:15:45.440613315</dc:date>
    <meta:editing-duration>PT4H32M37S</meta:editing-duration>
    <meta:editing-cycles>50</meta:editing-cycles>
    <meta:print-date>2018-12-11T00:37:26.487055030</meta:print-date>
    <meta:document-statistic meta:table-count="0" meta:image-count="0" meta:object-count="0" meta:page-count="131" meta:paragraph-count="6398" meta:word-count="18983" meta:character-count="133112" meta:non-whitespace-character-count="87811"/>
  </office:meta>
</office:document-meta>
</file>